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4d8" officeooo:paragraph-rsid="000188d6"/>
    </style:style>
    <style:style style:name="P2" style:family="paragraph" style:parent-style-name="Standard">
      <style:text-properties officeooo:rsid="00152a12" officeooo:paragraph-rsid="000188d6"/>
    </style:style>
    <style:style style:name="P3" style:family="paragraph" style:parent-style-name="Standard">
      <style:text-properties officeooo:paragraph-rsid="000188d6"/>
    </style:style>
    <style:style style:name="P4" style:family="paragraph" style:parent-style-name="Standard">
      <style:text-properties fo:color="#c9211e" officeooo:rsid="00152a12" officeooo:paragraph-rsid="000188d6"/>
    </style:style>
    <style:style style:name="P5" style:family="paragraph" style:parent-style-name="Standard">
      <style:text-properties fo:color="#c9211e" officeooo:rsid="000b34d8" officeooo:paragraph-rsid="000188d6"/>
    </style:style>
    <style:style style:name="P6" style:family="paragraph" style:parent-style-name="Standard">
      <style:text-properties officeooo:rsid="000b2284" officeooo:paragraph-rsid="000188d6"/>
    </style:style>
    <style:style style:name="T1" style:family="text">
      <style:text-properties officeooo:rsid="0009a11b"/>
    </style:style>
    <style:style style:name="T2" style:family="text">
      <style:text-properties fo:color="#808080" style:font-name="JetBrains Mono" fo:font-size="11.5pt" fo:font-style="normal" fo:font-weight="normal" style:font-size-asian="11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tial processing...</text:p>
      <text:p text:style-name="P3">delta_tau = <text:s text:c="2"/>0.0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8000</text:p>
      <text:p text:style-name="P3">num_calc = <text:s text:c="2"/>100</text:p>
      <text:p text:style-name="P3">student_whale_count = <text:s text:c="2"/>40</text:p>
      <text:p text:style-name="P3">result_min:-6.28319 <text:s/>0 <text:s/>-6.28319 <text:s/>-6.28319 <text:s/>-6.28319 <text:s/>-2.0944 <text:s/>-6.28319</text:p>
      <text:p text:style-name="P3">result_max:6.28319 <text:s/>3.14159 <text:s/>6.28319 <text:s/>6.28319 <text:s/>6.28319 <text:s/>2.0944 <text:s/>6.28319</text:p>
      <text:p text:style-name="P3">Find solution, Iter:268</text:p>
      <text:p text:style-name="P3">woa_tlbo_fitness: <text:s/>0.995754</text:p>
      <text:p text:style-name="P3">-5.41005 <text:s/>0.369534 <text:s/>-3.36115 <text:s/>-3.11444 <text:s/>4.028 <text:s/>-1.93586 <text:s/>-1.97808 <text:s/></text:p>
      <text:p text:style-name="P3">time = 1037.01s</text:p>
      <text:p text:style-name="P3">woa_tlbo_fitness: <text:s/>16.1267</text:p>
      <text:p text:style-name="P3">1.27896 <text:s/>0.259344 <text:s/>-4.88488 <text:s/>-2.84097 <text:s/>-4.05037 <text:s/>1.6063 <text:s/>-5.13649 <text:s/></text:p>
      <text:p text:style-name="P3">time = 30897.6s</text:p>
      <text:p text:style-name="P3">woa_tlbo_fitness: <text:s/>12.3418</text:p>
      <text:p text:style-name="P3">-4.88002 <text:s/>0.501569 <text:s/>-1.12918 <text:s/>2.38156 <text:s/>1.71875 <text:s/>-1.82184 <text:s/>-1.67018 <text:s/></text:p>
      <text:p text:style-name="P3">time = 30902.1s</text:p>
      <text:p text:style-name="P3">Find solution, Iter:1462</text:p>
      <text:p text:style-name="P3">woa_tlbo_fitness: <text:s/>0.974588</text:p>
      <text:p text:style-name="P3">-5.55094 <text:s/>0.294247 <text:s/>-3.75749 <text:s/>-3.46536 <text:s/>-4.96809 <text:s/>1.86399 <text:s/>-5.29003 <text:s/></text:p>
      <text:p text:style-name="P3">time = 5647.85s</text:p>
      <text:p text:style-name="P3">woa_tlbo_fitness: <text:s/>4.99738</text:p>
      <text:p text:style-name="P3">3.78209 <text:s/>2.80047 <text:s/>1.08186 <text:s/>3.52487 <text:s/>-0.300905 <text:s/>1.99013 <text:s/>1.28075 <text:s/></text:p>
      <text:p text:style-name="P3">time = 30904.2s</text:p>
      <text:p text:style-name="P3">woa_tlbo_fitness: <text:s/>1.02601</text:p>
      <text:p text:style-name="P3">-5.44003 <text:s/>0.269695 <text:s/>-3.29864 <text:s/>-3.3228 <text:s/>-2.32085 <text:s/>-1.87287 <text:s/>-2.03534 <text:s/></text:p>
      <text:p text:style-name="P3">time = 30887.6s</text:p>
      <text:p text:style-name="P3">woa_tlbo_fitness: <text:s/>7.64818</text:p>
      <text:p text:style-name="P3">-5.61801 <text:s/>0.226111 <text:s/>-3.75437 <text:s/>-3.62673 <text:s/>-4.98553 <text:s/>1.73501 <text:s/>-5.35307 <text:s/></text:p>
      <text:p text:style-name="P3">time = 30880.4s</text:p>
      <text:p text:style-name="P3"/>
      <text:p text:style-name="P3"/>
      <text:p text:style-name="P3"/>
      <text:p text:style-name="P3"># lirun @ lirun-desktop in ~/Desktop/trajectory_planning_without_collision_avoidance_2/bin [20:18:28] C:130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12000</text:p>
      <text:p text:style-name="P3">num_calc = <text:s text:c="2"/>1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<text:soft-page-break/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71.247</text:p>
      <text:p text:style-name="P3">Iteration is :2400</text:p>
      <text:p text:style-name="P3">woa_tlbo_fitness is :281.053</text:p>
      <text:p text:style-name="P3">Iteration is :3600</text:p>
      <text:p text:style-name="P3">woa_tlbo_fitness is :236.765</text:p>
      <text:p text:style-name="P3">Iteration is :4800</text:p>
      <text:p text:style-name="P3">woa_tlbo_fitness is :180.016</text:p>
      <text:p text:style-name="P3">Iteration is :6000</text:p>
      <text:p text:style-name="P3">woa_tlbo_fitness is :179.807</text:p>
      <text:p text:style-name="P3">Iteration is :7200</text:p>
      <text:p text:style-name="P3">woa_tlbo_fitness is :173.173</text:p>
      <text:p text:style-name="P3">Iteration is :8400</text:p>
      <text:p text:style-name="P3">woa_tlbo_fitness is :164.228</text:p>
      <text:p text:style-name="P3">Iteration is :9600</text:p>
      <text:p text:style-name="P3">woa_tlbo_fitness is :118.51</text:p>
      <text:p text:style-name="P3">Iteration is :10800</text:p>
      <text:p text:style-name="P3">woa_tlbo_fitness is :71.4055</text:p>
      <text:p text:style-name="P3">woa_tlbo_fitness: <text:s/>68.5687</text:p>
      <text:p text:style-name="P3">-5.10855 <text:s/>0.616482 <text:s/>-4.36822 <text:s/>-2.5629 <text:s/>-1.37129 <text:s/>-1.9083 <text:s/>-1.75527 <text:s/></text:p>
      <text:p text:style-name="P3">time = 4851.7s</text:p>
      <text:p text:style-name="P3">第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52.927</text:p>
      <text:p text:style-name="P3">Iteration is :2400</text:p>
      <text:p text:style-name="P3">woa_tlbo_fitness is :248.95</text:p>
      <text:p text:style-name="P3">Iteration is :3600</text:p>
      <text:p text:style-name="P3">woa_tlbo_fitness is :248.79</text:p>
      <text:p text:style-name="P3">Iteration is :4800</text:p>
      <text:p text:style-name="P3">woa_tlbo_fitness is :248.789</text:p>
      <text:p text:style-name="P3">Convergence reached</text:p>
      <text:p text:style-name="P3">woa_tlbo_fitness: <text:s/>248.789</text:p>
      <text:p text:style-name="P3">-5.49762 <text:s/>0.0913036 <text:s/>-3.34451 <text:s/>-3.9698 <text:s/>3.9887 <text:s/>-1.6279 <text:s/>3.8511 <text:s/></text:p>
      <text:p text:style-name="P3">time = 1945.06s</text:p>
      <text:p text:style-name="P3">第2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996.734</text:p>
      <text:p text:style-name="P3">Iteration is :2400</text:p>
      <text:p text:style-name="P3">woa_tlbo_fitness is :777.07</text:p>
      <text:p text:style-name="P3">Iteration is :3600</text:p>
      <text:p text:style-name="P3">woa_tlbo_fitness is :777.07</text:p>
      <text:p text:style-name="P3">Convergence reached</text:p>
      <text:p text:style-name="P3"><text:soft-page-break/>woa_tlbo_fitness: <text:s/>777.07</text:p>
      <text:p text:style-name="P3">1.54233 <text:s/>0 <text:s/>-5.2179 <text:s/>-2.31059 <text:s/>-0.693461 <text:s/>-1.58899 <text:s/>-1.77399 <text:s/></text:p>
      <text:p text:style-name="P3">time = 1457.6s</text:p>
      <text:p text:style-name="P3">第3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00.098</text:p>
      <text:p text:style-name="P3">Iteration is :2400</text:p>
      <text:p text:style-name="P3">woa_tlbo_fitness is :188.638</text:p>
      <text:p text:style-name="P3">Iteration is :3600</text:p>
      <text:p text:style-name="P3">woa_tlbo_fitness is :186.102</text:p>
      <text:p text:style-name="P3">Iteration is :4800</text:p>
      <text:p text:style-name="P3">woa_tlbo_fitness is :162.936</text:p>
      <text:p text:style-name="P3">Iteration is :6000</text:p>
      <text:p text:style-name="P3">woa_tlbo_fitness is :159.146</text:p>
      <text:p text:style-name="P3">Iteration is :7200</text:p>
      <text:p text:style-name="P3">woa_tlbo_fitness is :158.854</text:p>
      <text:p text:style-name="P3">Iteration is :8400</text:p>
      <text:p text:style-name="P3">woa_tlbo_fitness is :158.825</text:p>
      <text:p text:style-name="P3">Iteration is :9600</text:p>
      <text:p text:style-name="P3">woa_tlbo_fitness is :158.825</text:p>
      <text:p text:style-name="P3">Convergence reached</text:p>
      <text:p text:style-name="P3">woa_tlbo_fitness: <text:s/>158.825</text:p>
      <text:p text:style-name="P3">1.07535 <text:s/>0.567103 <text:s/>6.04039 <text:s/>-3.35175 <text:s/>1.00033 <text:s/>-2.02441 <text:s/>4.35062 <text:s/></text:p>
      <text:p text:style-name="P3">time = 3881.14s</text:p>
      <text:p text:style-name="P3">第4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80.878</text:p>
      <text:p text:style-name="P3">Iteration is :2400</text:p>
      <text:p text:style-name="P3">woa_tlbo_fitness is :343.506</text:p>
      <text:p text:style-name="P3">Iteration is :3600</text:p>
      <text:p text:style-name="P3">woa_tlbo_fitness is :296.376</text:p>
      <text:p text:style-name="P3">Iteration is :4800</text:p>
      <text:p text:style-name="P3">woa_tlbo_fitness is :296.375</text:p>
      <text:p text:style-name="P3">Convergence reached</text:p>
      <text:p text:style-name="P3">woa_tlbo_fitness: <text:s/>296.375</text:p>
      <text:p text:style-name="P3">1.19025 <text:s/>0 <text:s/>0.274539 <text:s/>-3.00329 <text:s/>0.16918 <text:s/>-1.98578 <text:s/>-2.12193 <text:s/></text:p>
      <text:p text:style-name="P3">time = 1941.97s</text:p>
      <text:p text:style-name="P3">第5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06.543</text:p>
      <text:p text:style-name="P3">Iteration is :2400</text:p>
      <text:p text:style-name="P3">woa_tlbo_fitness is :199.532</text:p>
      <text:p text:style-name="P3">Iteration is :3600</text:p>
      <text:p text:style-name="P3">woa_tlbo_fitness is :166.777</text:p>
      <text:p text:style-name="P3">Iteration is :4800</text:p>
      <text:p text:style-name="P3"><text:soft-page-break/>woa_tlbo_fitness is :166.777</text:p>
      <text:p text:style-name="P3">Convergence reached</text:p>
      <text:p text:style-name="P3">woa_tlbo_fitness: <text:s/>166.777</text:p>
      <text:p text:style-name="P3">1.19041 <text:s/>0.309246 <text:s/>-0.418915 <text:s/>3.20652 <text:s/>-2.25255 <text:s/>2.09342 <text:s/>-5.28978 <text:s/></text:p>
      <text:p text:style-name="P3">time = 1940.92s</text:p>
      <text:p text:style-name="P3">第6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86.221</text:p>
      <text:p text:style-name="P3">Iteration is :2400</text:p>
      <text:p text:style-name="P3">woa_tlbo_fitness is :216.335</text:p>
      <text:p text:style-name="P3">Iteration is :3600</text:p>
      <text:p text:style-name="P3">woa_tlbo_fitness is :215.41</text:p>
      <text:p text:style-name="P3">Iteration is :4800</text:p>
      <text:p text:style-name="P3">woa_tlbo_fitness is :202.336</text:p>
      <text:p text:style-name="P3">Iteration is :6000</text:p>
      <text:p text:style-name="P3">woa_tlbo_fitness is :179.887</text:p>
      <text:p text:style-name="P3">Iteration is :7200</text:p>
      <text:p text:style-name="P3">woa_tlbo_fitness is :27.9461</text:p>
      <text:p text:style-name="P3">Iteration is :8400</text:p>
      <text:p text:style-name="P3">woa_tlbo_fitness is :27.9461</text:p>
      <text:p text:style-name="P3">Convergence reached</text:p>
      <text:p text:style-name="P3">woa_tlbo_fitness: <text:s/>27.9461</text:p>
      <text:p text:style-name="P3">0.932552 <text:s/>0.429013 <text:s/>3.88437 <text:s/>-2.94344 <text:s/>3.19938 <text:s/>-2.09439 <text:s/>4.35319 <text:s/></text:p>
      <text:p text:style-name="P3">time = 3399.56s</text:p>
      <text:p text:style-name="P3">第7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95.346</text:p>
      <text:p text:style-name="P3">Iteration is :2400</text:p>
      <text:p text:style-name="P3">woa_tlbo_fitness is :213.318</text:p>
      <text:p text:style-name="P3">Iteration is :3600</text:p>
      <text:p text:style-name="P3">woa_tlbo_fitness is :212.35</text:p>
      <text:p text:style-name="P3">Iteration is :4800</text:p>
      <text:p text:style-name="P3">woa_tlbo_fitness is :212.35</text:p>
      <text:p text:style-name="P3">Convergence reached</text:p>
      <text:p text:style-name="P3">woa_tlbo_fitness: <text:s/>212.35</text:p>
      <text:p text:style-name="P3">1.51131 <text:s/>0 <text:s/>0.633522 <text:s/>4.37407 <text:s/>-0.0869477 <text:s/>-1.4667 <text:s/>-2.03696 <text:s/></text:p>
      <text:p text:style-name="P3">time = 1944.14s</text:p>
      <text:p text:style-name="P3">第8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9.1283</text:p>
      <text:p text:style-name="P3">Iteration is :2400</text:p>
      <text:p text:style-name="P3">woa_tlbo_fitness is :38.3762</text:p>
      <text:p text:style-name="P3">Iteration is :3600</text:p>
      <text:p text:style-name="P3">woa_tlbo_fitness is :37.9678</text:p>
      <text:p text:style-name="P3">Iteration is :4800</text:p>
      <text:p text:style-name="P3"><text:soft-page-break/>woa_tlbo_fitness is :37.5669</text:p>
      <text:p text:style-name="P3">Iteration is :6000</text:p>
      <text:p text:style-name="P3">woa_tlbo_fitness is :37.5669</text:p>
      <text:p text:style-name="P3">Convergence reached</text:p>
      <text:p text:style-name="P3">woa_tlbo_fitness: <text:s/>37.5669</text:p>
      <text:p text:style-name="P3">1.09326 <text:s/>0.224553 <text:s/>4.38841 <text:s/>3.00796 <text:s/>-0.581539 <text:s/>1.96687 <text:s/>1.25657 <text:s/></text:p>
      <text:p text:style-name="P3">time = 2428.81s</text:p>
      <text:p text:style-name="P3">第9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05.042</text:p>
      <text:p text:style-name="P3">Iteration is :2400</text:p>
      <text:p text:style-name="P3">woa_tlbo_fitness is :305.042</text:p>
      <text:p text:style-name="P3">Convergence reached</text:p>
      <text:p text:style-name="P3">woa_tlbo_fitness: <text:s/>305.042</text:p>
      <text:p text:style-name="P3">4.018 <text:s/>3.05217 <text:s/>-1.26359 <text:s/>-3.34451 <text:s/>-1.33893 <text:s/>-1.89258 <text:s/>-1.99634 <text:s/></text:p>
      <text:p text:style-name="P3">time = 970.613s</text:p>
      <text:p text:style-name="P3">第1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51.272</text:p>
      <text:p text:style-name="P3">Iteration is :2400</text:p>
      <text:p text:style-name="P3">woa_tlbo_fitness is :650.442</text:p>
      <text:p text:style-name="P3">Iteration is :3600</text:p>
      <text:p text:style-name="P3">woa_tlbo_fitness is :548.131</text:p>
      <text:p text:style-name="P3">Iteration is :4800</text:p>
      <text:p text:style-name="P3">woa_tlbo_fitness is :548.131</text:p>
      <text:p text:style-name="P3">Convergence reached</text:p>
      <text:p text:style-name="P3">woa_tlbo_fitness: <text:s/>548.131</text:p>
      <text:p text:style-name="P3">-1.83319 <text:s/>2.60976 <text:s/>2.39386 <text:s/>2.13739 <text:s/>1.474 <text:s/>-2.07773 <text:s/>-1.36929 <text:s/></text:p>
      <text:p text:style-name="P3">time = 1942.75s</text:p>
      <text:p text:style-name="P3">第1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557.221</text:p>
      <text:p text:style-name="P3">Iteration is :2400</text:p>
      <text:p text:style-name="P3">woa_tlbo_fitness is :310.212</text:p>
      <text:p text:style-name="P3">Iteration is :3600</text:p>
      <text:p text:style-name="P3">woa_tlbo_fitness is :302.962</text:p>
      <text:p text:style-name="P3">Iteration is :4800</text:p>
      <text:p text:style-name="P3">woa_tlbo_fitness is :302.896</text:p>
      <text:p text:style-name="P3">Iteration is :6000</text:p>
      <text:p text:style-name="P3">woa_tlbo_fitness is :302.829</text:p>
      <text:p text:style-name="P3">Iteration is :7200</text:p>
      <text:p text:style-name="P3">woa_tlbo_fitness is :302.827</text:p>
      <text:p text:style-name="P3">Convergence reached</text:p>
      <text:p text:style-name="P3">woa_tlbo_fitness: <text:s/>302.827</text:p>
      <text:p text:style-name="P3">1.00823 <text:s/>2.35737e-05 <text:s/>6.17052 <text:s/>3.40115 <text:s/>0.852329 <text:s/>-2.09106 <text:s/>4.40312 <text:s/></text:p>
      <text:p text:style-name="P3"><text:soft-page-break/>time = 2916.24s</text:p>
      <text:p text:style-name="P3">第12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88.756</text:p>
      <text:p text:style-name="P3">Iteration is :2400</text:p>
      <text:p text:style-name="P3">woa_tlbo_fitness is :388.217</text:p>
      <text:p text:style-name="P3">Iteration is :3600</text:p>
      <text:p text:style-name="P3">woa_tlbo_fitness is :381.056</text:p>
      <text:p text:style-name="P3">Iteration is :4800</text:p>
      <text:p text:style-name="P3">woa_tlbo_fitness is :303.588</text:p>
      <text:p text:style-name="P3">Iteration is :6000</text:p>
      <text:p text:style-name="P3">woa_tlbo_fitness is :303.529</text:p>
      <text:p text:style-name="P3">Iteration is :7200</text:p>
      <text:p text:style-name="P3">woa_tlbo_fitness is :292.135</text:p>
      <text:p text:style-name="P3">Iteration is :8400</text:p>
      <text:p text:style-name="P3">woa_tlbo_fitness is :290.29</text:p>
      <text:p text:style-name="P3">Iteration is :9600</text:p>
      <text:p text:style-name="P3">woa_tlbo_fitness is :289.703</text:p>
      <text:p text:style-name="P3">Iteration is :10800</text:p>
      <text:p text:style-name="P3">woa_tlbo_fitness is :289.397</text:p>
      <text:p text:style-name="P3">woa_tlbo_fitness: <text:s/>289.162</text:p>
      <text:p text:style-name="P3">-4.97954 <text:s/>0.0416175 <text:s/>1.10503 <text:s/>-2.61869 <text:s/>-0.653352 <text:s/>-1.8374 <text:s/>4.34321 <text:s/></text:p>
      <text:p text:style-name="P3">time = 4852.83s</text:p>
      <text:p text:style-name="P3">第13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83.547</text:p>
      <text:p text:style-name="P3">Iteration is :2400</text:p>
      <text:p text:style-name="P3">woa_tlbo_fitness is :246.781</text:p>
      <text:p text:style-name="P3">Iteration is :3600</text:p>
      <text:p text:style-name="P3">woa_tlbo_fitness is :83.3305</text:p>
      <text:p text:style-name="P3">Iteration is :4800</text:p>
      <text:p text:style-name="P3">woa_tlbo_fitness is :82.2982</text:p>
      <text:p text:style-name="P3">Iteration is :6000</text:p>
      <text:p text:style-name="P3">woa_tlbo_fitness is :77.9322</text:p>
      <text:p text:style-name="P3">Iteration is :7200</text:p>
      <text:p text:style-name="P3">woa_tlbo_fitness is :77.8237</text:p>
      <text:p text:style-name="P3">Iteration is :8400</text:p>
      <text:p text:style-name="P3">woa_tlbo_fitness is :77.7341</text:p>
      <text:p text:style-name="P3">Iteration is :9600</text:p>
      <text:p text:style-name="P3">woa_tlbo_fitness is :77.7341</text:p>
      <text:p text:style-name="P3">Convergence reached</text:p>
      <text:p text:style-name="P3">woa_tlbo_fitness: <text:s/>77.7341</text:p>
      <text:p text:style-name="P3">-5.52333 <text:s/>0.489518 <text:s/>-4.66223 <text:s/>-3.28207 <text:s/>-0.984323 <text:s/>-1.9927 <text:s/>-2.11399 <text:s/></text:p>
      <text:p text:style-name="P3">time = 3887.23s</text:p>
      <text:p text:style-name="P3">第14次搜索......</text:p>
      <text:p text:style-name="P3">WOA 初始化完成......</text:p>
      <text:p text:style-name="P3">TLBO 初始化完成......</text:p>
      <text:p text:style-name="P3"><text:soft-page-break/>Iteration is :1200</text:p>
      <text:p text:style-name="P3">woa_tlbo_fitness is :534.903</text:p>
      <text:p text:style-name="P3">Iteration is :2400</text:p>
      <text:p text:style-name="P3">woa_tlbo_fitness is :527.77</text:p>
      <text:p text:style-name="P3">Iteration is :3600</text:p>
      <text:p text:style-name="P3">woa_tlbo_fitness is :512.722</text:p>
      <text:p text:style-name="P3">Iteration is :4800</text:p>
      <text:p text:style-name="P3">woa_tlbo_fitness is :512.685</text:p>
      <text:p text:style-name="P3">Iteration is :6000</text:p>
      <text:p text:style-name="P3">woa_tlbo_fitness is :512.685</text:p>
      <text:p text:style-name="P3">Convergence reached</text:p>
      <text:p text:style-name="P3">woa_tlbo_fitness: <text:s/>512.685</text:p>
      <text:p text:style-name="P3">2.84185 <text:s/>1.51127 <text:s/>-1.87611 <text:s/>1.72926 <text:s/>-2.37749 <text:s/>2.07739 <text:s/>1.31458 <text:s/></text:p>
      <text:p text:style-name="P3">time = 2430.6s</text:p>
      <text:p text:style-name="P3">第15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94.55</text:p>
      <text:p text:style-name="P3">Iteration is :2400</text:p>
      <text:p text:style-name="P3">woa_tlbo_fitness is :327.656</text:p>
      <text:p text:style-name="P3">Iteration is :3600</text:p>
      <text:p text:style-name="P3">woa_tlbo_fitness is :316.708</text:p>
      <text:p text:style-name="P3">Iteration is :4800</text:p>
      <text:p text:style-name="P3">woa_tlbo_fitness is :316.708</text:p>
      <text:p text:style-name="P3">Convergence reached</text:p>
      <text:p text:style-name="P3">woa_tlbo_fitness: <text:s/>316.708</text:p>
      <text:p text:style-name="P3">-5.46168 <text:s/>0 <text:s/>-6.23496 <text:s/>-2.46093 <text:s/>0.628788 <text:s/>-1.78112 <text:s/>-2.13978 <text:s/></text:p>
      <text:p text:style-name="P3">time = 1943.9s</text:p>
      <text:p text:style-name="P3">第16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154.132</text:p>
      <text:p text:style-name="P3">Iteration is :2400</text:p>
      <text:p text:style-name="P3">woa_tlbo_fitness is :150.539</text:p>
      <text:p text:style-name="P3">Iteration is :3600</text:p>
      <text:p text:style-name="P3">woa_tlbo_fitness is :148.925</text:p>
      <text:p text:style-name="P3">Iteration is :4800</text:p>
      <text:p text:style-name="P3">woa_tlbo_fitness is :61.457</text:p>
      <text:p text:style-name="P3">Iteration is :6000</text:p>
      <text:p text:style-name="P3">woa_tlbo_fitness is :61.2804</text:p>
      <text:p text:style-name="P3">Iteration is :7200</text:p>
      <text:p text:style-name="P3">woa_tlbo_fitness is :61.2804</text:p>
      <text:p text:style-name="P3">Convergence reached</text:p>
      <text:p text:style-name="P3">woa_tlbo_fitness: <text:s/>61.2804</text:p>
      <text:p text:style-name="P3">0.889787 <text:s/>0.582588 <text:s/>3.31229 <text:s/>3.54431 <text:s/>-5.70417 <text:s/>2.08228 <text:s/>1.35491 <text:s/></text:p>
      <text:p text:style-name="P3">time = 2913.85s</text:p>
      <text:p text:style-name="P3">第17次搜索......</text:p>
      <text:p text:style-name="P3">WOA 初始化完成......</text:p>
      <text:p text:style-name="P3">TLBO 初始化完成......</text:p>
      <text:p text:style-name="P3"><text:soft-page-break/>Iteration is :1200</text:p>
      <text:p text:style-name="P3">woa_tlbo_fitness is :693.919</text:p>
      <text:p text:style-name="P3">Iteration is :2400</text:p>
      <text:p text:style-name="P3">woa_tlbo_fitness is :168.121</text:p>
      <text:p text:style-name="P3">Iteration is :3600</text:p>
      <text:p text:style-name="P3">woa_tlbo_fitness is :167.232</text:p>
      <text:p text:style-name="P3">Iteration is :4800</text:p>
      <text:p text:style-name="P3">woa_tlbo_fitness is :166.632</text:p>
      <text:p text:style-name="P3">Iteration is :6000</text:p>
      <text:p text:style-name="P3">woa_tlbo_fitness is :166.632</text:p>
      <text:p text:style-name="P3">Convergence reached</text:p>
      <text:p text:style-name="P3">woa_tlbo_fitness: <text:s/>166.632</text:p>
      <text:p text:style-name="P3">1.51616 <text:s/>0.41905 <text:s/>5.10172 <text:s/>2.32924 <text:s/>-4.49178 <text:s/>-2.0108 <text:s/>4.71908 <text:s/></text:p>
      <text:p text:style-name="P3">time = 2427.87s</text:p>
      <text:p text:style-name="P3">第18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37.024</text:p>
      <text:p text:style-name="P3">Iteration is :2400</text:p>
      <text:p text:style-name="P3">woa_tlbo_fitness is :233.183</text:p>
      <text:p text:style-name="P3">Iteration is :3600</text:p>
      <text:p text:style-name="P3">woa_tlbo_fitness is :233.183</text:p>
      <text:p text:style-name="P3">Convergence reached</text:p>
      <text:p text:style-name="P3">woa_tlbo_fitness: <text:s/>233.183</text:p>
      <text:p text:style-name="P3">0.802083 <text:s/>0.0657086 <text:s/>2.12594 <text:s/>-3.78008 <text:s/>4.68221 <text:s/>-2.03659 <text:s/>-2.36735 <text:s/></text:p>
      <text:p text:style-name="P3">time = 1460.35s</text:p>
      <text:p text:style-name="P3">第19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3.57</text:p>
      <text:p text:style-name="P3">Iteration is :2400</text:p>
      <text:p text:style-name="P3">woa_tlbo_fitness is :30.7872</text:p>
      <text:p text:style-name="P3">Iteration is :3600</text:p>
      <text:p text:style-name="P3">woa_tlbo_fitness is :28.7662</text:p>
      <text:p text:style-name="P3">Iteration is :4800</text:p>
      <text:p text:style-name="P3">woa_tlbo_fitness is :28.5471</text:p>
      <text:p text:style-name="P3">Iteration is :6000</text:p>
      <text:p text:style-name="P3">woa_tlbo_fitness is :28.4154</text:p>
      <text:p text:style-name="P3">Iteration is :7200</text:p>
      <text:p text:style-name="P3">woa_tlbo_fitness is :28.4154</text:p>
      <text:p text:style-name="P3">Convergence reached</text:p>
      <text:p text:style-name="P3">woa_tlbo_fitness: <text:s/>28.4154</text:p>
      <text:p text:style-name="P3">0.958533 <text:s/>0.276001 <text:s/>3.25543 <text:s/>2.9958 <text:s/>3.77547 <text:s/>-1.90394 <text:s/>-2.01292 <text:s/></text:p>
      <text:p text:style-name="P3">time = 2917.03s</text:p>
      <text:p text:style-name="P3">第2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727.64</text:p>
      <text:p text:style-name="P3"><text:soft-page-break/>Iteration is :2400</text:p>
      <text:p text:style-name="P3">woa_tlbo_fitness is :727.635</text:p>
      <text:p text:style-name="P3">Convergence reached</text:p>
      <text:p text:style-name="P3">woa_tlbo_fitness: <text:s/>727.635</text:p>
      <text:p text:style-name="P3">-3.86594 <text:s/>0.12443 <text:s/>4.3391 <text:s/>1.0273 <text:s/>2.12265 <text:s/>-1.51055 <text:s/>-1.46336 <text:s/></text:p>
      <text:p text:style-name="P3">time = 970.07s</text:p>
      <text:p text:style-name="P3">第2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47.446</text:p>
      <text:p text:style-name="P3"/>
      <text:p text:style-name="P3"/>
      <text:p text:style-name="P3"/>
      <text:p text:style-name="P3"/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40000</text:p>
      <text:p text:style-name="P3">num_calc = <text:s text:c="2"/>10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5.0749</text:p>
      <text:p text:style-name="P3">Iteration is :2000</text:p>
      <text:p text:style-name="P3">woa_tlbo_fitness is :36.8294</text:p>
      <text:p text:style-name="P3">Iteration is :3000</text:p>
      <text:p text:style-name="P3">woa_tlbo_fitness is :34.6227</text:p>
      <text:p text:style-name="P3">Iteration is :6000</text:p>
      <text:p text:style-name="P3">woa_tlbo_fitness is :33.2369</text:p>
      <text:p text:style-name="P3">Iteration is :9000</text:p>
      <text:p text:style-name="P3">woa_tlbo_fitness is :32.4336</text:p>
      <text:p text:style-name="P3">Iteration is :15000</text:p>
      <text:p text:style-name="P3">woa_tlbo_fitness is :25.1288</text:p>
      <text:p text:style-name="P3">Iteration is :22000</text:p>
      <text:p text:style-name="P3">woa_tlbo_fitness is :23.2529</text:p>
      <text:p text:style-name="P3">Iteration is :35000</text:p>
      <text:p text:style-name="P3">woa_tlbo_fitness is :19.3109</text:p>
      <text:p text:style-name="P3">woa_tlbo_fitness: <text:s/>18.9271</text:p>
      <text:p text:style-name="P3">0.874224 <text:s/>0.337685 <text:s/>2.61438 <text:s/>2.92758 <text:s/>-1.90856 <text:s/>-1.91144 <text:s/>4.211 <text:s/></text:p>
      <text:p text:style-name="P3">time = 16585s</text:p>
      <text:p text:style-name="P3"><text:soft-page-break/>第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66.67</text:p>
      <text:p text:style-name="P3">Iteration is :2000</text:p>
      <text:p text:style-name="P3">woa_tlbo_fitness is :100.214</text:p>
      <text:p text:style-name="P3">Iteration is :3000</text:p>
      <text:p text:style-name="P3">woa_tlbo_fitness is :96.8056</text:p>
      <text:p text:style-name="P3">Iteration is :6000</text:p>
      <text:p text:style-name="P3">woa_tlbo_fitness is :96.8056</text:p>
      <text:p text:style-name="P3">Convergence reached</text:p>
      <text:p text:style-name="P3">woa_tlbo_fitness: <text:s/>96.8056</text:p>
      <text:p text:style-name="P3">1.23031 <text:s/>0.501485 <text:s/>1.31945 <text:s/>3.52115 <text:s/>-0.720456 <text:s/>-1.80878 <text:s/>-1.95025 <text:s/></text:p>
      <text:p text:style-name="P3">time = 2491.05s</text:p>
      <text:p text:style-name="P3">第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21.149</text:p>
      <text:p text:style-name="P3">Iteration is :2000</text:p>
      <text:p text:style-name="P3">woa_tlbo_fitness is :128.452</text:p>
      <text:p text:style-name="P3">Iteration is :3000</text:p>
      <text:p text:style-name="P3">woa_tlbo_fitness is :128.402</text:p>
      <text:p text:style-name="P3">Iteration is :6000</text:p>
      <text:p text:style-name="P3">woa_tlbo_fitness is :128.139</text:p>
      <text:p text:style-name="P3">Iteration is :9000</text:p>
      <text:p text:style-name="P3">woa_tlbo_fitness is :127.949</text:p>
      <text:p text:style-name="P3">^C</text:p>
      <text:p text:style-name="P3">(base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40000</text:p>
      <text:p text:style-name="P3">num_calc = <text:s text:c="2"/>10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<text:soft-page-break/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51.968</text:p>
      <text:p text:style-name="P3">Iteration is :2000</text:p>
      <text:p text:style-name="P3">woa_tlbo_fitness is :181.418</text:p>
      <text:p text:style-name="P3">Iteration is :3000</text:p>
      <text:p text:style-name="P3">woa_tlbo_fitness is :176.043</text:p>
      <text:p text:style-name="P3">Iteration is :6000</text:p>
      <text:p text:style-name="P3">woa_tlbo_fitness is :38.78</text:p>
      <text:p text:style-name="P3">Iteration is :9000</text:p>
      <text:p text:style-name="P3">woa_tlbo_fitness is :38.4635</text:p>
      <text:p text:style-name="P3">Iteration is :15000</text:p>
      <text:p text:style-name="P3">woa_tlbo_fitness is :38.4635</text:p>
      <text:p text:style-name="P3">Convergence reached</text:p>
      <text:p text:style-name="P3">woa_tlbo_fitness: <text:s/>38.4635</text:p>
      <text:p text:style-name="P3">0.973198 <text:s/>0.183247 <text:s/>3.33655 <text:s/>2.85327 <text:s/>3.64785 <text:s/>-1.81803 <text:s/>4.25625 <text:s/></text:p>
      <text:p text:style-name="P3">time = 6191.82s</text:p>
      <text:p text:style-name="P3">第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08.498</text:p>
      <text:p text:style-name="P3">Iteration is :2000</text:p>
      <text:p text:style-name="P3">woa_tlbo_fitness is :387.804</text:p>
      <text:p text:style-name="P3">Iteration is :3000</text:p>
      <text:p text:style-name="P3">woa_tlbo_fitness is :331.619</text:p>
      <text:p text:style-name="P3">Too large woa_tlbo_fitness after 3000 steps </text:p>
      <text:p text:style-name="P3">woa_tlbo_fitness: <text:s/>331.619</text:p>
      <text:p text:style-name="P3">3.94078 <text:s/>2.25965 <text:s/>6.28318 <text:s/>-2.04941 <text:s/>0.893856 <text:s/>2.09259 <text:s/>1.82154 <text:s/></text:p>
      <text:p text:style-name="P3">time = 1243.8s</text:p>
      <text:p text:style-name="P3">第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52.05</text:p>
      <text:p text:style-name="P3">Iteration is :2000</text:p>
      <text:p text:style-name="P3">woa_tlbo_fitness is :626.84</text:p>
      <text:p text:style-name="P3">Iteration is :3000</text:p>
      <text:p text:style-name="P3">woa_tlbo_fitness is :626.249</text:p>
      <text:p text:style-name="P3">Too large woa_tlbo_fitness after 3000 steps </text:p>
      <text:p text:style-name="P3">woa_tlbo_fitness: <text:s/>626.249</text:p>
      <text:p text:style-name="P3">0.736092 <text:s/>0.682834 <text:s/>0.885799 <text:s/>-3.6767 <text:s/>-3.44072 <text:s/>1.86632 <text:s/>0.977098 <text:s/></text:p>
      <text:p text:style-name="P3">time = 1240.28s</text:p>
      <text:p text:style-name="P3">第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20.154</text:p>
      <text:p text:style-name="P3"><text:soft-page-break/>Iteration is :2000</text:p>
      <text:p text:style-name="P3">woa_tlbo_fitness is :493.538</text:p>
      <text:p text:style-name="P3">Iteration is :3000</text:p>
      <text:p text:style-name="P3">woa_tlbo_fitness is :474.355</text:p>
      <text:p text:style-name="P3">Too large woa_tlbo_fitness after 3000 steps </text:p>
      <text:p text:style-name="P3">woa_tlbo_fitness: <text:s/>474.355</text:p>
      <text:p text:style-name="P3">1.26647 <text:s/>0.00154529 <text:s/>6.27912 <text:s/>4.63946 <text:s/>0.509339 <text:s/>-1.18534 <text:s/>3.59757 <text:s/></text:p>
      <text:p text:style-name="P3">time = 1241.19s</text:p>
      <text:p text:style-name="P3">第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4.356</text:p>
      <text:p text:style-name="P3">Iteration is :2000</text:p>
      <text:p text:style-name="P3">woa_tlbo_fitness is :671.176</text:p>
      <text:p text:style-name="P3">Iteration is :3000</text:p>
      <text:p text:style-name="P3">woa_tlbo_fitness is :670.685</text:p>
      <text:p text:style-name="P3">Too large woa_tlbo_fitness after 3000 steps </text:p>
      <text:p text:style-name="P3">woa_tlbo_fitness: <text:s/>670.685</text:p>
      <text:p text:style-name="P3">0.242536 <text:s/>1.39835 <text:s/>-2.59301 <text:s/>-1.74051 <text:s/>3.86236 <text:s/>-2.08365 <text:s/>-1.70053 <text:s/></text:p>
      <text:p text:style-name="P3">time = 1240.42s</text:p>
      <text:p text:style-name="P3">第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58.82</text:p>
      <text:p text:style-name="P3">Iteration is :2000</text:p>
      <text:p text:style-name="P3">woa_tlbo_fitness is :502.503</text:p>
      <text:p text:style-name="P3">Iteration is :3000</text:p>
      <text:p text:style-name="P3">woa_tlbo_fitness is :385.342</text:p>
      <text:p text:style-name="P3">Too large woa_tlbo_fitness after 3000 steps </text:p>
      <text:p text:style-name="P3">woa_tlbo_fitness: <text:s/>385.342</text:p>
      <text:p text:style-name="P3">-2.09439 <text:s/>2.7496 <text:s/>4.80556 <text:s/>3.41409 <text:s/>2.05281 <text:s/>1.73436 <text:s/>1.24132 <text:s/></text:p>
      <text:p text:style-name="P3">time = 1238.59s</text:p>
      <text:p text:style-name="P3">第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21.818</text:p>
      <text:p text:style-name="P3">Iteration is :2000</text:p>
      <text:p text:style-name="P3">woa_tlbo_fitness is :392.056</text:p>
      <text:p text:style-name="P3">Iteration is :3000</text:p>
      <text:p text:style-name="P3">woa_tlbo_fitness is :313.507</text:p>
      <text:p text:style-name="P3">Too large woa_tlbo_fitness after 3000 steps </text:p>
      <text:p text:style-name="P3">woa_tlbo_fitness: <text:s/>313.507</text:p>
      <text:p text:style-name="P3">1.22691 <text:s/>0.0499505 <text:s/>-1.92722 <text:s/>-3.51833 <text:s/>2.44891 <text:s/>-1.8747 <text:s/>-1.94095 <text:s/></text:p>
      <text:p text:style-name="P3">time = 1238.78s</text:p>
      <text:p text:style-name="P3">第7次搜索......</text:p>
      <text:p text:style-name="P3">WOA 初始化完成......</text:p>
      <text:p text:style-name="P3">TLBO 初始化完成......</text:p>
      <text:p text:style-name="P3">Iteration is :1000</text:p>
      <text:p text:style-name="P3"><text:soft-page-break/>woa_tlbo_fitness is :303.866</text:p>
      <text:p text:style-name="P3">Iteration is :2000</text:p>
      <text:p text:style-name="P3">woa_tlbo_fitness is :244.304</text:p>
      <text:p text:style-name="P3">Iteration is :3000</text:p>
      <text:p text:style-name="P3">woa_tlbo_fitness is :225.009</text:p>
      <text:p text:style-name="P3">Too large woa_tlbo_fitness after 3000 steps </text:p>
      <text:p text:style-name="P3">woa_tlbo_fitness: <text:s/>225.009</text:p>
      <text:p text:style-name="P3">-5.26146 <text:s/>0.533439 <text:s/>0.658449 <text:s/>2.9613 <text:s/>6.17865 <text:s/>-2.06266 <text:s/>3.96669 <text:s/></text:p>
      <text:p text:style-name="P3">time = 1239.46s</text:p>
      <text:p text:style-name="P3">第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9.9056</text:p>
      <text:p text:style-name="P3">Iteration is :2000</text:p>
      <text:p text:style-name="P3">woa_tlbo_fitness is :75.2564</text:p>
      <text:p text:style-name="P3">Iteration is :3000</text:p>
      <text:p text:style-name="P3">woa_tlbo_fitness is :72.2626</text:p>
      <text:p text:style-name="P3">Iteration is :6000</text:p>
      <text:p text:style-name="P3">woa_tlbo_fitness is :69.5314</text:p>
      <text:p text:style-name="P3">Iteration is :9000</text:p>
      <text:p text:style-name="P3">woa_tlbo_fitness is :69.4693</text:p>
      <text:p text:style-name="P3">Iteration is :15000</text:p>
      <text:p text:style-name="P3">woa_tlbo_fitness is :69.4626</text:p>
      <text:p text:style-name="P3">Convergence reached</text:p>
      <text:p text:style-name="P3">woa_tlbo_fitness: <text:s/>69.4626</text:p>
      <text:p text:style-name="P3">1.10274 <text:s/>0.32725 <text:s/>6.26207 <text:s/>3.13864 <text:s/>0.674922 <text:s/>-2.0944 <text:s/>-2.00217 <text:s/></text:p>
      <text:p text:style-name="P3">time = 6200.53s</text:p>
      <text:p text:style-name="P3">第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04.083</text:p>
      <text:p text:style-name="P3">Iteration is :2000</text:p>
      <text:p text:style-name="P3">woa_tlbo_fitness is :578.971</text:p>
      <text:p text:style-name="P3">Iteration is :3000</text:p>
      <text:p text:style-name="P3">woa_tlbo_fitness is :549.574</text:p>
      <text:p text:style-name="P3">Too large woa_tlbo_fitness after 3000 steps </text:p>
      <text:p text:style-name="P3">woa_tlbo_fitness: <text:s/>549.574</text:p>
      <text:p text:style-name="P3">-2.65865 <text:s/>3.14159 <text:s/>2.43159 <text:s/>-2.44253 <text:s/>-4.98072 <text:s/>-1.6975 <text:s/>-2.17556 <text:s/></text:p>
      <text:p text:style-name="P3">time = 1239.75s</text:p>
      <text:p text:style-name="P3">第1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51.742</text:p>
      <text:p text:style-name="P3">Iteration is :2000</text:p>
      <text:p text:style-name="P3">woa_tlbo_fitness is :199.111</text:p>
      <text:p text:style-name="P3">Iteration is :3000</text:p>
      <text:p text:style-name="P3">woa_tlbo_fitness is :199.088</text:p>
      <text:p text:style-name="P3">Iteration is :6000</text:p>
      <text:p text:style-name="P3"><text:soft-page-break/>woa_tlbo_fitness is :199.088</text:p>
      <text:p text:style-name="P3">Convergence reached</text:p>
      <text:p text:style-name="P3">woa_tlbo_fitness: <text:s/>199.088</text:p>
      <text:p text:style-name="P3">1.02677 <text:s/>0.000357442 <text:s/>3.03835 <text:s/>-3.54173 <text:s/>-2.42846 <text:s/>-1.95762 <text:s/>4.28177 <text:s/></text:p>
      <text:p text:style-name="P3">time = 2480.24s</text:p>
      <text:p text:style-name="P3">第1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99.47</text:p>
      <text:p text:style-name="P3">Iteration is :2000</text:p>
      <text:p text:style-name="P3">woa_tlbo_fitness is :526.466</text:p>
      <text:p text:style-name="P3">Iteration is :3000</text:p>
      <text:p text:style-name="P3">woa_tlbo_fitness is :471.144</text:p>
      <text:p text:style-name="P3">Too large woa_tlbo_fitness after 3000 steps </text:p>
      <text:p text:style-name="P3">woa_tlbo_fitness: <text:s/>471.144</text:p>
      <text:p text:style-name="P3">1.14262 <text:s/>1.59325 <text:s/>2.80374 <text:s/>4.64404 <text:s/>4.20987 <text:s/>-2.09281 <text:s/>-1.54129 <text:s/></text:p>
      <text:p text:style-name="P3">time = 1238.52s</text:p>
      <text:p text:style-name="P3">第1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65.213</text:p>
      <text:p text:style-name="P3">Iteration is :2000</text:p>
      <text:p text:style-name="P3">woa_tlbo_fitness is :348.265</text:p>
      <text:p text:style-name="P3">Iteration is :3000</text:p>
      <text:p text:style-name="P3">woa_tlbo_fitness is :264.538</text:p>
      <text:p text:style-name="P3">Too large woa_tlbo_fitness after 3000 steps </text:p>
      <text:p text:style-name="P3">woa_tlbo_fitness: <text:s/>264.538</text:p>
      <text:p text:style-name="P3">0.394942 <text:s/>0.443998 <text:s/>1.87352 <text:s/>2.47927 <text:s/>5.35457 <text:s/>-1.96377 <text:s/>4.03098 <text:s/></text:p>
      <text:p text:style-name="P3">time = 1240.2s</text:p>
      <text:p text:style-name="P3">第1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64.7</text:p>
      <text:p text:style-name="P3">Iteration is :2000</text:p>
      <text:p text:style-name="P3">woa_tlbo_fitness is :363.329</text:p>
      <text:p text:style-name="P3">Iteration is :3000</text:p>
      <text:p text:style-name="P3">woa_tlbo_fitness is :330.463</text:p>
      <text:p text:style-name="P3">Too large woa_tlbo_fitness after 3000 steps </text:p>
      <text:p text:style-name="P3">woa_tlbo_fitness: <text:s/>330.463</text:p>
      <text:p text:style-name="P3">-5.07245 <text:s/>0.00145925 <text:s/>0.524221 <text:s/>-2.75032 <text:s/>6.1907 <text:s/>-1.78565 <text:s/>4.10364 <text:s/></text:p>
      <text:p text:style-name="P3">time = 1239.06s</text:p>
      <text:p text:style-name="P3">第1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25.189</text:p>
      <text:p text:style-name="P3">Iteration is :2000</text:p>
      <text:p text:style-name="P3">woa_tlbo_fitness is :483.14</text:p>
      <text:p text:style-name="P3"><text:soft-page-break/>Iteration is :3000</text:p>
      <text:p text:style-name="P3">woa_tlbo_fitness is :473.735</text:p>
      <text:p text:style-name="P3">Too large woa_tlbo_fitness after 3000 steps </text:p>
      <text:p text:style-name="P3">woa_tlbo_fitness: <text:s/>473.735</text:p>
      <text:p text:style-name="P3">3.383 <text:s/>2.79763 <text:s/>-4.506 <text:s/>-1.9649 <text:s/>-4.25292 <text:s/>-2.08266 <text:s/>-2.54125 <text:s/></text:p>
      <text:p text:style-name="P3">time = 1237.93s</text:p>
      <text:p text:style-name="P3">第1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00.238</text:p>
      <text:p text:style-name="P3">Iteration is :2000</text:p>
      <text:p text:style-name="P3">woa_tlbo_fitness is :524.745</text:p>
      <text:p text:style-name="P3">Iteration is :3000</text:p>
      <text:p text:style-name="P3">woa_tlbo_fitness is :473.434</text:p>
      <text:p text:style-name="P3">Too large woa_tlbo_fitness after 3000 steps </text:p>
      <text:p text:style-name="P3">woa_tlbo_fitness: <text:s/>473.434</text:p>
      <text:p text:style-name="P3">-6.28318 <text:s/>0.335455 <text:s/>2.01959 <text:s/>1.94361 <text:s/>5.1821 <text:s/>-1.99508 <text:s/>3.74702 <text:s/></text:p>
      <text:p text:style-name="P3">time = 1237.95s</text:p>
      <text:p text:style-name="P3">第1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38.114</text:p>
      <text:p text:style-name="P3">Iteration is :2000</text:p>
      <text:p text:style-name="P3">woa_tlbo_fitness is :395.123</text:p>
      <text:p text:style-name="P3">Iteration is :3000</text:p>
      <text:p text:style-name="P3">woa_tlbo_fitness is :393.086</text:p>
      <text:p text:style-name="P3">Too large woa_tlbo_fitness after 3000 steps </text:p>
      <text:p text:style-name="P3">woa_tlbo_fitness: <text:s/>393.086</text:p>
      <text:p text:style-name="P3">-5.7531 <text:s/>0.557108 <text:s/>-2.77961 <text:s/>-2.67184 <text:s/>-2.72658 <text:s/>-2.09176 <text:s/>-1.68954 <text:s/></text:p>
      <text:p text:style-name="P3">time = 1238.41s</text:p>
      <text:p text:style-name="P3">第17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1.773</text:p>
      <text:p text:style-name="P3">Iteration is :2000</text:p>
      <text:p text:style-name="P3">woa_tlbo_fitness is :497.593</text:p>
      <text:p text:style-name="P3">Iteration is :3000</text:p>
      <text:p text:style-name="P3">woa_tlbo_fitness is :479.87</text:p>
      <text:p text:style-name="P3">Too large woa_tlbo_fitness after 3000 steps </text:p>
      <text:p text:style-name="P3">woa_tlbo_fitness: <text:s/>479.87</text:p>
      <text:p text:style-name="P3">1.58118 <text:s/>0.19216 <text:s/>-1.94887 <text:s/>1.8478 <text:s/>2.41872 <text:s/>-1.3489 <text:s/>-1.553 <text:s/></text:p>
      <text:p text:style-name="P3">time = 1239.38s</text:p>
      <text:p text:style-name="P3">第1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16.609</text:p>
      <text:p text:style-name="P3">Iteration is :2000</text:p>
      <text:p text:style-name="P3"><text:soft-page-break/>woa_tlbo_fitness is :115.793</text:p>
      <text:p text:style-name="P3">Iteration is :3000</text:p>
      <text:p text:style-name="P3">woa_tlbo_fitness is :114.869</text:p>
      <text:p text:style-name="P3">Iteration is :6000</text:p>
      <text:p text:style-name="P3">woa_tlbo_fitness is :70.6703</text:p>
      <text:p text:style-name="P3">Iteration is :9000</text:p>
      <text:p text:style-name="P3">woa_tlbo_fitness is :52.4654</text:p>
      <text:p text:style-name="P3">Iteration is :15000</text:p>
      <text:p text:style-name="P3">woa_tlbo_fitness is :50.7242</text:p>
      <text:p text:style-name="P3">Iteration is :22000</text:p>
      <text:p text:style-name="P3">woa_tlbo_fitness is :50.4851</text:p>
      <text:p text:style-name="P3">Iteration is :35000</text:p>
      <text:p text:style-name="P3">woa_tlbo_fitness is :47.7582</text:p>
      <text:p text:style-name="P3">woa_tlbo_fitness: <text:s/>46.6153</text:p>
      <text:p text:style-name="P3">1.20046 <text:s/>0.329447 <text:s/>-0.988839 <text:s/>3.05672 <text:s/>1.58137 <text:s/>-2.09367 <text:s/>-2.0233 <text:s/></text:p>
      <text:p text:style-name="P3">time = 16516.2s</text:p>
      <text:p text:style-name="P3">第1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9.064</text:p>
      <text:p text:style-name="P3">Iteration is :2000</text:p>
      <text:p text:style-name="P3">woa_tlbo_fitness is :539.064</text:p>
      <text:p text:style-name="P3">Convergence reached</text:p>
      <text:p text:style-name="P3">woa_tlbo_fitness: <text:s/>539.064</text:p>
      <text:p text:style-name="P3">0.908462 <text:s/>0.390863 <text:s/>3.11122 <text:s/>-2.82643 <text:s/>0.692434 <text:s/>2.01665 <text:s/>-4.93253 <text:s/></text:p>
      <text:p text:style-name="P3">time = 822.549s</text:p>
      <text:p text:style-name="P3">第2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97.397</text:p>
      <text:p text:style-name="P3">Iteration is :2000</text:p>
      <text:p text:style-name="P3">woa_tlbo_fitness is :217.038</text:p>
      <text:p text:style-name="P3">Iteration is :3000</text:p>
      <text:p text:style-name="P3">woa_tlbo_fitness is :214.634</text:p>
      <text:p text:style-name="P3">Too large woa_tlbo_fitness after 3000 steps </text:p>
      <text:p text:style-name="P3">woa_tlbo_fitness: <text:s/>214.634</text:p>
      <text:p text:style-name="P3">0.504854 <text:s/>3.52047e-07 <text:s/>2.50005 <text:s/>2.12789 <text:s/>-1.80743 <text:s/>-1.81575 <text:s/>-2.40297 <text:s/></text:p>
      <text:p text:style-name="P3">time = 1243.94s</text:p>
      <text:p text:style-name="P3">第2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4.559</text:p>
      <text:p text:style-name="P3">Iteration is :2000</text:p>
      <text:p text:style-name="P3">woa_tlbo_fitness is :357.176</text:p>
      <text:p text:style-name="P3">Iteration is :3000</text:p>
      <text:p text:style-name="P3">woa_tlbo_fitness is :357.176</text:p>
      <text:p text:style-name="P3">Too large woa_tlbo_fitness after 3000 steps </text:p>
      <text:p text:style-name="P3">woa_tlbo_fitness: <text:s/>357.176</text:p>
      <text:p text:style-name="P3"><text:soft-page-break/>1.18772 <text:s/>0.999996 <text:s/>2.70815 <text:s/>-1.99086 <text:s/>1.05899 <text:s/>2.09439 <text:s/>1.65554 <text:s/></text:p>
      <text:p text:style-name="P3">time = 1239.24s</text:p>
      <text:p text:style-name="P3">第2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93.68</text:p>
      <text:p text:style-name="P3">Iteration is :2000</text:p>
      <text:p text:style-name="P3">woa_tlbo_fitness is :50.1281</text:p>
      <text:p text:style-name="P3">Iteration is :3000</text:p>
      <text:p text:style-name="P3">woa_tlbo_fitness is :48.3455</text:p>
      <text:p text:style-name="P3">Iteration is :6000</text:p>
      <text:p text:style-name="P3">woa_tlbo_fitness is :48.3066</text:p>
      <text:p text:style-name="P3">Iteration is :9000</text:p>
      <text:p text:style-name="P3">woa_tlbo_fitness is :48.3058</text:p>
      <text:p text:style-name="P3">Convergence reached</text:p>
      <text:p text:style-name="P3">woa_tlbo_fitness: <text:s/>48.3058</text:p>
      <text:p text:style-name="P3">1.01222 <text:s/>0.112342 <text:s/>3.43175 <text:s/>2.71854 <text:s/>-2.77093 <text:s/>-1.79599 <text:s/>4.28752 <text:s/></text:p>
      <text:p text:style-name="P3">time = 3718.7s</text:p>
      <text:p text:style-name="P3">第2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77.286</text:p>
      <text:p text:style-name="P3">Iteration is :2000</text:p>
      <text:p text:style-name="P3">woa_tlbo_fitness is :974.784</text:p>
      <text:p text:style-name="P3">Iteration is :3000</text:p>
      <text:p text:style-name="P3">woa_tlbo_fitness is :972.516</text:p>
      <text:p text:style-name="P3">Too large woa_tlbo_fitness after 3000 steps </text:p>
      <text:p text:style-name="P3">woa_tlbo_fitness: <text:s/>972.516</text:p>
      <text:p text:style-name="P3">-3.0837 <text:s/>2.55678 <text:s/>-0.408738 <text:s/>-3.66169 <text:s/>-4.73439 <text:s/>1.12312 <text:s/>0.986829 <text:s/></text:p>
      <text:p text:style-name="P3">time = 1239.7s</text:p>
      <text:p text:style-name="P3">第2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79.828</text:p>
      <text:p text:style-name="P3">Iteration is :2000</text:p>
      <text:p text:style-name="P3">woa_tlbo_fitness is :701.885</text:p>
      <text:p text:style-name="P3">Iteration is :3000</text:p>
      <text:p text:style-name="P3">woa_tlbo_fitness is :339.379</text:p>
      <text:p text:style-name="P3">Too large woa_tlbo_fitness after 3000 steps </text:p>
      <text:p text:style-name="P3">woa_tlbo_fitness: <text:s/>339.379</text:p>
      <text:p text:style-name="P3">1.28766 <text:s/>0.143886 <text:s/>-1.5002 <text:s/>-3.57873 <text:s/>5.17997 <text:s/>1.89866 <text:s/>1.2339 <text:s/></text:p>
      <text:p text:style-name="P3">time = 1238.85s</text:p>
      <text:p text:style-name="P3">第2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23.136</text:p>
      <text:p text:style-name="P3">Iteration is :2000</text:p>
      <text:p text:style-name="P3"><text:soft-page-break/>woa_tlbo_fitness is :740.363</text:p>
      <text:p text:style-name="P3">Iteration is :3000</text:p>
      <text:p text:style-name="P3">woa_tlbo_fitness is :341.1</text:p>
      <text:p text:style-name="P3">Too large woa_tlbo_fitness after 3000 steps </text:p>
      <text:p text:style-name="P3">woa_tlbo_fitness: <text:s/>341.1</text:p>
      <text:p text:style-name="P3">0.572969 <text:s/>0.159085 <text:s/>2.10822 <text:s/>2.25313 <text:s/>1.6445 <text:s/>2.0944 <text:s/>0.635713 <text:s/></text:p>
      <text:p text:style-name="P3">time = 1232.82s</text:p>
      <text:p text:style-name="P3">第2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81.32</text:p>
      <text:p text:style-name="P3">Iteration is :2000</text:p>
      <text:p text:style-name="P3">woa_tlbo_fitness is :181.319</text:p>
      <text:p text:style-name="P3">Convergence reached</text:p>
      <text:p text:style-name="P3">woa_tlbo_fitness: <text:s/>181.319</text:p>
      <text:p text:style-name="P3">4.07633 <text:s/>3.01248 <text:s/>2.58981 <text:s/>3.30839 <text:s/>-1.91203 <text:s/>1.91673 <text:s/>1.24852 <text:s/></text:p>
      <text:p text:style-name="P3">time = 825.007s</text:p>
      <text:p text:style-name="P3">第27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001.31</text:p>
      <text:p text:style-name="P3">Iteration is :2000</text:p>
      <text:p text:style-name="P3">woa_tlbo_fitness is :942.661</text:p>
      <text:p text:style-name="P3">Iteration is :3000</text:p>
      <text:p text:style-name="P3">woa_tlbo_fitness is :849.508</text:p>
      <text:p text:style-name="P3">Too large woa_tlbo_fitness after 3000 steps </text:p>
      <text:p text:style-name="P3">woa_tlbo_fitness: <text:s/>849.508</text:p>
      <text:p text:style-name="P3">-3.08005 <text:s/>1.08966 <text:s/>0.585497 <text:s/>-0.872097 <text:s/>1.1747 <text:s/>2.0944 <text:s/>1.88089 <text:s/></text:p>
      <text:p text:style-name="P3">time = 1237.69s</text:p>
      <text:p text:style-name="P3">第2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3.419</text:p>
      <text:p text:style-name="P3">Iteration is :2000</text:p>
      <text:p text:style-name="P3">woa_tlbo_fitness is :495.192</text:p>
      <text:p text:style-name="P3">Iteration is :3000</text:p>
      <text:p text:style-name="P3">woa_tlbo_fitness is :477.916</text:p>
      <text:p text:style-name="P3">Too large woa_tlbo_fitness after 3000 steps </text:p>
      <text:p text:style-name="P3">woa_tlbo_fitness: <text:s/>477.916</text:p>
      <text:p text:style-name="P3">-5.14631 <text:s/>0.324377 <text:s/>-6.25255 <text:s/>-2.83299 <text:s/>0.327792 <text:s/>-1.98705 <text:s/>-2.41371 <text:s/></text:p>
      <text:p text:style-name="P3">time = 1239.1s</text:p>
      <text:p text:style-name="P3">第2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22.048</text:p>
      <text:p text:style-name="P3">Iteration is :2000</text:p>
      <text:p text:style-name="P3">woa_tlbo_fitness is :166.479</text:p>
      <text:p text:style-name="P3"><text:soft-page-break/>Iteration is :3000</text:p>
      <text:p text:style-name="P3">woa_tlbo_fitness is :166.366</text:p>
      <text:p text:style-name="P3">Iteration is :6000</text:p>
      <text:p text:style-name="P3">woa_tlbo_fitness is :123.812</text:p>
      <text:p text:style-name="P3">Iteration is :9000</text:p>
      <text:p text:style-name="P3">woa_tlbo_fitness is :123.321</text:p>
      <text:p text:style-name="P3">Iteration is :15000</text:p>
      <text:p text:style-name="P3">woa_tlbo_fitness is :122.577</text:p>
      <text:p text:style-name="P3">Iteration is :22000</text:p>
      <text:p text:style-name="P3">woa_tlbo_fitness is :122.28</text:p>
      <text:p text:style-name="P3">Iteration is :35000</text:p>
      <text:p text:style-name="P3">woa_tlbo_fitness is :122.28</text:p>
      <text:p text:style-name="P3">Convergence reached</text:p>
      <text:p text:style-name="P3">woa_tlbo_fitness: <text:s/>122.28</text:p>
      <text:p text:style-name="P3">1.06984 <text:s/>0.435116 <text:s/>1.4546 <text:s/>3.25728 <text:s/>5.54227 <text:s/>-1.93364 <text:s/>4.24785 <text:s/></text:p>
      <text:p text:style-name="P3">time = 14443.1s</text:p>
      <text:p text:style-name="P3">第3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84.754</text:p>
      <text:p text:style-name="P3">Iteration is :2000</text:p>
      <text:p text:style-name="P3">woa_tlbo_fitness is :884.717</text:p>
      <text:p text:style-name="P3">Iteration is :3000</text:p>
      <text:p text:style-name="P3">woa_tlbo_fitness is :845.804</text:p>
      <text:p text:style-name="P3">Too large woa_tlbo_fitness after 3000 steps </text:p>
      <text:p text:style-name="P3">woa_tlbo_fitness: <text:s/>845.804</text:p>
      <text:p text:style-name="P3">-1.95561 <text:s/>1.38054 <text:s/>-0.796494 <text:s/>-1.39755 <text:s/>-2.40216 <text:s/>-1.84477 <text:s/>-1.33032 <text:s/></text:p>
      <text:p text:style-name="P3">time = 1235.98s</text:p>
      <text:p text:style-name="P3">第3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83.389</text:p>
      <text:p text:style-name="P3">Iteration is :2000</text:p>
      <text:p text:style-name="P3">woa_tlbo_fitness is :274.297</text:p>
      <text:p text:style-name="P3">Iteration is :3000</text:p>
      <text:p text:style-name="P3">woa_tlbo_fitness is :273.665</text:p>
      <text:p text:style-name="P3">Too large woa_tlbo_fitness after 3000 steps </text:p>
      <text:p text:style-name="P3">woa_tlbo_fitness: <text:s/>273.665</text:p>
      <text:p text:style-name="P3">-4.96344 <text:s/>0.214275 <text:s/>1.52148 <text:s/>-2.58211 <text:s/>-1.04349 <text:s/>-1.8765 <text:s/>-1.82682 <text:s/></text:p>
      <text:p text:style-name="P3">time = 1231.9s</text:p>
      <text:p text:style-name="P3">第3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43.483</text:p>
      <text:p text:style-name="P3">Iteration is :2000</text:p>
      <text:p text:style-name="P3">woa_tlbo_fitness is :441.984</text:p>
      <text:p text:style-name="P3">Iteration is :3000</text:p>
      <text:p text:style-name="P3">woa_tlbo_fitness is :441.983</text:p>
      <text:p text:style-name="P3"><text:soft-page-break/>Too large woa_tlbo_fitness after 3000 steps </text:p>
      <text:p text:style-name="P3">woa_tlbo_fitness: <text:s/>441.983</text:p>
      <text:p text:style-name="P3">-5.89473 <text:s/>0.114122 <text:s/>1.86822 <text:s/>-4.05163 <text:s/>4.933 <text:s/>-2.01562 <text:s/>3.87928 <text:s/></text:p>
      <text:p text:style-name="P3">time = 1238.07s</text:p>
      <text:p text:style-name="P3">第3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09.479</text:p>
      <text:p text:style-name="P3">Iteration is :2000</text:p>
      <text:p text:style-name="P3">woa_tlbo_fitness is :155.329</text:p>
      <text:p text:style-name="P3">Iteration is :3000</text:p>
      <text:p text:style-name="P3">woa_tlbo_fitness is :155.123</text:p>
      <text:p text:style-name="P3">Iteration is :6000</text:p>
      <text:p text:style-name="P3">woa_tlbo_fitness is :155.122</text:p>
      <text:p text:style-name="P3">Convergence reached</text:p>
      <text:p text:style-name="P3">woa_tlbo_fitness: <text:s/>155.122</text:p>
      <text:p text:style-name="P3">0.871408 <text:s/>0.00567142 <text:s/>5.99255 <text:s/>-2.26766 <text:s/>0.956917 <text:s/>-1.79463 <text:s/>3.9047 <text:s/></text:p>
      <text:p text:style-name="P3">time = 2474.7s</text:p>
      <text:p text:style-name="P3">第3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62.009</text:p>
      <text:p text:style-name="P3">Iteration is :2000</text:p>
      <text:p text:style-name="P3">woa_tlbo_fitness is :725.289</text:p>
      <text:p text:style-name="P3">Iteration is :3000</text:p>
      <text:p text:style-name="P3">woa_tlbo_fitness is :559.047</text:p>
      <text:p text:style-name="P3">Too large woa_tlbo_fitness after 3000 steps </text:p>
      <text:p text:style-name="P3">woa_tlbo_fitness: <text:s/>559.047</text:p>
      <text:p text:style-name="P3">1.81555 <text:s/>0.397395 <text:s/>-5.12199 <text:s/>-1.39489 <text:s/>-4.31296 <text:s/>1.22559 <text:s/>1.91195 <text:s/></text:p>
      <text:p text:style-name="P3">time = 1232.68s</text:p>
      <text:p text:style-name="P3">第3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4.39</text:p>
      <text:p text:style-name="P3">Iteration is :2000</text:p>
      <text:p text:style-name="P3">woa_tlbo_fitness is :578.039</text:p>
      <text:p text:style-name="P3">Iteration is :3000</text:p>
      <text:p text:style-name="P3">woa_tlbo_fitness is :573.815</text:p>
      <text:p text:style-name="P3">Too large woa_tlbo_fitness after 3000 steps </text:p>
      <text:p text:style-name="P3">woa_tlbo_fitness: <text:s/>573.815</text:p>
      <text:p text:style-name="P3">4.26525 <text:s/>1.90637 <text:s/>2.74646 <text:s/>1.60307 <text:s/>1.08409 <text:s/>-2.0944 <text:s/>-1.23942 <text:s/></text:p>
      <text:p text:style-name="P3">time = 1239.28s</text:p>
      <text:p text:style-name="P3">第36次搜索......</text:p>
      <text:p text:style-name="P3">WOA 初始化完成......</text:p>
      <text:p text:style-name="P3">TLBO 初始化完成......</text:p>
      <text:p text:style-name="P3"/>
      <text:p text:style-name="P3"/>
      <text:p text:style-name="P3"/>
      <text:p text:style-name="P3"><text:soft-page-break/></text:p>
      <text:p text:style-name="P3">$ ./forward_kinematics 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5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37.949</text:p>
      <text:p text:style-name="P3">Iteration is :100</text:p>
      <text:p text:style-name="P3">woa_tlbo_fitness is :665.134</text:p>
      <text:p text:style-name="P3">Iteration is :150</text:p>
      <text:p text:style-name="P3">woa_tlbo_fitness is :579.911</text:p>
      <text:p text:style-name="P3">Iteration is :200</text:p>
      <text:p text:style-name="P3">woa_tlbo_fitness is :414.528</text:p>
      <text:p text:style-name="P3">Iteration is :250</text:p>
      <text:p text:style-name="P3">woa_tlbo_fitness is :411.871</text:p>
      <text:p text:style-name="P3">Iteration is :300</text:p>
      <text:p text:style-name="P3">woa_tlbo_fitness is :398.03</text:p>
      <text:p text:style-name="P3">Iteration is :350</text:p>
      <text:p text:style-name="P3">woa_tlbo_fitness is :398.03</text:p>
      <text:p text:style-name="P3">Iteration is :400</text:p>
      <text:p text:style-name="P3">woa_tlbo_fitness is :393.168</text:p>
      <text:p text:style-name="P3">Iteration is :450</text:p>
      <text:p text:style-name="P3">woa_tlbo_fitness is :359.643</text:p>
      <text:p text:style-name="P3">Iteration is :750</text:p>
      <text:p text:style-name="P3">woa_tlbo_fitness is :318.164</text:p>
      <text:p text:style-name="P3">Iteration is :1100</text:p>
      <text:p text:style-name="P3">woa_tlbo_fitness is :287.54</text:p>
      <text:p text:style-name="P3">Iteration is :1750</text:p>
      <text:p text:style-name="P3">woa_tlbo_fitness is :196.812</text:p>
      <text:p text:style-name="P3">Iteration is :2500</text:p>
      <text:p text:style-name="P3">woa_tlbo_fitness is :165.886</text:p>
      <text:p text:style-name="P3">Iteration is :4000</text:p>
      <text:p text:style-name="P3">woa_tlbo_fitness is :165.321</text:p>
      <text:p text:style-name="P3">woa_tlbo_fitness: <text:s/>108.13</text:p>
      <text:p text:style-name="P3">1.08245 <text:s/>0.57658 <text:s/>2.80128 <text:s/>-2.61152 <text:s/>-2.14977 <text:s/>-2.04903 <text:s/>-1.69528 <text:s/></text:p>
      <text:p text:style-name="P3">time = 5036.14s</text:p>
      <text:p text:style-name="P3">第1次搜索......</text:p>
      <text:p text:style-name="P3">WOA 初始化完成......</text:p>
      <text:p text:style-name="P3"><text:soft-page-break/>TLBO 初始化完成......</text:p>
      <text:p text:style-name="P3">Iteration is :50</text:p>
      <text:p text:style-name="P3">woa_tlbo_fitness is :1074.11</text:p>
      <text:p text:style-name="P3">Iteration is :100</text:p>
      <text:p text:style-name="P3">woa_tlbo_fitness is :897.274</text:p>
      <text:p text:style-name="P3">Iteration is :150</text:p>
      <text:p text:style-name="P3">woa_tlbo_fitness is :616.153</text:p>
      <text:p text:style-name="P3">Iteration is :200</text:p>
      <text:p text:style-name="P3">woa_tlbo_fitness is :537.831</text:p>
      <text:p text:style-name="P3">Iteration is :250</text:p>
      <text:p text:style-name="P3">woa_tlbo_fitness is :365.142</text:p>
      <text:p text:style-name="P3">Iteration is :300</text:p>
      <text:p text:style-name="P3">woa_tlbo_fitness is :202.201</text:p>
      <text:p text:style-name="P3">Iteration is :350</text:p>
      <text:p text:style-name="P3">woa_tlbo_fitness is :169.783</text:p>
      <text:p text:style-name="P3">Iteration is :400</text:p>
      <text:p text:style-name="P3">woa_tlbo_fitness is :157.463</text:p>
      <text:p text:style-name="P3">Iteration is :450</text:p>
      <text:p text:style-name="P3">woa_tlbo_fitness is :113.684</text:p>
      <text:p text:style-name="P3">Iteration is :750</text:p>
      <text:p text:style-name="P3">woa_tlbo_fitness is :32.6893</text:p>
      <text:p text:style-name="P3">Iteration is :1100</text:p>
      <text:p text:style-name="P3">woa_tlbo_fitness is :30.6745</text:p>
      <text:p text:style-name="P3">Iteration is :1750</text:p>
      <text:p text:style-name="P3">woa_tlbo_fitness is :30.2186</text:p>
      <text:p text:style-name="P3">Iteration is :2500</text:p>
      <text:p text:style-name="P3">woa_tlbo_fitness is :29.8994</text:p>
      <text:p text:style-name="P3">Iteration is :4000</text:p>
      <text:p text:style-name="P3">woa_tlbo_fitness is :28.3657</text:p>
      <text:p text:style-name="P3">woa_tlbo_fitness: <text:s/>3.07665</text:p>
      <text:p text:style-name="P3">1.01095 <text:s/>0.330951 <text:s/>3.42279 <text:s/>-3.15999 <text:s/>0.389075 <text:s/>1.98681 <text:s/>1.2056 <text:s/></text:p>
      <text:p text:style-name="P3">time = 5027.64s</text:p>
      <text:p text:style-name="P3">第2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97.412</text:p>
      <text:p text:style-name="P3">Iteration is :100</text:p>
      <text:p text:style-name="P3">woa_tlbo_fitness is :775.068</text:p>
      <text:p text:style-name="P3">Iteration is :150</text:p>
      <text:p text:style-name="P3">woa_tlbo_fitness is :566.713</text:p>
      <text:p text:style-name="P3">Iteration is :200</text:p>
      <text:p text:style-name="P3">woa_tlbo_fitness is :473.956</text:p>
      <text:p text:style-name="P3">Iteration is :250</text:p>
      <text:p text:style-name="P3">woa_tlbo_fitness is :186.709</text:p>
      <text:p text:style-name="P3">Iteration is :300</text:p>
      <text:p text:style-name="P3">woa_tlbo_fitness is :186.709</text:p>
      <text:p text:style-name="P3">Iteration is :350</text:p>
      <text:p text:style-name="P3">woa_tlbo_fitness is :186.709</text:p>
      <text:p text:style-name="P3">Iteration is :400</text:p>
      <text:p text:style-name="P3">woa_tlbo_fitness is :172.424</text:p>
      <text:p text:style-name="P3">Iteration is :450</text:p>
      <text:p text:style-name="P3"><text:soft-page-break/>woa_tlbo_fitness is :158.473</text:p>
      <text:p text:style-name="P3">Iteration is :750</text:p>
      <text:p text:style-name="P3">woa_tlbo_fitness is :155.413</text:p>
      <text:p text:style-name="P3">Iteration is :1100</text:p>
      <text:p text:style-name="P3">woa_tlbo_fitness is :128.418</text:p>
      <text:p text:style-name="P3">Iteration is :1750</text:p>
      <text:p text:style-name="P3">woa_tlbo_fitness is :119.804</text:p>
      <text:p text:style-name="P3">Iteration is :2500</text:p>
      <text:p text:style-name="P3">woa_tlbo_fitness is :109.474</text:p>
      <text:p text:style-name="P3">Iteration is :4000</text:p>
      <text:p text:style-name="P3">woa_tlbo_fitness is :109.474</text:p>
      <text:p text:style-name="P3">woa_tlbo_fitness: <text:s/>101.346</text:p>
      <text:p text:style-name="P3">3.55629 <text:s/>2.4514 <text:s/>0.83163 <text:s/>3.94999 <text:s/>0.247382 <text:s/>2.09381 <text:s/>1.43093 <text:s/></text:p>
      <text:p text:style-name="P3">time = 5031.38s</text:p>
      <text:p text:style-name="P3">第3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61.394</text:p>
      <text:p text:style-name="P3">Iteration is :100</text:p>
      <text:p text:style-name="P3">woa_tlbo_fitness is :612.275</text:p>
      <text:p text:style-name="P3">Iteration is :150</text:p>
      <text:p text:style-name="P3">woa_tlbo_fitness is :408.78</text:p>
      <text:p text:style-name="P3">Iteration is :200</text:p>
      <text:p text:style-name="P3">woa_tlbo_fitness is :385.615</text:p>
      <text:p text:style-name="P3">Iteration is :250</text:p>
      <text:p text:style-name="P3">woa_tlbo_fitness is :366.997</text:p>
      <text:p text:style-name="P3">Iteration is :300</text:p>
      <text:p text:style-name="P3">woa_tlbo_fitness is :358.735</text:p>
      <text:p text:style-name="P3">Iteration is :350</text:p>
      <text:p text:style-name="P3">woa_tlbo_fitness is :336.169</text:p>
      <text:p text:style-name="P3">Iteration is :400</text:p>
      <text:p text:style-name="P3">woa_tlbo_fitness is :320.191</text:p>
      <text:p text:style-name="P3">Iteration is :450</text:p>
      <text:p text:style-name="P3">woa_tlbo_fitness is :288.191</text:p>
      <text:p text:style-name="P3">Iteration is :750</text:p>
      <text:p text:style-name="P3">woa_tlbo_fitness is :230.987</text:p>
      <text:p text:style-name="P3">Iteration is :1100</text:p>
      <text:p text:style-name="P3">woa_tlbo_fitness is :190.675</text:p>
      <text:p text:style-name="P3">Iteration is :1750</text:p>
      <text:p text:style-name="P3">woa_tlbo_fitness is :190.675</text:p>
      <text:p text:style-name="P3">Iteration is :2500</text:p>
      <text:p text:style-name="P3">woa_tlbo_fitness is :175.755</text:p>
      <text:p text:style-name="P3">Iteration is :4000</text:p>
      <text:p text:style-name="P3">woa_tlbo_fitness is :136.186</text:p>
      <text:p text:style-name="P3">woa_tlbo_fitness: <text:s/>106.29</text:p>
      <text:p text:style-name="P3">4.13622 <text:s/>2.99099 <text:s/>2.32694 <text:s/>3.18185 <text:s/>4.71753 <text:s/>2.00327 <text:s/>1.27741 <text:s/></text:p>
      <text:p text:style-name="P3">time = 5036.04s</text:p>
      <text:p text:style-name="P3">第4次搜索......</text:p>
      <text:p text:style-name="P3">WOA 初始化完成......</text:p>
      <text:p text:style-name="P3">TLBO 初始化完成......</text:p>
      <text:p text:style-name="P3">Iteration is :50</text:p>
      <text:p text:style-name="P3"><text:soft-page-break/>woa_tlbo_fitness is :543.652</text:p>
      <text:p text:style-name="P3">Iteration is :100</text:p>
      <text:p text:style-name="P3">woa_tlbo_fitness is :543.652</text:p>
      <text:p text:style-name="P3">Iteration is :150</text:p>
      <text:p text:style-name="P3">woa_tlbo_fitness is :357.292</text:p>
      <text:p text:style-name="P3">Iteration is :200</text:p>
      <text:p text:style-name="P3">woa_tlbo_fitness is :339.546</text:p>
      <text:p text:style-name="P3">Iteration is :250</text:p>
      <text:p text:style-name="P3">woa_tlbo_fitness is :244.225</text:p>
      <text:p text:style-name="P3">Iteration is :300</text:p>
      <text:p text:style-name="P3">woa_tlbo_fitness is :226.534</text:p>
      <text:p text:style-name="P3">Iteration is :350</text:p>
      <text:p text:style-name="P3">woa_tlbo_fitness is :192.028</text:p>
      <text:p text:style-name="P3">Iteration is :400</text:p>
      <text:p text:style-name="P3">woa_tlbo_fitness is :166.032</text:p>
      <text:p text:style-name="P3">Iteration is :450</text:p>
      <text:p text:style-name="P3">woa_tlbo_fitness is :146.131</text:p>
      <text:p text:style-name="P3">Iteration is :750</text:p>
      <text:p text:style-name="P3">woa_tlbo_fitness is :140.703</text:p>
      <text:p text:style-name="P3">Iteration is :1100</text:p>
      <text:p text:style-name="P3">woa_tlbo_fitness is :136.605</text:p>
      <text:p text:style-name="P3">Iteration is :1750</text:p>
      <text:p text:style-name="P3">woa_tlbo_fitness is :123.43</text:p>
      <text:p text:style-name="P3">Iteration is :2500</text:p>
      <text:p text:style-name="P3">woa_tlbo_fitness is :120.284</text:p>
      <text:p text:style-name="P3">Iteration is :4000</text:p>
      <text:p text:style-name="P3">woa_tlbo_fitness is :19.7317</text:p>
      <text:p text:style-name="P3">woa_tlbo_fitness: <text:s/>19.7226</text:p>
      <text:p text:style-name="P3">0.896287 <text:s/>0.135961 <text:s/>5.97695 <text:s/>-2.50733 <text:s/>1.01694 <text:s/>-1.83679 <text:s/>-2.30565 <text:s/></text:p>
      <text:p text:style-name="P3">time = 5029.47s</text:p>
      <text:p text:style-name="P3">第5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427.06</text:p>
      <text:p text:style-name="P3">Iteration is :100</text:p>
      <text:p text:style-name="P3">woa_tlbo_fitness is :1317.68</text:p>
      <text:p text:style-name="P3">Iteration is :150</text:p>
      <text:p text:style-name="P3">woa_tlbo_fitness is :1032.84</text:p>
      <text:p text:style-name="P3">Iteration is :200</text:p>
      <text:p text:style-name="P3">woa_tlbo_fitness is :1032.84</text:p>
      <text:p text:style-name="P3">Iteration is :250</text:p>
      <text:p text:style-name="P3">woa_tlbo_fitness is :819.3</text:p>
      <text:p text:style-name="P3">Iteration is :300</text:p>
      <text:p text:style-name="P3">woa_tlbo_fitness is :662.517</text:p>
      <text:p text:style-name="P3">Iteration is :350</text:p>
      <text:p text:style-name="P3">woa_tlbo_fitness is :443.027</text:p>
      <text:p text:style-name="P3">Iteration is :400</text:p>
      <text:p text:style-name="P3">woa_tlbo_fitness is :363.128</text:p>
      <text:p text:style-name="P3">Iteration is :450</text:p>
      <text:p text:style-name="P3">woa_tlbo_fitness is :347.248</text:p>
      <text:p text:style-name="P3">Iteration is :750</text:p>
      <text:p text:style-name="P3"><text:soft-page-break/>woa_tlbo_fitness is :334.494</text:p>
      <text:p text:style-name="P3">Iteration is :1100</text:p>
      <text:p text:style-name="P3">woa_tlbo_fitness is :327.95</text:p>
      <text:p text:style-name="P3">Iteration is :1750</text:p>
      <text:p text:style-name="P3">woa_tlbo_fitness is :181.976</text:p>
      <text:p text:style-name="P3">Iteration is :2500</text:p>
      <text:p text:style-name="P3">woa_tlbo_fitness is :177.84</text:p>
      <text:p text:style-name="P3">Iteration is :4000</text:p>
      <text:p text:style-name="P3">woa_tlbo_fitness is :55.3272</text:p>
      <text:p text:style-name="P3">woa_tlbo_fitness: <text:s/>54.8383</text:p>
      <text:p text:style-name="P3">-5.42877 <text:s/>0.293034 <text:s/>-2.88554 <text:s/>-3.14178 <text:s/>-2.8154 <text:s/>-2.0944 <text:s/>-1.92593 <text:s/></text:p>
      <text:p text:style-name="P3">time = 5029.98s</text:p>
      <text:p text:style-name="P3">第6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159.62</text:p>
      <text:p text:style-name="P3">Iteration is :100</text:p>
      <text:p text:style-name="P3">woa_tlbo_fitness is :1137.76</text:p>
      <text:p text:style-name="P3">Iteration is :150</text:p>
      <text:p text:style-name="P3">woa_tlbo_fitness is :1137.76</text:p>
      <text:p text:style-name="P3">Iteration is :200</text:p>
      <text:p text:style-name="P3">woa_tlbo_fitness is :1075.97</text:p>
      <text:p text:style-name="P3">Iteration is :250</text:p>
      <text:p text:style-name="P3">woa_tlbo_fitness is :1040.35</text:p>
      <text:p text:style-name="P3">Iteration is :300</text:p>
      <text:p text:style-name="P3">woa_tlbo_fitness is :850.543</text:p>
      <text:p text:style-name="P3">Iteration is :350</text:p>
      <text:p text:style-name="P3">woa_tlbo_fitness is :843.977</text:p>
      <text:p text:style-name="P3">Iteration is :400</text:p>
      <text:p text:style-name="P3">woa_tlbo_fitness is :841.59</text:p>
      <text:p text:style-name="P3">Iteration is :450</text:p>
      <text:p text:style-name="P3">woa_tlbo_fitness is :796.833</text:p>
      <text:p text:style-name="P3">Iteration is :750</text:p>
      <text:p text:style-name="P3">woa_tlbo_fitness is :517.618</text:p>
      <text:p text:style-name="P3">Iteration is :1100</text:p>
      <text:p text:style-name="P3">woa_tlbo_fitness is :517.482</text:p>
      <text:p text:style-name="P3">Iteration is :1750</text:p>
      <text:p text:style-name="P3">woa_tlbo_fitness is :400.494</text:p>
      <text:p text:style-name="P3">Iteration is :2500</text:p>
      <text:p text:style-name="P3">woa_tlbo_fitness is :397.043</text:p>
      <text:p text:style-name="P3">Iteration is :4000</text:p>
      <text:p text:style-name="P3">woa_tlbo_fitness is :368.032</text:p>
      <text:p text:style-name="P3">woa_tlbo_fitness: <text:s/>296.483</text:p>
      <text:p text:style-name="P3">1.30226 <text:s/>0 <text:s/>-4.9291 <text:s/>3.19862 <text:s/>2.11772 <text:s/>2.0944 <text:s/>0.895268 <text:s/></text:p>
      <text:p text:style-name="P3">time = 5030.86s</text:p>
      <text:p text:style-name="P3">第7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023.71</text:p>
      <text:p text:style-name="P3">Iteration is :100</text:p>
      <text:p text:style-name="P3"><text:soft-page-break/>woa_tlbo_fitness is :1023.71</text:p>
      <text:p text:style-name="P3">Iteration is :150</text:p>
      <text:p text:style-name="P3">woa_tlbo_fitness is :781.293</text:p>
      <text:p text:style-name="P3">Iteration is :200</text:p>
      <text:p text:style-name="P3">woa_tlbo_fitness is :729.594</text:p>
      <text:p text:style-name="P3">Iteration is :250</text:p>
      <text:p text:style-name="P3">woa_tlbo_fitness is :729.594</text:p>
      <text:p text:style-name="P3">Iteration is :300</text:p>
      <text:p text:style-name="P3">woa_tlbo_fitness is :332.131</text:p>
      <text:p text:style-name="P3">Iteration is :350</text:p>
      <text:p text:style-name="P3">woa_tlbo_fitness is :314.294</text:p>
      <text:p text:style-name="P3">Iteration is :400</text:p>
      <text:p text:style-name="P3">woa_tlbo_fitness is :301.552</text:p>
      <text:p text:style-name="P3">Iteration is :450</text:p>
      <text:p text:style-name="P3">woa_tlbo_fitness is :243.454</text:p>
      <text:p text:style-name="P3">Iteration is :750</text:p>
      <text:p text:style-name="P3">woa_tlbo_fitness is :173.82</text:p>
      <text:p text:style-name="P3">Iteration is :1100</text:p>
      <text:p text:style-name="P3">woa_tlbo_fitness is :156.054</text:p>
      <text:p text:style-name="P3">Iteration is :1750</text:p>
      <text:p text:style-name="P3">woa_tlbo_fitness is :111.468</text:p>
      <text:p text:style-name="P3">Iteration is :2500</text:p>
      <text:p text:style-name="P3">woa_tlbo_fitness is :111.417</text:p>
      <text:p text:style-name="P3">Iteration is :4000</text:p>
      <text:p text:style-name="P3">woa_tlbo_fitness is :111.417</text:p>
      <text:p text:style-name="P3">woa_tlbo_fitness: <text:s/>111.417</text:p>
      <text:p text:style-name="P3">4.13709 <text:s/>2.8439 <text:s/>3.84452 <text:s/>3.09858 <text:s/>3.1311 <text:s/>1.93219 <text:s/>1.19971 <text:s/></text:p>
      <text:p text:style-name="P3">time = 5031.78s</text:p>
      <text:p text:style-name="P3">第8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339.44</text:p>
      <text:p text:style-name="P3">Iteration is :100</text:p>
      <text:p text:style-name="P3">woa_tlbo_fitness is :343.992</text:p>
      <text:p text:style-name="P3">Iteration is :150</text:p>
      <text:p text:style-name="P3">woa_tlbo_fitness is :343.992</text:p>
      <text:p text:style-name="P3">Iteration is :200</text:p>
      <text:p text:style-name="P3">woa_tlbo_fitness is :283.9</text:p>
      <text:p text:style-name="P3">Iteration is :250</text:p>
      <text:p text:style-name="P3">woa_tlbo_fitness is :283.9</text:p>
      <text:p text:style-name="P3">Iteration is :300</text:p>
      <text:p text:style-name="P3">woa_tlbo_fitness is :198.748</text:p>
      <text:p text:style-name="P3">Iteration is :350</text:p>
      <text:p text:style-name="P3">woa_tlbo_fitness is :167.257</text:p>
      <text:p text:style-name="P3">Iteration is :400</text:p>
      <text:p text:style-name="P3">woa_tlbo_fitness is :154.349</text:p>
      <text:p text:style-name="P3">Iteration is :450</text:p>
      <text:p text:style-name="P3">woa_tlbo_fitness is :132.896</text:p>
      <text:p text:style-name="P3">Iteration is :750</text:p>
      <text:p text:style-name="P3">woa_tlbo_fitness is :97.5109</text:p>
      <text:p text:style-name="P3">Iteration is :1100</text:p>
      <text:p text:style-name="P3"><text:soft-page-break/>woa_tlbo_fitness is :44.3275</text:p>
      <text:p text:style-name="P3">Iteration is :1750</text:p>
      <text:p text:style-name="P3">woa_tlbo_fitness is :31.9732</text:p>
      <text:p text:style-name="P3">Iteration is :2500</text:p>
      <text:p text:style-name="P3">woa_tlbo_fitness is :31.5385</text:p>
      <text:p text:style-name="P3">Iteration is :4000</text:p>
      <text:p text:style-name="P3">woa_tlbo_fitness is :24.3161</text:p>
      <text:p text:style-name="P3">woa_tlbo_fitness: <text:s/>22.0787</text:p>
      <text:p text:style-name="P3">3.95734 <text:s/>2.84134 <text:s/>-0.363671 <text:s/>3.09562 <text:s/>-1.96729 <text:s/>-1.79345 <text:s/>-1.91268 <text:s/></text:p>
      <text:p text:style-name="P3">time = 5031.42s</text:p>
      <text:p text:style-name="P3">第9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925.794</text:p>
      <text:p text:style-name="P3">Iteration is :100</text:p>
      <text:p text:style-name="P3">woa_tlbo_fitness is :925.794</text:p>
      <text:p text:style-name="P3">Iteration is :150</text:p>
      <text:p text:style-name="P3">woa_tlbo_fitness is :671.184</text:p>
      <text:p text:style-name="P3">Iteration is :200</text:p>
      <text:p text:style-name="P3">woa_tlbo_fitness is :582.678</text:p>
      <text:p text:style-name="P3">Iteration is :250</text:p>
      <text:p text:style-name="P3">woa_tlbo_fitness is :582.678</text:p>
      <text:p text:style-name="P3">Iteration is :300</text:p>
      <text:p text:style-name="P3">woa_tlbo_fitness is :582.678</text:p>
      <text:p text:style-name="P3">Iteration is :350</text:p>
      <text:p text:style-name="P3">woa_tlbo_fitness is :520.699</text:p>
      <text:p text:style-name="P3">Iteration is :400</text:p>
      <text:p text:style-name="P3">woa_tlbo_fitness is :470.417</text:p>
      <text:p text:style-name="P3">Iteration is :450</text:p>
      <text:p text:style-name="P3">woa_tlbo_fitness is :270.751</text:p>
      <text:p text:style-name="P3">Iteration is :750</text:p>
      <text:p text:style-name="P3">woa_tlbo_fitness is :263.471</text:p>
      <text:p text:style-name="P3">Iteration is :1100</text:p>
      <text:p text:style-name="P3">woa_tlbo_fitness is :156.998</text:p>
      <text:p text:style-name="P3">Iteration is :1750</text:p>
      <text:p text:style-name="P3">woa_tlbo_fitness is :86.7941</text:p>
      <text:p text:style-name="P3">Iteration is :2500</text:p>
      <text:p text:style-name="P3">woa_tlbo_fitness is :84.3955</text:p>
      <text:p text:style-name="P3">Iteration is :4000</text:p>
      <text:p text:style-name="P3">woa_tlbo_fitness is :81.9597</text:p>
      <text:p text:style-name="P3">woa_tlbo_fitness: <text:s/>81.9384</text:p>
      <text:p text:style-name="P3">1.00341 <text:s/>0.278022 <text:s/>-3.28451 <text:s/>-2.99402 <text:s/>-2.49401 <text:s/>-2.04167 <text:s/>-1.96564 <text:s/></text:p>
      <text:p text:style-name="P3">time = 5029.99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26.69</text:p>
      <text:p text:style-name="P3">Iteration is :60</text:p>
      <text:p text:style-name="P3">woa_tlbo_fitness is :1126.69</text:p>
      <text:p text:style-name="P3">Iteration is :90</text:p>
      <text:p text:style-name="P3">woa_tlbo_fitness is :1126.69</text:p>
      <text:p text:style-name="P3">Iteration is :120</text:p>
      <text:p text:style-name="P3">woa_tlbo_fitness is :1126.69</text:p>
      <text:p text:style-name="P3">Iteration is :150</text:p>
      <text:p text:style-name="P3">woa_tlbo_fitness is :1126.69</text:p>
      <text:p text:style-name="P3">Iteration is :180</text:p>
      <text:p text:style-name="P3">woa_tlbo_fitness is :1126.69</text:p>
      <text:p text:style-name="P3">Iteration is :210</text:p>
      <text:p text:style-name="P3">woa_tlbo_fitness is :1126.69</text:p>
      <text:p text:style-name="P3">Iteration is :240</text:p>
      <text:p text:style-name="P3">woa_tlbo_fitness is :994.761</text:p>
      <text:p text:style-name="P3">Iteration is :270</text:p>
      <text:p text:style-name="P3">woa_tlbo_fitness is :994.761</text:p>
      <text:p text:style-name="P3">Iteration is :450</text:p>
      <text:p text:style-name="P3">woa_tlbo_fitness is :745.347</text:p>
      <text:p text:style-name="P3">Iteration is :660</text:p>
      <text:p text:style-name="P3">woa_tlbo_fitness is :483.394</text:p>
      <text:p text:style-name="P3">Iteration is :1050</text:p>
      <text:p text:style-name="P3">woa_tlbo_fitness is :424.65</text:p>
      <text:p text:style-name="P3">Iteration is :1500</text:p>
      <text:p text:style-name="P3">woa_tlbo_fitness is :383.668</text:p>
      <text:p text:style-name="P3">Iteration is :2400</text:p>
      <text:p text:style-name="P3">woa_tlbo_fitness is :213.424</text:p>
      <text:p text:style-name="P3">woa_tlbo_fitness: <text:s/>209.114</text:p>
      <text:p text:style-name="P3">-5.04266 <text:s/>0 <text:s/>0.019747 <text:s/>-2.9792 <text:s/>-2.92431 <text:s/>2.04931 <text:s/>0.837094 <text:s/></text:p>
      <text:p text:style-name="P3">time = 3058.12s</text:p>
      <text:p text:style-name="P3">第1次搜索......</text:p>
      <text:p text:style-name="P3">WOA 初始化完成......</text:p>
      <text:p text:style-name="P3">TLBO 初始化完成......</text:p>
      <text:p text:style-name="P3"><text:soft-page-break/>Iteration is :30</text:p>
      <text:p text:style-name="P3">woa_tlbo_fitness is :740.475</text:p>
      <text:p text:style-name="P3">Iteration is :60</text:p>
      <text:p text:style-name="P3">woa_tlbo_fitness is :672.774</text:p>
      <text:p text:style-name="P3">Iteration is :90</text:p>
      <text:p text:style-name="P3">woa_tlbo_fitness is :136.275</text:p>
      <text:p text:style-name="P3">Iteration is :120</text:p>
      <text:p text:style-name="P3">woa_tlbo_fitness is :93.5348</text:p>
      <text:p text:style-name="P3">Iteration is :150</text:p>
      <text:p text:style-name="P3">woa_tlbo_fitness is :71.7145</text:p>
      <text:p text:style-name="P3">Iteration is :180</text:p>
      <text:p text:style-name="P3">woa_tlbo_fitness is :57.5843</text:p>
      <text:p text:style-name="P3">Iteration is :210</text:p>
      <text:p text:style-name="P3">woa_tlbo_fitness is :53.738</text:p>
      <text:p text:style-name="P3">Iteration is :240</text:p>
      <text:p text:style-name="P3">woa_tlbo_fitness is :41.8356</text:p>
      <text:p text:style-name="P3">Iteration is :270</text:p>
      <text:p text:style-name="P3">woa_tlbo_fitness is :37.3989</text:p>
      <text:p text:style-name="P3">Iteration is :450</text:p>
      <text:p text:style-name="P3">woa_tlbo_fitness is :30.3816</text:p>
      <text:p text:style-name="P3">Iteration is :660</text:p>
      <text:p text:style-name="P3">woa_tlbo_fitness is :27.0003</text:p>
      <text:p text:style-name="P3">Iteration is :1050</text:p>
      <text:p text:style-name="P3">woa_tlbo_fitness is :26.0062</text:p>
      <text:p text:style-name="P3">Iteration is :1500</text:p>
      <text:p text:style-name="P3">woa_tlbo_fitness is :25.7383</text:p>
      <text:p text:style-name="P3">Iteration is :2400</text:p>
      <text:p text:style-name="P3">woa_tlbo_fitness is :25.396</text:p>
      <text:p text:style-name="P3">woa_tlbo_fitness: <text:s/>25.1768</text:p>
      <text:p text:style-name="P3">3.95513 <text:s/>2.86343 <text:s/>-0.807711 <text:s/>3.03751 <text:s/>1.57053 <text:s/>1.79824 <text:s/>1.16942 <text:s/></text:p>
      <text:p text:style-name="P3">time = 3056.06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78.47</text:p>
      <text:p text:style-name="P3">Iteration is :60</text:p>
      <text:p text:style-name="P3">woa_tlbo_fitness is :667.74</text:p>
      <text:p text:style-name="P3">Iteration is :90</text:p>
      <text:p text:style-name="P3">woa_tlbo_fitness is :647.676</text:p>
      <text:p text:style-name="P3">Iteration is :120</text:p>
      <text:p text:style-name="P3">woa_tlbo_fitness is :647.676</text:p>
      <text:p text:style-name="P3">Iteration is :150</text:p>
      <text:p text:style-name="P3">woa_tlbo_fitness is :594.877</text:p>
      <text:p text:style-name="P3">Iteration is :180</text:p>
      <text:p text:style-name="P3">woa_tlbo_fitness is :594.877</text:p>
      <text:p text:style-name="P3">Iteration is :210</text:p>
      <text:p text:style-name="P3">woa_tlbo_fitness is :594.877</text:p>
      <text:p text:style-name="P3">Iteration is :240</text:p>
      <text:p text:style-name="P3">woa_tlbo_fitness is :552.278</text:p>
      <text:p text:style-name="P3">Iteration is :270</text:p>
      <text:p text:style-name="P3">woa_tlbo_fitness is :552.278</text:p>
      <text:p text:style-name="P3"><text:soft-page-break/>Iteration is :450</text:p>
      <text:p text:style-name="P3">woa_tlbo_fitness is :310.475</text:p>
      <text:p text:style-name="P3">Iteration is :660</text:p>
      <text:p text:style-name="P3">woa_tlbo_fitness is :246.198</text:p>
      <text:p text:style-name="P3">Iteration is :1050</text:p>
      <text:p text:style-name="P3">woa_tlbo_fitness is :233.844</text:p>
      <text:p text:style-name="P3">Iteration is :1500</text:p>
      <text:p text:style-name="P3">woa_tlbo_fitness is :185.072</text:p>
      <text:p text:style-name="P3">Iteration is :2400</text:p>
      <text:p text:style-name="P3">woa_tlbo_fitness is :151.01</text:p>
      <text:p text:style-name="P3">woa_tlbo_fitness: <text:s/>61.9418</text:p>
      <text:p text:style-name="P3">3.98739 <text:s/>2.96392 <text:s/>1.63743 <text:s/>3.29067 <text:s/>5.48152 <text:s/>1.98244 <text:s/>1.29771 <text:s/></text:p>
      <text:p text:style-name="P3">time = 3058.68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83.61</text:p>
      <text:p text:style-name="P3">Iteration is :60</text:p>
      <text:p text:style-name="P3">woa_tlbo_fitness is :789.582</text:p>
      <text:p text:style-name="P3">Iteration is :90</text:p>
      <text:p text:style-name="P3">woa_tlbo_fitness is :705.32</text:p>
      <text:p text:style-name="P3">Iteration is :120</text:p>
      <text:p text:style-name="P3">woa_tlbo_fitness is :705.32</text:p>
      <text:p text:style-name="P3">Iteration is :150</text:p>
      <text:p text:style-name="P3">woa_tlbo_fitness is :521.207</text:p>
      <text:p text:style-name="P3">Iteration is :180</text:p>
      <text:p text:style-name="P3">woa_tlbo_fitness is :521.207</text:p>
      <text:p text:style-name="P3">Iteration is :210</text:p>
      <text:p text:style-name="P3">woa_tlbo_fitness is :521.207</text:p>
      <text:p text:style-name="P3">Iteration is :240</text:p>
      <text:p text:style-name="P3">woa_tlbo_fitness is :506.073</text:p>
      <text:p text:style-name="P3">Iteration is :270</text:p>
      <text:p text:style-name="P3">woa_tlbo_fitness is :423.069</text:p>
      <text:p text:style-name="P3">Iteration is :450</text:p>
      <text:p text:style-name="P3">woa_tlbo_fitness is :291.873</text:p>
      <text:p text:style-name="P3">Iteration is :660</text:p>
      <text:p text:style-name="P3">woa_tlbo_fitness is :275.382</text:p>
      <text:p text:style-name="P3">Iteration is :1050</text:p>
      <text:p text:style-name="P3">woa_tlbo_fitness is :93.2198</text:p>
      <text:p text:style-name="P3">Iteration is :1500</text:p>
      <text:p text:style-name="P3">woa_tlbo_fitness is :60.3241</text:p>
      <text:p text:style-name="P3">Iteration is :2400</text:p>
      <text:p text:style-name="P3">woa_tlbo_fitness is :59.2339</text:p>
      <text:p text:style-name="P3">woa_tlbo_fitness: <text:s/>59.2338</text:p>
      <text:p text:style-name="P3">3.9918 <text:s/>2.95772 <text:s/>1.58191 <text:s/>3.3 <text:s/>5.53343 <text:s/>1.99256 <text:s/>1.2854 <text:s/></text:p>
      <text:p text:style-name="P3">time = 3054.52s</text:p>
      <text:p text:style-name="P3">第4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656.95</text:p>
      <text:p text:style-name="P3"><text:soft-page-break/>Iteration is :60</text:p>
      <text:p text:style-name="P3">woa_tlbo_fitness is :1103.09</text:p>
      <text:p text:style-name="P3">Iteration is :90</text:p>
      <text:p text:style-name="P3">woa_tlbo_fitness is :1103.09</text:p>
      <text:p text:style-name="P3">Iteration is :120</text:p>
      <text:p text:style-name="P3">woa_tlbo_fitness is :993.557</text:p>
      <text:p text:style-name="P3">Iteration is :150</text:p>
      <text:p text:style-name="P3">woa_tlbo_fitness is :894.467</text:p>
      <text:p text:style-name="P3">Iteration is :180</text:p>
      <text:p text:style-name="P3">woa_tlbo_fitness is :878.102</text:p>
      <text:p text:style-name="P3">Iteration is :210</text:p>
      <text:p text:style-name="P3">woa_tlbo_fitness is :641.546</text:p>
      <text:p text:style-name="P3">Iteration is :240</text:p>
      <text:p text:style-name="P3">woa_tlbo_fitness is :641.546</text:p>
      <text:p text:style-name="P3">Iteration is :270</text:p>
      <text:p text:style-name="P3">woa_tlbo_fitness is :641.546</text:p>
      <text:p text:style-name="P3">Iteration is :450</text:p>
      <text:p text:style-name="P3">woa_tlbo_fitness is :612.422</text:p>
      <text:p text:style-name="P3">Iteration is :660</text:p>
      <text:p text:style-name="P3">woa_tlbo_fitness is :487.285</text:p>
      <text:p text:style-name="P3">Iteration is :1050</text:p>
      <text:p text:style-name="P3">woa_tlbo_fitness is :365.393</text:p>
      <text:p text:style-name="P3">Iteration is :1500</text:p>
      <text:p text:style-name="P3">woa_tlbo_fitness is :193.91</text:p>
      <text:p text:style-name="P3">Iteration is :2400</text:p>
      <text:p text:style-name="P3">woa_tlbo_fitness is :169.326</text:p>
      <text:p text:style-name="P3">woa_tlbo_fitness: <text:s/>169.036</text:p>
      <text:p text:style-name="P3">4.3205 <text:s/>3.14159 <text:s/>3.70491 <text:s/>3.75823 <text:s/>3.27767 <text:s/>1.62645 <text:s/>1.17552 <text:s/></text:p>
      <text:p text:style-name="P3">time = 3056.77s</text:p>
      <text:p text:style-name="P3">第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04.89</text:p>
      <text:p text:style-name="P3">Iteration is :60</text:p>
      <text:p text:style-name="P3">woa_tlbo_fitness is :791.001</text:p>
      <text:p text:style-name="P3">Iteration is :90</text:p>
      <text:p text:style-name="P3">woa_tlbo_fitness is :783.75</text:p>
      <text:p text:style-name="P3">Iteration is :120</text:p>
      <text:p text:style-name="P3">woa_tlbo_fitness is :378.724</text:p>
      <text:p text:style-name="P3">Iteration is :150</text:p>
      <text:p text:style-name="P3">woa_tlbo_fitness is :375.059</text:p>
      <text:p text:style-name="P3">Iteration is :180</text:p>
      <text:p text:style-name="P3">woa_tlbo_fitness is :324.168</text:p>
      <text:p text:style-name="P3">Iteration is :210</text:p>
      <text:p text:style-name="P3">woa_tlbo_fitness is :242.744</text:p>
      <text:p text:style-name="P3">Iteration is :240</text:p>
      <text:p text:style-name="P3">woa_tlbo_fitness is :221.675</text:p>
      <text:p text:style-name="P3">Iteration is :270</text:p>
      <text:p text:style-name="P3">woa_tlbo_fitness is :221.675</text:p>
      <text:p text:style-name="P3">Iteration is :450</text:p>
      <text:p text:style-name="P3">woa_tlbo_fitness is :126.706</text:p>
      <text:p text:style-name="P3"><text:soft-page-break/>Iteration is :660</text:p>
      <text:p text:style-name="P3">woa_tlbo_fitness is :98.3689</text:p>
      <text:p text:style-name="P3">Iteration is :1050</text:p>
      <text:p text:style-name="P3">woa_tlbo_fitness is :84.735</text:p>
      <text:p text:style-name="P3">Iteration is :1500</text:p>
      <text:p text:style-name="P3">woa_tlbo_fitness is :83.9571</text:p>
      <text:p text:style-name="P3">Iteration is :2400</text:p>
      <text:p text:style-name="P3">woa_tlbo_fitness is :82.8995</text:p>
      <text:p text:style-name="P3">woa_tlbo_fitness: <text:s/>82.7938</text:p>
      <text:p text:style-name="P3">4.33238 <text:s/>2.83555 <text:s/>-1.75997 <text:s/>3.58815 <text:s/>2.42452 <text:s/>1.70233 <text:s/>1.2974 <text:s/></text:p>
      <text:p text:style-name="P3">time = 3055s</text:p>
      <text:p text:style-name="P3">第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08.9</text:p>
      <text:p text:style-name="P3">Iteration is :60</text:p>
      <text:p text:style-name="P3">woa_tlbo_fitness is :620.416</text:p>
      <text:p text:style-name="P3">Iteration is :90</text:p>
      <text:p text:style-name="P3">woa_tlbo_fitness is :620.416</text:p>
      <text:p text:style-name="P3">Iteration is :120</text:p>
      <text:p text:style-name="P3">woa_tlbo_fitness is :456.877</text:p>
      <text:p text:style-name="P3">Iteration is :150</text:p>
      <text:p text:style-name="P3">woa_tlbo_fitness is :302.534</text:p>
      <text:p text:style-name="P3">Iteration is :180</text:p>
      <text:p text:style-name="P3">woa_tlbo_fitness is :195.574</text:p>
      <text:p text:style-name="P3">Iteration is :210</text:p>
      <text:p text:style-name="P3">woa_tlbo_fitness is :180.832</text:p>
      <text:p text:style-name="P3">Iteration is :240</text:p>
      <text:p text:style-name="P3">woa_tlbo_fitness is :152.07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------------------------------------------------------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30.24</text:p>
      <text:p text:style-name="P3">Iteration is :60</text:p>
      <text:p text:style-name="P3">woa_tlbo_fitness is :1430.24</text:p>
      <text:p text:style-name="P3">Iteration is :90</text:p>
      <text:p text:style-name="P3">woa_tlbo_fitness is :1430.24</text:p>
      <text:p text:style-name="P3">Iteration is :120</text:p>
      <text:p text:style-name="P3">woa_tlbo_fitness is :1430.24</text:p>
      <text:p text:style-name="P3">Iteration is :150</text:p>
      <text:p text:style-name="P3">woa_tlbo_fitness is :1193.54</text:p>
      <text:p text:style-name="P3">Iteration is :180</text:p>
      <text:p text:style-name="P3">woa_tlbo_fitness is :531.371</text:p>
      <text:p text:style-name="P3">Iteration is :210</text:p>
      <text:p text:style-name="P3">woa_tlbo_fitness is :531.371</text:p>
      <text:p text:style-name="P3">Iteration is :240</text:p>
      <text:p text:style-name="P3">woa_tlbo_fitness is :531.371</text:p>
      <text:p text:style-name="P3">Iteration is :270</text:p>
      <text:p text:style-name="P3">woa_tlbo_fitness is :531.371</text:p>
      <text:p text:style-name="P3">Iteration is :450</text:p>
      <text:p text:style-name="P3">woa_tlbo_fitness is :249.481</text:p>
      <text:p text:style-name="P3">Iteration is :660</text:p>
      <text:p text:style-name="P3">woa_tlbo_fitness is :224.505</text:p>
      <text:p text:style-name="P3">Iteration is :1050</text:p>
      <text:p text:style-name="P3">woa_tlbo_fitness is :132.258</text:p>
      <text:p text:style-name="P3">Iteration is :1500</text:p>
      <text:p text:style-name="P3">woa_tlbo_fitness is :73.7713</text:p>
      <text:p text:style-name="P3">Iteration is :2400</text:p>
      <text:p text:style-name="P3">woa_tlbo_fitness is :22.4344</text:p>
      <text:p text:style-name="P3">woa_tlbo_fitness: <text:s/>13.6571</text:p>
      <text:p text:style-name="P3">1.21615 <text:s/>0.785506 <text:s/>2.4279 <text:s/>3.83609 <text:s/>1.40104 <text:s/>1.96354 <text:s/>1.4364 <text:s/></text:p>
      <text:p text:style-name="P3">time = 3029.48s</text:p>
      <text:p text:style-name="P3">第1次搜索......</text:p>
      <text:p text:style-name="P3">WOA 初始化完成......</text:p>
      <text:p text:style-name="P3"><text:soft-page-break/>TLBO 初始化完成......</text:p>
      <text:p text:style-name="P3">Iteration is :30</text:p>
      <text:p text:style-name="P3">woa_tlbo_fitness is :1380.77</text:p>
      <text:p text:style-name="P3">Iteration is :60</text:p>
      <text:p text:style-name="P3">woa_tlbo_fitness is :1155.96</text:p>
      <text:p text:style-name="P3">Iteration is :90</text:p>
      <text:p text:style-name="P3">woa_tlbo_fitness is :973.116</text:p>
      <text:p text:style-name="P3">Iteration is :120</text:p>
      <text:p text:style-name="P3">woa_tlbo_fitness is :843.051</text:p>
      <text:p text:style-name="P3">Iteration is :150</text:p>
      <text:p text:style-name="P3">woa_tlbo_fitness is :645.094</text:p>
      <text:p text:style-name="P3">Iteration is :180</text:p>
      <text:p text:style-name="P3">woa_tlbo_fitness is :645.094</text:p>
      <text:p text:style-name="P3">Iteration is :210</text:p>
      <text:p text:style-name="P3">woa_tlbo_fitness is :458.074</text:p>
      <text:p text:style-name="P3">Iteration is :240</text:p>
      <text:p text:style-name="P3">woa_tlbo_fitness is :400.074</text:p>
      <text:p text:style-name="P3">Iteration is :270</text:p>
      <text:p text:style-name="P3">woa_tlbo_fitness is :348.817</text:p>
      <text:p text:style-name="P3">Iteration is :450</text:p>
      <text:p text:style-name="P3">woa_tlbo_fitness is :123.535</text:p>
      <text:p text:style-name="P3">Iteration is :660</text:p>
      <text:p text:style-name="P3">woa_tlbo_fitness is :60.2674</text:p>
      <text:p text:style-name="P3">Iteration is :1050</text:p>
      <text:p text:style-name="P3">woa_tlbo_fitness is :54.851</text:p>
      <text:p text:style-name="P3">Iteration is :1500</text:p>
      <text:p text:style-name="P3">woa_tlbo_fitness is :42.166</text:p>
      <text:p text:style-name="P3">Iteration is :2400</text:p>
      <text:p text:style-name="P3">woa_tlbo_fitness is :38.3373</text:p>
      <text:p text:style-name="P3">woa_tlbo_fitness: <text:s/>37.9432</text:p>
      <text:p text:style-name="P3">3.84234 <text:s/>2.6831 <text:s/>0.669569 <text:s/>3.52613 <text:s/>0.191807 <text:s/>1.97384 <text:s/>1.34845 <text:s/></text:p>
      <text:p text:style-name="P3">time = 3027.3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04.56</text:p>
      <text:p text:style-name="P3">Iteration is :60</text:p>
      <text:p text:style-name="P3">woa_tlbo_fitness is :1375.58</text:p>
      <text:p text:style-name="P3">Iteration is :90</text:p>
      <text:p text:style-name="P3">woa_tlbo_fitness is :1078.48</text:p>
      <text:p text:style-name="P3">Iteration is :120</text:p>
      <text:p text:style-name="P3">woa_tlbo_fitness is :990.191</text:p>
      <text:p text:style-name="P3">Iteration is :150</text:p>
      <text:p text:style-name="P3">woa_tlbo_fitness is :964.893</text:p>
      <text:p text:style-name="P3">Iteration is :180</text:p>
      <text:p text:style-name="P3">woa_tlbo_fitness is :963.272</text:p>
      <text:p text:style-name="P3">Iteration is :210</text:p>
      <text:p text:style-name="P3">woa_tlbo_fitness is :761.406</text:p>
      <text:p text:style-name="P3">Iteration is :240</text:p>
      <text:p text:style-name="P3">woa_tlbo_fitness is :655.406</text:p>
      <text:p text:style-name="P3">Iteration is :270</text:p>
      <text:p text:style-name="P3"><text:soft-page-break/>woa_tlbo_fitness is :604.21</text:p>
      <text:p text:style-name="P3">Iteration is :450</text:p>
      <text:p text:style-name="P3">woa_tlbo_fitness is :525.644</text:p>
      <text:p text:style-name="P3">Iteration is :660</text:p>
      <text:p text:style-name="P3">woa_tlbo_fitness is :392.141</text:p>
      <text:p text:style-name="P3">Iteration is :1050</text:p>
      <text:p text:style-name="P3">woa_tlbo_fitness is :186.049</text:p>
      <text:p text:style-name="P3">Iteration is :1500</text:p>
      <text:p text:style-name="P3">woa_tlbo_fitness is :103.659</text:p>
      <text:p text:style-name="P3">Iteration is :2400</text:p>
      <text:p text:style-name="P3">woa_tlbo_fitness is :91.9436</text:p>
      <text:p text:style-name="P3">woa_tlbo_fitness: <text:s/>90.5366</text:p>
      <text:p text:style-name="P3">1.09511 <text:s/>0.56789 <text:s/>2.85009 <text:s/>-2.59947 <text:s/>-2.19102 <text:s/>-2.09434 <text:s/>-1.69987 <text:s/></text:p>
      <text:p text:style-name="P3">time = 3027.08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74.56</text:p>
      <text:p text:style-name="P3">Iteration is :60</text:p>
      <text:p text:style-name="P3">woa_tlbo_fitness is :1389.08</text:p>
      <text:p text:style-name="P3">Iteration is :90</text:p>
      <text:p text:style-name="P3">woa_tlbo_fitness is :1383.32</text:p>
      <text:p text:style-name="P3">Iteration is :120</text:p>
      <text:p text:style-name="P3">woa_tlbo_fitness is :720.431</text:p>
      <text:p text:style-name="P3">Iteration is :150</text:p>
      <text:p text:style-name="P3">woa_tlbo_fitness is :704.776</text:p>
      <text:p text:style-name="P3">Iteration is :180</text:p>
      <text:p text:style-name="P3">woa_tlbo_fitness is :704.776</text:p>
      <text:p text:style-name="P3">Iteration is :210</text:p>
      <text:p text:style-name="P3">woa_tlbo_fitness is :704.776</text:p>
      <text:p text:style-name="P3">Iteration is :240</text:p>
      <text:p text:style-name="P3">woa_tlbo_fitness is :704.776</text:p>
      <text:p text:style-name="P3">Iteration is :270</text:p>
      <text:p text:style-name="P3">woa_tlbo_fitness is :704.776</text:p>
      <text:p text:style-name="P3">Iteration is :450</text:p>
      <text:p text:style-name="P3">woa_tlbo_fitness is :482.181</text:p>
      <text:p text:style-name="P3">Iteration is :660</text:p>
      <text:p text:style-name="P3">woa_tlbo_fitness is :178.589</text:p>
      <text:p text:style-name="P3">Iteration is :1050</text:p>
      <text:p text:style-name="P3">woa_tlbo_fitness is :107.991</text:p>
      <text:p text:style-name="P3">Iteration is :1500</text:p>
      <text:p text:style-name="P3">woa_tlbo_fitness is :97.3081</text:p>
      <text:p text:style-name="P3">--------------------------<text:span text:style-name="T1">2 个levy-------------------------------------------------------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(base) </text:p>
      <text:p text:style-name="P3"># lirun @ lirun-desktop in ~/Desktop/trajectory_planning/bin [16:50:19] C:130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38.09</text:p>
      <text:p text:style-name="P3">Iteration is :60</text:p>
      <text:p text:style-name="P3">woa_tlbo_fitness is :902.592</text:p>
      <text:p text:style-name="P3">Iteration is :90</text:p>
      <text:p text:style-name="P3">woa_tlbo_fitness is :902.592</text:p>
      <text:p text:style-name="P3">Iteration is :120</text:p>
      <text:p text:style-name="P3">woa_tlbo_fitness is :884.009</text:p>
      <text:p text:style-name="P3">Iteration is :150</text:p>
      <text:p text:style-name="P3">woa_tlbo_fitness is :766.044</text:p>
      <text:p text:style-name="P3">Iteration is :180</text:p>
      <text:p text:style-name="P3">woa_tlbo_fitness is :576.823</text:p>
      <text:p text:style-name="P3">Iteration is :210</text:p>
      <text:p text:style-name="P3">woa_tlbo_fitness is :466.073</text:p>
      <text:p text:style-name="P3">Iteration is :240</text:p>
      <text:p text:style-name="P3">woa_tlbo_fitness is :466.073</text:p>
      <text:p text:style-name="P3">Iteration is :270</text:p>
      <text:p text:style-name="P3">woa_tlbo_fitness is :466.073</text:p>
      <text:p text:style-name="P3">Iteration is :450</text:p>
      <text:p text:style-name="P3">woa_tlbo_fitness is :162.508</text:p>
      <text:p text:style-name="P3">Iteration is :660</text:p>
      <text:p text:style-name="P3">woa_tlbo_fitness is :144.347</text:p>
      <text:p text:style-name="P3">Iteration is :1050</text:p>
      <text:p text:style-name="P3">woa_tlbo_fitness is :143.688</text:p>
      <text:p text:style-name="P3">Iteration is :1500</text:p>
      <text:p text:style-name="P3">woa_tlbo_fitness is :143.688</text:p>
      <text:p text:style-name="P3">Iteration is :2400</text:p>
      <text:p text:style-name="P3">woa_tlbo_fitness is :142.274</text:p>
      <text:p text:style-name="P3">woa_tlbo_fitness: <text:s/>108.868</text:p>
      <text:p text:style-name="P3">4.11467 <text:s/>2.95818 <text:s/>2.60555 <text:s/>3.21229 <text:s/>4.42712 <text:s/>1.94499 <text:s/>1.24818 <text:s/></text:p>
      <text:p text:style-name="P3">time = 3043.46s</text:p>
      <text:p text:style-name="P3"><text:soft-page-break/>第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55.55</text:p>
      <text:p text:style-name="P3">Iteration is :60</text:p>
      <text:p text:style-name="P3">woa_tlbo_fitness is :834.944</text:p>
      <text:p text:style-name="P3">Iteration is :90</text:p>
      <text:p text:style-name="P3">woa_tlbo_fitness is :558.652</text:p>
      <text:p text:style-name="P3">Iteration is :120</text:p>
      <text:p text:style-name="P3">woa_tlbo_fitness is :558.652</text:p>
      <text:p text:style-name="P3">Iteration is :150</text:p>
      <text:p text:style-name="P3">woa_tlbo_fitness is :534.952</text:p>
      <text:p text:style-name="P3">Iteration is :180</text:p>
      <text:p text:style-name="P3">woa_tlbo_fitness is :452.001</text:p>
      <text:p text:style-name="P3">Iteration is :210</text:p>
      <text:p text:style-name="P3">woa_tlbo_fitness is :239.292</text:p>
      <text:p text:style-name="P3">Iteration is :240</text:p>
      <text:p text:style-name="P3">woa_tlbo_fitness is :202.656</text:p>
      <text:p text:style-name="P3">Iteration is :270</text:p>
      <text:p text:style-name="P3">woa_tlbo_fitness is :155.592</text:p>
      <text:p text:style-name="P3">Iteration is :450</text:p>
      <text:p text:style-name="P3">woa_tlbo_fitness is :61.7639</text:p>
      <text:p text:style-name="P3">Iteration is :660</text:p>
      <text:p text:style-name="P3">woa_tlbo_fitness is :19.1141</text:p>
      <text:p text:style-name="P3">Iteration is :1050</text:p>
      <text:p text:style-name="P3">woa_tlbo_fitness is :15.5095</text:p>
      <text:p text:style-name="P3">Iteration is :1500</text:p>
      <text:p text:style-name="P3">woa_tlbo_fitness is :15.3905</text:p>
      <text:p text:style-name="P3">Iteration is :2400</text:p>
      <text:p text:style-name="P3">woa_tlbo_fitness is :15.3045</text:p>
      <text:p text:style-name="P3">woa_tlbo_fitness: <text:s/>15.2906</text:p>
      <text:p text:style-name="P3">-5.25667 <text:s/>0.581229 <text:s/>-4.12533 <text:s/>-2.76302 <text:s/>-1.54005 <text:s/>-1.98492 <text:s/>-1.82491 <text:s/></text:p>
      <text:p text:style-name="P3">time = 3043.52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39.49</text:p>
      <text:p text:style-name="P3">Iteration is :60</text:p>
      <text:p text:style-name="P3">woa_tlbo_fitness is :1255.5</text:p>
      <text:p text:style-name="P3">Iteration is :90</text:p>
      <text:p text:style-name="P3">woa_tlbo_fitness is :1255.5</text:p>
      <text:p text:style-name="P3">Iteration is :120</text:p>
      <text:p text:style-name="P3">woa_tlbo_fitness is :1240.91</text:p>
      <text:p text:style-name="P3">Iteration is :150</text:p>
      <text:p text:style-name="P3">woa_tlbo_fitness is :927.628</text:p>
      <text:p text:style-name="P3">Iteration is :180</text:p>
      <text:p text:style-name="P3">woa_tlbo_fitness is :603.287</text:p>
      <text:p text:style-name="P3">Iteration is :210</text:p>
      <text:p text:style-name="P3">woa_tlbo_fitness is :603.287</text:p>
      <text:p text:style-name="P3">Iteration is :240</text:p>
      <text:p text:style-name="P3"><text:soft-page-break/>woa_tlbo_fitness is :603.287</text:p>
      <text:p text:style-name="P3">Iteration is :270</text:p>
      <text:p text:style-name="P3">woa_tlbo_fitness is :603.287</text:p>
      <text:p text:style-name="P3">Iteration is :450</text:p>
      <text:p text:style-name="P3">woa_tlbo_fitness is :275.912</text:p>
      <text:p text:style-name="P3">Iteration is :660</text:p>
      <text:p text:style-name="P3">woa_tlbo_fitness is :183.03</text:p>
      <text:p text:style-name="P3">Iteration is :1050</text:p>
      <text:p text:style-name="P3">woa_tlbo_fitness is :91.998</text:p>
      <text:p text:style-name="P3">Iteration is :1500</text:p>
      <text:p text:style-name="P3">woa_tlbo_fitness is :89.1847</text:p>
      <text:p text:style-name="P3">Iteration is :2400</text:p>
      <text:p text:style-name="P3">woa_tlbo_fitness is :41.9336</text:p>
      <text:p text:style-name="P3">woa_tlbo_fitness: <text:s/>40.5493</text:p>
      <text:p text:style-name="P3">3.85947 <text:s/>2.52918 <text:s/>0.161137 <text:s/>3.65658 <text:s/>3.96689 <text:s/>-1.96387 <text:s/>4.69738 <text:s/></text:p>
      <text:p text:style-name="P3">time = 3037.9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42.1</text:p>
      <text:p text:style-name="P3">Iteration is :60</text:p>
      <text:p text:style-name="P3">woa_tlbo_fitness is :1088.97</text:p>
      <text:p text:style-name="P3">Iteration is :90</text:p>
      <text:p text:style-name="P3">woa_tlbo_fitness is :1088.97</text:p>
      <text:p text:style-name="P3">Iteration is :120</text:p>
      <text:p text:style-name="P3">woa_tlbo_fitness is :1034.8</text:p>
      <text:p text:style-name="P3">Iteration is :150</text:p>
      <text:p text:style-name="P3">woa_tlbo_fitness is :666.348</text:p>
      <text:p text:style-name="P3">Iteration is :180</text:p>
      <text:p text:style-name="P3">woa_tlbo_fitness is :385.579</text:p>
      <text:p text:style-name="P3">Iteration is :210</text:p>
      <text:p text:style-name="P3">woa_tlbo_fitness is :369.816</text:p>
      <text:p text:style-name="P3">Iteration is :240</text:p>
      <text:p text:style-name="P3">woa_tlbo_fitness is :319.868</text:p>
      <text:p text:style-name="P3">Iteration is :270</text:p>
      <text:p text:style-name="P3">woa_tlbo_fitness is :319.868</text:p>
      <text:p text:style-name="P3">Iteration is :450</text:p>
      <text:p text:style-name="P3">woa_tlbo_fitness is :297.831</text:p>
      <text:p text:style-name="P3">Iteration is :660</text:p>
      <text:p text:style-name="P3">woa_tlbo_fitness is :262.504</text:p>
      <text:p text:style-name="P3">Iteration is :1050</text:p>
      <text:p text:style-name="P3">woa_tlbo_fitness is :189.684</text:p>
      <text:p text:style-name="P3">Iteration is :1500</text:p>
      <text:p text:style-name="P3">woa_tlbo_fitness is :153.42</text:p>
      <text:p text:style-name="P3">Iteration is :2400</text:p>
      <text:p text:style-name="P3">woa_tlbo_fitness is :68.5443</text:p>
      <text:p text:style-name="P3">woa_tlbo_fitness: <text:s/>15.9846</text:p>
      <text:p text:style-name="P3">1.02729 <text:s/>0.189009 <text:s/>3.71057 <text:s/>2.90489 <text:s/>0.11557 <text:s/>1.84516 <text:s/>1.20329 <text:s/></text:p>
      <text:p text:style-name="P3">time = 3040.93s</text:p>
      <text:p text:style-name="P3">第4次搜索......</text:p>
      <text:p text:style-name="P3">WOA 初始化完成......</text:p>
      <text:p text:style-name="P3"><text:soft-page-break/>TLBO 初始化完成......</text:p>
      <text:p text:style-name="P3">Iteration is :30</text:p>
      <text:p text:style-name="P3">woa_tlbo_fitness is :1255.77</text:p>
      <text:p text:style-name="P3">Iteration is :60</text:p>
      <text:p text:style-name="P3">woa_tlbo_fitness is :1107.66</text:p>
      <text:p text:style-name="P3">Iteration is :90</text:p>
      <text:p text:style-name="P3">woa_tlbo_fitness is :782.548</text:p>
      <text:p text:style-name="P3">Iteration is :120</text:p>
      <text:p text:style-name="P3">woa_tlbo_fitness is :780.135</text:p>
      <text:p text:style-name="P3">Iteration is :150</text:p>
      <text:p text:style-name="P3">woa_tlbo_fitness is :393.531</text:p>
      <text:p text:style-name="P3">Iteration is :180</text:p>
      <text:p text:style-name="P3">woa_tlbo_fitness is :280.699</text:p>
      <text:p text:style-name="P3">Iteration is :210</text:p>
      <text:p text:style-name="P3">woa_tlbo_fitness is :264.271</text:p>
      <text:p text:style-name="P3">Iteration is :240</text:p>
      <text:p text:style-name="P3">woa_tlbo_fitness is :264.271</text:p>
      <text:p text:style-name="P3">Iteration is :270</text:p>
      <text:p text:style-name="P3">woa_tlbo_fitness is :169.235</text:p>
      <text:p text:style-name="P3">Iteration is :450</text:p>
      <text:p text:style-name="P3">woa_tlbo_fitness is :118.659</text:p>
      <text:p text:style-name="P3">Iteration is :660</text:p>
      <text:p text:style-name="P3">woa_tlbo_fitness is :115.642</text:p>
      <text:p text:style-name="P3">Iteration is :1050</text:p>
      <text:p text:style-name="P3">woa_tlbo_fitness is :114.935</text:p>
      <text:p text:style-name="P3">Iteration is :1500</text:p>
      <text:p text:style-name="P3">woa_tlbo_fitness is :113.329</text:p>
      <text:p text:style-name="P3">Iteration is :2400</text:p>
      <text:p text:style-name="P3">woa_tlbo_fitness is :91.2552</text:p>
      <text:p text:style-name="P3">woa_tlbo_fitness: <text:s/>73.6993</text:p>
      <text:p text:style-name="P3">3.90057 <text:s/>3.08397 <text:s/>2.24983 <text:s/>3.62638 <text:s/>4.81786 <text:s/>1.98875 <text:s/>1.07272 <text:s/></text:p>
      <text:p text:style-name="P3">time = 3039.93s</text:p>
      <text:p text:style-name="P3">第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250.69</text:p>
      <text:p text:style-name="P3">Iteration is :60</text:p>
      <text:p text:style-name="P3">woa_tlbo_fitness is :983.422</text:p>
      <text:p text:style-name="P3">Iteration is :90</text:p>
      <text:p text:style-name="P3">woa_tlbo_fitness is :983.422</text:p>
      <text:p text:style-name="P3">Iteration is :120</text:p>
      <text:p text:style-name="P3">woa_tlbo_fitness is :928.71</text:p>
      <text:p text:style-name="P3">Iteration is :150</text:p>
      <text:p text:style-name="P3">woa_tlbo_fitness is :814.654</text:p>
      <text:p text:style-name="P3">Iteration is :180</text:p>
      <text:p text:style-name="P3">woa_tlbo_fitness is :814.654</text:p>
      <text:p text:style-name="P3">Iteration is :210</text:p>
      <text:p text:style-name="P3">woa_tlbo_fitness is :804.102</text:p>
      <text:p text:style-name="P3">Iteration is :240</text:p>
      <text:p text:style-name="P3">woa_tlbo_fitness is :804.102</text:p>
      <text:p text:style-name="P3">Iteration is :270</text:p>
      <text:p text:style-name="P3"><text:soft-page-break/>woa_tlbo_fitness is :647.297</text:p>
      <text:p text:style-name="P3">Iteration is :450</text:p>
      <text:p text:style-name="P3">woa_tlbo_fitness is :276.629</text:p>
      <text:p text:style-name="P3">Iteration is :660</text:p>
      <text:p text:style-name="P3">woa_tlbo_fitness is :242.708</text:p>
      <text:p text:style-name="P3">Iteration is :1050</text:p>
      <text:p text:style-name="P3">woa_tlbo_fitness is :166.824</text:p>
      <text:p text:style-name="P3">Iteration is :1500</text:p>
      <text:p text:style-name="P3">woa_tlbo_fitness is :129.222</text:p>
      <text:p text:style-name="P3">Iteration is :2400</text:p>
      <text:p text:style-name="P3">woa_tlbo_fitness is :81.4903</text:p>
      <text:p text:style-name="P3">woa_tlbo_fitness: <text:s/>76.7914</text:p>
      <text:p text:style-name="P3">-5.26208 <text:s/>0.0134973 <text:s/>-2.55608 <text:s/>-3.75679 <text:s/>-3.16276 <text:s/>-1.81161 <text:s/>-1.90658 <text:s/></text:p>
      <text:p text:style-name="P3">time = 3038.63s</text:p>
      <text:p text:style-name="P3">第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59.79</text:p>
      <text:p text:style-name="P3">Iteration is :60</text:p>
      <text:p text:style-name="P3">woa_tlbo_fitness is :913.546</text:p>
      <text:p text:style-name="P3">Iteration is :90</text:p>
      <text:p text:style-name="P3">woa_tlbo_fitness is :758.897</text:p>
      <text:p text:style-name="P3">Iteration is :120</text:p>
      <text:p text:style-name="P3">woa_tlbo_fitness is :758.897</text:p>
      <text:p text:style-name="P3">Iteration is :150</text:p>
      <text:p text:style-name="P3">woa_tlbo_fitness is :734.073</text:p>
      <text:p text:style-name="P3">Iteration is :180</text:p>
      <text:p text:style-name="P3">woa_tlbo_fitness is :688.747</text:p>
      <text:p text:style-name="P3">Iteration is :210</text:p>
      <text:p text:style-name="P3">woa_tlbo_fitness is :598.077</text:p>
      <text:p text:style-name="P3">Iteration is :240</text:p>
      <text:p text:style-name="P3">woa_tlbo_fitness is :549.756</text:p>
      <text:p text:style-name="P3">Iteration is :270</text:p>
      <text:p text:style-name="P3">woa_tlbo_fitness is :549.756</text:p>
      <text:p text:style-name="P3">Iteration is :450</text:p>
      <text:p text:style-name="P3">woa_tlbo_fitness is :171.815</text:p>
      <text:p text:style-name="P3">Iteration is :660</text:p>
      <text:p text:style-name="P3">woa_tlbo_fitness is :78.4042</text:p>
      <text:p text:style-name="P3">Iteration is :1050</text:p>
      <text:p text:style-name="P3">woa_tlbo_fitness is :68.905</text:p>
      <text:p text:style-name="P3">Iteration is :1500</text:p>
      <text:p text:style-name="P3">woa_tlbo_fitness is :68.6234</text:p>
      <text:p text:style-name="P3">Iteration is :2400</text:p>
      <text:p text:style-name="P3">woa_tlbo_fitness is :56.5799</text:p>
      <text:p text:style-name="P3">woa_tlbo_fitness: <text:s/>56.2018</text:p>
      <text:p text:style-name="P3">3.69024 <text:s/>2.3704 <text:s/>0.454833 <text:s/>3.93171 <text:s/>0.602359 <text:s/>2.04249 <text:s/>1.51385 <text:s/></text:p>
      <text:p text:style-name="P3">time = 3039.29s</text:p>
      <text:p text:style-name="P3">第7次搜索......</text:p>
      <text:p text:style-name="P3">WOA 初始化完成......</text:p>
      <text:p text:style-name="P3">TLBO 初始化完成......</text:p>
      <text:p text:style-name="P3">Iteration is :30</text:p>
      <text:p text:style-name="P3"><text:soft-page-break/>woa_tlbo_fitness is :1715.95</text:p>
      <text:p text:style-name="P3">Iteration is :60</text:p>
      <text:p text:style-name="P3">woa_tlbo_fitness is :1222.5</text:p>
      <text:p text:style-name="P3">Iteration is :90</text:p>
      <text:p text:style-name="P3">woa_tlbo_fitness is :1221.16</text:p>
      <text:p text:style-name="P3">Iteration is :120</text:p>
      <text:p text:style-name="P3">woa_tlbo_fitness is :765.511</text:p>
      <text:p text:style-name="P3">Iteration is :150</text:p>
      <text:p text:style-name="P3">woa_tlbo_fitness is :582.78</text:p>
      <text:p text:style-name="P3">Iteration is :180</text:p>
      <text:p text:style-name="P3">woa_tlbo_fitness is :351.106</text:p>
      <text:p text:style-name="P3">Iteration is :210</text:p>
      <text:p text:style-name="P3">woa_tlbo_fitness is :245.593</text:p>
      <text:p text:style-name="P3">Iteration is :240</text:p>
      <text:p text:style-name="P3">woa_tlbo_fitness is :126.019</text:p>
      <text:p text:style-name="P3">Iteration is :270</text:p>
      <text:p text:style-name="P3">woa_tlbo_fitness is :90.036</text:p>
      <text:p text:style-name="P3">Iteration is :450</text:p>
      <text:p text:style-name="P3">woa_tlbo_fitness is :44.877</text:p>
      <text:p text:style-name="P3">Iteration is :660</text:p>
      <text:p text:style-name="P3">woa_tlbo_fitness is :36.7193</text:p>
      <text:p text:style-name="P3">Iteration is :1050</text:p>
      <text:p text:style-name="P3">woa_tlbo_fitness is :23.4509</text:p>
      <text:p text:style-name="P3">Iteration is :1500</text:p>
      <text:p text:style-name="P3">woa_tlbo_fitness is :22.7636</text:p>
      <text:p text:style-name="P3">Iteration is :2400</text:p>
      <text:p text:style-name="P3">woa_tlbo_fitness is :22.6779</text:p>
      <text:p text:style-name="P3">woa_tlbo_fitness: <text:s/>22.6779</text:p>
      <text:p text:style-name="P3">1.05018 <text:s/>0.615851 <text:s/>2.53615 <text:s/>3.49146 <text:s/>1.33576 <text:s/>1.9346 <text:s/>1.28818 <text:s/></text:p>
      <text:p text:style-name="P3">time = 3044.75s</text:p>
      <text:p text:style-name="P3">第8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018.34</text:p>
      <text:p text:style-name="P3">Iteration is :60</text:p>
      <text:p text:style-name="P3">woa_tlbo_fitness is :1018.34</text:p>
      <text:p text:style-name="P3">Iteration is :90</text:p>
      <text:p text:style-name="P3">woa_tlbo_fitness is :1018.34</text:p>
      <text:p text:style-name="P3">Iteration is :120</text:p>
      <text:p text:style-name="P3">woa_tlbo_fitness is :857.419</text:p>
      <text:p text:style-name="P3">Iteration is :150</text:p>
      <text:p text:style-name="P3">woa_tlbo_fitness is :734.603</text:p>
      <text:p text:style-name="P3">Iteration is :180</text:p>
      <text:p text:style-name="P3">woa_tlbo_fitness is :553.829</text:p>
      <text:p text:style-name="P3">Iteration is :210</text:p>
      <text:p text:style-name="P3">woa_tlbo_fitness is :360.88</text:p>
      <text:p text:style-name="P3">Iteration is :240</text:p>
      <text:p text:style-name="P3">woa_tlbo_fitness is :300.349</text:p>
      <text:p text:style-name="P3">Iteration is :270</text:p>
      <text:p text:style-name="P3">woa_tlbo_fitness is :238.057</text:p>
      <text:p text:style-name="P3">Iteration is :450</text:p>
      <text:p text:style-name="P3"><text:soft-page-break/>woa_tlbo_fitness is :134.73</text:p>
      <text:p text:style-name="P3">Iteration is :660</text:p>
      <text:p text:style-name="P3">woa_tlbo_fitness is :118.886</text:p>
      <text:p text:style-name="P3">Iteration is :1050</text:p>
      <text:p text:style-name="P3">woa_tlbo_fitness is :109.803</text:p>
      <text:p text:style-name="P3">Iteration is :1500</text:p>
      <text:p text:style-name="P3">woa_tlbo_fitness is :108.495</text:p>
      <text:p text:style-name="P3">Iteration is :2400</text:p>
      <text:p text:style-name="P3">woa_tlbo_fitness is :107.582</text:p>
      <text:p text:style-name="P3">woa_tlbo_fitness: <text:s/>101.67</text:p>
      <text:p text:style-name="P3">-5.47343 <text:s/>0.531062 <text:s/>-3.77145 <text:s/>-3.06324 <text:s/>-1.86825 <text:s/>-1.93316 <text:s/>-1.95639 <text:s/></text:p>
      <text:p text:style-name="P3">time = 3043.5s</text:p>
      <text:p text:style-name="P3">第9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09.41</text:p>
      <text:p text:style-name="P3">Iteration is :60</text:p>
      <text:p text:style-name="P3">woa_tlbo_fitness is :1309.41</text:p>
      <text:p text:style-name="P3">Iteration is :90</text:p>
      <text:p text:style-name="P3">woa_tlbo_fitness is :767.821</text:p>
      <text:p text:style-name="P3">Iteration is :120</text:p>
      <text:p text:style-name="P3">woa_tlbo_fitness is :767.821</text:p>
      <text:p text:style-name="P3">Iteration is :150</text:p>
      <text:p text:style-name="P3">woa_tlbo_fitness is :767.821</text:p>
      <text:p text:style-name="P3">Iteration is :180</text:p>
      <text:p text:style-name="P3">woa_tlbo_fitness is :717.684</text:p>
      <text:p text:style-name="P3">Iteration is :210</text:p>
      <text:p text:style-name="P3">woa_tlbo_fitness is :544.1</text:p>
      <text:p text:style-name="P3">Iteration is :240</text:p>
      <text:p text:style-name="P3">woa_tlbo_fitness is :544.1</text:p>
      <text:p text:style-name="P3">Iteration is :270</text:p>
      <text:p text:style-name="P3">woa_tlbo_fitness is :231.412</text:p>
      <text:p text:style-name="P3">Iteration is :450</text:p>
      <text:p text:style-name="P3">woa_tlbo_fitness is :144.461</text:p>
      <text:p text:style-name="P3">Iteration is :660</text:p>
      <text:p text:style-name="P3">woa_tlbo_fitness is :122.202</text:p>
      <text:p text:style-name="P3">Iteration is :1050</text:p>
      <text:p text:style-name="P3">woa_tlbo_fitness is :120.727</text:p>
      <text:p text:style-name="P3">Iteration is :1500</text:p>
      <text:p text:style-name="P3">woa_tlbo_fitness is :120.721</text:p>
      <text:p text:style-name="P3">Iteration is :2400</text:p>
      <text:p text:style-name="P3">woa_tlbo_fitness is :120.721</text:p>
      <text:p text:style-name="P3">woa_tlbo_fitness: <text:s/>120.607</text:p>
      <text:p text:style-name="P3">3.46457 <text:s/>3.05297 <text:s/>2.10297 <text:s/>4.23615 <text:s/>-1.31355 <text:s/>2.01963 <text:s/>0.86667 <text:s/></text:p>
      <text:p text:style-name="P3">time = 3033.19s</text:p>
      <text:p text:style-name="P3">第1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21.19</text:p>
      <text:p text:style-name="P3">Iteration is :60</text:p>
      <text:p text:style-name="P3"><text:soft-page-break/>woa_tlbo_fitness is :1000.04</text:p>
      <text:p text:style-name="P3">Iteration is :90</text:p>
      <text:p text:style-name="P3">woa_tlbo_fitness is :637.833</text:p>
      <text:p text:style-name="P3">Iteration is :120</text:p>
      <text:p text:style-name="P3">woa_tlbo_fitness is :637.833</text:p>
      <text:p text:style-name="P3">Iteration is :150</text:p>
      <text:p text:style-name="P3">woa_tlbo_fitness is :637.833</text:p>
      <text:p text:style-name="P3">Iteration is :180</text:p>
      <text:p text:style-name="P3">woa_tlbo_fitness is :637.833</text:p>
      <text:p text:style-name="P3">Iteration is :210</text:p>
      <text:p text:style-name="P3">woa_tlbo_fitness is :627.763</text:p>
      <text:p text:style-name="P3">Iteration is :240</text:p>
      <text:p text:style-name="P3">woa_tlbo_fitness is :460.683</text:p>
      <text:p text:style-name="P3">Iteration is :270</text:p>
      <text:p text:style-name="P3">woa_tlbo_fitness is :460.683</text:p>
      <text:p text:style-name="P3">Iteration is :450</text:p>
      <text:p text:style-name="P3">woa_tlbo_fitness is :339.944</text:p>
      <text:p text:style-name="P3">Iteration is :660</text:p>
      <text:p text:style-name="P3">woa_tlbo_fitness is :309.498</text:p>
      <text:p text:style-name="P3">Iteration is :1050</text:p>
      <text:p text:style-name="P3">woa_tlbo_fitness is :284.238</text:p>
      <text:p text:style-name="P3">Iteration is :1500</text:p>
      <text:p text:style-name="P3">woa_tlbo_fitness is :183.629</text:p>
      <text:p text:style-name="P3">Iteration is :2400</text:p>
      <text:p text:style-name="P3">woa_tlbo_fitness is :135.171</text:p>
      <text:p text:style-name="P3">woa_tlbo_fitness: <text:s/>125.162</text:p>
      <text:p text:style-name="P3">-4.96322 <text:s/>0.146585 <text:s/>-1.58621 <text:s/>-3.81554 <text:s/>-4.1624 <text:s/>-1.98742 <text:s/>-1.69315 <text:s/></text:p>
      <text:p text:style-name="P3">time = 3039.3s</text:p>
      <text:p text:style-name="P3">第1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992.41</text:p>
      <text:p text:style-name="P3">Iteration is :60</text:p>
      <text:p text:style-name="P3">woa_tlbo_fitness is :992.41</text:p>
      <text:p text:style-name="P3">Iteration is :90</text:p>
      <text:p text:style-name="P3">woa_tlbo_fitness is :992.41</text:p>
      <text:p text:style-name="P3">Iteration is :120</text:p>
      <text:p text:style-name="P3">woa_tlbo_fitness is :935.59</text:p>
      <text:p text:style-name="P3">Iteration is :150</text:p>
      <text:p text:style-name="P3">woa_tlbo_fitness is :935.59</text:p>
      <text:p text:style-name="P3">Iteration is :180</text:p>
      <text:p text:style-name="P3">woa_tlbo_fitness is :862.356</text:p>
      <text:p text:style-name="P3">Iteration is :210</text:p>
      <text:p text:style-name="P3">woa_tlbo_fitness is :862.356</text:p>
      <text:p text:style-name="P3">Iteration is :240</text:p>
      <text:p text:style-name="P3">woa_tlbo_fitness is :862.356</text:p>
      <text:p text:style-name="P3">Iteration is :270</text:p>
      <text:p text:style-name="P3">woa_tlbo_fitness is :862.356</text:p>
      <text:p text:style-name="P3">Iteration is :450</text:p>
      <text:p text:style-name="P3">woa_tlbo_fitness is :501.02</text:p>
      <text:p text:style-name="P3">Iteration is :660</text:p>
      <text:p text:style-name="P3"><text:soft-page-break/>woa_tlbo_fitness is :189.991</text:p>
      <text:p text:style-name="P3">Iteration is :1050</text:p>
      <text:p text:style-name="P3">woa_tlbo_fitness is :82.8642</text:p>
      <text:p text:style-name="P3">Iteration is :1500</text:p>
      <text:p text:style-name="P3">woa_tlbo_fitness is :75.1263</text:p>
      <text:p text:style-name="P3">Iteration is :2400</text:p>
      <text:p text:style-name="P3">woa_tlbo_fitness is :71.5746</text:p>
      <text:p text:style-name="P3">woa_tlbo_fitness: <text:s/>67.8644</text:p>
      <text:p text:style-name="P3">0.910743 <text:s/>0.0986935 <text:s/>2.62748 <text:s/>-3.60148 <text:s/>1.10448 <text:s/>1.87162 <text:s/>0.973232 <text:s/></text:p>
      <text:p text:style-name="P3">time = 3040.99s</text:p>
      <text:p text:style-name="P3">第1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906.104</text:p>
      <text:p text:style-name="P3">Iteration is :60</text:p>
      <text:p text:style-name="P3">woa_tlbo_fitness is :906.104</text:p>
      <text:p text:style-name="P3">Iteration is :90</text:p>
      <text:p text:style-name="P3">woa_tlbo_fitness is :906.104</text:p>
      <text:p text:style-name="P3">Iteration is :120</text:p>
      <text:p text:style-name="P3">woa_tlbo_fitness is :586.727</text:p>
      <text:p text:style-name="P3">Iteration is :150</text:p>
      <text:p text:style-name="P3">woa_tlbo_fitness is :358.742</text:p>
      <text:p text:style-name="P3">Iteration is :180</text:p>
      <text:p text:style-name="P3">woa_tlbo_fitness is :270.918</text:p>
      <text:p text:style-name="P3">Iteration is :210</text:p>
      <text:p text:style-name="P3">woa_tlbo_fitness is :249.743</text:p>
      <text:p text:style-name="P3">Iteration is :240</text:p>
      <text:p text:style-name="P3">woa_tlbo_fitness is :246.618</text:p>
      <text:p text:style-name="P3">Iteration is :270</text:p>
      <text:p text:style-name="P3">woa_tlbo_fitness is :239.559</text:p>
      <text:p text:style-name="P3">Iteration is :450</text:p>
      <text:p text:style-name="P3">woa_tlbo_fitness is :232.216</text:p>
      <text:p text:style-name="P3">Iteration is :660</text:p>
      <text:p text:style-name="P3">woa_tlbo_fitness is :204.347</text:p>
      <text:p text:style-name="P3">Iteration is :1050</text:p>
      <text:p text:style-name="P3">woa_tlbo_fitness is :79.3483</text:p>
      <text:p text:style-name="P3">Iteration is :1500</text:p>
      <text:p text:style-name="P3">woa_tlbo_fitness is :47.7283</text:p>
      <text:p text:style-name="P3">Iteration is :2400</text:p>
      <text:p text:style-name="P3">woa_tlbo_fitness is :10.0782</text:p>
      <text:p text:style-name="P3">woa_tlbo_fitness: <text:s/>5.6337</text:p>
      <text:p text:style-name="P3">1.50994 <text:s/>0.553687 <text:s/>5.11042 <text:s/>-3.9303 <text:s/>4.99181 <text:s/>1.91847 <text:s/>1.42916 <text:s/></text:p>
      <text:p text:style-name="P3">time = 3036.69s</text:p>
      <text:p text:style-name="P3">第1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796.912</text:p>
      <text:p text:style-name="P3">Iteration is :60</text:p>
      <text:p text:style-name="P3">woa_tlbo_fitness is :796.912</text:p>
      <text:p text:style-name="P3">Iteration is :90</text:p>
      <text:p text:style-name="P3"><text:soft-page-break/>woa_tlbo_fitness is :796.912</text:p>
      <text:p text:style-name="P3">Iteration is :120</text:p>
      <text:p text:style-name="P3">woa_tlbo_fitness is :796.912</text:p>
      <text:p text:style-name="P3">Iteration is :150</text:p>
      <text:p text:style-name="P3">woa_tlbo_fitness is :796.912</text:p>
      <text:p text:style-name="P3">Iteration is :180</text:p>
      <text:p text:style-name="P3">woa_tlbo_fitness is :796.912</text:p>
      <text:p text:style-name="P3">Iteration is :210</text:p>
      <text:p text:style-name="P3">woa_tlbo_fitness is :765.433</text:p>
      <text:p text:style-name="P3">Iteration is :240</text:p>
      <text:p text:style-name="P3">woa_tlbo_fitness is :700.308</text:p>
      <text:p text:style-name="P3">Iteration is :270</text:p>
      <text:p text:style-name="P3">woa_tlbo_fitness is :631.456</text:p>
      <text:p text:style-name="P3">Iteration is :450</text:p>
      <text:p text:style-name="P3">woa_tlbo_fitness is :411.133</text:p>
      <text:p text:style-name="P3">Iteration is :660</text:p>
      <text:p text:style-name="P3">woa_tlbo_fitness is :211.33</text:p>
      <text:p text:style-name="P3">Iteration is :1050</text:p>
      <text:p text:style-name="P3">woa_tlbo_fitness is :195.361</text:p>
      <text:p text:style-name="P3">Iteration is :1500</text:p>
      <text:p text:style-name="P3">woa_tlbo_fitness is :195.085</text:p>
      <text:p text:style-name="P3">Iteration is :2400</text:p>
      <text:p text:style-name="P3">woa_tlbo_fitness is :146.351</text:p>
      <text:p text:style-name="P3">woa_tlbo_fitness: <text:s/>138.594</text:p>
      <text:p text:style-name="P3">3.62782 <text:s/>2.96195 <text:s/>1.76325 <text:s/>3.69428 <text:s/>5.48905 <text:s/>2.03369 <text:s/>1.2438 <text:s/></text:p>
      <text:p text:style-name="P3">time = 3033.8s</text:p>
      <text:p text:style-name="P3">第14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34.17</text:p>
      <text:p text:style-name="P3">Iteration is :60</text:p>
      <text:p text:style-name="P3">woa_tlbo_fitness is :1140.92</text:p>
      <text:p text:style-name="P3">Iteration is :90</text:p>
      <text:p text:style-name="P3">woa_tlbo_fitness is :870.931</text:p>
      <text:p text:style-name="P3">Iteration is :120</text:p>
      <text:p text:style-name="P3">woa_tlbo_fitness is :648.451</text:p>
      <text:p text:style-name="P3">Iteration is :150</text:p>
      <text:p text:style-name="P3">woa_tlbo_fitness is :525.1</text:p>
      <text:p text:style-name="P3">Iteration is :180</text:p>
      <text:p text:style-name="P3">woa_tlbo_fitness is :439.27</text:p>
      <text:p text:style-name="P3">Iteration is :210</text:p>
      <text:p text:style-name="P3">woa_tlbo_fitness is :373.78</text:p>
      <text:p text:style-name="P3">Iteration is :240</text:p>
      <text:p text:style-name="P3">woa_tlbo_fitness is :359.936</text:p>
      <text:p text:style-name="P3">Iteration is :270</text:p>
      <text:p text:style-name="P3">woa_tlbo_fitness is :245.819</text:p>
      <text:p text:style-name="P3">Iteration is :450</text:p>
      <text:p text:style-name="P3">woa_tlbo_fitness is :235.791</text:p>
      <text:p text:style-name="P3">Iteration is :660</text:p>
      <text:p text:style-name="P3">woa_tlbo_fitness is :227.332</text:p>
      <text:p text:style-name="P3">Iteration is :1050</text:p>
      <text:p text:style-name="P3"><text:soft-page-break/>woa_tlbo_fitness is :111.612</text:p>
      <text:p text:style-name="P3">Iteration is :1500</text:p>
      <text:p text:style-name="P3">woa_tlbo_fitness is :107.237</text:p>
      <text:p text:style-name="P3">Iteration is :2400</text:p>
      <text:p text:style-name="P3">woa_tlbo_fitness is :106.685</text:p>
      <text:p text:style-name="P3">woa_tlbo_fitness: <text:s/>106.685</text:p>
      <text:p text:style-name="P3">1.0466 <text:s/>0.370495 <text:s/>-3.83365 <text:s/>-2.94895 <text:s/>-1.95654 <text:s/>-1.93516 <text:s/>-1.94656 <text:s/></text:p>
      <text:p text:style-name="P3">time = 3038.76s</text:p>
      <text:p text:style-name="P3">第1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888.272</text:p>
      <text:p text:style-name="P3">Iteration is :60</text:p>
      <text:p text:style-name="P3">woa_tlbo_fitness is :888.272</text:p>
      <text:p text:style-name="P3">Iteration is :90</text:p>
      <text:p text:style-name="P3">woa_tlbo_fitness is :888.272</text:p>
      <text:p text:style-name="P3">Iteration is :120</text:p>
      <text:p text:style-name="P3">woa_tlbo_fitness is :888.272</text:p>
      <text:p text:style-name="P3">Iteration is :150</text:p>
      <text:p text:style-name="P3">woa_tlbo_fitness is :667.152</text:p>
      <text:p text:style-name="P3">Iteration is :180</text:p>
      <text:p text:style-name="P3">woa_tlbo_fitness is :453.25</text:p>
      <text:p text:style-name="P3">Iteration is :210</text:p>
      <text:p text:style-name="P3">woa_tlbo_fitness is :337.836</text:p>
      <text:p text:style-name="P3">Iteration is :240</text:p>
      <text:p text:style-name="P3">woa_tlbo_fitness is :284.486</text:p>
      <text:p text:style-name="P3">Iteration is :270</text:p>
      <text:p text:style-name="P3">woa_tlbo_fitness is :284.486</text:p>
      <text:p text:style-name="P3">Iteration is :450</text:p>
      <text:p text:style-name="P3">woa_tlbo_fitness is :247.849</text:p>
      <text:p text:style-name="P3">Iteration is :660</text:p>
      <text:p text:style-name="P3">woa_tlbo_fitness is :247.849</text:p>
      <text:p text:style-name="P3">Iteration is :1050</text:p>
      <text:p text:style-name="P3">woa_tlbo_fitness is :242.281</text:p>
      <text:p text:style-name="P3">Iteration is :1500</text:p>
      <text:p text:style-name="P3">woa_tlbo_fitness is :193.5</text:p>
      <text:p text:style-name="P3">Iteration is :2400</text:p>
      <text:p text:style-name="P3">woa_tlbo_fitness is :158.823</text:p>
      <text:p text:style-name="P3">woa_tlbo_fitness: <text:s/>158.773</text:p>
      <text:p text:style-name="P3">4.33431 <text:s/>3.01862 <text:s/>4.29724 <text:s/>3.54633 <text:s/>2.68385 <text:s/>1.76783 <text:s/>1.32959 <text:s/></text:p>
      <text:p text:style-name="P3">time = 3046.1s</text:p>
      <text:p text:style-name="P3">第1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64.27</text:p>
      <text:p text:style-name="P3">Iteration is :60</text:p>
      <text:p text:style-name="P3">woa_tlbo_fitness is :1153.06</text:p>
      <text:p text:style-name="P3">Iteration is :90</text:p>
      <text:p text:style-name="P3">woa_tlbo_fitness is :1104.65</text:p>
      <text:p text:style-name="P3">Iteration is :120</text:p>
      <text:p text:style-name="P3"><text:soft-page-break/>woa_tlbo_fitness is :706.164</text:p>
      <text:p text:style-name="P3">Iteration is :150</text:p>
      <text:p text:style-name="P3">woa_tlbo_fitness is :645.495</text:p>
      <text:p text:style-name="P3">Iteration is :180</text:p>
      <text:p text:style-name="P3">woa_tlbo_fitness is :391.702</text:p>
      <text:p text:style-name="P3">Iteration is :210</text:p>
      <text:p text:style-name="P3">woa_tlbo_fitness is :391.702</text:p>
      <text:p text:style-name="P3">Iteration is :240</text:p>
      <text:p text:style-name="P3">woa_tlbo_fitness is :338.058</text:p>
      <text:p text:style-name="P3">Iteration is :270</text:p>
      <text:p text:style-name="P3">woa_tlbo_fitness is :277.161</text:p>
      <text:p text:style-name="P3">Iteration is :450</text:p>
      <text:p text:style-name="P3">woa_tlbo_fitness is :179.899</text:p>
      <text:p text:style-name="P3">Iteration is :660</text:p>
      <text:p text:style-name="P3">woa_tlbo_fitness is :94.0755</text:p>
      <text:p text:style-name="P3">Iteration is :1050</text:p>
      <text:p text:style-name="P3">woa_tlbo_fitness is :81.4952</text:p>
      <text:p text:style-name="P3">Iteration is :1500</text:p>
      <text:p text:style-name="P3">woa_tlbo_fitness is :81.4787</text:p>
      <text:p text:style-name="P3">Iteration is :2400</text:p>
      <text:p text:style-name="P3">woa_tlbo_fitness is :63.6103</text:p>
      <text:p text:style-name="P3">woa_tlbo_fitness: <text:s/>54.0076</text:p>
      <text:p text:style-name="P3">1.11949 <text:s/>0.842322 <text:s/>2.74531 <text:s/>3.95807 <text:s/>1.18239 <text:s/>2.08422 <text:s/>1.51824 <text:s/></text:p>
      <text:p text:style-name="P3">time = 3034.3s</text:p>
      <text:p text:style-name="P3">第17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58.69</text:p>
      <text:p text:style-name="P3">Iteration is :60</text:p>
      <text:p text:style-name="P3">woa_tlbo_fitness is :778.337</text:p>
      <text:p text:style-name="P3">Iteration is :90</text:p>
      <text:p text:style-name="P3">woa_tlbo_fitness is :778.337</text:p>
      <text:p text:style-name="P3">Iteration is :120</text:p>
      <text:p text:style-name="P3">woa_tlbo_fitness is :778.337</text:p>
      <text:p text:style-name="P3">Iteration is :150</text:p>
      <text:p text:style-name="P3">woa_tlbo_fitness is :778.337</text:p>
      <text:p text:style-name="P3">Iteration is :180</text:p>
      <text:p text:style-name="P3">woa_tlbo_fitness is :778.337</text:p>
      <text:p text:style-name="P3">Iteration is :210</text:p>
      <text:p text:style-name="P3">woa_tlbo_fitness is :778.337</text:p>
      <text:p text:style-name="P3">Iteration is :240</text:p>
      <text:p text:style-name="P3">woa_tlbo_fitness is :778.337</text:p>
      <text:p text:style-name="P3">Iteration is :270</text:p>
      <text:p text:style-name="P3">woa_tlbo_fitness is :778.337</text:p>
      <text:p text:style-name="P3">Iteration is :450</text:p>
      <text:p text:style-name="P3">woa_tlbo_fitness is :541.602</text:p>
      <text:p text:style-name="P3">Iteration is :660</text:p>
      <text:p text:style-name="P3">woa_tlbo_fitness is :117.897</text:p>
      <text:p text:style-name="P3">Iteration is :1050</text:p>
      <text:p text:style-name="P3">woa_tlbo_fitness is :76.5028</text:p>
      <text:p text:style-name="P3">Iteration is :1500</text:p>
      <text:p text:style-name="P3"><text:soft-page-break/>woa_tlbo_fitness is :52.9569</text:p>
      <text:p text:style-name="P3">Iteration is :2400</text:p>
      <text:p text:style-name="P3">woa_tlbo_fitness is :51.2197</text:p>
      <text:p text:style-name="P3">woa_tlbo_fitness: <text:s/>51.0077</text:p>
      <text:p text:style-name="P3">-5.49833 <text:s/>0.150759 <text:s/>-3.23853 <text:s/>-3.59465 <text:s/>-2.46249 <text:s/>-1.87745 <text:s/>-2.08532 <text:s/></text:p>
      <text:p text:style-name="P3">time = 3035.57s</text:p>
      <text:p text:style-name="P3">第18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799.01</text:p>
      <text:p text:style-name="P3">Iteration is :60</text:p>
      <text:p text:style-name="P3">woa_tlbo_fitness is :799.01</text:p>
      <text:p text:style-name="P3">Iteration is :90</text:p>
      <text:p text:style-name="P3">woa_tlbo_fitness is :799.01</text:p>
      <text:p text:style-name="P3">Iteration is :120</text:p>
      <text:p text:style-name="P3">woa_tlbo_fitness is :799.01</text:p>
      <text:p text:style-name="P3">Iteration is :150</text:p>
      <text:p text:style-name="P3">woa_tlbo_fitness is :799.01</text:p>
      <text:p text:style-name="P3">Iteration is :180</text:p>
      <text:p text:style-name="P3">woa_tlbo_fitness is :799.01</text:p>
      <text:p text:style-name="P3">Iteration is :210</text:p>
      <text:p text:style-name="P3">woa_tlbo_fitness is :799.01</text:p>
      <text:p text:style-name="P3">Iteration is :240</text:p>
      <text:p text:style-name="P3">woa_tlbo_fitness is :615.84</text:p>
      <text:p text:style-name="P3">Iteration is :270</text:p>
      <text:p text:style-name="P3">woa_tlbo_fitness is :456.947</text:p>
      <text:p text:style-name="P3">Iteration is :450</text:p>
      <text:p text:style-name="P3">woa_tlbo_fitness is :325.889</text:p>
      <text:p text:style-name="P3">Iteration is :660</text:p>
      <text:p text:style-name="P3">woa_tlbo_fitness is :152.381</text:p>
      <text:p text:style-name="P3">Iteration is :1050</text:p>
      <text:p text:style-name="P3">woa_tlbo_fitness is :65.1297</text:p>
      <text:p text:style-name="P3">Iteration is :1500</text:p>
      <text:p text:style-name="P3">woa_tlbo_fitness is :63.9472</text:p>
      <text:p text:style-name="P3">Iteration is :2400</text:p>
      <text:p text:style-name="P3">woa_tlbo_fitness is :61.8907</text:p>
      <text:p text:style-name="P3">woa_tlbo_fitness: <text:s/>61.8478</text:p>
      <text:p text:style-name="P3">-5.44169 <text:s/>0.0792337 <text:s/>-3.03316 <text:s/>-3.69351 <text:s/>-2.67733 <text:s/>-1.82134 <text:s/>-2.05552 <text:s/></text:p>
      <text:p text:style-name="P3">time = 3043.9s</text:p>
      <text:p text:style-name="P3">第19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72.18</text:p>
      <text:p text:style-name="P3">Iteration is :60</text:p>
      <text:p text:style-name="P3">woa_tlbo_fitness is :1341.76</text:p>
      <text:p text:style-name="P3">Iteration is :90</text:p>
      <text:p text:style-name="P3">woa_tlbo_fitness is :814.488</text:p>
      <text:p text:style-name="P3">Iteration is :120</text:p>
      <text:p text:style-name="P3">woa_tlbo_fitness is :532.925</text:p>
      <text:p text:style-name="P3">Iteration is :150</text:p>
      <text:p text:style-name="P3"><text:soft-page-break/>woa_tlbo_fitness is :532.925</text:p>
      <text:p text:style-name="P3">Iteration is :180</text:p>
      <text:p text:style-name="P3">woa_tlbo_fitness is :532.925</text:p>
      <text:p text:style-name="P3">Iteration is :210</text:p>
      <text:p text:style-name="P3">woa_tlbo_fitness is :532.925</text:p>
      <text:p text:style-name="P3">Iteration is :240</text:p>
      <text:p text:style-name="P3">woa_tlbo_fitness is :532.925</text:p>
      <text:p text:style-name="P3">Iteration is :270</text:p>
      <text:p text:style-name="P3">woa_tlbo_fitness is :532.925</text:p>
      <text:p text:style-name="P3">Iteration is :450</text:p>
      <text:p text:style-name="P3">woa_tlbo_fitness is :502.67</text:p>
      <text:p text:style-name="P3">Iteration is :660</text:p>
      <text:p text:style-name="P3">woa_tlbo_fitness is :455.856</text:p>
      <text:p text:style-name="P3">Iteration is :1050</text:p>
      <text:p text:style-name="P3">woa_tlbo_fitness is :218.709</text:p>
      <text:p text:style-name="P3">Iteration is :1500</text:p>
      <text:p text:style-name="P3">woa_tlbo_fitness is :173.381</text:p>
      <text:p text:style-name="P3">Iteration is :2400</text:p>
      <text:p text:style-name="P3">woa_tlbo_fitness is :138.791</text:p>
      <text:p text:style-name="P3">woa_tlbo_fitness: <text:s/>137.208</text:p>
      <text:p text:style-name="P3">1.3205 <text:s/>0.0983503 <text:s/>1.11203 <text:s/>-2.90663 <text:s/>2.48431 <text:s/>1.87745 <text:s/>1.0687 <text:s/></text:p>
      <text:p text:style-name="P3">time = 3045.08s</text:p>
      <text:p text:style-name="P3"/>
      <text:p text:style-name="P3">第2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067.59</text:p>
      <text:p text:style-name="P3">Iteration is :60</text:p>
      <text:p text:style-name="P3">woa_tlbo_fitness is :1067.59</text:p>
      <text:p text:style-name="P3">Iteration is :90</text:p>
      <text:p text:style-name="P3">woa_tlbo_fitness is :650.599</text:p>
      <text:p text:style-name="P3">Iteration is :120</text:p>
      <text:p text:style-name="P3">woa_tlbo_fitness is :588.033</text:p>
      <text:p text:style-name="P3">Iteration is :150</text:p>
      <text:p text:style-name="P3">woa_tlbo_fitness is :586.119</text:p>
      <text:p text:style-name="P3">Iteration is :180</text:p>
      <text:p text:style-name="P3">woa_tlbo_fitness is :414.759</text:p>
      <text:p text:style-name="P3">Iteration is :210</text:p>
      <text:p text:style-name="P3">woa_tlbo_fitness is :398.412</text:p>
      <text:p text:style-name="P3">Iteration is :240</text:p>
      <text:p text:style-name="P3">woa_tlbo_fitness is :398.412</text:p>
      <text:p text:style-name="P3">Iteration is :270</text:p>
      <text:p text:style-name="P3">woa_tlbo_fitness is :398.412</text:p>
      <text:p text:style-name="P3">Iteration is :450</text:p>
      <text:p text:style-name="P3">woa_tlbo_fitness is :353.991</text:p>
      <text:p text:style-name="P3">Iteration is :660</text:p>
      <text:p text:style-name="P3">woa_tlbo_fitness is :339.486</text:p>
      <text:p text:style-name="P3">Iteration is :1050</text:p>
      <text:p text:style-name="P3">woa_tlbo_fitness is :286.5</text:p>
      <text:p text:style-name="P3">Iteration is :1500</text:p>
      <text:p text:style-name="P3">woa_tlbo_fitness is :257.429</text:p>
      <text:p text:style-name="P3"><text:soft-page-break/>Iteration is :2400</text:p>
      <text:p text:style-name="P3">woa_tlbo_fitness is :63.2162</text:p>
      <text:p text:style-name="P3">woa_tlbo_fitness: <text:s/>11.873</text:p>
      <text:p text:style-name="P3">-5.59249 <text:s/>0.528139 <text:s/>-4.98639 <text:s/>-3.44058 <text:s/>-0.637893 <text:s/>-2.09406 <text:s/>-2.18027 <text:s/></text:p>
      <text:p text:style-name="P3">time = 3036.4s</text:p>
      <text:p text:style-name="P3">第2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261.92</text:p>
      <text:p text:style-name="P3">Iteration is :60</text:p>
      <text:p text:style-name="P3">woa_tlbo_fitness is :688.274</text:p>
      <text:p text:style-name="P3">Iteration is :90</text:p>
      <text:p text:style-name="P3">woa_tlbo_fitness is :688.274</text:p>
      <text:p text:style-name="P3">Iteration is :120</text:p>
      <text:p text:style-name="P3">woa_tlbo_fitness is :688.274</text:p>
      <text:p text:style-name="P3">Iteration is :150</text:p>
      <text:p text:style-name="P3">woa_tlbo_fitness is :688.274</text:p>
      <text:p text:style-name="P3">Iteration is :180</text:p>
      <text:p text:style-name="P3">woa_tlbo_fitness is :688.274</text:p>
      <text:p text:style-name="P3">Iteration is :210</text:p>
      <text:p text:style-name="P3">woa_tlbo_fitness is :688.274</text:p>
      <text:p text:style-name="P3">Iteration is :240</text:p>
      <text:p text:style-name="P3">woa_tlbo_fitness is :688.274</text:p>
      <text:p text:style-name="P3">Iteration is :270</text:p>
      <text:p text:style-name="P3">woa_tlbo_fitness is :598.292</text:p>
      <text:p text:style-name="P3">Iteration is :450</text:p>
      <text:p text:style-name="P3">woa_tlbo_fitness is :276.494</text:p>
      <text:p text:style-name="P3">Iteration is :660</text:p>
      <text:p text:style-name="P3">woa_tlbo_fitness is :189.205</text:p>
      <text:p text:style-name="P3">Iteration is :1050</text:p>
      <text:p text:style-name="P3">woa_tlbo_fitness is :100.618</text:p>
      <text:p text:style-name="P3">Iteration is :1500</text:p>
      <text:p text:style-name="P3">woa_tlbo_fitness is :18.447</text:p>
      <text:p text:style-name="P3">Iteration is :2400</text:p>
      <text:p text:style-name="P3">woa_tlbo_fitness is :15.1031</text:p>
      <text:p text:style-name="P3">woa_tlbo_fitness: <text:s/>15.1031</text:p>
      <text:p text:style-name="P3">0.934828 <text:s/>0.402759 <text:s/>2.85515 <text:s/>3.1233 <text:s/>1.0076 <text:s/>1.9028 <text:s/>1.13758 <text:s/></text:p>
      <text:p text:style-name="P3">time = 3039.93s</text:p>
      <text:p text:style-name="P3">第2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08.89</text:p>
      <text:p text:style-name="P3">Iteration is :60</text:p>
      <text:p text:style-name="P3">woa_tlbo_fitness is :1186.86</text:p>
      <text:p text:style-name="P3">Iteration is :90</text:p>
      <text:p text:style-name="P3">woa_tlbo_fitness is :1159.07</text:p>
      <text:p text:style-name="P3">Iteration is :120</text:p>
      <text:p text:style-name="P3">woa_tlbo_fitness is :948.173</text:p>
      <text:p text:style-name="P3">Iteration is :150</text:p>
      <text:p text:style-name="P3">woa_tlbo_fitness is :837.694</text:p>
      <text:p text:style-name="P3"><text:soft-page-break/>Iteration is :180</text:p>
      <text:p text:style-name="P3">woa_tlbo_fitness is :837.694</text:p>
      <text:p text:style-name="P3">Iteration is :210</text:p>
      <text:p text:style-name="P3">woa_tlbo_fitness is :813.408</text:p>
      <text:p text:style-name="P3">Iteration is :240</text:p>
      <text:p text:style-name="P3">woa_tlbo_fitness is :600.437</text:p>
      <text:p text:style-name="P3">Iteration is :270</text:p>
      <text:p text:style-name="P3">woa_tlbo_fitness is :349.695</text:p>
      <text:p text:style-name="P3"/>
      <text:p text:style-name="P3"/>
      <text:p text:style-name="P3"/>
      <text:p text:style-name="P1">---------------------------------------------3个levy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 lirun @ lirun-desktop in ~/Desktop/trajectory_planning/bin [14:51:21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student_whale_count = <text:s text:c="2"/>10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02.06</text:p>
      <text:p text:style-name="P1">Iteration is :60</text:p>
      <text:p text:style-name="P1">woa_tlbo_fitness is :1402.06</text:p>
      <text:p text:style-name="P1">Iteration is :90</text:p>
      <text:p text:style-name="P1">woa_tlbo_fitness is :1103.59</text:p>
      <text:p text:style-name="P1">Iteration is :120</text:p>
      <text:p text:style-name="P1">woa_tlbo_fitness is :1103.59</text:p>
      <text:p text:style-name="P1">Iteration is :150</text:p>
      <text:p text:style-name="P1">woa_tlbo_fitness is :1103.59</text:p>
      <text:p text:style-name="P1">Iteration is :180</text:p>
      <text:p text:style-name="P1">woa_tlbo_fitness is :770.478</text:p>
      <text:p text:style-name="P1">Iteration is :210</text:p>
      <text:p text:style-name="P1">woa_tlbo_fitness is :695.11</text:p>
      <text:p text:style-name="P1">Iteration is :240</text:p>
      <text:p text:style-name="P1">woa_tlbo_fitness is :695.11</text:p>
      <text:p text:style-name="P1">Iteration is :270</text:p>
      <text:p text:style-name="P1">woa_tlbo_fitness is :668.787</text:p>
      <text:p text:style-name="P1">Iteration is :450</text:p>
      <text:p text:style-name="P1">woa_tlbo_fitness is :584.067</text:p>
      <text:p text:style-name="P1">Iteration is :660</text:p>
      <text:p text:style-name="P1">woa_tlbo_fitness is :567.532</text:p>
      <text:p text:style-name="P1">Iteration is :1050</text:p>
      <text:p text:style-name="P1">woa_tlbo_fitness is :378.852</text:p>
      <text:p text:style-name="P1">Iteration is :1500</text:p>
      <text:p text:style-name="P1">woa_tlbo_fitness is :293.09</text:p>
      <text:p text:style-name="P1">Iteration is :2400</text:p>
      <text:p text:style-name="P1">woa_tlbo_fitness is :271.18</text:p>
      <text:p text:style-name="P1">best fitness found is: <text:s text:c="2"/>271.18</text:p>
      <text:p text:style-name="P1">1.29217 <text:s/>0.107473 <text:s/>-5.80268 <text:s/>-2.83919 <text:s/>2.98111 <text:s/>1.84397 <text:s/>0.947706 <text:s/></text:p>
      <text:p text:style-name="P1">time = 3048.36s</text:p>
      <text:p text:style-name="P1">第1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678.36</text:p>
      <text:p text:style-name="P1">Iteration is :60</text:p>
      <text:p text:style-name="P1">woa_tlbo_fitness is :1470.36</text:p>
      <text:p text:style-name="P1">Iteration is :90</text:p>
      <text:p text:style-name="P1">woa_tlbo_fitness is :1214.16</text:p>
      <text:p text:style-name="P1">Iteration is :120</text:p>
      <text:p text:style-name="P1">woa_tlbo_fitness is :1050.07</text:p>
      <text:p text:style-name="P1">Iteration is :150</text:p>
      <text:p text:style-name="P1">woa_tlbo_fitness is :970.172</text:p>
      <text:p text:style-name="P1">Iteration is :180</text:p>
      <text:p text:style-name="P1">woa_tlbo_fitness is :889.368</text:p>
      <text:p text:style-name="P1">Iteration is :210</text:p>
      <text:p text:style-name="P1">woa_tlbo_fitness is :889.368</text:p>
      <text:p text:style-name="P1">Iteration is :240</text:p>
      <text:p text:style-name="P1">woa_tlbo_fitness is :872.056</text:p>
      <text:p text:style-name="P1">Iteration is :270</text:p>
      <text:p text:style-name="P1">woa_tlbo_fitness is :690.574</text:p>
      <text:p text:style-name="P1">Iteration is :450</text:p>
      <text:p text:style-name="P1">woa_tlbo_fitness is :382.305</text:p>
      <text:p text:style-name="P1">Iteration is :660</text:p>
      <text:p text:style-name="P1">woa_tlbo_fitness is :284.584</text:p>
      <text:p text:style-name="P1">Iteration is :1050</text:p>
      <text:p text:style-name="P1">woa_tlbo_fitness is :245.13</text:p>
      <text:p text:style-name="P1">Iteration is :1500</text:p>
      <text:p text:style-name="P1">woa_tlbo_fitness is :244.545</text:p>
      <text:p text:style-name="P1">Iteration is :2400</text:p>
      <text:p text:style-name="P1">woa_tlbo_fitness is :213.314</text:p>
      <text:p text:style-name="P1">best fitness found is: <text:s text:c="2"/>196.591</text:p>
      <text:p text:style-name="P1">1.05679 <text:s/>0.568369 <text:s/>2.14927 <text:s/>3.20273 <text:s/>1.62968 <text:s/>1.88231 <text:s/>1.0199 <text:s/></text:p>
      <text:p text:style-name="P1">time = 3044.97s</text:p>
      <text:p text:style-name="P1">第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3.36</text:p>
      <text:p text:style-name="P1">Iteration is :60</text:p>
      <text:p text:style-name="P1">woa_tlbo_fitness is :1257.83</text:p>
      <text:p text:style-name="P1">Iteration is :90</text:p>
      <text:p text:style-name="P1">woa_tlbo_fitness is :1257.83</text:p>
      <text:p text:style-name="P1">Iteration is :120</text:p>
      <text:p text:style-name="P1">woa_tlbo_fitness is :1257.83</text:p>
      <text:p text:style-name="P1">Iteration is :150</text:p>
      <text:p text:style-name="P1">woa_tlbo_fitness is :939.02</text:p>
      <text:p text:style-name="P1">Iteration is :180</text:p>
      <text:p text:style-name="P1">woa_tlbo_fitness is :778.063</text:p>
      <text:p text:style-name="P1">Iteration is :210</text:p>
      <text:p text:style-name="P1">woa_tlbo_fitness is :644.796</text:p>
      <text:p text:style-name="P1">Iteration is :240</text:p>
      <text:p text:style-name="P1">woa_tlbo_fitness is :574.478</text:p>
      <text:p text:style-name="P1"><text:soft-page-break/>Iteration is :270</text:p>
      <text:p text:style-name="P1">woa_tlbo_fitness is :524.272</text:p>
      <text:p text:style-name="P1">Iteration is :450</text:p>
      <text:p text:style-name="P1">woa_tlbo_fitness is :361.993</text:p>
      <text:p text:style-name="P1">Iteration is :660</text:p>
      <text:p text:style-name="P1">woa_tlbo_fitness is :357.364</text:p>
      <text:p text:style-name="P1">Iteration is :1050</text:p>
      <text:p text:style-name="P1">woa_tlbo_fitness is :356.328</text:p>
      <text:p text:style-name="P1">Iteration is :1500</text:p>
      <text:p text:style-name="P1">woa_tlbo_fitness is :350.802</text:p>
      <text:p text:style-name="P1">Iteration is :2400</text:p>
      <text:p text:style-name="P1">woa_tlbo_fitness is :184.287</text:p>
      <text:p text:style-name="P1">best fitness found is: <text:s text:c="2"/>126.793</text:p>
      <text:p text:style-name="P1">1.33712 <text:s/>0.661804 <text:s/>1.90647 <text:s/>3.84838 <text:s/>1.8581 <text:s/>1.82211 <text:s/>1.43413 <text:s/></text:p>
      <text:p text:style-name="P1">time = 3046.02s</text:p>
      <text:p text:style-name="P1">第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821.46</text:p>
      <text:p text:style-name="P1">Iteration is :60</text:p>
      <text:p text:style-name="P1">woa_tlbo_fitness is :1320.28</text:p>
      <text:p text:style-name="P1">Iteration is :90</text:p>
      <text:p text:style-name="P1">woa_tlbo_fitness is :1177.54</text:p>
      <text:p text:style-name="P1">Iteration is :120</text:p>
      <text:p text:style-name="P1">woa_tlbo_fitness is :1177.54</text:p>
      <text:p text:style-name="P1">Iteration is :150</text:p>
      <text:p text:style-name="P1">woa_tlbo_fitness is :1177.54</text:p>
      <text:p text:style-name="P1">Iteration is :180</text:p>
      <text:p text:style-name="P1">woa_tlbo_fitness is :1016.5</text:p>
      <text:p text:style-name="P1">Iteration is :210</text:p>
      <text:p text:style-name="P1">woa_tlbo_fitness is :652.911</text:p>
      <text:p text:style-name="P1">Iteration is :240</text:p>
      <text:p text:style-name="P1">woa_tlbo_fitness is :652.911</text:p>
      <text:p text:style-name="P1">Iteration is :270</text:p>
      <text:p text:style-name="P1">woa_tlbo_fitness is :652.911</text:p>
      <text:p text:style-name="P1">Iteration is :450</text:p>
      <text:p text:style-name="P1">woa_tlbo_fitness is :530.808</text:p>
      <text:p text:style-name="P1">Iteration is :660</text:p>
      <text:p text:style-name="P1">woa_tlbo_fitness is :237.757</text:p>
      <text:p text:style-name="P1">Iteration is :1050</text:p>
      <text:p text:style-name="P1">woa_tlbo_fitness is :237.757</text:p>
      <text:p text:style-name="P1">Iteration is :1500</text:p>
      <text:p text:style-name="P1">woa_tlbo_fitness is :204.79</text:p>
      <text:p text:style-name="P1">Iteration is :2400</text:p>
      <text:p text:style-name="P1">woa_tlbo_fitness is :146.799</text:p>
      <text:p text:style-name="P1">best fitness found is: <text:s text:c="2"/>92.8604</text:p>
      <text:p text:style-name="P1">1.44866 <text:s/>0.662999 <text:s/>1.66625 <text:s/>3.9295 <text:s/>2.01042 <text:s/>1.73994 <text:s/>1.3981 <text:s/></text:p>
      <text:p text:style-name="P1">time = 3043.69s</text:p>
      <text:p text:style-name="P1">第4次搜索......</text:p>
      <text:p text:style-name="P1">WOA 初始化完成......</text:p>
      <text:p text:style-name="P1">TLBO 初始化完成......</text:p>
      <text:p text:style-name="P1"><text:soft-page-break/>Iteration is :30</text:p>
      <text:p text:style-name="P1">woa_tlbo_fitness is :938.423</text:p>
      <text:p text:style-name="P1">Iteration is :60</text:p>
      <text:p text:style-name="P1">woa_tlbo_fitness is :938.423</text:p>
      <text:p text:style-name="P1">Iteration is :90</text:p>
      <text:p text:style-name="P1">woa_tlbo_fitness is :926.84</text:p>
      <text:p text:style-name="P1">Iteration is :120</text:p>
      <text:p text:style-name="P1">woa_tlbo_fitness is :926.84</text:p>
      <text:p text:style-name="P1">Iteration is :150</text:p>
      <text:p text:style-name="P1">woa_tlbo_fitness is :926.84</text:p>
      <text:p text:style-name="P1">Iteration is :180</text:p>
      <text:p text:style-name="P1">woa_tlbo_fitness is :926.84</text:p>
      <text:p text:style-name="P1">Iteration is :210</text:p>
      <text:p text:style-name="P1">woa_tlbo_fitness is :747.004</text:p>
      <text:p text:style-name="P1">Iteration is :240</text:p>
      <text:p text:style-name="P1">woa_tlbo_fitness is :726.147</text:p>
      <text:p text:style-name="P1">Iteration is :270</text:p>
      <text:p text:style-name="P1">woa_tlbo_fitness is :726.147</text:p>
      <text:p text:style-name="P1">Iteration is :450</text:p>
      <text:p text:style-name="P1">woa_tlbo_fitness is :322.5</text:p>
      <text:p text:style-name="P1">Iteration is :660</text:p>
      <text:p text:style-name="P1">woa_tlbo_fitness is :322.5</text:p>
      <text:p text:style-name="P1">Iteration is :1050</text:p>
      <text:p text:style-name="P1">woa_tlbo_fitness is :215.89</text:p>
      <text:p text:style-name="P1">Iteration is :1500</text:p>
      <text:p text:style-name="P1">woa_tlbo_fitness is :214.204</text:p>
      <text:p text:style-name="P1">Iteration is :2400</text:p>
      <text:p text:style-name="P1">woa_tlbo_fitness is :155.328</text:p>
      <text:p text:style-name="P1">best fitness found is: <text:s text:c="2"/>154.871</text:p>
      <text:p text:style-name="P1">1.09887 <text:s/>0.0447709 <text:s/>6.26668 <text:s/>3.61062 <text:s/>0.708132 <text:s/>-1.96393 <text:s/>4.1845 <text:s/></text:p>
      <text:p text:style-name="P1">time = 3046.52s</text:p>
      <text:p text:style-name="P1">第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80.84</text:p>
      <text:p text:style-name="P1">Iteration is :60</text:p>
      <text:p text:style-name="P1">woa_tlbo_fitness is :1499.19</text:p>
      <text:p text:style-name="P1">Iteration is :90</text:p>
      <text:p text:style-name="P1">woa_tlbo_fitness is :1431.16</text:p>
      <text:p text:style-name="P1">Iteration is :120</text:p>
      <text:p text:style-name="P1">woa_tlbo_fitness is :1320.45</text:p>
      <text:p text:style-name="P1">Iteration is :150</text:p>
      <text:p text:style-name="P1">woa_tlbo_fitness is :1191.86</text:p>
      <text:p text:style-name="P1">Iteration is :180</text:p>
      <text:p text:style-name="P1">woa_tlbo_fitness is :1005.18</text:p>
      <text:p text:style-name="P1">Iteration is :210</text:p>
      <text:p text:style-name="P1">woa_tlbo_fitness is :1005.18</text:p>
      <text:p text:style-name="P1">Iteration is :240</text:p>
      <text:p text:style-name="P1">woa_tlbo_fitness is :844.59</text:p>
      <text:p text:style-name="P1">Iteration is :270</text:p>
      <text:p text:style-name="P1">woa_tlbo_fitness is :844.59</text:p>
      <text:p text:style-name="P1"><text:soft-page-break/>Iteration is :450</text:p>
      <text:p text:style-name="P1">woa_tlbo_fitness is :820.982</text:p>
      <text:p text:style-name="P1">Iteration is :660</text:p>
      <text:p text:style-name="P1">woa_tlbo_fitness is :625.75</text:p>
      <text:p text:style-name="P1">Iteration is :1050</text:p>
      <text:p text:style-name="P1">woa_tlbo_fitness is :481.92</text:p>
      <text:p text:style-name="P1">Iteration is :1500</text:p>
      <text:p text:style-name="P1">woa_tlbo_fitness is :467.756</text:p>
      <text:p text:style-name="P1">Iteration is :2400</text:p>
      <text:p text:style-name="P1">woa_tlbo_fitness is :220.763</text:p>
      <text:p text:style-name="P1">best fitness found is: <text:s text:c="2"/>198.604</text:p>
      <text:p text:style-name="P1">0.993356 <text:s/>0.521536 <text:s/>0.741169 <text:s/>3.16652 <text:s/>3.10265 <text:s/>1.92176 <text:s/>1.03637 <text:s/></text:p>
      <text:p text:style-name="P1">time = 3045.07s</text:p>
      <text:p text:style-name="P1">第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64.28</text:p>
      <text:p text:style-name="P1">Iteration is :60</text:p>
      <text:p text:style-name="P1">woa_tlbo_fitness is :905.532</text:p>
      <text:p text:style-name="P1">Iteration is :90</text:p>
      <text:p text:style-name="P1">woa_tlbo_fitness is :905.532</text:p>
      <text:p text:style-name="P1">Iteration is :120</text:p>
      <text:p text:style-name="P1">woa_tlbo_fitness is :905.532</text:p>
      <text:p text:style-name="P1">Iteration is :150</text:p>
      <text:p text:style-name="P1">woa_tlbo_fitness is :905.532</text:p>
      <text:p text:style-name="P1">Iteration is :180</text:p>
      <text:p text:style-name="P1">woa_tlbo_fitness is :905.532</text:p>
      <text:p text:style-name="P1">Iteration is :210</text:p>
      <text:p text:style-name="P1">woa_tlbo_fitness is :905.532</text:p>
      <text:p text:style-name="P1">Iteration is :240</text:p>
      <text:p text:style-name="P1">woa_tlbo_fitness is :859.607</text:p>
      <text:p text:style-name="P1">Iteration is :270</text:p>
      <text:p text:style-name="P1">woa_tlbo_fitness is :812.444</text:p>
      <text:p text:style-name="P1">Iteration is :450</text:p>
      <text:p text:style-name="P1">woa_tlbo_fitness is :500.959</text:p>
      <text:p text:style-name="P1">Iteration is :660</text:p>
      <text:p text:style-name="P1">woa_tlbo_fitness is :439.169</text:p>
      <text:p text:style-name="P1">Iteration is :1050</text:p>
      <text:p text:style-name="P1">woa_tlbo_fitness is :390.14</text:p>
      <text:p text:style-name="P1">Iteration is :1500</text:p>
      <text:p text:style-name="P1">woa_tlbo_fitness is :337.946</text:p>
      <text:p text:style-name="P1">Iteration is :2400</text:p>
      <text:p text:style-name="P1">woa_tlbo_fitness is :305.882</text:p>
      <text:p text:style-name="P1">best fitness found is: <text:s text:c="2"/>295.472</text:p>
      <text:p text:style-name="P1">0.746397 <text:s/>0.359189 <text:s/>2.41549 <text:s/>2.84823 <text:s/>-1.61267 <text:s/>-1.84033 <text:s/>4.24591 <text:s/></text:p>
      <text:p text:style-name="P1">time = 3044.74s</text:p>
      <text:p text:style-name="P1">第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27.72</text:p>
      <text:p text:style-name="P1"><text:soft-page-break/>Iteration is :60</text:p>
      <text:p text:style-name="P1">woa_tlbo_fitness is :1144.71</text:p>
      <text:p text:style-name="P1">Iteration is :90</text:p>
      <text:p text:style-name="P1">woa_tlbo_fitness is :1003.62</text:p>
      <text:p text:style-name="P1">Iteration is :120</text:p>
      <text:p text:style-name="P1">woa_tlbo_fitness is :1003.62</text:p>
      <text:p text:style-name="P1">Iteration is :150</text:p>
      <text:p text:style-name="P1">woa_tlbo_fitness is :759.342</text:p>
      <text:p text:style-name="P1">Iteration is :180</text:p>
      <text:p text:style-name="P1">woa_tlbo_fitness is :688.387</text:p>
      <text:p text:style-name="P1">Iteration is :210</text:p>
      <text:p text:style-name="P1">woa_tlbo_fitness is :630.724</text:p>
      <text:p text:style-name="P1">Iteration is :240</text:p>
      <text:p text:style-name="P1">woa_tlbo_fitness is :630.724</text:p>
      <text:p text:style-name="P1">Iteration is :270</text:p>
      <text:p text:style-name="P1">woa_tlbo_fitness is :630.724</text:p>
      <text:p text:style-name="P1">Iteration is :450</text:p>
      <text:p text:style-name="P1">woa_tlbo_fitness is :370.447</text:p>
      <text:p text:style-name="P1">Iteration is :660</text:p>
      <text:p text:style-name="P1">woa_tlbo_fitness is :194.71</text:p>
      <text:p text:style-name="P1">Iteration is :1050</text:p>
      <text:p text:style-name="P1">woa_tlbo_fitness is :159.438</text:p>
      <text:p text:style-name="P1">Iteration is :1500</text:p>
      <text:p text:style-name="P1">woa_tlbo_fitness is :159.171</text:p>
      <text:p text:style-name="P1">Iteration is :2400</text:p>
      <text:p text:style-name="P1">woa_tlbo_fitness is :153.697</text:p>
      <text:p text:style-name="P1">best fitness found is: <text:s text:c="2"/>129.533</text:p>
      <text:p text:style-name="P1">1.14753 <text:s/>0.603299 <text:s/>1.8757 <text:s/>3.53204 <text:s/>1.94364 <text:s/>1.81226 <text:s/>1.26348 <text:s/></text:p>
      <text:p text:style-name="P1">time = 3045.7s</text:p>
      <text:p text:style-name="P1">第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43.795</text:p>
      <text:p text:style-name="P1">Iteration is :60</text:p>
      <text:p text:style-name="P1">woa_tlbo_fitness is :905.291</text:p>
      <text:p text:style-name="P1">Iteration is :90</text:p>
      <text:p text:style-name="P1">woa_tlbo_fitness is :905.291</text:p>
      <text:p text:style-name="P1">Iteration is :120</text:p>
      <text:p text:style-name="P1">woa_tlbo_fitness is :905.291</text:p>
      <text:p text:style-name="P1">Iteration is :150</text:p>
      <text:p text:style-name="P1">woa_tlbo_fitness is :688.864</text:p>
      <text:p text:style-name="P1">Iteration is :180</text:p>
      <text:p text:style-name="P1">woa_tlbo_fitness is :510.883</text:p>
      <text:p text:style-name="P1">Iteration is :210</text:p>
      <text:p text:style-name="P1">woa_tlbo_fitness is :465.325</text:p>
      <text:p text:style-name="P1">Iteration is :240</text:p>
      <text:p text:style-name="P1">woa_tlbo_fitness is :412.764</text:p>
      <text:p text:style-name="P1">Iteration is :270</text:p>
      <text:p text:style-name="P1">woa_tlbo_fitness is :402.674</text:p>
      <text:p text:style-name="P1">Iteration is :450</text:p>
      <text:p text:style-name="P1">woa_tlbo_fitness is :381.742</text:p>
      <text:p text:style-name="P1"><text:soft-page-break/>Iteration is :660</text:p>
      <text:p text:style-name="P1">woa_tlbo_fitness is :336.281</text:p>
      <text:p text:style-name="P1">Iteration is :1050</text:p>
      <text:p text:style-name="P1">woa_tlbo_fitness is :190.996</text:p>
      <text:p text:style-name="P1">Iteration is :1500</text:p>
      <text:p text:style-name="P1">woa_tlbo_fitness is :100.383</text:p>
      <text:p text:style-name="P1">Iteration is :2400</text:p>
      <text:p text:style-name="P1">woa_tlbo_fitness is :100.225</text:p>
      <text:p text:style-name="P1">best fitness found is: <text:s text:c="2"/>100.195</text:p>
      <text:p text:style-name="P1">1.19227 <text:s/>0.712494 <text:s/>2.2423 <text:s/>3.72644 <text:s/>1.58129 <text:s/>1.88323 <text:s/>1.39456 <text:s/></text:p>
      <text:p text:style-name="P1">time = 3046.19s</text:p>
      <text:p text:style-name="P1">第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40.91</text:p>
      <text:p text:style-name="P1">Iteration is :60</text:p>
      <text:p text:style-name="P1">woa_tlbo_fitness is :1019</text:p>
      <text:p text:style-name="P1">Iteration is :90</text:p>
      <text:p text:style-name="P1">woa_tlbo_fitness is :937.407</text:p>
      <text:p text:style-name="P1">Iteration is :120</text:p>
      <text:p text:style-name="P1">woa_tlbo_fitness is :924.35</text:p>
      <text:p text:style-name="P1">Iteration is :150</text:p>
      <text:p text:style-name="P1">woa_tlbo_fitness is :798.983</text:p>
      <text:p text:style-name="P1">Iteration is :180</text:p>
      <text:p text:style-name="P1">woa_tlbo_fitness is :627.92</text:p>
      <text:p text:style-name="P1">Iteration is :210</text:p>
      <text:p text:style-name="P1">woa_tlbo_fitness is :627.92</text:p>
      <text:p text:style-name="P1">Iteration is :240</text:p>
      <text:p text:style-name="P1">woa_tlbo_fitness is :532.707</text:p>
      <text:p text:style-name="P1">Iteration is :270</text:p>
      <text:p text:style-name="P1">woa_tlbo_fitness is :532.707</text:p>
      <text:p text:style-name="P1">Iteration is :450</text:p>
      <text:p text:style-name="P1">woa_tlbo_fitness is :515.138</text:p>
      <text:p text:style-name="P1">Iteration is :660</text:p>
      <text:p text:style-name="P1">woa_tlbo_fitness is :504.533</text:p>
      <text:p text:style-name="P1">Iteration is :1050</text:p>
      <text:p text:style-name="P1">woa_tlbo_fitness is :502.433</text:p>
      <text:p text:style-name="P1">Iteration is :1500</text:p>
      <text:p text:style-name="P1">woa_tlbo_fitness is :502.365</text:p>
      <text:p text:style-name="P1">Iteration is :2400</text:p>
      <text:p text:style-name="P1">woa_tlbo_fitness is :342.442</text:p>
      <text:p text:style-name="P1">best fitness found is: <text:s text:c="2"/>330.069</text:p>
      <text:p text:style-name="P1">-5.05947 <text:s/>0.420553 <text:s/>-5.37861 <text:s/>-2.60132 <text:s/>-0.451528 <text:s/>-1.71146 <text:s/>-2.09949 <text:s/></text:p>
      <text:p text:style-name="P1">time = 3044.47s</text:p>
      <text:p text:style-name="P1">第1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27.34</text:p>
      <text:p text:style-name="P1">Iteration is :60</text:p>
      <text:p text:style-name="P1">woa_tlbo_fitness is :1458.35</text:p>
      <text:p text:style-name="P1"><text:soft-page-break/>Iteration is :90</text:p>
      <text:p text:style-name="P1">woa_tlbo_fitness is :965.355</text:p>
      <text:p text:style-name="P1">Iteration is :120</text:p>
      <text:p text:style-name="P1">woa_tlbo_fitness is :965.355</text:p>
      <text:p text:style-name="P1">Iteration is :150</text:p>
      <text:p text:style-name="P1">woa_tlbo_fitness is :965.355</text:p>
      <text:p text:style-name="P1">Iteration is :180</text:p>
      <text:p text:style-name="P1">woa_tlbo_fitness is :965.355</text:p>
      <text:p text:style-name="P1">Iteration is :210</text:p>
      <text:p text:style-name="P1">woa_tlbo_fitness is :965.355</text:p>
      <text:p text:style-name="P1">Iteration is :240</text:p>
      <text:p text:style-name="P1">woa_tlbo_fitness is :804.194</text:p>
      <text:p text:style-name="P1">Iteration is :270</text:p>
      <text:p text:style-name="P1">woa_tlbo_fitness is :747.021</text:p>
      <text:p text:style-name="P1">Iteration is :450</text:p>
      <text:p text:style-name="P1">woa_tlbo_fitness is :260.636</text:p>
      <text:p text:style-name="P1">Iteration is :660</text:p>
      <text:p text:style-name="P1">woa_tlbo_fitness is :248.066</text:p>
      <text:p text:style-name="P1">Iteration is :1050</text:p>
      <text:p text:style-name="P1">woa_tlbo_fitness is :213.287</text:p>
      <text:p text:style-name="P1">Iteration is :1500</text:p>
      <text:p text:style-name="P1">woa_tlbo_fitness is :206.574</text:p>
      <text:p text:style-name="P1">Iteration is :2400</text:p>
      <text:p text:style-name="P1">woa_tlbo_fitness is :151.199</text:p>
      <text:p text:style-name="P1">best fitness found is: <text:s text:c="2"/>128.468</text:p>
      <text:p text:style-name="P1">1.21293 <text:s/>0.618231 <text:s/>1.78405 <text:s/>3.60784 <text:s/>2.00232 <text:s/>1.78673 <text:s/>1.27537 <text:s/></text:p>
      <text:p text:style-name="P1">time = 3045.49s</text:p>
      <text:p text:style-name="P1">第1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61.11</text:p>
      <text:p text:style-name="P1">Iteration is :60</text:p>
      <text:p text:style-name="P1">woa_tlbo_fitness is :1119.64</text:p>
      <text:p text:style-name="P1">Iteration is :90</text:p>
      <text:p text:style-name="P1">woa_tlbo_fitness is :1119.64</text:p>
      <text:p text:style-name="P1">Iteration is :120</text:p>
      <text:p text:style-name="P1">woa_tlbo_fitness is :877.754</text:p>
      <text:p text:style-name="P1">Iteration is :150</text:p>
      <text:p text:style-name="P1">woa_tlbo_fitness is :877.754</text:p>
      <text:p text:style-name="P1">Iteration is :180</text:p>
      <text:p text:style-name="P1">woa_tlbo_fitness is :877.754</text:p>
      <text:p text:style-name="P1">Iteration is :210</text:p>
      <text:p text:style-name="P1">woa_tlbo_fitness is :877.754</text:p>
      <text:p text:style-name="P1">Iteration is :240</text:p>
      <text:p text:style-name="P1">woa_tlbo_fitness is :799.189</text:p>
      <text:p text:style-name="P1">Iteration is :270</text:p>
      <text:p text:style-name="P1">woa_tlbo_fitness is :672.216</text:p>
      <text:p text:style-name="P1">Iteration is :450</text:p>
      <text:p text:style-name="P1">woa_tlbo_fitness is :575.321</text:p>
      <text:p text:style-name="P1">Iteration is :660</text:p>
      <text:p text:style-name="P1">woa_tlbo_fitness is :518.48</text:p>
      <text:p text:style-name="P1"><text:soft-page-break/>Iteration is :1050</text:p>
      <text:p text:style-name="P1">woa_tlbo_fitness is :462.742</text:p>
      <text:p text:style-name="P1">Iteration is :1500</text:p>
      <text:p text:style-name="P1">woa_tlbo_fitness is :457.839</text:p>
      <text:p text:style-name="P1">Iteration is :2400</text:p>
      <text:p text:style-name="P1">woa_tlbo_fitness is :449.353</text:p>
      <text:p text:style-name="P1">best fitness found is: <text:s text:c="2"/>188.216</text:p>
      <text:p text:style-name="P1">1.075 <text:s/>0.856378 <text:s/>2.75377 <text:s/>3.92303 <text:s/>-1.9598 <text:s/>-2.06768 <text:s/>-1.62981 <text:s/></text:p>
      <text:p text:style-name="P1">time = 3046.1s</text:p>
      <text:p text:style-name="P1">第1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52.77</text:p>
      <text:p text:style-name="P1">Iteration is :60</text:p>
      <text:p text:style-name="P1">woa_tlbo_fitness is :1295.21</text:p>
      <text:p text:style-name="P1">Iteration is :90</text:p>
      <text:p text:style-name="P1">woa_tlbo_fitness is :1246.51</text:p>
      <text:p text:style-name="P1">Iteration is :120</text:p>
      <text:p text:style-name="P1">woa_tlbo_fitness is :1150.75</text:p>
      <text:p text:style-name="P1">Iteration is :150</text:p>
      <text:p text:style-name="P1">woa_tlbo_fitness is :1083.36</text:p>
      <text:p text:style-name="P1">Iteration is :180</text:p>
      <text:p text:style-name="P1">woa_tlbo_fitness is :680.213</text:p>
      <text:p text:style-name="P1">Iteration is :210</text:p>
      <text:p text:style-name="P1">woa_tlbo_fitness is :680.213</text:p>
      <text:p text:style-name="P1">Iteration is :240</text:p>
      <text:p text:style-name="P1">woa_tlbo_fitness is :680.213</text:p>
      <text:p text:style-name="P1">Iteration is :270</text:p>
      <text:p text:style-name="P1">woa_tlbo_fitness is :680.213</text:p>
      <text:p text:style-name="P1">Iteration is :450</text:p>
      <text:p text:style-name="P1">woa_tlbo_fitness is :599.297</text:p>
      <text:p text:style-name="P1">Iteration is :660</text:p>
      <text:p text:style-name="P1">woa_tlbo_fitness is :523.328</text:p>
      <text:p text:style-name="P1">Iteration is :1050</text:p>
      <text:p text:style-name="P1">woa_tlbo_fitness is :307.081</text:p>
      <text:p text:style-name="P1">Iteration is :1500</text:p>
      <text:p text:style-name="P1">woa_tlbo_fitness is :306.03</text:p>
      <text:p text:style-name="P1">Iteration is :2400</text:p>
      <text:p text:style-name="P1">woa_tlbo_fitness is :306.012</text:p>
      <text:p text:style-name="P1">best fitness found is: <text:s text:c="2"/>306.004</text:p>
      <text:p text:style-name="P1">1.06227 <text:s/>0.527943 <text:s/>4.15409 <text:s/>3.30336 <text:s/>5.94661 <text:s/>2.00392 <text:s/>0.927442 <text:s/></text:p>
      <text:p text:style-name="P1">time = 3040.6s</text:p>
      <text:p text:style-name="P1">第1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4.95</text:p>
      <text:p text:style-name="P1">Iteration is :60</text:p>
      <text:p text:style-name="P1">woa_tlbo_fitness is :1279.86</text:p>
      <text:p text:style-name="P1">Iteration is :90</text:p>
      <text:p text:style-name="P1">woa_tlbo_fitness is :1272.3</text:p>
      <text:p text:style-name="P1"><text:soft-page-break/>Iteration is :120</text:p>
      <text:p text:style-name="P1">woa_tlbo_fitness is :1272.3</text:p>
      <text:p text:style-name="P1">Iteration is :150</text:p>
      <text:p text:style-name="P1">woa_tlbo_fitness is :779.717</text:p>
      <text:p text:style-name="P1">Iteration is :180</text:p>
      <text:p text:style-name="P1">woa_tlbo_fitness is :779.717</text:p>
      <text:p text:style-name="P1">Iteration is :210</text:p>
      <text:p text:style-name="P1">woa_tlbo_fitness is :779.717</text:p>
      <text:p text:style-name="P1">Iteration is :240</text:p>
      <text:p text:style-name="P1">woa_tlbo_fitness is :683.293</text:p>
      <text:p text:style-name="P1">Iteration is :270</text:p>
      <text:p text:style-name="P1">woa_tlbo_fitness is :515.183</text:p>
      <text:p text:style-name="P1">Iteration is :450</text:p>
      <text:p text:style-name="P1">woa_tlbo_fitness is :402.804</text:p>
      <text:p text:style-name="P1">Iteration is :660</text:p>
      <text:p text:style-name="P1">woa_tlbo_fitness is :402.61</text:p>
      <text:p text:style-name="P1">Iteration is :1050</text:p>
      <text:p text:style-name="P1">woa_tlbo_fitness is :402.196</text:p>
      <text:p text:style-name="P1">Iteration is :1500</text:p>
      <text:p text:style-name="P1">woa_tlbo_fitness is :395.841</text:p>
      <text:p text:style-name="P1">Iteration is :2400</text:p>
      <text:p text:style-name="P1">woa_tlbo_fitness is :273.062</text:p>
      <text:p text:style-name="P1">best fitness found is: <text:s text:c="2"/>261.535</text:p>
      <text:p text:style-name="P1">4.13769 <text:s/>2.95398 <text:s/>2.29008 <text:s/>3.09101 <text:s/>4.77102 <text:s/>1.97193 <text:s/>1.34715 <text:s/></text:p>
      <text:p text:style-name="P1">time = 3045.2s</text:p>
      <text:p text:style-name="P1">第1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84.12</text:p>
      <text:p text:style-name="P1">Iteration is :60</text:p>
      <text:p text:style-name="P1">woa_tlbo_fitness is :1381.85</text:p>
      <text:p text:style-name="P1">Iteration is :90</text:p>
      <text:p text:style-name="P1">woa_tlbo_fitness is :1381.85</text:p>
      <text:p text:style-name="P1">Iteration is :120</text:p>
      <text:p text:style-name="P1">woa_tlbo_fitness is :1288.22</text:p>
      <text:p text:style-name="P1">Iteration is :150</text:p>
      <text:p text:style-name="P1">woa_tlbo_fitness is :1134.75</text:p>
      <text:p text:style-name="P1">Iteration is :180</text:p>
      <text:p text:style-name="P1">woa_tlbo_fitness is :881.788</text:p>
      <text:p text:style-name="P1">Iteration is :210</text:p>
      <text:p text:style-name="P1">woa_tlbo_fitness is :881.788</text:p>
      <text:p text:style-name="P1">Iteration is :240</text:p>
      <text:p text:style-name="P1">woa_tlbo_fitness is :881.788</text:p>
      <text:p text:style-name="P1">Iteration is :270</text:p>
      <text:p text:style-name="P1">woa_tlbo_fitness is :881.788</text:p>
      <text:p text:style-name="P1">Iteration is :450</text:p>
      <text:p text:style-name="P1">woa_tlbo_fitness is :529.218</text:p>
      <text:p text:style-name="P1">Iteration is :660</text:p>
      <text:p text:style-name="P1">woa_tlbo_fitness is :451.029</text:p>
      <text:p text:style-name="P1">Iteration is :1050</text:p>
      <text:p text:style-name="P1">woa_tlbo_fitness is :413.887</text:p>
      <text:p text:style-name="P1"><text:soft-page-break/>Iteration is :1500</text:p>
      <text:p text:style-name="P1">woa_tlbo_fitness is :392.827</text:p>
      <text:p text:style-name="P1">Iteration is :2400</text:p>
      <text:p text:style-name="P1">woa_tlbo_fitness is :388.038</text:p>
      <text:p text:style-name="P1">best fitness found is: <text:s text:c="2"/>379.933</text:p>
      <text:p text:style-name="P1">3.67275 <text:s/>1.93191 <text:s/>0.14925 <text:s/>4.31893 <text:s/>1.01819 <text:s/>1.92041 <text:s/>1.6688 <text:s/></text:p>
      <text:p text:style-name="P1">time = 3043.87s</text:p>
      <text:p text:style-name="P1">第1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85.13</text:p>
      <text:p text:style-name="P1">Iteration is :60</text:p>
      <text:p text:style-name="P1">woa_tlbo_fitness is :1302.08</text:p>
      <text:p text:style-name="P1">Iteration is :90</text:p>
      <text:p text:style-name="P1">woa_tlbo_fitness is :1302.08</text:p>
      <text:p text:style-name="P1">Iteration is :120</text:p>
      <text:p text:style-name="P1">woa_tlbo_fitness is :1302.08</text:p>
      <text:p text:style-name="P1">Iteration is :150</text:p>
      <text:p text:style-name="P1">woa_tlbo_fitness is :1038.5</text:p>
      <text:p text:style-name="P1">Iteration is :180</text:p>
      <text:p text:style-name="P1">woa_tlbo_fitness is :555.77</text:p>
      <text:p text:style-name="P1">Iteration is :210</text:p>
      <text:p text:style-name="P1">woa_tlbo_fitness is :555.77</text:p>
      <text:p text:style-name="P1">Iteration is :240</text:p>
      <text:p text:style-name="P1">woa_tlbo_fitness is :491.193</text:p>
      <text:p text:style-name="P1">Iteration is :270</text:p>
      <text:p text:style-name="P1">woa_tlbo_fitness is :491.193</text:p>
      <text:p text:style-name="P1">Iteration is :450</text:p>
      <text:p text:style-name="P1">woa_tlbo_fitness is :240.4</text:p>
      <text:p text:style-name="P1">Iteration is :660</text:p>
      <text:p text:style-name="P1">woa_tlbo_fitness is :148.585</text:p>
      <text:p text:style-name="P1">Iteration is :1050</text:p>
      <text:p text:style-name="P1">woa_tlbo_fitness is :88.8316</text:p>
      <text:p text:style-name="P1">Iteration is :1500</text:p>
      <text:p text:style-name="P1">woa_tlbo_fitness is :88.653</text:p>
      <text:p text:style-name="P1">Iteration is :2400</text:p>
      <text:p text:style-name="P1">woa_tlbo_fitness is :86.1525</text:p>
      <text:p text:style-name="P1">best fitness found is: <text:s text:c="2"/>70.5254</text:p>
      <text:p text:style-name="P1">0.831033 <text:s/>0.271154 <text:s/>2.54445 <text:s/>2.77296 <text:s/>-1.84394 <text:s/>-1.92043 <text:s/>4.13208 <text:s/></text:p>
      <text:p text:style-name="P1">time = 3044.35s</text:p>
      <text:p text:style-name="P1">第1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33.34</text:p>
      <text:p text:style-name="P1">Iteration is :60</text:p>
      <text:p text:style-name="P1">woa_tlbo_fitness is :1433.34</text:p>
      <text:p text:style-name="P1">Iteration is :90</text:p>
      <text:p text:style-name="P1">woa_tlbo_fitness is :933.549</text:p>
      <text:p text:style-name="P1">Iteration is :120</text:p>
      <text:p text:style-name="P1">woa_tlbo_fitness is :933.549</text:p>
      <text:p text:style-name="P1"><text:soft-page-break/>Iteration is :150</text:p>
      <text:p text:style-name="P1">woa_tlbo_fitness is :653.021</text:p>
      <text:p text:style-name="P1">Iteration is :180</text:p>
      <text:p text:style-name="P1">woa_tlbo_fitness is :601.24</text:p>
      <text:p text:style-name="P1">Iteration is :210</text:p>
      <text:p text:style-name="P1">woa_tlbo_fitness is :601.24</text:p>
      <text:p text:style-name="P1">Iteration is :240</text:p>
      <text:p text:style-name="P1">woa_tlbo_fitness is :601.24</text:p>
      <text:p text:style-name="P1">Iteration is :270</text:p>
      <text:p text:style-name="P1">woa_tlbo_fitness is :501.662</text:p>
      <text:p text:style-name="P1">Iteration is :450</text:p>
      <text:p text:style-name="P1">woa_tlbo_fitness is :230.504</text:p>
      <text:p text:style-name="P1">Iteration is :660</text:p>
      <text:p text:style-name="P1">woa_tlbo_fitness is :158.793</text:p>
      <text:p text:style-name="P1">Iteration is :1050</text:p>
      <text:p text:style-name="P1">woa_tlbo_fitness is :137.221</text:p>
      <text:p text:style-name="P1">Iteration is :1500</text:p>
      <text:p text:style-name="P1">woa_tlbo_fitness is :90.8372</text:p>
      <text:p text:style-name="P1">Iteration is :2400</text:p>
      <text:p text:style-name="P1">woa_tlbo_fitness is :68.8645</text:p>
      <text:p text:style-name="P1">best fitness found is: <text:s text:c="2"/>68.4446</text:p>
      <text:p text:style-name="P1">0.964577 <text:s/>0.35639 <text:s/>3.2309 <text:s/>3.10117 <text:s/>3.81491 <text:s/>-1.9252 <text:s/>-2.02777 <text:s/></text:p>
      <text:p text:style-name="P1">time = 3040.48s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96.08</text:p>
      <text:p text:style-name="P1">Iteration is :60</text:p>
      <text:p text:style-name="P1">woa_tlbo_fitness is :935.738</text:p>
      <text:p text:style-name="P1">Iteration is :90</text:p>
      <text:p text:style-name="P1">woa_tlbo_fitness is :935.738</text:p>
      <text:p text:style-name="P1">Iteration is :120</text:p>
      <text:p text:style-name="P1">woa_tlbo_fitness is :935.738</text:p>
      <text:p text:style-name="P1">Iteration is :150</text:p>
      <text:p text:style-name="P1">woa_tlbo_fitness is :935.738</text:p>
      <text:p text:style-name="P1">Iteration is :180</text:p>
      <text:p text:style-name="P1">woa_tlbo_fitness is :908.641</text:p>
      <text:p text:style-name="P1">Iteration is :210</text:p>
      <text:p text:style-name="P1">woa_tlbo_fitness is :908.641</text:p>
      <text:p text:style-name="P1">Iteration is :240</text:p>
      <text:p text:style-name="P1">woa_tlbo_fitness is :908.641</text:p>
      <text:p text:style-name="P1">Iteration is :270</text:p>
      <text:p text:style-name="P1">woa_tlbo_fitness is :908.641</text:p>
      <text:p text:style-name="P1">Iteration is :450</text:p>
      <text:p text:style-name="P1">woa_tlbo_fitness is :591.749</text:p>
      <text:p text:style-name="P1">Iteration is :660</text:p>
      <text:p text:style-name="P1">woa_tlbo_fitness is :566.593</text:p>
      <text:p text:style-name="P1">Iteration is :1050</text:p>
      <text:p text:style-name="P1">woa_tlbo_fitness is :310.332</text:p>
      <text:p text:style-name="P1">Iteration is :1500</text:p>
      <text:p text:style-name="P1">woa_tlbo_fitness is :296.423</text:p>
      <text:p text:style-name="P1"><text:soft-page-break/>Iteration is :2400</text:p>
      <text:p text:style-name="P1">woa_tlbo_fitness is :281.769</text:p>
      <text:p text:style-name="P1">best fitness found is: <text:s text:c="2"/>281.742</text:p>
      <text:p text:style-name="P1">-5.39873 <text:s/>0.252978 <text:s/>-3.18242 <text:s/>2.94562 <text:s/>-2.55883 <text:s/>-1.82576 <text:s/>-2.13813 <text:s/></text:p>
      <text:p text:style-name="P1">time = 3040.09s</text:p>
      <text:p text:style-name="P1">第1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43.01</text:p>
      <text:p text:style-name="P1">Iteration is :60</text:p>
      <text:p text:style-name="P1">woa_tlbo_fitness is :1046.88</text:p>
      <text:p text:style-name="P1">Iteration is :90</text:p>
      <text:p text:style-name="P1">woa_tlbo_fitness is :861.484</text:p>
      <text:p text:style-name="P1">Iteration is :120</text:p>
      <text:p text:style-name="P1">woa_tlbo_fitness is :840.532</text:p>
      <text:p text:style-name="P1">Iteration is :150</text:p>
      <text:p text:style-name="P1">woa_tlbo_fitness is :813.353</text:p>
      <text:p text:style-name="P1">Iteration is :180</text:p>
      <text:p text:style-name="P1">woa_tlbo_fitness is :629.55</text:p>
      <text:p text:style-name="P1">Iteration is :210</text:p>
      <text:p text:style-name="P1">woa_tlbo_fitness is :629.55</text:p>
      <text:p text:style-name="P1">Iteration is :240</text:p>
      <text:p text:style-name="P1">woa_tlbo_fitness is :611.477</text:p>
      <text:p text:style-name="P1">Iteration is :270</text:p>
      <text:p text:style-name="P1">woa_tlbo_fitness is :596.049</text:p>
      <text:p text:style-name="P1">Iteration is :450</text:p>
      <text:p text:style-name="P1">woa_tlbo_fitness is :509.883</text:p>
      <text:p text:style-name="P1">Iteration is :660</text:p>
      <text:p text:style-name="P1">woa_tlbo_fitness is :444.534</text:p>
      <text:p text:style-name="P1">Iteration is :1050</text:p>
      <text:p text:style-name="P1">woa_tlbo_fitness is :290.264</text:p>
      <text:p text:style-name="P1">Iteration is :1500</text:p>
      <text:p text:style-name="P1">woa_tlbo_fitness is :180.613</text:p>
      <text:p text:style-name="P1">Iteration is :2400</text:p>
      <text:p text:style-name="P1">woa_tlbo_fitness is :177.443</text:p>
      <text:p text:style-name="P1">best fitness found is: <text:s text:c="2"/>177.438</text:p>
      <text:p text:style-name="P1">1.36786 <text:s/>0.205443 <text:s/>0.505509 <text:s/>3.90437 <text:s/>3.16793 <text:s/>1.67488 <text:s/>0.942275 <text:s/></text:p>
      <text:p text:style-name="P1">time = 3044.59s</text:p>
      <text:p text:style-name="P1">第1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2.76</text:p>
      <text:p text:style-name="P1">Iteration is :60</text:p>
      <text:p text:style-name="P1">woa_tlbo_fitness is :1447.84</text:p>
      <text:p text:style-name="P1">Iteration is :90</text:p>
      <text:p text:style-name="P1">woa_tlbo_fitness is :1447.84</text:p>
      <text:p text:style-name="P1">Iteration is :120</text:p>
      <text:p text:style-name="P1">woa_tlbo_fitness is :1323.83</text:p>
      <text:p text:style-name="P1">Iteration is :150</text:p>
      <text:p text:style-name="P1">woa_tlbo_fitness is :883.548</text:p>
      <text:p text:style-name="P1"><text:soft-page-break/>Iteration is :180</text:p>
      <text:p text:style-name="P1">woa_tlbo_fitness is :499.982</text:p>
      <text:p text:style-name="P1">Iteration is :210</text:p>
      <text:p text:style-name="P1">woa_tlbo_fitness is :499.982</text:p>
      <text:p text:style-name="P1">Iteration is :240</text:p>
      <text:p text:style-name="P1">woa_tlbo_fitness is :429.478</text:p>
      <text:p text:style-name="P1">Iteration is :270</text:p>
      <text:p text:style-name="P1">woa_tlbo_fitness is :422.522</text:p>
      <text:p text:style-name="P1">Iteration is :450</text:p>
      <text:p text:style-name="P1">woa_tlbo_fitness is :348.997</text:p>
      <text:p text:style-name="P1">Iteration is :660</text:p>
      <text:p text:style-name="P1">woa_tlbo_fitness is :292.819</text:p>
      <text:p text:style-name="P1">Iteration is :1050</text:p>
      <text:p text:style-name="P1">woa_tlbo_fitness is :292.819</text:p>
      <text:p text:style-name="P1">Iteration is :1500</text:p>
      <text:p text:style-name="P1">woa_tlbo_fitness is :292.819</text:p>
      <text:p text:style-name="P1">Iteration is :2400</text:p>
      <text:p text:style-name="P1">woa_tlbo_fitness is :291.734</text:p>
      <text:p text:style-name="P1">best fitness found is: <text:s text:c="2"/>291.734</text:p>
      <text:p text:style-name="P1">0.978339 <text:s/>0.259173 <text:s/>-4.46626 <text:s/>-3.41804 <text:s/>-1.42994 <text:s/>-1.95575 <text:s/>-2.30472 <text:s/></text:p>
      <text:p text:style-name="P1">time = 3045.61s</text:p>
      <text:p text:style-name="P1">第2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23.31</text:p>
      <text:p text:style-name="P1">Iteration is :60</text:p>
      <text:p text:style-name="P1">woa_tlbo_fitness is :987.092</text:p>
      <text:p text:style-name="P1">Iteration is :90</text:p>
      <text:p text:style-name="P1">woa_tlbo_fitness is :987.092</text:p>
      <text:p text:style-name="P1">Iteration is :120</text:p>
      <text:p text:style-name="P1">woa_tlbo_fitness is :987.092</text:p>
      <text:p text:style-name="P1">Iteration is :150</text:p>
      <text:p text:style-name="P1">woa_tlbo_fitness is :987.092</text:p>
      <text:p text:style-name="P1">Iteration is :180</text:p>
      <text:p text:style-name="P1">woa_tlbo_fitness is :987.092</text:p>
      <text:p text:style-name="P1">Iteration is :210</text:p>
      <text:p text:style-name="P1">woa_tlbo_fitness is :909.502</text:p>
      <text:p text:style-name="P1">Iteration is :240</text:p>
      <text:p text:style-name="P1">woa_tlbo_fitness is :862.441</text:p>
      <text:p text:style-name="P1">Iteration is :270</text:p>
      <text:p text:style-name="P1">woa_tlbo_fitness is :719.225</text:p>
      <text:p text:style-name="P1">Iteration is :450</text:p>
      <text:p text:style-name="P1">woa_tlbo_fitness is :437.203</text:p>
      <text:p text:style-name="P1">Iteration is :660</text:p>
      <text:p text:style-name="P1">woa_tlbo_fitness is :422.601</text:p>
      <text:p text:style-name="P1">Iteration is :1050</text:p>
      <text:p text:style-name="P1">woa_tlbo_fitness is :415.297</text:p>
      <text:p text:style-name="P1">Iteration is :1500</text:p>
      <text:p text:style-name="P1">woa_tlbo_fitness is :325.198</text:p>
      <text:p text:style-name="P1">Iteration is :2400</text:p>
      <text:p text:style-name="P1">woa_tlbo_fitness is :204.054</text:p>
      <text:p text:style-name="P1"><text:soft-page-break/>best fitness found is: <text:s text:c="2"/>198.675</text:p>
      <text:p text:style-name="P1">-5.51668 <text:s/>0.268797 <text:s/>-3.5223 <text:s/>-3.40847 <text:s/>-2.15769 <text:s/>-1.97135 <text:s/>-2.07071 <text:s/></text:p>
      <text:p text:style-name="P1">time = 3046.18s</text:p>
      <text:p text:style-name="P1">第2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24.46</text:p>
      <text:p text:style-name="P1">Iteration is :60</text:p>
      <text:p text:style-name="P1">woa_tlbo_fitness is :1124.46</text:p>
      <text:p text:style-name="P1">Iteration is :90</text:p>
      <text:p text:style-name="P1">woa_tlbo_fitness is :1124.46</text:p>
      <text:p text:style-name="P1">Iteration is :120</text:p>
      <text:p text:style-name="P1">woa_tlbo_fitness is :1124.46</text:p>
      <text:p text:style-name="P1">Iteration is :150</text:p>
      <text:p text:style-name="P1">woa_tlbo_fitness is :1124.46</text:p>
      <text:p text:style-name="P1">Iteration is :180</text:p>
      <text:p text:style-name="P1">woa_tlbo_fitness is :1124.46</text:p>
      <text:p text:style-name="P1">Iteration is :210</text:p>
      <text:p text:style-name="P1">woa_tlbo_fitness is :1124.46</text:p>
      <text:p text:style-name="P1">Iteration is :240</text:p>
      <text:p text:style-name="P1">woa_tlbo_fitness is :1124.46</text:p>
      <text:p text:style-name="P1">Iteration is :270</text:p>
      <text:p text:style-name="P1">woa_tlbo_fitness is :1124.46</text:p>
      <text:p text:style-name="P1">Iteration is :450</text:p>
      <text:p text:style-name="P1">woa_tlbo_fitness is :589.209</text:p>
      <text:p text:style-name="P1">Iteration is :660</text:p>
      <text:p text:style-name="P1">woa_tlbo_fitness is :492.622</text:p>
      <text:p text:style-name="P1">Iteration is :1050</text:p>
      <text:p text:style-name="P1">woa_tlbo_fitness is :407.938</text:p>
      <text:p text:style-name="P1">Iteration is :1500</text:p>
      <text:p text:style-name="P1">woa_tlbo_fitness is :313.027</text:p>
      <text:p text:style-name="P1">Iteration is :2400</text:p>
      <text:p text:style-name="P1">woa_tlbo_fitness is :300.277</text:p>
      <text:p text:style-name="P1">best fitness found is: <text:s text:c="2"/>144.456</text:p>
      <text:p text:style-name="P1">1.41212 <text:s/>0.577265 <text:s/>1.47745 <text:s/>3.8977 <text:s/>2.22624 <text:s/>1.68221 <text:s/>1.35942 <text:s/></text:p>
      <text:p text:style-name="P1">time = 3045.12s</text:p>
      <text:p text:style-name="P1">第2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3.89</text:p>
      <text:p text:style-name="P1">Iteration is :60</text:p>
      <text:p text:style-name="P1">woa_tlbo_fitness is :1325.76</text:p>
      <text:p text:style-name="P1">Iteration is :90</text:p>
      <text:p text:style-name="P1">woa_tlbo_fitness is :1092.26</text:p>
      <text:p text:style-name="P1">Iteration is :120</text:p>
      <text:p text:style-name="P1">woa_tlbo_fitness is :1092.26</text:p>
      <text:p text:style-name="P1">Iteration is :150</text:p>
      <text:p text:style-name="P1">woa_tlbo_fitness is :818.724</text:p>
      <text:p text:style-name="P1">Iteration is :180</text:p>
      <text:p text:style-name="P1">woa_tlbo_fitness is :818.724</text:p>
      <text:p text:style-name="P1"><text:soft-page-break/>Iteration is :210</text:p>
      <text:p text:style-name="P1">woa_tlbo_fitness is :782.791</text:p>
      <text:p text:style-name="P1">Iteration is :240</text:p>
      <text:p text:style-name="P1">woa_tlbo_fitness is :782.791</text:p>
      <text:p text:style-name="P1">Iteration is :270</text:p>
      <text:p text:style-name="P1">woa_tlbo_fitness is :680.415</text:p>
      <text:p text:style-name="P1">Iteration is :450</text:p>
      <text:p text:style-name="P1">woa_tlbo_fitness is :535.341</text:p>
      <text:p text:style-name="P1">Iteration is :660</text:p>
      <text:p text:style-name="P1">woa_tlbo_fitness is :434.489</text:p>
      <text:p text:style-name="P1">Iteration is :1050</text:p>
      <text:p text:style-name="P1">woa_tlbo_fitness is :383.8</text:p>
      <text:p text:style-name="P1">Iteration is :1500</text:p>
      <text:p text:style-name="P1">woa_tlbo_fitness is :286.791</text:p>
      <text:p text:style-name="P1">Iteration is :2400</text:p>
      <text:p text:style-name="P1">woa_tlbo_fitness is :274.24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ase) </text:p>
      <text:p text:style-name="P1"># lirun @ lirun-desktop in ~/Desktop/trajectory_planning/bin [15:47:5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student_whale_count = <text:s text:c="2"/>10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37.31</text:p>
      <text:p text:style-name="P1">Iteration is :60</text:p>
      <text:p text:style-name="P1">woa_tlbo_fitness is :1037.31</text:p>
      <text:p text:style-name="P1">Iteration is :90</text:p>
      <text:p text:style-name="P1">woa_tlbo_fitness is :1037.31</text:p>
      <text:p text:style-name="P1">Iteration is :120</text:p>
      <text:p text:style-name="P1">woa_tlbo_fitness is :1037.31</text:p>
      <text:p text:style-name="P1">Iteration is :150</text:p>
      <text:p text:style-name="P1">woa_tlbo_fitness is :1037.31</text:p>
      <text:p text:style-name="P1">Iteration is :180</text:p>
      <text:p text:style-name="P1">woa_tlbo_fitness is :1037.31</text:p>
      <text:p text:style-name="P1">Iteration is :210</text:p>
      <text:p text:style-name="P1">woa_tlbo_fitness is :1037.31</text:p>
      <text:p text:style-name="P1">Iteration is :240</text:p>
      <text:p text:style-name="P1">woa_tlbo_fitness is :1037.31</text:p>
      <text:p text:style-name="P1">Iteration is :270</text:p>
      <text:p text:style-name="P1">woa_tlbo_fitness is :1018.12</text:p>
      <text:p text:style-name="P1">Iteration is :450</text:p>
      <text:p text:style-name="P1">woa_tlbo_fitness is :553.553</text:p>
      <text:p text:style-name="P1">Iteration is :660</text:p>
      <text:p text:style-name="P1">woa_tlbo_fitness is :452.312</text:p>
      <text:p text:style-name="P1">Iteration is :1050</text:p>
      <text:p text:style-name="P1">woa_tlbo_fitness is :372.59</text:p>
      <text:p text:style-name="P1">Iteration is :1500</text:p>
      <text:p text:style-name="P1">woa_tlbo_fitness is :365.084</text:p>
      <text:p text:style-name="P1">Iteration is :2400</text:p>
      <text:p text:style-name="P1">woa_tlbo_fitness is :353.841</text:p>
      <text:p text:style-name="P1">best fitness found is: <text:s text:c="2"/>349.51</text:p>
      <text:p text:style-name="P1">1.57887 <text:s/>1.0724 <text:s/>2.12457 <text:s/>4.01508 <text:s/>4.51569 <text:s/>-1.86121 <text:s/>4.47447 <text:s/></text:p>
      <text:p text:style-name="P1">time = 3008.2s</text:p>
      <text:p text:style-name="P1">第1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402.13</text:p>
      <text:p text:style-name="P1">Iteration is :60</text:p>
      <text:p text:style-name="P1">woa_tlbo_fitness is :1333.38</text:p>
      <text:p text:style-name="P1">Iteration is :90</text:p>
      <text:p text:style-name="P1">woa_tlbo_fitness is :923.496</text:p>
      <text:p text:style-name="P1">Iteration is :120</text:p>
      <text:p text:style-name="P1">woa_tlbo_fitness is :923.496</text:p>
      <text:p text:style-name="P1">Iteration is :150</text:p>
      <text:p text:style-name="P1">woa_tlbo_fitness is :923.496</text:p>
      <text:p text:style-name="P1">Iteration is :180</text:p>
      <text:p text:style-name="P1">woa_tlbo_fitness is :766.618</text:p>
      <text:p text:style-name="P1">Iteration is :210</text:p>
      <text:p text:style-name="P1">woa_tlbo_fitness is :766.618</text:p>
      <text:p text:style-name="P1">Iteration is :240</text:p>
      <text:p text:style-name="P1">woa_tlbo_fitness is :766.618</text:p>
      <text:p text:style-name="P1">Iteration is :270</text:p>
      <text:p text:style-name="P1">woa_tlbo_fitness is :766.618</text:p>
      <text:p text:style-name="P1">Iteration is :450</text:p>
      <text:p text:style-name="P1">woa_tlbo_fitness is :452.069</text:p>
      <text:p text:style-name="P1">Iteration is :660</text:p>
      <text:p text:style-name="P1">woa_tlbo_fitness is :335.442</text:p>
      <text:p text:style-name="P1">Iteration is :1050</text:p>
      <text:p text:style-name="P1">woa_tlbo_fitness is :179.148</text:p>
      <text:p text:style-name="P1">Iteration is :1500</text:p>
      <text:p text:style-name="P1">woa_tlbo_fitness is :174.716</text:p>
      <text:p text:style-name="P1">Iteration is :2400</text:p>
      <text:p text:style-name="P1">woa_tlbo_fitness is :174.688</text:p>
      <text:p text:style-name="P1">best fitness found is: <text:s text:c="2"/>174.687</text:p>
      <text:p text:style-name="P1">-5.56947 <text:s/>0.397532 <text:s/>-4.0818 <text:s/>-3.36392 <text:s/>-1.55972 <text:s/>-1.99075 <text:s/>-2.11736 <text:s/></text:p>
      <text:p text:style-name="P1">time = 3005.35s</text:p>
      <text:p text:style-name="P1">第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11.17</text:p>
      <text:p text:style-name="P1">Iteration is :60</text:p>
      <text:p text:style-name="P1">woa_tlbo_fitness is :1018.11</text:p>
      <text:p text:style-name="P1">Iteration is :90</text:p>
      <text:p text:style-name="P1">woa_tlbo_fitness is :935.395</text:p>
      <text:p text:style-name="P1">Iteration is :120</text:p>
      <text:p text:style-name="P1">woa_tlbo_fitness is :715.716</text:p>
      <text:p text:style-name="P1">Iteration is :150</text:p>
      <text:p text:style-name="P1">woa_tlbo_fitness is :715.716</text:p>
      <text:p text:style-name="P1">Iteration is :180</text:p>
      <text:p text:style-name="P1">woa_tlbo_fitness is :693.292</text:p>
      <text:p text:style-name="P1">Iteration is :210</text:p>
      <text:p text:style-name="P1">woa_tlbo_fitness is :693.292</text:p>
      <text:p text:style-name="P1">Iteration is :240</text:p>
      <text:p text:style-name="P1">woa_tlbo_fitness is :685.87</text:p>
      <text:p text:style-name="P1"><text:soft-page-break/>Iteration is :270</text:p>
      <text:p text:style-name="P1">woa_tlbo_fitness is :679.833</text:p>
      <text:p text:style-name="P1">Iteration is :450</text:p>
      <text:p text:style-name="P1">woa_tlbo_fitness is :524.506</text:p>
      <text:p text:style-name="P1">Iteration is :660</text:p>
      <text:p text:style-name="P1">woa_tlbo_fitness is :487.821</text:p>
      <text:p text:style-name="P1">Iteration is :1050</text:p>
      <text:p text:style-name="P1">woa_tlbo_fitness is :486.535</text:p>
      <text:p text:style-name="P1">Iteration is :1500</text:p>
      <text:p text:style-name="P1">woa_tlbo_fitness is :436.622</text:p>
      <text:p text:style-name="P1">Iteration is :2400</text:p>
      <text:p text:style-name="P1">woa_tlbo_fitness is :226.822</text:p>
      <text:p text:style-name="P1">best fitness found is: <text:s text:c="2"/>226.033</text:p>
      <text:p text:style-name="P1">0.878413 <text:s/>0.304909 <text:s/>4.93663 <text:s/>3.40705 <text:s/>-4.29979 <text:s/>-2.0355 <text:s/>4.24882 <text:s/></text:p>
      <text:p text:style-name="P1">time = 3006.27s</text:p>
      <text:p text:style-name="P1">第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97.08</text:p>
      <text:p text:style-name="P1">Iteration is :60</text:p>
      <text:p text:style-name="P1">woa_tlbo_fitness is :1159.31</text:p>
      <text:p text:style-name="P1">Iteration is :90</text:p>
      <text:p text:style-name="P1">woa_tlbo_fitness is :1159.31</text:p>
      <text:p text:style-name="P1">Iteration is :120</text:p>
      <text:p text:style-name="P1">woa_tlbo_fitness is :1159.31</text:p>
      <text:p text:style-name="P1">Iteration is :150</text:p>
      <text:p text:style-name="P1">woa_tlbo_fitness is :902.056</text:p>
      <text:p text:style-name="P1">Iteration is :180</text:p>
      <text:p text:style-name="P1">woa_tlbo_fitness is :902.056</text:p>
      <text:p text:style-name="P1">Iteration is :210</text:p>
      <text:p text:style-name="P1">woa_tlbo_fitness is :854.246</text:p>
      <text:p text:style-name="P1">Iteration is :240</text:p>
      <text:p text:style-name="P1">woa_tlbo_fitness is :842.859</text:p>
      <text:p text:style-name="P1">Iteration is :270</text:p>
      <text:p text:style-name="P1">woa_tlbo_fitness is :748.615</text:p>
      <text:p text:style-name="P1">Iteration is :450</text:p>
      <text:p text:style-name="P1">woa_tlbo_fitness is :519.928</text:p>
      <text:p text:style-name="P1">Iteration is :660</text:p>
      <text:p text:style-name="P1">woa_tlbo_fitness is :449.679</text:p>
      <text:p text:style-name="P1">Iteration is :1050</text:p>
      <text:p text:style-name="P1">woa_tlbo_fitness is :304.163</text:p>
      <text:p text:style-name="P1">Iteration is :1500</text:p>
      <text:p text:style-name="P1">woa_tlbo_fitness is :278.052</text:p>
      <text:p text:style-name="P1">Iteration is :2400</text:p>
      <text:p text:style-name="P1">woa_tlbo_fitness is :168.25</text:p>
      <text:p text:style-name="P1">best fitness found is: <text:s text:c="2"/>167.616</text:p>
      <text:p text:style-name="P1">1.10173 <text:s/>0.480017 <text:s/>1.44711 <text:s/>3.42581 <text:s/>2.38058 <text:s/>1.83178 <text:s/>-5.09219 <text:s/></text:p>
      <text:p text:style-name="P1">time = 3005.28s</text:p>
      <text:p text:style-name="P1">第4次搜索......</text:p>
      <text:p text:style-name="P1">WOA 初始化完成......</text:p>
      <text:p text:style-name="P1">TLBO 初始化完成......</text:p>
      <text:p text:style-name="P1"><text:soft-page-break/>Iteration is :30</text:p>
      <text:p text:style-name="P1">woa_tlbo_fitness is :1146.5</text:p>
      <text:p text:style-name="P1">Iteration is :60</text:p>
      <text:p text:style-name="P1">woa_tlbo_fitness is :1146.5</text:p>
      <text:p text:style-name="P1">Iteration is :90</text:p>
      <text:p text:style-name="P1">woa_tlbo_fitness is :1146.5</text:p>
      <text:p text:style-name="P1">Iteration is :120</text:p>
      <text:p text:style-name="P1">woa_tlbo_fitness is :1020.61</text:p>
      <text:p text:style-name="P1">Iteration is :150</text:p>
      <text:p text:style-name="P1">woa_tlbo_fitness is :870.529</text:p>
      <text:p text:style-name="P1">Iteration is :180</text:p>
      <text:p text:style-name="P1">woa_tlbo_fitness is :839.747</text:p>
      <text:p text:style-name="P1">Iteration is :210</text:p>
      <text:p text:style-name="P1">woa_tlbo_fitness is :801.993</text:p>
      <text:p text:style-name="P1">Iteration is :240</text:p>
      <text:p text:style-name="P1">woa_tlbo_fitness is :762.202</text:p>
      <text:p text:style-name="P1">Iteration is :270</text:p>
      <text:p text:style-name="P1">woa_tlbo_fitness is :714.683</text:p>
      <text:p text:style-name="P1">Iteration is :450</text:p>
      <text:p text:style-name="P1">woa_tlbo_fitness is :571.194</text:p>
      <text:p text:style-name="P1">Iteration is :660</text:p>
      <text:p text:style-name="P1">woa_tlbo_fitness is :494.4</text:p>
      <text:p text:style-name="P1">Iteration is :1050</text:p>
      <text:p text:style-name="P1">woa_tlbo_fitness is :492.259</text:p>
      <text:p text:style-name="P1">Iteration is :1500</text:p>
      <text:p text:style-name="P1">woa_tlbo_fitness is :325.636</text:p>
      <text:p text:style-name="P1">Iteration is :2400</text:p>
      <text:p text:style-name="P1">woa_tlbo_fitness is :310.483</text:p>
      <text:p text:style-name="P1">best fitness found is: <text:s text:c="2"/>303.449</text:p>
      <text:p text:style-name="P1">3.83105 <text:s/>2.86426 <text:s/>5.11126 <text:s/>2.72997 <text:s/>1.92083 <text:s/>1.85455 <text:s/>1.03464 <text:s/></text:p>
      <text:p text:style-name="P1">time = 3005.26s</text:p>
      <text:p text:style-name="P1">第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83.412</text:p>
      <text:p text:style-name="P1">Iteration is :60</text:p>
      <text:p text:style-name="P1">woa_tlbo_fitness is :983.412</text:p>
      <text:p text:style-name="P1">Iteration is :90</text:p>
      <text:p text:style-name="P1">woa_tlbo_fitness is :983.412</text:p>
      <text:p text:style-name="P1">Iteration is :120</text:p>
      <text:p text:style-name="P1">woa_tlbo_fitness is :958.14</text:p>
      <text:p text:style-name="P1">Iteration is :150</text:p>
      <text:p text:style-name="P1">woa_tlbo_fitness is :933.263</text:p>
      <text:p text:style-name="P1">Iteration is :180</text:p>
      <text:p text:style-name="P1">woa_tlbo_fitness is :917.866</text:p>
      <text:p text:style-name="P1">Iteration is :210</text:p>
      <text:p text:style-name="P1">woa_tlbo_fitness is :866.484</text:p>
      <text:p text:style-name="P1">Iteration is :240</text:p>
      <text:p text:style-name="P1">woa_tlbo_fitness is :859.139</text:p>
      <text:p text:style-name="P1">Iteration is :270</text:p>
      <text:p text:style-name="P1">woa_tlbo_fitness is :851.954</text:p>
      <text:p text:style-name="P1"><text:soft-page-break/>Iteration is :450</text:p>
      <text:p text:style-name="P1">woa_tlbo_fitness is :608.153</text:p>
      <text:p text:style-name="P1">Iteration is :660</text:p>
      <text:p text:style-name="P1">woa_tlbo_fitness is :608.153</text:p>
      <text:p text:style-name="P1">Iteration is :1050</text:p>
      <text:p text:style-name="P1">woa_tlbo_fitness is :534.035</text:p>
      <text:p text:style-name="P1">Iteration is :1500</text:p>
      <text:p text:style-name="P1">woa_tlbo_fitness is :392.71</text:p>
      <text:p text:style-name="P1">Iteration is :2400</text:p>
      <text:p text:style-name="P1">woa_tlbo_fitness is :277.038</text:p>
      <text:p text:style-name="P1">best fitness found is: <text:s text:c="2"/>256.584</text:p>
      <text:p text:style-name="P1">4.11781 <text:s/>2.97465 <text:s/>1.21548 <text:s/>3.03486 <text:s/>5.87964 <text:s/>1.86402 <text:s/>1.36189 <text:s/></text:p>
      <text:p text:style-name="P1">time = 3004.92s</text:p>
      <text:p text:style-name="P1">第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4.15</text:p>
      <text:p text:style-name="P1">Iteration is :60</text:p>
      <text:p text:style-name="P1">woa_tlbo_fitness is :1214.15</text:p>
      <text:p text:style-name="P1">Iteration is :90</text:p>
      <text:p text:style-name="P1">woa_tlbo_fitness is :1123.53</text:p>
      <text:p text:style-name="P1">Iteration is :120</text:p>
      <text:p text:style-name="P1">woa_tlbo_fitness is :1123.53</text:p>
      <text:p text:style-name="P1">Iteration is :150</text:p>
      <text:p text:style-name="P1">woa_tlbo_fitness is :838.539</text:p>
      <text:p text:style-name="P1">Iteration is :180</text:p>
      <text:p text:style-name="P1">woa_tlbo_fitness is :691.187</text:p>
      <text:p text:style-name="P1">Iteration is :210</text:p>
      <text:p text:style-name="P1">woa_tlbo_fitness is :517.305</text:p>
      <text:p text:style-name="P1">Iteration is :240</text:p>
      <text:p text:style-name="P1">woa_tlbo_fitness is :467.778</text:p>
      <text:p text:style-name="P1">Iteration is :270</text:p>
      <text:p text:style-name="P1">woa_tlbo_fitness is :433.015</text:p>
      <text:p text:style-name="P1">Iteration is :450</text:p>
      <text:p text:style-name="P1">woa_tlbo_fitness is :114.94</text:p>
      <text:p text:style-name="P1">Iteration is :660</text:p>
      <text:p text:style-name="P1">woa_tlbo_fitness is :95.0349</text:p>
      <text:p text:style-name="P1">Iteration is :1050</text:p>
      <text:p text:style-name="P1">woa_tlbo_fitness is :87.8422</text:p>
      <text:p text:style-name="P1">Iteration is :1500</text:p>
      <text:p text:style-name="P1">woa_tlbo_fitness is :87.689</text:p>
      <text:p text:style-name="P1">Iteration is :2400</text:p>
      <text:p text:style-name="P1">woa_tlbo_fitness is :87.662</text:p>
      <text:p text:style-name="P1">best fitness found is: <text:s text:c="2"/>87.662</text:p>
      <text:p text:style-name="P1">1.09538 <text:s/>0.577199 <text:s/>2.19475 <text:s/>3.4336 <text:s/>1.64412 <text:s/>1.89773 <text:s/>1.23191 <text:s/></text:p>
      <text:p text:style-name="P1">time = 3005.33s</text:p>
      <text:p text:style-name="P1">第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46.19</text:p>
      <text:p text:style-name="P1"><text:soft-page-break/>Iteration is :60</text:p>
      <text:p text:style-name="P1">woa_tlbo_fitness is :1246.19</text:p>
      <text:p text:style-name="P1">Iteration is :90</text:p>
      <text:p text:style-name="P1">woa_tlbo_fitness is :1246.19</text:p>
      <text:p text:style-name="P1">Iteration is :120</text:p>
      <text:p text:style-name="P1">woa_tlbo_fitness is :1075.25</text:p>
      <text:p text:style-name="P1">Iteration is :150</text:p>
      <text:p text:style-name="P1">woa_tlbo_fitness is :1001.63</text:p>
      <text:p text:style-name="P1">Iteration is :180</text:p>
      <text:p text:style-name="P1">woa_tlbo_fitness is :1001.63</text:p>
      <text:p text:style-name="P1">Iteration is :210</text:p>
      <text:p text:style-name="P1">woa_tlbo_fitness is :1001.63</text:p>
      <text:p text:style-name="P1">Iteration is :240</text:p>
      <text:p text:style-name="P1">woa_tlbo_fitness is :990.673</text:p>
      <text:p text:style-name="P1">Iteration is :270</text:p>
      <text:p text:style-name="P1">woa_tlbo_fitness is :990.673</text:p>
      <text:p text:style-name="P1">Iteration is :450</text:p>
      <text:p text:style-name="P1">woa_tlbo_fitness is :881.005</text:p>
      <text:p text:style-name="P1">Iteration is :660</text:p>
      <text:p text:style-name="P1">woa_tlbo_fitness is :731.132</text:p>
      <text:p text:style-name="P1">Iteration is :1050</text:p>
      <text:p text:style-name="P1">woa_tlbo_fitness is :387.263</text:p>
      <text:p text:style-name="P1">Iteration is :1500</text:p>
      <text:p text:style-name="P1">woa_tlbo_fitness is :128.305</text:p>
      <text:p text:style-name="P1">Iteration is :2400</text:p>
      <text:p text:style-name="P1">woa_tlbo_fitness is :77.5417</text:p>
      <text:p text:style-name="P1">best fitness found is: <text:s text:c="2"/>76.2723</text:p>
      <text:p text:style-name="P1">0.835016 <text:s/>0.410808 <text:s/>2.10269 <text:s/>2.84264 <text:s/>-1.40184 <text:s/>-1.98289 <text:s/>-2.21274 <text:s/></text:p>
      <text:p text:style-name="P1">time = 3005.85s</text:p>
      <text:p text:style-name="P1">第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54.31</text:p>
      <text:p text:style-name="P1">Iteration is :60</text:p>
      <text:p text:style-name="P1">woa_tlbo_fitness is :1291.37</text:p>
      <text:p text:style-name="P1">Iteration is :90</text:p>
      <text:p text:style-name="P1">woa_tlbo_fitness is :808.072</text:p>
      <text:p text:style-name="P1">Iteration is :120</text:p>
      <text:p text:style-name="P1">woa_tlbo_fitness is :618.161</text:p>
      <text:p text:style-name="P1">Iteration is :150</text:p>
      <text:p text:style-name="P1">woa_tlbo_fitness is :595.971</text:p>
      <text:p text:style-name="P1">Iteration is :180</text:p>
      <text:p text:style-name="P1">woa_tlbo_fitness is :595.971</text:p>
      <text:p text:style-name="P1">Iteration is :210</text:p>
      <text:p text:style-name="P1">woa_tlbo_fitness is :501.568</text:p>
      <text:p text:style-name="P1">Iteration is :240</text:p>
      <text:p text:style-name="P1">woa_tlbo_fitness is :460.834</text:p>
      <text:p text:style-name="P1">Iteration is :270</text:p>
      <text:p text:style-name="P1">woa_tlbo_fitness is :448.249</text:p>
      <text:p text:style-name="P1">Iteration is :450</text:p>
      <text:p text:style-name="P1">woa_tlbo_fitness is :243.614</text:p>
      <text:p text:style-name="P1"><text:soft-page-break/>Iteration is :660</text:p>
      <text:p text:style-name="P1">woa_tlbo_fitness is :212.697</text:p>
      <text:p text:style-name="P1">Iteration is :1050</text:p>
      <text:p text:style-name="P1">woa_tlbo_fitness is :153.194</text:p>
      <text:p text:style-name="P1">Iteration is :1500</text:p>
      <text:p text:style-name="P1">woa_tlbo_fitness is :150.814</text:p>
      <text:p text:style-name="P1">Iteration is :2400</text:p>
      <text:p text:style-name="P1">woa_tlbo_fitness is :150.81</text:p>
      <text:p text:style-name="P1">best fitness found is: <text:s text:c="2"/>150.744</text:p>
      <text:p text:style-name="P1">3.92471 <text:s/>2.83463 <text:s/>-1.39059 <text:s/>2.9037 <text:s/>2.12359 <text:s/>1.88963 <text:s/>1.06299 <text:s/></text:p>
      <text:p text:style-name="P1">time = 3008.24s</text:p>
      <text:p text:style-name="P1">第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41.374</text:p>
      <text:p text:style-name="P1">Iteration is :60</text:p>
      <text:p text:style-name="P1">woa_tlbo_fitness is :941.374</text:p>
      <text:p text:style-name="P1">Iteration is :90</text:p>
      <text:p text:style-name="P1">woa_tlbo_fitness is :462.981</text:p>
      <text:p text:style-name="P1">Iteration is :120</text:p>
      <text:p text:style-name="P1">woa_tlbo_fitness is :462.981</text:p>
      <text:p text:style-name="P1">Iteration is :150</text:p>
      <text:p text:style-name="P1">woa_tlbo_fitness is :462.981</text:p>
      <text:p text:style-name="P1">Iteration is :180</text:p>
      <text:p text:style-name="P1">woa_tlbo_fitness is :462.981</text:p>
      <text:p text:style-name="P1">Iteration is :210</text:p>
      <text:p text:style-name="P1">woa_tlbo_fitness is :462.981</text:p>
      <text:p text:style-name="P1">Iteration is :240</text:p>
      <text:p text:style-name="P1">woa_tlbo_fitness is :462.981</text:p>
      <text:p text:style-name="P1">Iteration is :270</text:p>
      <text:p text:style-name="P1">woa_tlbo_fitness is :410.428</text:p>
      <text:p text:style-name="P1">Iteration is :450</text:p>
      <text:p text:style-name="P1">woa_tlbo_fitness is :370.483</text:p>
      <text:p text:style-name="P1">Iteration is :660</text:p>
      <text:p text:style-name="P1">woa_tlbo_fitness is :322.304</text:p>
      <text:p text:style-name="P1">Iteration is :1050</text:p>
      <text:p text:style-name="P1">woa_tlbo_fitness is :298.614</text:p>
      <text:p text:style-name="P1">Iteration is :1500</text:p>
      <text:p text:style-name="P1">woa_tlbo_fitness is :241.958</text:p>
      <text:p text:style-name="P1">Iteration is :2400</text:p>
      <text:p text:style-name="P1">woa_tlbo_fitness is :226.205</text:p>
      <text:p text:style-name="P1">best fitness found is: <text:s text:c="2"/>226.173</text:p>
      <text:p text:style-name="P1">0.63302 <text:s/>0.569641 <text:s/>1.77652 <text:s/>2.43121 <text:s/>5.28076 <text:s/>-2.02048 <text:s/>3.75781 <text:s/></text:p>
      <text:p text:style-name="P1">time = 3005.39s</text:p>
      <text:p text:style-name="P1">第1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8.28</text:p>
      <text:p text:style-name="P1">Iteration is :60</text:p>
      <text:p text:style-name="P1">woa_tlbo_fitness is :925.577</text:p>
      <text:p text:style-name="P1"><text:soft-page-break/>Iteration is :90</text:p>
      <text:p text:style-name="P1">woa_tlbo_fitness is :884.788</text:p>
      <text:p text:style-name="P1">Iteration is :120</text:p>
      <text:p text:style-name="P1">woa_tlbo_fitness is :814.732</text:p>
      <text:p text:style-name="P1">Iteration is :150</text:p>
      <text:p text:style-name="P1">woa_tlbo_fitness is :680.566</text:p>
      <text:p text:style-name="P1">Iteration is :180</text:p>
      <text:p text:style-name="P1">woa_tlbo_fitness is :674.102</text:p>
      <text:p text:style-name="P1">Iteration is :210</text:p>
      <text:p text:style-name="P1">woa_tlbo_fitness is :529.432</text:p>
      <text:p text:style-name="P1">Iteration is :240</text:p>
      <text:p text:style-name="P1">woa_tlbo_fitness is :529.432</text:p>
      <text:p text:style-name="P1">Iteration is :270</text:p>
      <text:p text:style-name="P1">woa_tlbo_fitness is :529.432</text:p>
      <text:p text:style-name="P1">Iteration is :450</text:p>
      <text:p text:style-name="P1">woa_tlbo_fitness is :249.99</text:p>
      <text:p text:style-name="P1">Iteration is :660</text:p>
      <text:p text:style-name="P1">woa_tlbo_fitness is :224.192</text:p>
      <text:p text:style-name="P1">Iteration is :1050</text:p>
      <text:p text:style-name="P1">woa_tlbo_fitness is :180.273</text:p>
      <text:p text:style-name="P1">Iteration is :1500</text:p>
      <text:p text:style-name="P1">woa_tlbo_fitness is :179.966</text:p>
      <text:p text:style-name="P1">Iteration is :2400</text:p>
      <text:p text:style-name="P1">woa_tlbo_fitness is :179.748</text:p>
      <text:p text:style-name="P1">best fitness found is: <text:s text:c="2"/>179.617</text:p>
      <text:p text:style-name="P1">-5.56577 <text:s/>0.339531 <text:s/>-3.8212 <text:s/>-3.39387 <text:s/>-1.83029 <text:s/>-1.97256 <text:s/>-2.09997 <text:s/></text:p>
      <text:p text:style-name="P1">time = 3005.53s</text:p>
      <text:p text:style-name="P1">第1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75.64</text:p>
      <text:p text:style-name="P1">Iteration is :60</text:p>
      <text:p text:style-name="P1">woa_tlbo_fitness is :1312.22</text:p>
      <text:p text:style-name="P1">Iteration is :90</text:p>
      <text:p text:style-name="P1">woa_tlbo_fitness is :909.986</text:p>
      <text:p text:style-name="P1">Iteration is :120</text:p>
      <text:p text:style-name="P1">woa_tlbo_fitness is :909.986</text:p>
      <text:p text:style-name="P1">Iteration is :150</text:p>
      <text:p text:style-name="P1">woa_tlbo_fitness is :899.409</text:p>
      <text:p text:style-name="P1">Iteration is :180</text:p>
      <text:p text:style-name="P1">woa_tlbo_fitness is :852.716</text:p>
      <text:p text:style-name="P1">Iteration is :210</text:p>
      <text:p text:style-name="P1">woa_tlbo_fitness is :852.716</text:p>
      <text:p text:style-name="P1">Iteration is :240</text:p>
      <text:p text:style-name="P1">woa_tlbo_fitness is :581.597</text:p>
      <text:p text:style-name="P1">Iteration is :270</text:p>
      <text:p text:style-name="P1">woa_tlbo_fitness is :581.047</text:p>
      <text:p text:style-name="P1">Iteration is :450</text:p>
      <text:p text:style-name="P1">woa_tlbo_fitness is :398.879</text:p>
      <text:p text:style-name="P1">Iteration is :660</text:p>
      <text:p text:style-name="P1">woa_tlbo_fitness is :307.669</text:p>
      <text:p text:style-name="P1"><text:soft-page-break/>Iteration is :1050</text:p>
      <text:p text:style-name="P1">woa_tlbo_fitness is :184.732</text:p>
      <text:p text:style-name="P1">Iteration is :1500</text:p>
      <text:p text:style-name="P1">woa_tlbo_fitness is :159.509</text:p>
      <text:p text:style-name="P1">Iteration is :2400</text:p>
      <text:p text:style-name="P1">woa_tlbo_fitness is :129.926</text:p>
      <text:p text:style-name="P1">best fitness found is: <text:s text:c="2"/>129.854</text:p>
      <text:p text:style-name="P1">1.25927 <text:s/>0.0867033 <text:s/>4.31758 <text:s/>2.66429 <text:s/>-0.502214 <text:s/>1.84199 <text:s/>1.35416 <text:s/></text:p>
      <text:p text:style-name="P1">time = 3006.67s</text:p>
      <text:p text:style-name="P1">第1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78.78</text:p>
      <text:p text:style-name="P1">Iteration is :60</text:p>
      <text:p text:style-name="P1">woa_tlbo_fitness is :778.078</text:p>
      <text:p text:style-name="P1">Iteration is :90</text:p>
      <text:p text:style-name="P1">woa_tlbo_fitness is :689.93</text:p>
      <text:p text:style-name="P1">Iteration is :120</text:p>
      <text:p text:style-name="P1">woa_tlbo_fitness is :651.226</text:p>
      <text:p text:style-name="P1">Iteration is :150</text:p>
      <text:p text:style-name="P1">woa_tlbo_fitness is :651.226</text:p>
      <text:p text:style-name="P1">Iteration is :180</text:p>
      <text:p text:style-name="P1">woa_tlbo_fitness is :651.226</text:p>
      <text:p text:style-name="P1">Iteration is :210</text:p>
      <text:p text:style-name="P1">woa_tlbo_fitness is :625.373</text:p>
      <text:p text:style-name="P1">Iteration is :240</text:p>
      <text:p text:style-name="P1">woa_tlbo_fitness is :592.754</text:p>
      <text:p text:style-name="P1">Iteration is :270</text:p>
      <text:p text:style-name="P1">woa_tlbo_fitness is :572.821</text:p>
      <text:p text:style-name="P1">Iteration is :450</text:p>
      <text:p text:style-name="P1">woa_tlbo_fitness is :548.445</text:p>
      <text:p text:style-name="P1">Iteration is :660</text:p>
      <text:p text:style-name="P1">woa_tlbo_fitness is :536.668</text:p>
      <text:p text:style-name="P1">Iteration is :1050</text:p>
      <text:p text:style-name="P1">woa_tlbo_fitness is :123.96</text:p>
      <text:p text:style-name="P1">Iteration is :1500</text:p>
      <text:p text:style-name="P1">woa_tlbo_fitness is :48.4391</text:p>
      <text:p text:style-name="P1">Iteration is :2400</text:p>
      <text:p text:style-name="P1">woa_tlbo_fitness is :47.6533</text:p>
      <text:p text:style-name="P1">best fitness found is: <text:s text:c="2"/>47.6076</text:p>
      <text:p text:style-name="P1">0.938833 <text:s/>0.342215 <text:s/>3.1095 <text:s/>3.08284 <text:s/>0.746539 <text:s/>1.90206 <text:s/>1.15192 <text:s/></text:p>
      <text:p text:style-name="P1">time = 3000.32s</text:p>
      <text:p text:style-name="P1">第1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60.81</text:p>
      <text:p text:style-name="P1">Iteration is :60</text:p>
      <text:p text:style-name="P1">woa_tlbo_fitness is :1360.81</text:p>
      <text:p text:style-name="P1">Iteration is :90</text:p>
      <text:p text:style-name="P1">woa_tlbo_fitness is :1360.81</text:p>
      <text:p text:style-name="P1"><text:soft-page-break/>Iteration is :120</text:p>
      <text:p text:style-name="P1">woa_tlbo_fitness is :1172.97</text:p>
      <text:p text:style-name="P1">Iteration is :150</text:p>
      <text:p text:style-name="P1">woa_tlbo_fitness is :1172.97</text:p>
      <text:p text:style-name="P1">Iteration is :180</text:p>
      <text:p text:style-name="P1">woa_tlbo_fitness is :1172.97</text:p>
      <text:p text:style-name="P1">Iteration is :210</text:p>
      <text:p text:style-name="P1">woa_tlbo_fitness is :1172.97</text:p>
      <text:p text:style-name="P1">Iteration is :240</text:p>
      <text:p text:style-name="P1">woa_tlbo_fitness is :1172.97</text:p>
      <text:p text:style-name="P1">Iteration is :270</text:p>
      <text:p text:style-name="P1">woa_tlbo_fitness is :896.184</text:p>
      <text:p text:style-name="P1">Iteration is :450</text:p>
      <text:p text:style-name="P1">woa_tlbo_fitness is :767.926</text:p>
      <text:p text:style-name="P1">Iteration is :660</text:p>
      <text:p text:style-name="P1">woa_tlbo_fitness is :422.477</text:p>
      <text:p text:style-name="P1">Iteration is :1050</text:p>
      <text:p text:style-name="P1">woa_tlbo_fitness is :165.281</text:p>
      <text:p text:style-name="P1">Iteration is :1500</text:p>
      <text:p text:style-name="P1">woa_tlbo_fitness is :145.279</text:p>
      <text:p text:style-name="P1">Iteration is :2400</text:p>
      <text:p text:style-name="P1">woa_tlbo_fitness is :144.667</text:p>
      <text:p text:style-name="P1">best fitness found is: <text:s text:c="2"/>144.301</text:p>
      <text:p text:style-name="P1">-5.27403 <text:s/>0.558182 <text:s/>-4.25656 <text:s/>-2.82473 <text:s/>-1.41293 <text:s/>-1.95847 <text:s/>-1.86992 <text:s/></text:p>
      <text:p text:style-name="P1">time = 3005.36s</text:p>
      <text:p text:style-name="P1">第1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24.4</text:p>
      <text:p text:style-name="P1">Iteration is :60</text:p>
      <text:p text:style-name="P1">woa_tlbo_fitness is :1275.87</text:p>
      <text:p text:style-name="P1">Iteration is :90</text:p>
      <text:p text:style-name="P1">woa_tlbo_fitness is :1275.87</text:p>
      <text:p text:style-name="P1">Iteration is :120</text:p>
      <text:p text:style-name="P1">woa_tlbo_fitness is :741.512</text:p>
      <text:p text:style-name="P1">Iteration is :150</text:p>
      <text:p text:style-name="P1">woa_tlbo_fitness is :741.512</text:p>
      <text:p text:style-name="P1">Iteration is :180</text:p>
      <text:p text:style-name="P1">woa_tlbo_fitness is :741.512</text:p>
      <text:p text:style-name="P1">Iteration is :210</text:p>
      <text:p text:style-name="P1">woa_tlbo_fitness is :736.722</text:p>
      <text:p text:style-name="P1">Iteration is :240</text:p>
      <text:p text:style-name="P1">woa_tlbo_fitness is :736.722</text:p>
      <text:p text:style-name="P1">Iteration is :270</text:p>
      <text:p text:style-name="P1">woa_tlbo_fitness is :736.722</text:p>
      <text:p text:style-name="P1">Iteration is :450</text:p>
      <text:p text:style-name="P1">woa_tlbo_fitness is :591.713</text:p>
      <text:p text:style-name="P1">Iteration is :660</text:p>
      <text:p text:style-name="P1">woa_tlbo_fitness is :452.975</text:p>
      <text:p text:style-name="P1">Iteration is :1050</text:p>
      <text:p text:style-name="P1">woa_tlbo_fitness is :317.803</text:p>
      <text:p text:style-name="P1"><text:soft-page-break/>Iteration is :1500</text:p>
      <text:p text:style-name="P1">woa_tlbo_fitness is :232.615</text:p>
      <text:p text:style-name="P1">Iteration is :2400</text:p>
      <text:p text:style-name="P1">woa_tlbo_fitness is :153.24</text:p>
      <text:p text:style-name="P1">best fitness found is: <text:s text:c="2"/>142.822</text:p>
      <text:p text:style-name="P1">1.04619 <text:s/>0.212091 <text:s/>5.1462 <text:s/>3.20104 <text:s/>-1.37143 <text:s/>2.04827 <text:s/>1.18133 <text:s/></text:p>
      <text:p text:style-name="P1">time = 3003.86s</text:p>
      <text:p text:style-name="P1">第1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35.51</text:p>
      <text:p text:style-name="P1">Iteration is :60</text:p>
      <text:p text:style-name="P1">woa_tlbo_fitness is :1418.71</text:p>
      <text:p text:style-name="P1">Iteration is :90</text:p>
      <text:p text:style-name="P1">woa_tlbo_fitness is :1341.93</text:p>
      <text:p text:style-name="P1">Iteration is :120</text:p>
      <text:p text:style-name="P1">woa_tlbo_fitness is :1155.35</text:p>
      <text:p text:style-name="P1">Iteration is :150</text:p>
      <text:p text:style-name="P1">woa_tlbo_fitness is :1155.35</text:p>
      <text:p text:style-name="P1">Iteration is :180</text:p>
      <text:p text:style-name="P1">woa_tlbo_fitness is :696.775</text:p>
      <text:p text:style-name="P1">Iteration is :210</text:p>
      <text:p text:style-name="P1">woa_tlbo_fitness is :696.775</text:p>
      <text:p text:style-name="P1">Iteration is :240</text:p>
      <text:p text:style-name="P1">woa_tlbo_fitness is :696.775</text:p>
      <text:p text:style-name="P1">Iteration is :270</text:p>
      <text:p text:style-name="P1">woa_tlbo_fitness is :696.775</text:p>
      <text:p text:style-name="P1">Iteration is :450</text:p>
      <text:p text:style-name="P1">woa_tlbo_fitness is :503.442</text:p>
      <text:p text:style-name="P1">Iteration is :660</text:p>
      <text:p text:style-name="P1">woa_tlbo_fitness is :412.585</text:p>
      <text:p text:style-name="P1">Iteration is :1050</text:p>
      <text:p text:style-name="P1">woa_tlbo_fitness is :339.023</text:p>
      <text:p text:style-name="P1">Iteration is :1500</text:p>
      <text:p text:style-name="P1">woa_tlbo_fitness is :248.353</text:p>
      <text:p text:style-name="P1">Iteration is :2400</text:p>
      <text:p text:style-name="P1">woa_tlbo_fitness is :198.927</text:p>
      <text:p text:style-name="P1">best fitness found is: <text:s text:c="2"/>165.014</text:p>
      <text:p text:style-name="P1">1.38117 <text:s/>0.507044 <text:s/>1.49378 <text:s/>3.86207 <text:s/>2.26325 <text:s/>1.7288 <text:s/>1.37186 <text:s/></text:p>
      <text:p text:style-name="P1">time = 3004.41s</text:p>
      <text:p text:style-name="P1">第1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33.4</text:p>
      <text:p text:style-name="P1">Iteration is :60</text:p>
      <text:p text:style-name="P1">woa_tlbo_fitness is :1533.4</text:p>
      <text:p text:style-name="P1">Iteration is :90</text:p>
      <text:p text:style-name="P1">woa_tlbo_fitness is :1533.4</text:p>
      <text:p text:style-name="P1">Iteration is :120</text:p>
      <text:p text:style-name="P1">woa_tlbo_fitness is :1085.61</text:p>
      <text:p text:style-name="P1"><text:soft-page-break/>Iteration is :150</text:p>
      <text:p text:style-name="P1">woa_tlbo_fitness is :944.959</text:p>
      <text:p text:style-name="P1">Iteration is :180</text:p>
      <text:p text:style-name="P1">woa_tlbo_fitness is :944.959</text:p>
      <text:p text:style-name="P1">Iteration is :210</text:p>
      <text:p text:style-name="P1">woa_tlbo_fitness is :752.959</text:p>
      <text:p text:style-name="P1">Iteration is :240</text:p>
      <text:p text:style-name="P1">woa_tlbo_fitness is :688.372</text:p>
      <text:p text:style-name="P1">Iteration is :270</text:p>
      <text:p text:style-name="P1">woa_tlbo_fitness is :640.403</text:p>
      <text:p text:style-name="P1">Iteration is :450</text:p>
      <text:p text:style-name="P1">woa_tlbo_fitness is :449.765</text:p>
      <text:p text:style-name="P1">Iteration is :660</text:p>
      <text:p text:style-name="P1">woa_tlbo_fitness is :416.513</text:p>
      <text:p text:style-name="P1">Iteration is :1050</text:p>
      <text:p text:style-name="P1">woa_tlbo_fitness is :377.225</text:p>
      <text:p text:style-name="P1">Iteration is :1500</text:p>
      <text:p text:style-name="P1">woa_tlbo_fitness is :371.826</text:p>
      <text:p text:style-name="P1">Iteration is :2400</text:p>
      <text:p text:style-name="P1">woa_tlbo_fitness is :240.948</text:p>
      <text:p text:style-name="P1">best fitness found is: <text:s text:c="2"/>168.233</text:p>
      <text:p text:style-name="P1">3.95151 <text:s/>2.83149 <text:s/>-0.963232 <text:s/>3.10807 <text:s/>1.74681 <text:s/>1.78759 <text:s/>1.22207 <text:s/></text:p>
      <text:p text:style-name="P1">time = 2999.55s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9.28</text:p>
      <text:p text:style-name="P1">Iteration is :60</text:p>
      <text:p text:style-name="P1">woa_tlbo_fitness is :1372.87</text:p>
      <text:p text:style-name="P1">Iteration is :90</text:p>
      <text:p text:style-name="P1">woa_tlbo_fitness is :1116.58</text:p>
      <text:p text:style-name="P1">Iteration is :120</text:p>
      <text:p text:style-name="P1">woa_tlbo_fitness is :993.407</text:p>
      <text:p text:style-name="P1">Iteration is :150</text:p>
      <text:p text:style-name="P1">woa_tlbo_fitness is :993.407</text:p>
      <text:p text:style-name="P1">Iteration is :180</text:p>
      <text:p text:style-name="P1">woa_tlbo_fitness is :963.193</text:p>
      <text:p text:style-name="P1">Iteration is :210</text:p>
      <text:p text:style-name="P1">woa_tlbo_fitness is :948.58</text:p>
      <text:p text:style-name="P1">Iteration is :240</text:p>
      <text:p text:style-name="P1">woa_tlbo_fitness is :871.645</text:p>
      <text:p text:style-name="P1">Iteration is :270</text:p>
      <text:p text:style-name="P1">woa_tlbo_fitness is :445.04</text:p>
      <text:p text:style-name="P1">Iteration is :450</text:p>
      <text:p text:style-name="P1">woa_tlbo_fitness is :249.426</text:p>
      <text:p text:style-name="P1">Iteration is :660</text:p>
      <text:p text:style-name="P1">woa_tlbo_fitness is :91.856</text:p>
      <text:p text:style-name="P1">Iteration is :1050</text:p>
      <text:p text:style-name="P1">woa_tlbo_fitness is :62.4664</text:p>
      <text:p text:style-name="P1">Iteration is :1500</text:p>
      <text:p text:style-name="P1">woa_tlbo_fitness is :61.2628</text:p>
      <text:p text:style-name="P1"><text:soft-page-break/>Iteration is :2400</text:p>
      <text:p text:style-name="P1">woa_tlbo_fitness is :60.3674</text:p>
      <text:p text:style-name="P1">best fitness found is: <text:s text:c="2"/>59.825</text:p>
      <text:p text:style-name="P1">0.972448 <text:s/>0.560656 <text:s/>2.97437 <text:s/>3.44017 <text:s/>0.92306 <text:s/>2.00124 <text:s/>1.27224 <text:s/></text:p>
      <text:p text:style-name="P1">time = 2998.79s</text:p>
      <text:p text:style-name="P1">第1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1.56</text:p>
      <text:p text:style-name="P1">Iteration is :60</text:p>
      <text:p text:style-name="P1">woa_tlbo_fitness is :1551.56</text:p>
      <text:p text:style-name="P1">Iteration is :90</text:p>
      <text:p text:style-name="P1">woa_tlbo_fitness is :1079.66</text:p>
      <text:p text:style-name="P1">Iteration is :120</text:p>
      <text:p text:style-name="P1">woa_tlbo_fitness is :1079.66</text:p>
      <text:p text:style-name="P1">Iteration is :150</text:p>
      <text:p text:style-name="P1">woa_tlbo_fitness is :1079.66</text:p>
      <text:p text:style-name="P1">Iteration is :180</text:p>
      <text:p text:style-name="P1">woa_tlbo_fitness is :1079.66</text:p>
      <text:p text:style-name="P1">Iteration is :210</text:p>
      <text:p text:style-name="P1">woa_tlbo_fitness is :1079.66</text:p>
      <text:p text:style-name="P1">Iteration is :240</text:p>
      <text:p text:style-name="P1">woa_tlbo_fitness is :727.298</text:p>
      <text:p text:style-name="P1">Iteration is :270</text:p>
      <text:p text:style-name="P1">woa_tlbo_fitness is :727.298</text:p>
      <text:p text:style-name="P1">Iteration is :450</text:p>
      <text:p text:style-name="P1">woa_tlbo_fitness is :244.254</text:p>
      <text:p text:style-name="P1">Iteration is :660</text:p>
      <text:p text:style-name="P1">woa_tlbo_fitness is :223.383</text:p>
      <text:p text:style-name="P1">Iteration is :1050</text:p>
      <text:p text:style-name="P1">woa_tlbo_fitness is :222.721</text:p>
      <text:p text:style-name="P1">Iteration is :1500</text:p>
      <text:p text:style-name="P1">woa_tlbo_fitness is :215.005</text:p>
      <text:p text:style-name="P1">Iteration is :2400</text:p>
      <text:p text:style-name="P1">woa_tlbo_fitness is :207.947</text:p>
      <text:p text:style-name="P1">best fitness found is: <text:s text:c="2"/>207.947</text:p>
      <text:p text:style-name="P1">-4.85183 <text:s/>0.635917 <text:s/>-4.58861 <text:s/>-2.1825 <text:s/>-1.22593 <text:s/>-1.83286 <text:s/>-1.59608 <text:s/></text:p>
      <text:p text:style-name="P1">time = 3004.76s</text:p>
      <text:p text:style-name="P1">第1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60.85</text:p>
      <text:p text:style-name="P1">Iteration is :60</text:p>
      <text:p text:style-name="P1">woa_tlbo_fitness is :1360.85</text:p>
      <text:p text:style-name="P1">Iteration is :90</text:p>
      <text:p text:style-name="P1">woa_tlbo_fitness is :1360.85</text:p>
      <text:p text:style-name="P1">Iteration is :120</text:p>
      <text:p text:style-name="P1">woa_tlbo_fitness is :994.894</text:p>
      <text:p text:style-name="P1">Iteration is :150</text:p>
      <text:p text:style-name="P1">woa_tlbo_fitness is :619.836</text:p>
      <text:p text:style-name="P1"><text:soft-page-break/>Iteration is :180</text:p>
      <text:p text:style-name="P1">woa_tlbo_fitness is :619.836</text:p>
      <text:p text:style-name="P1">Iteration is :210</text:p>
      <text:p text:style-name="P1">woa_tlbo_fitness is :613.104</text:p>
      <text:p text:style-name="P1">Iteration is :240</text:p>
      <text:p text:style-name="P1">woa_tlbo_fitness is :509.527</text:p>
      <text:p text:style-name="P1">Iteration is :270</text:p>
      <text:p text:style-name="P1">woa_tlbo_fitness is :496.555</text:p>
      <text:p text:style-name="P1">Iteration is :450</text:p>
      <text:p text:style-name="P1">woa_tlbo_fitness is :487.524</text:p>
      <text:p text:style-name="P1">Iteration is :660</text:p>
      <text:p text:style-name="P1">woa_tlbo_fitness is :446.619</text:p>
      <text:p text:style-name="P1">Iteration is :1050</text:p>
      <text:p text:style-name="P1">woa_tlbo_fitness is :296.784</text:p>
      <text:p text:style-name="P1">Iteration is :1500</text:p>
      <text:p text:style-name="P1">woa_tlbo_fitness is :209.743</text:p>
      <text:p text:style-name="P1">Iteration is :2400</text:p>
      <text:p text:style-name="P1">woa_tlbo_fitness is :206.304</text:p>
      <text:p text:style-name="P1">best fitness found is: <text:s text:c="2"/>205.696</text:p>
      <text:p text:style-name="P1">1.67757 <text:s/>0.907781 <text:s/>1.87569 <text:s/>4.37113 <text:s/>1.69441 <text:s/>1.85908 <text:s/>1.67783 <text:s/></text:p>
      <text:p text:style-name="P1">time = 3006.43s</text:p>
      <text:p text:style-name="P1">第2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60.97</text:p>
      <text:p text:style-name="P1">Iteration is :60</text:p>
      <text:p text:style-name="P1">woa_tlbo_fitness is :903.513</text:p>
      <text:p text:style-name="P1">Iteration is :90</text:p>
      <text:p text:style-name="P1">woa_tlbo_fitness is :903.513</text:p>
      <text:p text:style-name="P1">Iteration is :120</text:p>
      <text:p text:style-name="P1">woa_tlbo_fitness is :876.772</text:p>
      <text:p text:style-name="P1">Iteration is :150</text:p>
      <text:p text:style-name="P1">woa_tlbo_fitness is :861.48</text:p>
      <text:p text:style-name="P1">Iteration is :180</text:p>
      <text:p text:style-name="P1">woa_tlbo_fitness is :823.255</text:p>
      <text:p text:style-name="P1">Iteration is :210</text:p>
      <text:p text:style-name="P1">woa_tlbo_fitness is :808.877</text:p>
      <text:p text:style-name="P1">Iteration is :240</text:p>
      <text:p text:style-name="P1">woa_tlbo_fitness is :794.741</text:p>
      <text:p text:style-name="P1">Iteration is :270</text:p>
      <text:p text:style-name="P1">woa_tlbo_fitness is :714.939</text:p>
      <text:p text:style-name="P1">Iteration is :450</text:p>
      <text:p text:style-name="P1">woa_tlbo_fitness is :495.076</text:p>
      <text:p text:style-name="P1">Iteration is :660</text:p>
      <text:p text:style-name="P1">woa_tlbo_fitness is :480.441</text:p>
      <text:p text:style-name="P1">Iteration is :1050</text:p>
      <text:p text:style-name="P1">woa_tlbo_fitness is :328.041</text:p>
      <text:p text:style-name="P1">Iteration is :1500</text:p>
      <text:p text:style-name="P1">woa_tlbo_fitness is :315.026</text:p>
      <text:p text:style-name="P1">Iteration is :2400</text:p>
      <text:p text:style-name="P1">woa_tlbo_fitness is :233.022</text:p>
      <text:p text:style-name="P1"><text:soft-page-break/>best fitness found is: <text:s text:c="2"/>228.818</text:p>
      <text:p text:style-name="P1">4.37366 <text:s/>2.78889 <text:s/>-1.80077 <text:s/>3.7217 <text:s/>2.44259 <text:s/>1.59934 <text:s/>1.33033 <text:s/></text:p>
      <text:p text:style-name="P1">time = 3005.68s</text:p>
      <text:p text:style-name="P1">第2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42.47</text:p>
      <text:p text:style-name="P1">Iteration is :60</text:p>
      <text:p text:style-name="P1">woa_tlbo_fitness is :1468.74</text:p>
      <text:p text:style-name="P1">Iteration is :90</text:p>
      <text:p text:style-name="P1">woa_tlbo_fitness is :1468.74</text:p>
      <text:p text:style-name="P1">Iteration is :120</text:p>
      <text:p text:style-name="P1">woa_tlbo_fitness is :1401.03</text:p>
      <text:p text:style-name="P1">Iteration is :150</text:p>
      <text:p text:style-name="P1">woa_tlbo_fitness is :1359.7</text:p>
      <text:p text:style-name="P1">Iteration is :180</text:p>
      <text:p text:style-name="P1">woa_tlbo_fitness is :1359.7</text:p>
      <text:p text:style-name="P1">Iteration is :210</text:p>
      <text:p text:style-name="P1">woa_tlbo_fitness is :1032.67</text:p>
      <text:p text:style-name="P1">Iteration is :240</text:p>
      <text:p text:style-name="P1">woa_tlbo_fitness is :1032.67</text:p>
      <text:p text:style-name="P1">Iteration is :270</text:p>
      <text:p text:style-name="P1">woa_tlbo_fitness is :920.62</text:p>
      <text:p text:style-name="P1">Iteration is :450</text:p>
      <text:p text:style-name="P1">woa_tlbo_fitness is :786.544</text:p>
      <text:p text:style-name="P1">Iteration is :660</text:p>
      <text:p text:style-name="P1">woa_tlbo_fitness is :426.836</text:p>
      <text:p text:style-name="P1">Iteration is :1050</text:p>
      <text:p text:style-name="P1">woa_tlbo_fitness is :333.745</text:p>
      <text:p text:style-name="P1">Iteration is :1500</text:p>
      <text:p text:style-name="P1">woa_tlbo_fitness is :139.449</text:p>
      <text:p text:style-name="P1">Iteration is :2400</text:p>
      <text:p text:style-name="P1">woa_tlbo_fitness is :134.346</text:p>
      <text:p text:style-name="P1">best fitness found is: <text:s text:c="2"/>134.346</text:p>
      <text:p text:style-name="P1">1.46323 <text:s/>0.329391 <text:s/>0.889718 <text:s/>3.98901 <text:s/>2.7819 <text:s/>1.59167 <text:s/>1.13864 <text:s/></text:p>
      <text:p text:style-name="P1">time = 3005.07s</text:p>
      <text:p text:style-name="P1">第2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2.64</text:p>
      <text:p text:style-name="P1">Iteration is :60</text:p>
      <text:p text:style-name="P1">woa_tlbo_fitness is :1054.65</text:p>
      <text:p text:style-name="P1">Iteration is :90</text:p>
      <text:p text:style-name="P1">woa_tlbo_fitness is :941.987</text:p>
      <text:p text:style-name="P1">Iteration is :120</text:p>
      <text:p text:style-name="P1">woa_tlbo_fitness is :857.183</text:p>
      <text:p text:style-name="P1">Iteration is :150</text:p>
      <text:p text:style-name="P1">woa_tlbo_fitness is :659.87</text:p>
      <text:p text:style-name="P1">Iteration is :180</text:p>
      <text:p text:style-name="P1">woa_tlbo_fitness is :621.298</text:p>
      <text:p text:style-name="P1"><text:soft-page-break/>Iteration is :210</text:p>
      <text:p text:style-name="P1">woa_tlbo_fitness is :458.989</text:p>
      <text:p text:style-name="P1">Iteration is :240</text:p>
      <text:p text:style-name="P1">woa_tlbo_fitness is :389.829</text:p>
      <text:p text:style-name="P1">Iteration is :270</text:p>
      <text:p text:style-name="P1">woa_tlbo_fitness is :389.829</text:p>
      <text:p text:style-name="P1">Iteration is :450</text:p>
      <text:p text:style-name="P1">woa_tlbo_fitness is :225.514</text:p>
      <text:p text:style-name="P1">Iteration is :660</text:p>
      <text:p text:style-name="P1">woa_tlbo_fitness is :100.053</text:p>
      <text:p text:style-name="P1">Iteration is :1050</text:p>
      <text:p text:style-name="P1">woa_tlbo_fitness is :82.1319</text:p>
      <text:p text:style-name="P1">Iteration is :1500</text:p>
      <text:p text:style-name="P1">woa_tlbo_fitness is :82.0765</text:p>
      <text:p text:style-name="P1">Iteration is :2400</text:p>
      <text:p text:style-name="P1">woa_tlbo_fitness is :82.0276</text:p>
      <text:p text:style-name="P1">best fitness found is: <text:s text:c="2"/>81.9978</text:p>
      <text:p text:style-name="P1">0.975916 <text:s/>0.373547 <text:s/>3.22595 <text:s/>3.15056 <text:s/>0.612314 <text:s/>1.94284 <text:s/>1.15132 <text:s/></text:p>
      <text:p text:style-name="P1">time = 3005.44s</text:p>
      <text:p text:style-name="P1">第2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88.24</text:p>
      <text:p text:style-name="P1">Iteration is :60</text:p>
      <text:p text:style-name="P1">woa_tlbo_fitness is :803.09</text:p>
      <text:p text:style-name="P1">Iteration is :90</text:p>
      <text:p text:style-name="P1">woa_tlbo_fitness is :803.09</text:p>
      <text:p text:style-name="P1">Iteration is :120</text:p>
      <text:p text:style-name="P1">woa_tlbo_fitness is :803.09</text:p>
      <text:p text:style-name="P1">Iteration is :150</text:p>
      <text:p text:style-name="P1">woa_tlbo_fitness is :803.09</text:p>
      <text:p text:style-name="P1">Iteration is :180</text:p>
      <text:p text:style-name="P1">woa_tlbo_fitness is :803.09</text:p>
      <text:p text:style-name="P1">Iteration is :210</text:p>
      <text:p text:style-name="P1">woa_tlbo_fitness is :803.09</text:p>
      <text:p text:style-name="P1">Iteration is :240</text:p>
      <text:p text:style-name="P1">woa_tlbo_fitness is :751.288</text:p>
      <text:p text:style-name="P1">Iteration is :270</text:p>
      <text:p text:style-name="P1">woa_tlbo_fitness is :751.288</text:p>
      <text:p text:style-name="P1">Iteration is :450</text:p>
      <text:p text:style-name="P1">woa_tlbo_fitness is :547.021</text:p>
      <text:p text:style-name="P1">Iteration is :660</text:p>
      <text:p text:style-name="P1">woa_tlbo_fitness is :453.319</text:p>
      <text:p text:style-name="P1">Iteration is :1050</text:p>
      <text:p text:style-name="P1">woa_tlbo_fitness is :353.279</text:p>
      <text:p text:style-name="P1">Iteration is :1500</text:p>
      <text:p text:style-name="P1">woa_tlbo_fitness is :319.099</text:p>
      <text:p text:style-name="P1">Iteration is :2400</text:p>
      <text:p text:style-name="P1">woa_tlbo_fitness is :285.587</text:p>
      <text:p text:style-name="P1">best fitness found is: <text:s text:c="2"/>264.513</text:p>
      <text:p text:style-name="P1">3.9198 <text:s/>2.93528 <text:s/>5.20936 <text:s/>2.89668 <text:s/>1.8067 <text:s/>1.86923 <text:s/>1.15784 <text:s/></text:p>
      <text:p text:style-name="P1"><text:soft-page-break/>time = 3006.51s</text:p>
      <text:p text:style-name="P1">第2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79.72</text:p>
      <text:p text:style-name="P1">Iteration is :60</text:p>
      <text:p text:style-name="P1">woa_tlbo_fitness is :830.79</text:p>
      <text:p text:style-name="P1">Iteration is :90</text:p>
      <text:p text:style-name="P1">woa_tlbo_fitness is :575.551</text:p>
      <text:p text:style-name="P1">Iteration is :120</text:p>
      <text:p text:style-name="P1">woa_tlbo_fitness is :468.084</text:p>
      <text:p text:style-name="P1">Iteration is :150</text:p>
      <text:p text:style-name="P1">woa_tlbo_fitness is :433.864</text:p>
      <text:p text:style-name="P1">Iteration is :180</text:p>
      <text:p text:style-name="P1">woa_tlbo_fitness is :379.197</text:p>
      <text:p text:style-name="P1">Iteration is :210</text:p>
      <text:p text:style-name="P1">woa_tlbo_fitness is :362.441</text:p>
      <text:p text:style-name="P1">Iteration is :240</text:p>
      <text:p text:style-name="P1">woa_tlbo_fitness is :311.702</text:p>
      <text:p text:style-name="P1">Iteration is :270</text:p>
      <text:p text:style-name="P1">woa_tlbo_fitness is :311.702</text:p>
      <text:p text:style-name="P1">Iteration is :450</text:p>
      <text:p text:style-name="P1">woa_tlbo_fitness is :287.768</text:p>
      <text:p text:style-name="P1">Iteration is :660</text:p>
      <text:p text:style-name="P1">woa_tlbo_fitness is :261.517</text:p>
      <text:p text:style-name="P1">Iteration is :1050</text:p>
      <text:p text:style-name="P1">woa_tlbo_fitness is :202.005</text:p>
      <text:p text:style-name="P1">Iteration is :1500</text:p>
      <text:p text:style-name="P1">woa_tlbo_fitness is :181.047</text:p>
      <text:p text:style-name="P1">Iteration is :2400</text:p>
      <text:p text:style-name="P1">woa_tlbo_fitness is :169.851</text:p>
      <text:p text:style-name="P1">best fitness found is: <text:s text:c="2"/>169.851</text:p>
      <text:p text:style-name="P1">3.99958 <text:s/>2.80159 <text:s/>-0.738217 <text:s/>3.17252 <text:s/>1.51635 <text:s/>1.77916 <text:s/>1.23559 <text:s/></text:p>
      <text:p text:style-name="P1">time = 3004.97s</text:p>
      <text:p text:style-name="P1">第2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34.12</text:p>
      <text:p text:style-name="P1">Iteration is :60</text:p>
      <text:p text:style-name="P1">woa_tlbo_fitness is :1071.56</text:p>
      <text:p text:style-name="P1">Iteration is :90</text:p>
      <text:p text:style-name="P1">woa_tlbo_fitness is :953.482</text:p>
      <text:p text:style-name="P1">Iteration is :120</text:p>
      <text:p text:style-name="P1">woa_tlbo_fitness is :953.482</text:p>
      <text:p text:style-name="P1">Iteration is :150</text:p>
      <text:p text:style-name="P1">woa_tlbo_fitness is :919.624</text:p>
      <text:p text:style-name="P1">Iteration is :180</text:p>
      <text:p text:style-name="P1">woa_tlbo_fitness is :765.184</text:p>
      <text:p text:style-name="P1">Iteration is :210</text:p>
      <text:p text:style-name="P1">woa_tlbo_fitness is :737.571</text:p>
      <text:p text:style-name="P1"><text:soft-page-break/>Iteration is :240</text:p>
      <text:p text:style-name="P1">woa_tlbo_fitness is :464.652</text:p>
      <text:p text:style-name="P1">Iteration is :270</text:p>
      <text:p text:style-name="P1">woa_tlbo_fitness is :351.802</text:p>
      <text:p text:style-name="P1">Iteration is :450</text:p>
      <text:p text:style-name="P1">woa_tlbo_fitness is :251.499</text:p>
      <text:p text:style-name="P1">Iteration is :660</text:p>
      <text:p text:style-name="P1">woa_tlbo_fitness is :192.676</text:p>
      <text:p text:style-name="P1">Iteration is :1050</text:p>
      <text:p text:style-name="P1">woa_tlbo_fitness is :163.702</text:p>
      <text:p text:style-name="P1">Iteration is :1500</text:p>
      <text:p text:style-name="P1">woa_tlbo_fitness is :156.851</text:p>
      <text:p text:style-name="P1">Iteration is :2400</text:p>
      <text:p text:style-name="P1">woa_tlbo_fitness is :125.102</text:p>
      <text:p text:style-name="P1">best fitness found is: <text:s text:c="2"/>113.614</text:p>
      <text:p text:style-name="P1">1.44003 <text:s/>0.81264 <text:s/>1.99704 <text:s/>4.01415 <text:s/>-1.43731 <text:s/>-1.87687 <text:s/>4.68825 <text:s/></text:p>
      <text:p text:style-name="P1">time = 3004.64s</text:p>
      <text:p text:style-name="P1">第2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84.52</text:p>
      <text:p text:style-name="P1">Iteration is :60</text:p>
      <text:p text:style-name="P1">woa_tlbo_fitness is :1347.08</text:p>
      <text:p text:style-name="P1">Iteration is :90</text:p>
      <text:p text:style-name="P1">woa_tlbo_fitness is :1347.08</text:p>
      <text:p text:style-name="P1">Iteration is :120</text:p>
      <text:p text:style-name="P1">woa_tlbo_fitness is :757.144</text:p>
      <text:p text:style-name="P1">Iteration is :150</text:p>
      <text:p text:style-name="P1">woa_tlbo_fitness is :757.144</text:p>
      <text:p text:style-name="P1">Iteration is :180</text:p>
      <text:p text:style-name="P1">woa_tlbo_fitness is :757.144</text:p>
      <text:p text:style-name="P1">Iteration is :210</text:p>
      <text:p text:style-name="P1">woa_tlbo_fitness is :757.144</text:p>
      <text:p text:style-name="P1">Iteration is :240</text:p>
      <text:p text:style-name="P1">woa_tlbo_fitness is :757.144</text:p>
      <text:p text:style-name="P1">Iteration is :270</text:p>
      <text:p text:style-name="P1">woa_tlbo_fitness is :757.144</text:p>
      <text:p text:style-name="P1">Iteration is :450</text:p>
      <text:p text:style-name="P1">woa_tlbo_fitness is :698.795</text:p>
      <text:p text:style-name="P1">Iteration is :660</text:p>
      <text:p text:style-name="P1">woa_tlbo_fitness is :561.955</text:p>
      <text:p text:style-name="P1">Iteration is :1050</text:p>
      <text:p text:style-name="P1">woa_tlbo_fitness is :430.577</text:p>
      <text:p text:style-name="P1">Iteration is :1500</text:p>
      <text:p text:style-name="P1">woa_tlbo_fitness is :342.027</text:p>
      <text:p text:style-name="P1">Iteration is :2400</text:p>
      <text:p text:style-name="P1">woa_tlbo_fitness is :114.557</text:p>
      <text:p text:style-name="P1">best fitness found is: <text:s text:c="2"/>113.372</text:p>
      <text:p text:style-name="P1">1.46261 <text:s/>0.586623 <text:s/>1.54239 <text:s/>3.90413 <text:s/>-4.21289 <text:s/>1.74672 <text:s/>1.40257 <text:s/></text:p>
      <text:p text:style-name="P1">time = 3005.51s</text:p>
      <text:p text:style-name="P1">第27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559.17</text:p>
      <text:p text:style-name="P1">Iteration is :60</text:p>
      <text:p text:style-name="P1">woa_tlbo_fitness is :1234.76</text:p>
      <text:p text:style-name="P1">Iteration is :90</text:p>
      <text:p text:style-name="P1">woa_tlbo_fitness is :1213.46</text:p>
      <text:p text:style-name="P1">Iteration is :120</text:p>
      <text:p text:style-name="P1">woa_tlbo_fitness is :1115.34</text:p>
      <text:p text:style-name="P1">Iteration is :150</text:p>
      <text:p text:style-name="P1">woa_tlbo_fitness is :1075.86</text:p>
      <text:p text:style-name="P1">Iteration is :180</text:p>
      <text:p text:style-name="P1">woa_tlbo_fitness is :1039.14</text:p>
      <text:p text:style-name="P1">Iteration is :210</text:p>
      <text:p text:style-name="P1">woa_tlbo_fitness is :773.368</text:p>
      <text:p text:style-name="P1">Iteration is :240</text:p>
      <text:p text:style-name="P1">woa_tlbo_fitness is :773.368</text:p>
      <text:p text:style-name="P1">Iteration is :270</text:p>
      <text:p text:style-name="P1">woa_tlbo_fitness is :724.802</text:p>
      <text:p text:style-name="P1">Iteration is :450</text:p>
      <text:p text:style-name="P1">woa_tlbo_fitness is :724.802</text:p>
      <text:p text:style-name="P1">Iteration is :660</text:p>
      <text:p text:style-name="P1">woa_tlbo_fitness is :504.625</text:p>
      <text:p text:style-name="P1">Iteration is :1050</text:p>
      <text:p text:style-name="P1">woa_tlbo_fitness is :371.171</text:p>
      <text:p text:style-name="P1">Iteration is :1500</text:p>
      <text:p text:style-name="P1">woa_tlbo_fitness is :338.785</text:p>
      <text:p text:style-name="P1">Iteration is :2400</text:p>
      <text:p text:style-name="P1">woa_tlbo_fitness is :250.906</text:p>
      <text:p text:style-name="P1">best fitness found is: <text:s text:c="2"/>230.726</text:p>
      <text:p text:style-name="P1">1.2812 <text:s/>0.211838 <text:s/>-5.42457 <text:s/>-2.89318 <text:s/>5.92308 <text:s/>-1.82226 <text:s/>4.21102 <text:s/></text:p>
      <text:p text:style-name="P1">time = 3007.71s</text:p>
      <text:p text:style-name="P1">第2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5.5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第3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86.71</text:p>
      <text:p text:style-name="P1">Iteration is :60</text:p>
      <text:p text:style-name="P1">woa_tlbo_fitness is :545.872</text:p>
      <text:p text:style-name="P1">Iteration is :90</text:p>
      <text:p text:style-name="P1">woa_tlbo_fitness is :545.872</text:p>
      <text:p text:style-name="P1">Iteration is :120</text:p>
      <text:p text:style-name="P1">woa_tlbo_fitness is :545.872</text:p>
      <text:p text:style-name="P1">Iteration is :150</text:p>
      <text:p text:style-name="P1">woa_tlbo_fitness is :417.943</text:p>
      <text:p text:style-name="P1">Iteration is :180</text:p>
      <text:p text:style-name="P1">woa_tlbo_fitness is :363.454</text:p>
      <text:p text:style-name="P1">Iteration is :210</text:p>
      <text:p text:style-name="P1">woa_tlbo_fitness is :240.365</text:p>
      <text:p text:style-name="P1">Iteration is :240</text:p>
      <text:p text:style-name="P1">woa_tlbo_fitness is :193.234</text:p>
      <text:p text:style-name="P1">Iteration is :270</text:p>
      <text:p text:style-name="P1">woa_tlbo_fitness is :170.172</text:p>
      <text:p text:style-name="P1">Iteration is :450</text:p>
      <text:p text:style-name="P1">woa_tlbo_fitness is :110.652</text:p>
      <text:p text:style-name="P1">Iteration is :660</text:p>
      <text:p text:style-name="P1">woa_tlbo_fitness is :88.8253</text:p>
      <text:p text:style-name="P1">Iteration is :1050</text:p>
      <text:p text:style-name="P1">woa_tlbo_fitness is :43.1721</text:p>
      <text:p text:style-name="P1">Iteration is :1500</text:p>
      <text:p text:style-name="P1">woa_tlbo_fitness is :41.3772</text:p>
      <text:p text:style-name="P1">Convergence reached</text:p>
      <text:p text:style-name="P1">best fitness found is: <text:s text:c="2"/>41.3772</text:p>
      <text:p text:style-name="P1">0.890033 <text:s/>0.28735 <text:s/>2.78844 <text:s/>2.90451 <text:s/>1.05669 <text:s/>1.85941 <text:s/>1.0428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58.58</text:p>
      <text:p text:style-name="P1">Iteration is :60</text:p>
      <text:p text:style-name="P1">woa_tlbo_fitness is :497.502</text:p>
      <text:p text:style-name="P1">Iteration is :90</text:p>
      <text:p text:style-name="P1">woa_tlbo_fitness is :497.502</text:p>
      <text:p text:style-name="P1">Iteration is :120</text:p>
      <text:p text:style-name="P1">woa_tlbo_fitness is :497.502</text:p>
      <text:p text:style-name="P1">Iteration is :150</text:p>
      <text:p text:style-name="P1">woa_tlbo_fitness is :298.734</text:p>
      <text:p text:style-name="P1">Iteration is :180</text:p>
      <text:p text:style-name="P1">woa_tlbo_fitness is :260.344</text:p>
      <text:p text:style-name="P1">Iteration is :210</text:p>
      <text:p text:style-name="P1">woa_tlbo_fitness is :253.068</text:p>
      <text:p text:style-name="P1">Iteration is :240</text:p>
      <text:p text:style-name="P1">woa_tlbo_fitness is :248.229</text:p>
      <text:p text:style-name="P1">Iteration is :270</text:p>
      <text:p text:style-name="P1">woa_tlbo_fitness is :239.584</text:p>
      <text:p text:style-name="P1">Iteration is :450</text:p>
      <text:p text:style-name="P1">woa_tlbo_fitness is :156.675</text:p>
      <text:p text:style-name="P1">Iteration is :660</text:p>
      <text:p text:style-name="P1">woa_tlbo_fitness is :105.167</text:p>
      <text:p text:style-name="P1">Iteration is :1050</text:p>
      <text:p text:style-name="P1">woa_tlbo_fitness is :91.3627</text:p>
      <text:p text:style-name="P1">Iteration is :1500</text:p>
      <text:p text:style-name="P1">woa_tlbo_fitness is :88.2415</text:p>
      <text:p text:style-name="P1">Convergence reached</text:p>
      <text:p text:style-name="P1">best fitness found is: <text:s text:c="2"/>88.2415</text:p>
      <text:p text:style-name="P1">1.12455 <text:s/>0.188161 <text:s/>3.80347 <text:s/>-3.53113 <text:s/>-3.19964 <text:s/>-1.82293 <text:s/>-1.91245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WOA PSO</text:p>
      <text:p text:style-name="P2">(base) </text:p>
      <text:p text:style-name="P2"># lirun @ lirun-desktop in ~/Desktop/111/bin [20:31:48] C:130</text:p>
      <text:p text:style-name="P2">$ ./forward_kinematics</text:p>
      <text:p text:style-name="P2">Initial processing...</text:p>
      <text:p text:style-name="P2">delta_tau = <text:s text:c="2"/>0.01</text:p>
      <text:p text:style-name="P2">RPY_END_DESIRED:</text:p>
      <text:p text:style-name="P2">-0.523599 <text:s/>-0.872665 <text:s/>0.785398</text:p>
      <text:p text:style-name="P2">Pe_DESIRED:</text:p>
      <text:p text:style-name="P2">1.5 <text:s/>-1.4 <text:s/>2.2</text:p>
      <text:p text:style-name="P2">Iter_Max = <text:s text:c="2"/>1000</text:p>
      <text:p text:style-name="P2">num_calc = <text:s text:c="2"/>100</text:p>
      <text:p text:style-name="P2">pso_woa_count = <text:s text:c="2"/>300</text:p>
      <text:p text:style-name="P2">inertGuideCoe = <text:s text:c="2"/>0.6</text:p>
      <text:p text:style-name="P2">globalGuideCoe = <text:s text:c="2"/>1.4961</text:p>
      <text:p text:style-name="P2">localGuideCoe = <text:s text:c="2"/>1.4961</text:p>
      <text:p text:style-name="P2">disturbanceRate = <text:s text:c="2"/>0</text:p>
      <text:p text:style-name="P2">disturbanceVelocityCoe = <text:s text:c="2"/>0</text:p>
      <text:p text:style-name="P2">result_min:</text:p>
      <text:p text:style-name="P2">-6.28319 <text:s/>0 <text:s/>-6.28319 <text:s/>-6.28319 <text:s/>-6.28319 <text:s/>-2.0944 <text:s/>-6.28319 <text:s/></text:p>
      <text:p text:style-name="P2">result_max:</text:p>
      <text:p text:style-name="P2">6.28319 <text:s/>3.14159 <text:s/>6.28319 <text:s/>6.28319 <text:s/>6.28319 <text:s/>2.0944 <text:s/>6.28319 <text:s/></text:p>
      <text:p text:style-name="P2">算法构建完成，进入迭代搜索过程......</text:p>
      <text:p text:style-name="P2">第0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954.941</text:p>
      <text:p text:style-name="P2">0.0589819 <text:s/>1.31962 <text:s/>3.51683 <text:s/>3.28819 <text:s/>0.0986711 <text:s/>1.91545 <text:s/>1.06422 <text:s/></text:p>
      <text:p text:style-name="P2">iteration is :200</text:p>
      <text:p text:style-name="P2">pso_woa_fitness is :1182.7</text:p>
      <text:p text:style-name="P2">1.64391 <text:s/>0.899327 <text:s/>2.81085 <text:s/>3.87496 <text:s/>0.997081 <text:s/>2.0944 <text:s/>1.08688 <text:s/></text:p>
      <text:p text:style-name="P2">iteration is :300</text:p>
      <text:p text:style-name="P2">pso_woa_fitness is :535.336</text:p>
      <text:p text:style-name="P2">1.42231 <text:s/>0.74019 <text:s/>4.23324 <text:s/>4.38514 <text:s/>0.056002 <text:s/>2.0944 <text:s/>1.86044 <text:s/></text:p>
      <text:p text:style-name="P2">iteration is :400</text:p>
      <text:p text:style-name="P2">pso_woa_fitness is :368.777</text:p>
      <text:p text:style-name="P2">0.190182 <text:s/>0.906417 <text:s/>3.03609 <text:s/>4.22801 <text:s/>0.76071 <text:s/>2.04655 <text:s/>1.45554 <text:s/></text:p>
      <text:p text:style-name="P2">iteration is :500</text:p>
      <text:p text:style-name="P2">pso_woa_fitness is :111.933</text:p>
      <text:p text:style-name="P2">0.906247 <text:s/>0.401418 <text:s/>3.87238 <text:s/>3.39805 <text:s/>0.0512862 <text:s/>2.09383 <text:s/>1.19457 <text:s/></text:p>
      <text:p text:style-name="P2">iteration is :600</text:p>
      <text:p text:style-name="P2">pso_woa_fitness is :63.1451</text:p>
      <text:p text:style-name="P2">0.876045 <text:s/>0.44934 <text:s/>3.74819 <text:s/>3.43361 <text:s/>0.150802 <text:s/>2.09426 <text:s/>1.23378 <text:s/></text:p>
      <text:p text:style-name="P2">iteration is :700</text:p>
      <text:p text:style-name="P2">pso_woa_fitness is :62.9377</text:p>
      <text:p text:style-name="P2">0.876259 <text:s/>0.433571 <text:s/>3.80001 <text:s/>3.4222 <text:s/>0.0936965 <text:s/>2.09422 <text:s/>1.22812 <text:s/></text:p>
      <text:p text:style-name="P2"><text:soft-page-break/>iteration is :800</text:p>
      <text:p text:style-name="P2">pso_woa_fitness is :62.9377</text:p>
      <text:p text:style-name="P2">0.876258 <text:s/>0.433575 <text:s/>3.8 <text:s/>3.42221 <text:s/>0.0937147 <text:s/>2.09422 <text:s/>1.22812 <text:s/></text:p>
      <text:p text:style-name="P2">iteration is :900</text:p>
      <text:p text:style-name="P4">pso_woa_fitness is :62.9377</text:p>
      <text:p text:style-name="P4">0.876258 <text:s/>0.433575 <text:s/>3.8 <text:s/>3.42221 <text:s/>0.0937141 <text:s/>2.09422 <text:s/>1.22812 <text:s/></text:p>
      <text:p text:style-name="P4">best fitness found is: <text:s text:c="2"/>62.9377</text:p>
      <text:p text:style-name="P4">0.876258 <text:s/>0.433575 <text:s/>3.8 <text:s/>3.42221 <text:s/>0.093714 <text:s/>2.09422 <text:s/>1.22812 <text:s/></text:p>
      <text:p text:style-name="P4">time = 2005.12s</text:p>
      <text:p text:style-name="P2">第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51.88</text:p>
      <text:p text:style-name="P2">2.01728 <text:s/>0.396288 <text:s/>-0.0827757 <text:s/>4.09599 <text:s/>-2.88633 <text:s/>1.08663 <text:s/>-0.358285 <text:s/></text:p>
      <text:p text:style-name="P2">iteration is :200</text:p>
      <text:p text:style-name="P2">pso_woa_fitness is :949.196</text:p>
      <text:p text:style-name="P2">0.0694215 <text:s/>0.263331 <text:s/>-2.12374 <text:s/>3.75667 <text:s/>-0.940666 <text:s/>2.0944 <text:s/>-0.0389282 <text:s/></text:p>
      <text:p text:style-name="P2">iteration is :300</text:p>
      <text:p text:style-name="P2">pso_woa_fitness is :513.753</text:p>
      <text:p text:style-name="P2">1.50797 <text:s/>0.795575 <text:s/>-1.41673 <text:s/>1.7056 <text:s/>-2.48911 <text:s/>2.05194 <text:s/>1.79694 <text:s/></text:p>
      <text:p text:style-name="P2">iteration is :400</text:p>
      <text:p text:style-name="P2">pso_woa_fitness is :269.87</text:p>
      <text:p text:style-name="P2">1.17535 <text:s/>0.447665 <text:s/>-0.396167 <text:s/>2.94248 <text:s/>-2.1047 <text:s/>2.0944 <text:s/>1.12392 <text:s/></text:p>
      <text:p text:style-name="P2">iteration is :500</text:p>
      <text:p text:style-name="P2">pso_woa_fitness is :70.5724</text:p>
      <text:p text:style-name="P2">1.25929 <text:s/>0.446975 <text:s/>-0.709045 <text:s/>2.87934 <text:s/>-1.90917 <text:s/>2.0942 <text:s/>1.18578 <text:s/></text:p>
      <text:p text:style-name="P2">iteration is :600</text:p>
      <text:p text:style-name="P2">pso_woa_fitness is :53.1948</text:p>
      <text:p text:style-name="P2">1.25252 <text:s/>0.447898 <text:s/>-0.736368 <text:s/>2.86553 <text:s/>-1.87297 <text:s/>2.0944 <text:s/>1.20785 <text:s/></text:p>
      <text:p text:style-name="P2">iteration is :7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2">iteration is :8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2">iteration is :9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4">best fitness found is: <text:s text:c="2"/>53.0946</text:p>
      <text:p text:style-name="P4">1.2532 <text:s/>0.44812 <text:s/>-0.737941 <text:s/>2.86422 <text:s/>-1.87134 <text:s/>2.0944 <text:s/>1.2086 <text:s/></text:p>
      <text:p text:style-name="P4">time = 2004.7s</text:p>
      <text:p text:style-name="P2">第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941.86</text:p>
      <text:p text:style-name="P2">0.579898 <text:s/>0.521768 <text:s/>-1.24765 <text:s/>-2.58076 <text:s/>-6.28319 <text:s/>-2.0944 <text:s/>-3.18197 <text:s/></text:p>
      <text:p text:style-name="P2"><text:soft-page-break/>iteration is :200</text:p>
      <text:p text:style-name="P2">pso_woa_fitness is :1365.59</text:p>
      <text:p text:style-name="P2">0.0645714 <text:s/>0 <text:s/>-0.4391 <text:s/>-2.56869 <text:s/>-5.48843 <text:s/>-2.0944 <text:s/>-1.96755 <text:s/></text:p>
      <text:p text:style-name="P2">iteration is :300</text:p>
      <text:p text:style-name="P2">pso_woa_fitness is :589.804</text:p>
      <text:p text:style-name="P2">1.10612 <text:s/>0.195379 <text:s/>0.143961 <text:s/>-3.36306 <text:s/>-6.12347 <text:s/>-2.01556 <text:s/>-2.01158 <text:s/></text:p>
      <text:p text:style-name="P2">iteration is :400</text:p>
      <text:p text:style-name="P2">pso_woa_fitness is :406.907</text:p>
      <text:p text:style-name="P2">1.01594 <text:s/>0 <text:s/>-1.39448 <text:s/>-3.11293 <text:s/>-4.40698 <text:s/>-2.0944 <text:s/>-1.51825 <text:s/></text:p>
      <text:p text:style-name="P2">iteration is :500</text:p>
      <text:p text:style-name="P2">pso_woa_fitness is :313.038</text:p>
      <text:p text:style-name="P2">0.966108 <text:s/>0 <text:s/>-1.09857 <text:s/>-2.9031 <text:s/>-4.79445 <text:s/>-2.0944 <text:s/>-2.15303 <text:s/></text:p>
      <text:p text:style-name="P2">iteration is :600</text:p>
      <text:p text:style-name="P2">pso_woa_fitness is :294.885</text:p>
      <text:p text:style-name="P2">1.05785 <text:s/>1.08578e-09 <text:s/>-0.953365 <text:s/>-2.96923 <text:s/>-4.9635 <text:s/>-2.09438 <text:s/>-2.16763 <text:s/></text:p>
      <text:p text:style-name="P2">iteration is :700</text:p>
      <text:p text:style-name="P2">pso_woa_fitness is :294.879</text:p>
      <text:p text:style-name="P2">1.05972 <text:s/>2.46651e-10 <text:s/>-0.949791 <text:s/>-2.97017 <text:s/>-4.96773 <text:s/>-2.09438 <text:s/>-2.16837 <text:s/></text:p>
      <text:p text:style-name="P2">iteration is :800</text:p>
      <text:p text:style-name="P2">pso_woa_fitness is :294.879</text:p>
      <text:p text:style-name="P2">1.0597 <text:s/>2.41227e-10 <text:s/>-0.949833 <text:s/>-2.97016 <text:s/>-4.96768 <text:s/>-2.09438 <text:s/>-2.16837 <text:s/></text:p>
      <text:p text:style-name="P2">iteration is :900</text:p>
      <text:p text:style-name="P2">pso_woa_fitness is :294.879</text:p>
      <text:p text:style-name="P2">1.0597 <text:s/>2.41195e-10 <text:s/>-0.949834 <text:s/>-2.97016 <text:s/>-4.96768 <text:s/>-2.09438 <text:s/>-2.16837 <text:s/></text:p>
      <text:p text:style-name="P2">best fitness found is: <text:s text:c="2"/>293.265</text:p>
      <text:p text:style-name="P2">0.813366 <text:s/>0.314205 <text:s/>2.28957 <text:s/>3.09001 <text:s/>4.82438 <text:s/>-1.88263 <text:s/>4.37392 <text:s/></text:p>
      <text:p text:style-name="P2">time = 2004.81s</text:p>
      <text:p text:style-name="P2">第3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21.36</text:p>
      <text:p text:style-name="P2">-2.80978 <text:s/>3.14159 <text:s/>4.47087 <text:s/>3.49217 <text:s/>1.96097 <text:s/>2.0944 <text:s/>1.86217 <text:s/></text:p>
      <text:p text:style-name="P2">iteration is :200</text:p>
      <text:p text:style-name="P2">pso_woa_fitness is :870.941</text:p>
      <text:p text:style-name="P2">-3.30633 <text:s/>2.71832 <text:s/>3.23745 <text:s/>1.95422 <text:s/>2.5713 <text:s/>2.0944 <text:s/>0.24603 <text:s/></text:p>
      <text:p text:style-name="P2">iteration is :300</text:p>
      <text:p text:style-name="P2">pso_woa_fitness is :706.271</text:p>
      <text:p text:style-name="P2">-2.44413 <text:s/>3.14159 <text:s/>4.84051 <text:s/>2.89502 <text:s/>1.95827 <text:s/>2.0944 <text:s/>0.834096 <text:s/></text:p>
      <text:p text:style-name="P2">iteration is :400</text:p>
      <text:p text:style-name="P2">pso_woa_fitness is :533.777</text:p>
      <text:p text:style-name="P2">-2.49783 <text:s/>3.14038 <text:s/>4.28894 <text:s/>2.76868 <text:s/>2.98633 <text:s/>2.0944 <text:s/>1.52149 <text:s/></text:p>
      <text:p text:style-name="P2">iteration is :500</text:p>
      <text:p text:style-name="P2">pso_woa_fitness is :275.505</text:p>
      <text:p text:style-name="P2">-2.49952 <text:s/>2.78238 <text:s/>4.47546 <text:s/>2.59677 <text:s/>2.4554 <text:s/>2.09428 <text:s/>0.975828 <text:s/></text:p>
      <text:p text:style-name="P2">iteration is :600</text:p>
      <text:p text:style-name="P2">pso_woa_fitness is :259.095</text:p>
      <text:p text:style-name="P2">-2.53078 <text:s/>2.81633 <text:s/>4.57327 <text:s/>2.57415 <text:s/>2.3648 <text:s/>2.09426 <text:s/>0.968319 <text:s/></text:p>
      <text:p text:style-name="P2">iteration is :700</text:p>
      <text:p text:style-name="P2">pso_woa_fitness is :259.072</text:p>
      <text:p text:style-name="P2"><text:soft-page-break/>-2.53536 <text:s/>2.81773 <text:s/>4.58039 <text:s/>2.56929 <text:s/>2.35847 <text:s/>2.09427 <text:s/>0.96665 <text:s/></text:p>
      <text:p text:style-name="P2">iteration is :800</text:p>
      <text:p text:style-name="P2">pso_woa_fitness is :259.072</text:p>
      <text:p text:style-name="P2">-2.53543 <text:s/>2.81768 <text:s/>4.58042 <text:s/>2.5692 <text:s/>2.35848 <text:s/>2.09427 <text:s/>0.966617 <text:s/></text:p>
      <text:p text:style-name="P2">iteration is :900</text:p>
      <text:p text:style-name="P2">pso_woa_fitness is :259.072</text:p>
      <text:p text:style-name="P2">-2.53537 <text:s/>2.8177 <text:s/>4.58037 <text:s/>2.56926 <text:s/>2.3585 <text:s/>2.09427 <text:s/>0.966638 <text:s/></text:p>
      <text:p text:style-name="P2">best fitness found is: <text:s text:c="2"/>259.072</text:p>
      <text:p text:style-name="P2">-2.53537 <text:s/>2.8177 <text:s/>4.58037 <text:s/>2.56926 <text:s/>2.3585 <text:s/>2.09427 <text:s/>0.966638 <text:s/></text:p>
      <text:p text:style-name="P2">time = 2004.81s</text:p>
      <text:p text:style-name="P2">第4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558.21</text:p>
      <text:p text:style-name="P2">-0.332556 <text:s/>0 <text:s/>-3.02107 <text:s/>-4.2832 <text:s/>-3.17848 <text:s/>-2.0944 <text:s/>-3.37142 <text:s/></text:p>
      <text:p text:style-name="P2">iteration is :200</text:p>
      <text:p text:style-name="P2">pso_woa_fitness is :1111.71</text:p>
      <text:p text:style-name="P2">2.39974 <text:s/>0.0429027 <text:s/>-1.61542 <text:s/>-3.64009 <text:s/>-4.39558 <text:s/>-2.0944 <text:s/>-3.21315 <text:s/></text:p>
      <text:p text:style-name="P2">iteration is :300</text:p>
      <text:p text:style-name="P2">pso_woa_fitness is :524.625</text:p>
      <text:p text:style-name="P2">1.43759 <text:s/>0 <text:s/>-4.01627 <text:s/>-3.62075 <text:s/>-1.78857 <text:s/>-2.0944 <text:s/>-2.73777 <text:s/></text:p>
      <text:p text:style-name="P2">iteration is :400</text:p>
      <text:p text:style-name="P2">pso_woa_fitness is :466.45</text:p>
      <text:p text:style-name="P2">1.44073 <text:s/>0 <text:s/>-3.42538 <text:s/>-3.13835 <text:s/>-2.28754 <text:s/>-1.9326 <text:s/>-1.95656 <text:s/></text:p>
      <text:p text:style-name="P2">iteration is :500</text:p>
      <text:p text:style-name="P2">pso_woa_fitness is :291.224</text:p>
      <text:p text:style-name="P2">1.01213 <text:s/>0.00233906 <text:s/>-3.08381 <text:s/>-3.38382 <text:s/>-2.75621 <text:s/>-1.93157 <text:s/>-2.04549 <text:s/></text:p>
      <text:p text:style-name="P2">iteration is :600</text:p>
      <text:p text:style-name="P2">pso_woa_fitness is :269.354</text:p>
      <text:p text:style-name="P2">1.07397 <text:s/>0.000728593 <text:s/>-2.76895 <text:s/>-3.3923 <text:s/>-3.05383 <text:s/>-1.93289 <text:s/>-2.02733 <text:s/></text:p>
      <text:p text:style-name="P2">iteration is :700</text:p>
      <text:p text:style-name="P2">pso_woa_fitness is :268.933</text:p>
      <text:p text:style-name="P2">1.08274 <text:s/>0.000519239 <text:s/>-2.68892 <text:s/>-3.3866 <text:s/>-3.12973 <text:s/>-1.94009 <text:s/>-2.01483 <text:s/></text:p>
      <text:p text:style-name="P2">iteration is :800</text:p>
      <text:p text:style-name="P2">pso_woa_fitness is :268.933</text:p>
      <text:p text:style-name="P2">1.08274 <text:s/>0.000519772 <text:s/>-2.68895 <text:s/>-3.3866 <text:s/>-3.12971 <text:s/>-1.94009 <text:s/>-2.01484 <text:s/></text:p>
      <text:p text:style-name="P2">iteration is :900</text:p>
      <text:p text:style-name="P2">pso_woa_fitness is :268.933</text:p>
      <text:p text:style-name="P2">1.08274 <text:s/>0.000519683 <text:s/>-2.68894 <text:s/>-3.3866 <text:s/>-3.12971 <text:s/>-1.94009 <text:s/>-2.01484 <text:s/></text:p>
      <text:p text:style-name="P2">best fitness found is: <text:s text:c="2"/>268.933</text:p>
      <text:p text:style-name="P2">1.08274 <text:s/>0.000519928 <text:s/>-2.68896 <text:s/>-3.3866 <text:s/>-3.1297 <text:s/>-1.94009 <text:s/>-2.01484 <text:s/></text:p>
      <text:p text:style-name="P2">time = 2004.73s</text:p>
      <text:p text:style-name="P2">第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769.83</text:p>
      <text:p text:style-name="P2"><text:soft-page-break/>4.75275 <text:s/>2.95863 <text:s/>4.06888 <text:s/>4.68955 <text:s/>2.72994 <text:s/>1.91157 <text:s/>2.27518 <text:s/></text:p>
      <text:p text:style-name="P2">iteration is :200</text:p>
      <text:p text:style-name="P2">pso_woa_fitness is :1257.09</text:p>
      <text:p text:style-name="P2">4.6986 <text:s/>2.18453 <text:s/>4.80847 <text:s/>4.69368 <text:s/>1.4176 <text:s/>1.56829 <text:s/>0.860846 <text:s/></text:p>
      <text:p text:style-name="P2">iteration is :300</text:p>
      <text:p text:style-name="P2">pso_woa_fitness is :865.425</text:p>
      <text:p text:style-name="P2">2.90372 <text:s/>3.14159 <text:s/>5.82567 <text:s/>1.87148 <text:s/>1.23594 <text:s/>2.0944 <text:s/>0.51373 <text:s/></text:p>
      <text:p text:style-name="P2">iteration is :400</text:p>
      <text:p text:style-name="P2">pso_woa_fitness is :482.248</text:p>
      <text:p text:style-name="P2">4.19878 <text:s/>2.73104 <text:s/>6.0759 <text:s/>3.58683 <text:s/>0.905872 <text:s/>1.57645 <text:s/>1.54914 <text:s/></text:p>
      <text:p text:style-name="P2">iteration is :500</text:p>
      <text:p text:style-name="P2">pso_woa_fitness is :270.253</text:p>
      <text:p text:style-name="P2">3.85456 <text:s/>2.89853 <text:s/>5.14908 <text:s/>2.8038 <text:s/>1.90302 <text:s/>1.85868 <text:s/>1.14096 <text:s/></text:p>
      <text:p text:style-name="P2">iteration is :600</text:p>
      <text:p text:style-name="P2">pso_woa_fitness is :227.012</text:p>
      <text:p text:style-name="P2">3.67472 <text:s/>2.98876 <text:s/>5.24939 <text:s/>2.39839 <text:s/>1.77811 <text:s/>1.92237 <text:s/>0.900897 <text:s/></text:p>
      <text:p text:style-name="P2">iteration is :700</text:p>
      <text:p text:style-name="P2">pso_woa_fitness is :226.814</text:p>
      <text:p text:style-name="P2">3.67867 <text:s/>3.0005 <text:s/>5.26839 <text:s/>2.40143 <text:s/>1.75764 <text:s/>1.91661 <text:s/>0.905573 <text:s/></text:p>
      <text:p text:style-name="P2">iteration is :800</text:p>
      <text:p text:style-name="P2">pso_woa_fitness is :226.814</text:p>
      <text:p text:style-name="P2">3.67867 <text:s/>3.00051 <text:s/>5.26839 <text:s/>2.40142 <text:s/>1.75762 <text:s/>1.91661 <text:s/>0.905559 <text:s/></text:p>
      <text:p text:style-name="P2">iteration is :900</text:p>
      <text:p text:style-name="P2">pso_woa_fitness is :226.814</text:p>
      <text:p text:style-name="P2">3.67867 <text:s/>3.00051 <text:s/>5.2684 <text:s/>2.40141 <text:s/>1.75762 <text:s/>1.91661 <text:s/>0.905555 <text:s/></text:p>
      <text:p text:style-name="P2">best fitness found is: <text:s text:c="2"/>226.814</text:p>
      <text:p text:style-name="P2">3.67867 <text:s/>3.00051 <text:s/>5.2684 <text:s/>2.40141 <text:s/>1.75762 <text:s/>1.91661 <text:s/>0.905556 <text:s/></text:p>
      <text:p text:style-name="P2">time = 2005.52s</text:p>
      <text:p text:style-name="P2">第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808.96</text:p>
      <text:p text:style-name="P2">-3.74718 <text:s/>0.398555 <text:s/>1.46551 <text:s/>-2.36663 <text:s/>-4.08751 <text:s/>1.94129 <text:s/>0.600772 <text:s/></text:p>
      <text:p text:style-name="P2">iteration is :200</text:p>
      <text:p text:style-name="P2">pso_woa_fitness is :885.953</text:p>
      <text:p text:style-name="P2">-4.72847 <text:s/>0.516349 <text:s/>2.70119 <text:s/>-2.48885 <text:s/>-4.90194 <text:s/>2.0944 <text:s/>2.25093 <text:s/></text:p>
      <text:p text:style-name="P2">iteration is :300</text:p>
      <text:p text:style-name="P2">pso_woa_fitness is :682.788</text:p>
      <text:p text:style-name="P2">-5.41045 <text:s/>0.386911 <text:s/>3.46141 <text:s/>-2.13657 <text:s/>-5.9714 <text:s/>2.0944 <text:s/>1.79402 <text:s/></text:p>
      <text:p text:style-name="P2">iteration is :400</text:p>
      <text:p text:style-name="P2">pso_woa_fitness is :476.511</text:p>
      <text:p text:style-name="P2">-5.46797 <text:s/>0.382007 <text:s/>3.0549 <text:s/>-2.58443 <text:s/>-5.58024 <text:s/>2.08845 <text:s/>1.4717 <text:s/></text:p>
      <text:p text:style-name="P2">iteration is :500</text:p>
      <text:p text:style-name="P2">pso_woa_fitness is :245.326</text:p>
      <text:p text:style-name="P2">-5.3707 <text:s/>0.423559 <text:s/>3.0019 <text:s/>-2.86186 <text:s/>-5.50261 <text:s/>2.0799 <text:s/>1.35879 <text:s/></text:p>
      <text:p text:style-name="P2">iteration is :600</text:p>
      <text:p text:style-name="P2">pso_woa_fitness is :171.894</text:p>
      <text:p text:style-name="P2">-5.46345 <text:s/>0.374237 <text:s/>3.83538 <text:s/>-2.98501 <text:s/>-6.27976 <text:s/>2.09439 <text:s/>1.30812 <text:s/></text:p>
      <text:p text:style-name="P2">iteration is :700</text:p>
      <text:p text:style-name="P2"><text:soft-page-break/>pso_woa_fitness is :166.548</text:p>
      <text:p text:style-name="P2">-5.45348 <text:s/>0.348939 <text:s/>3.83518 <text:s/>-3.00974 <text:s/>-6.28319 <text:s/>2.09439 <text:s/>1.31799 <text:s/></text:p>
      <text:p text:style-name="P2">iteration is :800</text:p>
      <text:p text:style-name="P2">pso_woa_fitness is :166.547</text:p>
      <text:p text:style-name="P2">-5.454 <text:s/>0.349237 <text:s/>3.83546 <text:s/>-3.00922 <text:s/>-6.28319 <text:s/>2.09439 <text:s/>1.31821 <text:s/></text:p>
      <text:p text:style-name="P2">iteration is :900</text:p>
      <text:p text:style-name="P2">pso_woa_fitness is :166.547</text:p>
      <text:p text:style-name="P2">-5.454 <text:s/>0.349237 <text:s/>3.83546 <text:s/>-3.00922 <text:s/>-6.28319 <text:s/>2.09439 <text:s/>1.31821 <text:s/></text:p>
      <text:p text:style-name="P2">best fitness found is: <text:s text:c="2"/>166.547</text:p>
      <text:p text:style-name="P2">-5.454 <text:s/>0.349237 <text:s/>3.83547 <text:s/>-3.00922 <text:s/>-6.28319 <text:s/>2.09439 <text:s/>1.31821 <text:s/></text:p>
      <text:p text:style-name="P2">time = 2005.54s</text:p>
      <text:p text:style-name="P2">第7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205.08</text:p>
      <text:p text:style-name="P2">1.8882 <text:s/>1.53863 <text:s/>0.654415 <text:s/>-2.85158 <text:s/>-0.934257 <text:s/>1.77693 <text:s/>0.448062 <text:s/></text:p>
      <text:p text:style-name="P2">iteration is :200</text:p>
      <text:p text:style-name="P2">pso_woa_fitness is :779.732</text:p>
      <text:p text:style-name="P2">0.198769 <text:s/>0 <text:s/>-0.49287 <text:s/>-2.41391 <text:s/>-2.20953 <text:s/>2.0944 <text:s/>0.893942 <text:s/></text:p>
      <text:p text:style-name="P2">iteration is :300</text:p>
      <text:p text:style-name="P2">pso_woa_fitness is :741.656</text:p>
      <text:p text:style-name="P2">1.76851 <text:s/>0 <text:s/>-0.241543 <text:s/>-3.17439 <text:s/>-2.61629 <text:s/>2.0944 <text:s/>0.882456 <text:s/></text:p>
      <text:p text:style-name="P2">iteration is :400</text:p>
      <text:p text:style-name="P2">pso_woa_fitness is :428.635</text:p>
      <text:p text:style-name="P2">1.42634 <text:s/>0 <text:s/>-0.55145 <text:s/>-3.2803 <text:s/>-1.81105 <text:s/>2.06629 <text:s/>1.11787 <text:s/></text:p>
      <text:p text:style-name="P2">iteration is :500</text:p>
      <text:p text:style-name="P2">pso_woa_fitness is :319.036</text:p>
      <text:p text:style-name="P2">1.15357 <text:s/>0.00315715 <text:s/>-0.655604 <text:s/>-3.137 <text:s/>-2.11094 <text:s/>2.08645 <text:s/>0.998351 <text:s/></text:p>
      <text:p text:style-name="P2">iteration is :600</text:p>
      <text:p text:style-name="P2">pso_woa_fitness is :293.656</text:p>
      <text:p text:style-name="P2">1.0861 <text:s/>1.93956e-10 <text:s/>-1.15377 <text:s/>-3.05304 <text:s/>-1.61245 <text:s/>2.0944 <text:s/>0.981797 <text:s/></text:p>
      <text:p text:style-name="P2">iteration is :700</text:p>
      <text:p text:style-name="P2">pso_woa_fitness is :293.524</text:p>
      <text:p text:style-name="P2">1.07661 <text:s/>2.73076e-11 <text:s/>-1.17412 <text:s/>-3.03948 <text:s/>-1.59374 <text:s/>2.0944 <text:s/>0.976501 <text:s/></text:p>
      <text:p text:style-name="P2">iteration is :800</text:p>
      <text:p text:style-name="P2">pso_woa_fitness is :293.524</text:p>
      <text:p text:style-name="P2">1.07658 <text:s/>2.82272e-11 <text:s/>-1.17418 <text:s/>-3.03934 <text:s/>-1.59374 <text:s/>2.0944 <text:s/>0.976375 <text:s/></text:p>
      <text:p text:style-name="P2">iteration is :900</text:p>
      <text:p text:style-name="P2">pso_woa_fitness is :293.524</text:p>
      <text:p text:style-name="P2">1.07658 <text:s/>2.82256e-11 <text:s/>-1.17418 <text:s/>-3.03934 <text:s/>-1.59374 <text:s/>2.0944 <text:s/>0.976375 <text:s/></text:p>
      <text:p text:style-name="P2">best fitness found is: <text:s text:c="2"/>293.524</text:p>
      <text:p text:style-name="P2">1.07658 <text:s/>2.81938e-11 <text:s/>-1.17418 <text:s/>-3.03934 <text:s/>-1.59374 <text:s/>2.0944 <text:s/>0.976379 <text:s/></text:p>
      <text:p text:style-name="P2">time = 2004.77s</text:p>
      <text:p text:style-name="P2">第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<text:soft-page-break/>pso_woa_fitness is :2920.11</text:p>
      <text:p text:style-name="P2">3.02527 <text:s/>1.33165 <text:s/>-2.3434 <text:s/>-0.535984 <text:s/>-4.73878 <text:s/>-1.80411 <text:s/>-0.599877 <text:s/></text:p>
      <text:p text:style-name="P2">iteration is :200</text:p>
      <text:p text:style-name="P2">pso_woa_fitness is :1591.89</text:p>
      <text:p text:style-name="P2">1.43571 <text:s/>0.773812 <text:s/>-0.549127 <text:s/>1.57006 <text:s/>-4.21885 <text:s/>-2.03526 <text:s/>-0.452121 <text:s/></text:p>
      <text:p text:style-name="P2">iteration is :300</text:p>
      <text:p text:style-name="P2">pso_woa_fitness is :750.189</text:p>
      <text:p text:style-name="P2">1.03224 <text:s/>1.25313 <text:s/>-0.659578 <text:s/>1.64148 <text:s/>-4.91591 <text:s/>-1.88553 <text:s/>-1.24211 <text:s/></text:p>
      <text:p text:style-name="P2">iteration is :400</text:p>
      <text:p text:style-name="P2">pso_woa_fitness is :374.106</text:p>
      <text:p text:style-name="P2">1.2941 <text:s/>0.672067 <text:s/>-0.5235 <text:s/>2.54643 <text:s/>-5.25031 <text:s/>-2.06251 <text:s/>-1.72911 <text:s/></text:p>
      <text:p text:style-name="P2">iteration is :500</text:p>
      <text:p text:style-name="P2">pso_woa_fitness is :79.9999</text:p>
      <text:p text:style-name="P2">1.23213 <text:s/>0.525846 <text:s/>-0.510893 <text:s/>2.83833 <text:s/>-5.22193 <text:s/>-2.06337 <text:s/>-1.89818 <text:s/></text:p>
      <text:p text:style-name="P2">iteration is :600</text:p>
      <text:p text:style-name="P2">pso_woa_fitness is :46.6764</text:p>
      <text:p text:style-name="P2">1.29158 <text:s/>0.509414 <text:s/>-0.740717 <text:s/>2.75089 <text:s/>-4.97452 <text:s/>-2.07052 <text:s/>-1.81938 <text:s/></text:p>
      <text:p text:style-name="P2">iteration is :700</text:p>
      <text:p text:style-name="P2">pso_woa_fitness is :45.4857</text:p>
      <text:p text:style-name="P2">1.28432 <text:s/>0.531857 <text:s/>-0.669926 <text:s/>2.73919 <text:s/>-5.04282 <text:s/>-2.08203 <text:s/>-1.82019 <text:s/></text:p>
      <text:p text:style-name="P2">iteration is :800</text:p>
      <text:p text:style-name="P2">pso_woa_fitness is :45.4856</text:p>
      <text:p text:style-name="P2">1.28432 <text:s/>0.531862 <text:s/>-0.669908 <text:s/>2.73919 <text:s/>-5.04283 <text:s/>-2.08203 <text:s/>-1.82019 <text:s/></text:p>
      <text:p text:style-name="P2">iteration is :900</text:p>
      <text:p text:style-name="P2">pso_woa_fitness is :45.4856</text:p>
      <text:p text:style-name="P2">1.2843 <text:s/>0.5319 <text:s/>-0.669781 <text:s/>2.73917 <text:s/>-5.04296 <text:s/>-2.08205 <text:s/>-1.82019 <text:s/></text:p>
      <text:p text:style-name="P4">best fitness found is: <text:s text:c="2"/>45.4856</text:p>
      <text:p text:style-name="P4">1.2843 <text:s/>0.531901 <text:s/>-0.669778 <text:s/>2.73917 <text:s/>-5.04296 <text:s/>-2.08206 <text:s/>-1.82019 <text:s/></text:p>
      <text:p text:style-name="P4">time = 2005.36s</text:p>
      <text:p text:style-name="P2">第9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14.16</text:p>
      <text:p text:style-name="P2">3.60379 <text:s/>3.14159 <text:s/>2.38415 <text:s/>2.56394 <text:s/>-3.09813 <text:s/>1.4231 <text:s/>2.21378 <text:s/></text:p>
      <text:p text:style-name="P2">iteration is :200</text:p>
      <text:p text:style-name="P2">pso_woa_fitness is :1518.27</text:p>
      <text:p text:style-name="P2">3.21649 <text:s/>3.14159 <text:s/>4.1987 <text:s/>2.3756 <text:s/>-3.6717 <text:s/>1.61339 <text:s/>1.06476 <text:s/></text:p>
      <text:p text:style-name="P2">iteration is :300</text:p>
      <text:p text:style-name="P2">pso_woa_fitness is :1222.38</text:p>
      <text:p text:style-name="P2">3.73934 <text:s/>2.98679 <text:s/>1.90244 <text:s/>3.30409 <text:s/>-2.0542 <text:s/>1.91287 <text:s/>1.35 <text:s/></text:p>
      <text:p text:style-name="P2">iteration is :400</text:p>
      <text:p text:style-name="P2">pso_woa_fitness is :535.125</text:p>
      <text:p text:style-name="P2">4.17683 <text:s/>3.14159 <text:s/>2.51116 <text:s/>3.75735 <text:s/>-2.26869 <text:s/>1.88445 <text:s/>0.847509 <text:s/></text:p>
      <text:p text:style-name="P2">iteration is :500</text:p>
      <text:p text:style-name="P2">pso_woa_fitness is :309.131</text:p>
      <text:p text:style-name="P2">3.86991 <text:s/>3.13725 <text:s/>2.45237 <text:s/>3.73932 <text:s/>-1.75556 <text:s/>1.86611 <text:s/>1.08167 <text:s/></text:p>
      <text:p text:style-name="P2">iteration is :600</text:p>
      <text:p text:style-name="P2">pso_woa_fitness is :264.928</text:p>
      <text:p text:style-name="P2">4.06357 <text:s/>3.00949 <text:s/>2.5192 <text:s/>3.32304 <text:s/>-1.8411 <text:s/>1.90009 <text:s/>1.26476 <text:s/></text:p>
      <text:p text:style-name="P2"><text:soft-page-break/>iteration is :700</text:p>
      <text:p text:style-name="P2">pso_woa_fitness is :258.307</text:p>
      <text:p text:style-name="P2">4.08358 <text:s/>2.99488 <text:s/>2.51466 <text:s/>3.26286 <text:s/>-1.83635 <text:s/>1.9098 <text:s/>1.29657 <text:s/></text:p>
      <text:p text:style-name="P2">iteration is :800</text:p>
      <text:p text:style-name="P2">pso_woa_fitness is :258.201</text:p>
      <text:p text:style-name="P2">4.08219 <text:s/>2.99603 <text:s/>2.51468 <text:s/>3.267 <text:s/>-1.83654 <text:s/>1.90927 <text:s/>1.29432 <text:s/></text:p>
      <text:p text:style-name="P2">iteration is :900</text:p>
      <text:p text:style-name="P2">pso_woa_fitness is :258.201</text:p>
      <text:p text:style-name="P2">4.08221 <text:s/>2.99602 <text:s/>2.51468 <text:s/>3.26695 <text:s/>-1.83654 <text:s/>1.90927 <text:s/>1.29434 <text:s/></text:p>
      <text:p text:style-name="P2">best fitness found is: <text:s text:c="2"/>258.201</text:p>
      <text:p text:style-name="P2">4.0822 <text:s/>2.99602 <text:s/>2.51468 <text:s/>3.26696 <text:s/>-1.83654 <text:s/>1.90927 <text:s/>1.29433 <text:s/></text:p>
      <text:p text:style-name="P2">time = 2004.99s</text:p>
      <text:p text:style-name="P2">第10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34.05</text:p>
      <text:p text:style-name="P2">5.23813 <text:s/>2.54524 <text:s/>2.52308 <text:s/>-2.32932 <text:s/>-0.945463 <text:s/>2.0944 <text:s/>0.167801 <text:s/></text:p>
      <text:p text:style-name="P2">iteration is :200</text:p>
      <text:p text:style-name="P2">pso_woa_fitness is :1229.84</text:p>
      <text:p text:style-name="P2">2.82864 <text:s/>1.47527 <text:s/>1.57297 <text:s/>-0.750344 <text:s/>1.07897 <text:s/>2.0944 <text:s/>1.99347 <text:s/></text:p>
      <text:p text:style-name="P2">iteration is :300</text:p>
      <text:p text:style-name="P2">pso_woa_fitness is :870.766</text:p>
      <text:p text:style-name="P2">2.09101 <text:s/>1.25598 <text:s/>1.73417 <text:s/>-1.28412 <text:s/>0.880346 <text:s/>2.0944 <text:s/>2.65572 <text:s/></text:p>
      <text:p text:style-name="P2">iteration is :400</text:p>
      <text:p text:style-name="P2">pso_woa_fitness is :764.105</text:p>
      <text:p text:style-name="P2">1.78227 <text:s/>0.802384 <text:s/>2.06344 <text:s/>-2.00189 <text:s/>1.09277 <text:s/>1.98344 <text:s/>1.43342 <text:s/></text:p>
      <text:p text:style-name="P2">iteration is :500</text:p>
      <text:p text:style-name="P2">pso_woa_fitness is :150.327</text:p>
      <text:p text:style-name="P2">1.05118 <text:s/>0.374461 <text:s/>2.94158 <text:s/>-2.98852 <text:s/>0.817446 <text:s/>2.03946 <text:s/>1.18726 <text:s/></text:p>
      <text:p text:style-name="P2">iteration is :600</text:p>
      <text:p text:style-name="P2">pso_woa_fitness is :67.5182</text:p>
      <text:p text:style-name="P2">0.946124 <text:s/>0.434653 <text:s/>3.68352 <text:s/>-2.95209 <text:s/>0.168759 <text:s/>2.09436 <text:s/>1.23306 <text:s/></text:p>
      <text:p text:style-name="P2">iteration is :700</text:p>
      <text:p text:style-name="P2">pso_woa_fitness is :67.486</text:p>
      <text:p text:style-name="P2">0.945697 <text:s/>0.433864 <text:s/>3.6892 <text:s/>-2.95331 <text:s/>0.163407 <text:s/>2.09435 <text:s/>1.23277 <text:s/></text:p>
      <text:p text:style-name="P2">iteration is :800</text:p>
      <text:p text:style-name="P2">pso_woa_fitness is :67.4854</text:p>
      <text:p text:style-name="P2">0.94574 <text:s/>0.433916 <text:s/>3.68873 <text:s/>-2.95322 <text:s/>0.16385 <text:s/>2.09435 <text:s/>1.23279 <text:s/></text:p>
      <text:p text:style-name="P2">iteration is :900</text:p>
      <text:p text:style-name="P2">pso_woa_fitness is :67.4854</text:p>
      <text:p text:style-name="P2">0.94574 <text:s/>0.433916 <text:s/>3.68872 <text:s/>-2.95322 <text:s/>0.163855 <text:s/>2.09435 <text:s/>1.23279 <text:s/></text:p>
      <text:p text:style-name="P4">best fitness found is: <text:s text:c="2"/>67.4854</text:p>
      <text:p text:style-name="P4">0.94574 <text:s/>0.433916 <text:s/>3.68873 <text:s/>-2.95322 <text:s/>0.16385 <text:s/>2.09435 <text:s/>1.23279 <text:s/></text:p>
      <text:p text:style-name="P4">time = 2004.58s</text:p>
      <text:p text:style-name="P2">第1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<text:soft-page-break/>iteration is :100</text:p>
      <text:p text:style-name="P2">pso_woa_fitness is :1641.67</text:p>
      <text:p text:style-name="P2">-5.62692 <text:s/>0.87236 <text:s/>2.33515 <text:s/>-2.63099 <text:s/>-1.57863 <text:s/>-2.0944 <text:s/>-3.40973 <text:s/></text:p>
      <text:p text:style-name="P2">iteration is :200</text:p>
      <text:p text:style-name="P2">pso_woa_fitness is :1828.94</text:p>
      <text:p text:style-name="P2">-5.68608 <text:s/>0.484307 <text:s/>2.58052 <text:s/>-3.10318 <text:s/>-1.93494 <text:s/>-1.97312 <text:s/>-1.69177 <text:s/></text:p>
      <text:p text:style-name="P2">iteration is :300</text:p>
      <text:p text:style-name="P2">pso_woa_fitness is :900.915</text:p>
      <text:p text:style-name="P2">-4.98056 <text:s/>0.641822 <text:s/>3.02609 <text:s/>-2.20599 <text:s/>-1.85859 <text:s/>-2.0944 <text:s/>-1.25461 <text:s/></text:p>
      <text:p text:style-name="P2">iteration is :400</text:p>
      <text:p text:style-name="P2">pso_woa_fitness is :563.535</text:p>
      <text:p text:style-name="P2">-4.83363 <text:s/>0.644597 <text:s/>3.01367 <text:s/>-2.11699 <text:s/>-1.99948 <text:s/>-2.0944 <text:s/>-1.49066 <text:s/></text:p>
      <text:p text:style-name="P2">iteration is :500</text:p>
      <text:p text:style-name="P2">pso_woa_fitness is :203.734</text:p>
      <text:p text:style-name="P2">-5.40098 <text:s/>0.317639 <text:s/>3.31313 <text:s/>-3.04796 <text:s/>-2.64241 <text:s/>-2.0944 <text:s/>-1.86537 <text:s/></text:p>
      <text:p text:style-name="P2">iteration is :600</text:p>
      <text:p text:style-name="P2">pso_woa_fitness is :124.975</text:p>
      <text:p text:style-name="P2">-5.40867 <text:s/>0.305549 <text:s/>4.70394 <text:s/>-3.13075 <text:s/>-3.99335 <text:s/>-2.0944 <text:s/>-1.89075 <text:s/></text:p>
      <text:p text:style-name="P2">iteration is :700</text:p>
      <text:p text:style-name="P2">pso_woa_fitness is :124.183</text:p>
      <text:p text:style-name="P2">-5.39408 <text:s/>0.304349 <text:s/>4.65304 <text:s/>-3.14436 <text:s/>-3.94777 <text:s/>-2.0944 <text:s/>-1.8908 <text:s/></text:p>
      <text:p text:style-name="P2">iteration is :800</text:p>
      <text:p text:style-name="P2">pso_woa_fitness is :124.183</text:p>
      <text:p text:style-name="P2">-5.39407 <text:s/>0.304345 <text:s/>4.65301 <text:s/>-3.14438 <text:s/>-3.94774 <text:s/>-2.0944 <text:s/>-1.8908 <text:s/></text:p>
      <text:p text:style-name="P2">iteration is :900</text:p>
      <text:p text:style-name="P2">pso_woa_fitness is :124.183</text:p>
      <text:p text:style-name="P2">-5.39406 <text:s/>0.304341 <text:s/>4.65298 <text:s/>-3.14439 <text:s/>-3.94771 <text:s/>-2.0944 <text:s/>-1.89079 <text:s/></text:p>
      <text:p text:style-name="P2">best fitness found is: <text:s text:c="2"/>124.183</text:p>
      <text:p text:style-name="P2">-5.39406 <text:s/>0.30434 <text:s/>4.65297 <text:s/>-3.14439 <text:s/>-3.94771 <text:s/>-2.0944 <text:s/>-1.89079 <text:s/></text:p>
      <text:p text:style-name="P2">time = 2005.81s</text:p>
      <text:p text:style-name="P2">第1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638.49</text:p>
      <text:p text:style-name="P2">4.88435 <text:s/>3.14159 <text:s/>6.28319 <text:s/>3.39671 <text:s/>1.74234 <text:s/>2.0944 <text:s/>2.00373 <text:s/></text:p>
      <text:p text:style-name="P2">iteration is :200</text:p>
      <text:p text:style-name="P2">pso_woa_fitness is :679.529</text:p>
      <text:p text:style-name="P2">4.9563 <text:s/>3.14159 <text:s/>6.14066 <text:s/>3.36269 <text:s/>0.556091 <text:s/>2.0944 <text:s/>0.835217 <text:s/></text:p>
      <text:p text:style-name="P2">iteration is :300</text:p>
      <text:p text:style-name="P2">pso_woa_fitness is :639.435</text:p>
      <text:p text:style-name="P2">3.99729 <text:s/>3.14159 <text:s/>5.35328 <text:s/>2.63652 <text:s/>1.51172 <text:s/>2.0944 <text:s/>1.06393 <text:s/></text:p>
      <text:p text:style-name="P2">iteration is :400</text:p>
      <text:p text:style-name="P2">pso_woa_fitness is :557.308</text:p>
      <text:p text:style-name="P2">3.67979 <text:s/>2.97629 <text:s/>5.0154 <text:s/>2.17571 <text:s/>2.05374 <text:s/>2.0944 <text:s/>0.794771 <text:s/></text:p>
      <text:p text:style-name="P2">iteration is :500</text:p>
      <text:p text:style-name="P2">pso_woa_fitness is :243.374</text:p>
      <text:p text:style-name="P2">3.58383 <text:s/>2.93614 <text:s/>5.066 <text:s/>2.28845 <text:s/>1.96601 <text:s/>2.04265 <text:s/>0.884359 <text:s/></text:p>
      <text:p text:style-name="P2">iteration is :600</text:p>
      <text:p text:style-name="P2">pso_woa_fitness is :228.73</text:p>
      <text:p text:style-name="P2"><text:soft-page-break/>3.65611 <text:s/>2.94079 <text:s/>5.12196 <text:s/>2.39337 <text:s/>1.90688 <text:s/>1.97762 <text:s/>0.906065 <text:s/></text:p>
      <text:p text:style-name="P2">iteration is :700</text:p>
      <text:p text:style-name="P2">pso_woa_fitness is :228.47</text:p>
      <text:p text:style-name="P2">3.65338 <text:s/>2.94952 <text:s/>5.13437 <text:s/>2.38532 <text:s/>1.89292 <text:s/>1.97625 <text:s/>0.90335 <text:s/></text:p>
      <text:p text:style-name="P2">iteration is :800</text:p>
      <text:p text:style-name="P2">pso_woa_fitness is :228.47</text:p>
      <text:p text:style-name="P2">3.65337 <text:s/>2.94952 <text:s/>5.13438 <text:s/>2.38532 <text:s/>1.89292 <text:s/>1.97625 <text:s/>0.903345 <text:s/></text:p>
      <text:p text:style-name="P2">iteration is :900</text:p>
      <text:p text:style-name="P2">pso_woa_fitness is :228.47</text:p>
      <text:p text:style-name="P2">3.65338 <text:s/>2.94948 <text:s/>5.13432 <text:s/>2.38534 <text:s/>1.89298 <text:s/>1.97626 <text:s/>0.903354 <text:s/></text:p>
      <text:p text:style-name="P2">best fitness found is: <text:s text:c="2"/>228.47</text:p>
      <text:p text:style-name="P2">3.65338 <text:s/>2.94948 <text:s/>5.13432 <text:s/>2.38534 <text:s/>1.89298 <text:s/>1.97626 <text:s/>0.903354 <text:s/></text:p>
      <text:p text:style-name="P2">time = 2004.82s</text:p>
      <text:p text:style-name="P2">第13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11.6</text:p>
      <text:p text:style-name="P2">1.3514 <text:s/>2.42829 <text:s/>2.23468 <text:s/>-0.26497 <text:s/>-1.41539 <text:s/>-2.0944 <text:s/>-0.0720802 <text:s/></text:p>
      <text:p text:style-name="P2">iteration is :200</text:p>
      <text:p text:style-name="P2">pso_woa_fitness is :890.629</text:p>
      <text:p text:style-name="P2">0.721087 <text:s/>0.673335 <text:s/>3.0148 <text:s/>-2.74944 <text:s/>-2.40963 <text:s/>-2.0944 <text:s/>-1.22426 <text:s/></text:p>
      <text:p text:style-name="P2">iteration is :300</text:p>
      <text:p text:style-name="P2">pso_woa_fitness is :772.733</text:p>
      <text:p text:style-name="P2">1.4413 <text:s/>0.85381 <text:s/>2.20836 <text:s/>-1.98222 <text:s/>-1.65598 <text:s/>-2.0944 <text:s/>-1.30953 <text:s/></text:p>
      <text:p text:style-name="P2">iteration is :400</text:p>
      <text:p text:style-name="P2">pso_woa_fitness is :335.236</text:p>
      <text:p text:style-name="P2">0.563492 <text:s/>0.474368 <text:s/>3.34159 <text:s/>-2.68267 <text:s/>-2.35287 <text:s/>-2.08869 <text:s/>-1.56172 <text:s/></text:p>
      <text:p text:style-name="P2">iteration is :500</text:p>
      <text:p text:style-name="P2">pso_woa_fitness is :136.393</text:p>
      <text:p text:style-name="P2">0.947166 <text:s/>0.392699 <text:s/>3.94344 <text:s/>-2.99358 <text:s/>-3.20881 <text:s/>-2.0944 <text:s/>-1.95749 <text:s/></text:p>
      <text:p text:style-name="P2">iteration is :600</text:p>
      <text:p text:style-name="P2">pso_woa_fitness is :65.7045</text:p>
      <text:p text:style-name="P2">0.930103 <text:s/>0.413854 <text:s/>3.8093 <text:s/>-2.95355 <text:s/>-3.14459 <text:s/>-2.09439 <text:s/>-1.89323 <text:s/></text:p>
      <text:p text:style-name="P2">iteration is :700</text:p>
      <text:p text:style-name="P2">pso_woa_fitness is :65.4288</text:p>
      <text:p text:style-name="P2">0.927451 <text:s/>0.412174 <text:s/>3.84322 <text:s/>-2.95684 <text:s/>-3.1782 <text:s/>-2.0944 <text:s/>-1.8958 <text:s/></text:p>
      <text:p text:style-name="P2">iteration is :800</text:p>
      <text:p text:style-name="P2">pso_woa_fitness is :65.4282</text:p>
      <text:p text:style-name="P2">0.927287 <text:s/>0.412208 <text:s/>3.84441 <text:s/>-2.95683 <text:s/>-3.17935 <text:s/>-2.0944 <text:s/>-1.89589 <text:s/></text:p>
      <text:p text:style-name="P2">iteration is :900</text:p>
      <text:p text:style-name="P2">pso_woa_fitness is :65.4282</text:p>
      <text:p text:style-name="P2">0.927288 <text:s/>0.412207 <text:s/>3.84441 <text:s/>-2.95683 <text:s/>-3.17934 <text:s/>-2.0944 <text:s/>-1.89589 <text:s/></text:p>
      <text:p text:style-name="P4">best fitness found is: <text:s text:c="2"/>65.4281</text:p>
      <text:p text:style-name="P4">0.927275 <text:s/>0.412214 <text:s/>3.84453 <text:s/>-2.95683 <text:s/>-3.17947 <text:s/>-2.0944 <text:s/>-1.8959 <text:s/></text:p>
      <text:p text:style-name="P4">time = 2004.79s</text:p>
      <text:p text:style-name="P2">第14次搜索......</text:p>
      <text:p text:style-name="P2">WOA PSO 初始化完成......</text:p>
      <text:p text:style-name="P2">iteration is :0</text:p>
      <text:p text:style-name="P2">pso_woa_fitness is :2774.59</text:p>
      <text:p text:style-name="P2"><text:soft-page-break/>5.3093 <text:s/>1.60473 <text:s/>-4.81981 <text:s/>-2.46109 <text:s/>-1.62947 <text:s/>1.10116 <text:s/>-0.245575 <text:s/></text:p>
      <text:p text:style-name="P2">iteration is :100</text:p>
      <text:p text:style-name="P2">pso_woa_fitness is :1426.16</text:p>
      <text:p text:style-name="P2">4.79415 <text:s/>3.14159 <text:s/>4.78609 <text:s/>5.86348 <text:s/>-1.17065 <text:s/>-1.26862 <text:s/>5.3111 <text:s/></text:p>
      <text:p text:style-name="P2">iteration is :200</text:p>
      <text:p text:style-name="P2">pso_woa_fitness is :1033.15</text:p>
      <text:p text:style-name="P2">4.22844 <text:s/>2.81967 <text:s/>3.1174 <text:s/>4.13327 <text:s/>0.983805 <text:s/>-1.44057 <text:s/>4.74167 <text:s/></text:p>
      <text:p text:style-name="P2">iteration is :300</text:p>
      <text:p text:style-name="P2">pso_woa_fitness is :1089.82</text:p>
      <text:p text:style-name="P2">4.09102 <text:s/>3.14159 <text:s/>3.12599 <text:s/>4.70085 <text:s/>1.02786 <text:s/>-2.0601 <text:s/>4.06073 <text:s/></text:p>
      <text:p text:style-name="P2">iteration is :400</text:p>
      <text:p text:style-name="P2">pso_woa_fitness is :617.335</text:p>
      <text:p text:style-name="P2">4.46748 <text:s/>2.87516 <text:s/>2.07927 <text:s/>2.29489 <text:s/>1.68666 <text:s/>-2.01337 <text:s/>5.00877 <text:s/></text:p>
      <text:p text:style-name="P2">iteration is :500</text:p>
      <text:p text:style-name="P2">pso_woa_fitness is :300.268</text:p>
      <text:p text:style-name="P2">4.18711 <text:s/>2.80754 <text:s/>2.51606 <text:s/>2.85053 <text:s/>1.39611 <text:s/>-1.94974 <text:s/>4.65638 <text:s/></text:p>
      <text:p text:style-name="P2">iteration is :600</text:p>
      <text:p text:style-name="P2">pso_woa_fitness is :257.694</text:p>
      <text:p text:style-name="P2">4.09277 <text:s/>2.97068 <text:s/>2.3507 <text:s/>3.219 <text:s/>1.5725 <text:s/>-1.96244 <text:s/>4.44711 <text:s/></text:p>
      <text:p text:style-name="P2">iteration is :7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iteration is :8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iteration is :9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best fitness found is: <text:s text:c="2"/>256.874</text:p>
      <text:p text:style-name="P2">4.07343 <text:s/>2.9752 <text:s/>2.32589 <text:s/>3.25077 <text:s/>1.59985 <text:s/>-1.95804 <text:s/>4.4332 <text:s/></text:p>
      <text:p text:style-name="P2">time = 2005.2s</text:p>
      <text:p text:style-name="P2">第1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69.99</text:p>
      <text:p text:style-name="P2">4.99323 <text:s/>2.79735 <text:s/>5.87104 <text:s/>3.95504 <text:s/>2.87248 <text:s/>2.0944 <text:s/>2.18543 <text:s/></text:p>
      <text:p text:style-name="P2">iteration is :200</text:p>
      <text:p text:style-name="P2">pso_woa_fitness is :1100.76</text:p>
      <text:p text:style-name="P2">3.62935 <text:s/>2.92854 <text:s/>4.1594 <text:s/>2.64868 <text:s/>2.7422 <text:s/>2.0944 <text:s/>1.28922 <text:s/></text:p>
      <text:p text:style-name="P2">iteration is :300</text:p>
      <text:p text:style-name="P2">pso_woa_fitness is :636.545</text:p>
      <text:p text:style-name="P2">4.30171 <text:s/>3.1325 <text:s/>5.67715 <text:s/>1.70855 <text:s/>1.94181 <text:s/>2.0944 <text:s/>0.0790584 <text:s/></text:p>
      <text:p text:style-name="P2">iteration is :400</text:p>
      <text:p text:style-name="P2">pso_woa_fitness is :350.247</text:p>
      <text:p text:style-name="P2">3.33408 <text:s/>2.87371 <text:s/>5.47889 <text:s/>1.88601 <text:s/>1.70446 <text:s/>2.025 <text:s/>0.481349 <text:s/></text:p>
      <text:p text:style-name="P2">iteration is :500</text:p>
      <text:p text:style-name="P2">pso_woa_fitness is :245.829</text:p>
      <text:p text:style-name="P2">3.75655 <text:s/>3.02099 <text:s/>5.32185 <text:s/>2.4462 <text:s/>1.62806 <text:s/>1.91313 <text:s/>0.861572 <text:s/></text:p>
      <text:p text:style-name="P2">iteration is :600</text:p>
      <text:p text:style-name="P2"><text:soft-page-break/>pso_woa_fitness is :227.16</text:p>
      <text:p text:style-name="P2">3.663 <text:s/>2.9857 <text:s/>5.22937 <text:s/>2.38741 <text:s/>1.79947 <text:s/>1.93402 <text:s/>0.901243 <text:s/></text:p>
      <text:p text:style-name="P2">iteration is :700</text:p>
      <text:p text:style-name="P2">pso_woa_fitness is :227.015</text:p>
      <text:p text:style-name="P2">3.66635 <text:s/>2.99 <text:s/>5.24194 <text:s/>2.3871 <text:s/>1.78578 <text:s/>1.92876 <text:s/>0.898745 <text:s/></text:p>
      <text:p text:style-name="P2">iteration is :800</text:p>
      <text:p text:style-name="P2">pso_woa_fitness is :227.014</text:p>
      <text:p text:style-name="P2">3.66656 <text:s/>2.99009 <text:s/>5.24235 <text:s/>2.38739 <text:s/>1.78537 <text:s/>1.92851 <text:s/>0.898842 <text:s/></text:p>
      <text:p text:style-name="P2">iteration is :900</text:p>
      <text:p text:style-name="P2">pso_woa_fitness is :227.014</text:p>
      <text:p text:style-name="P2">3.66661 <text:s/>2.99011 <text:s/>5.24243 <text:s/>2.38745 <text:s/>1.78529 <text:s/>1.92846 <text:s/>0.898864 <text:s/></text:p>
      <text:p text:style-name="P2">best fitness found is: <text:s text:c="2"/>227.014</text:p>
      <text:p text:style-name="P2">3.66661 <text:s/>2.99011 <text:s/>5.24244 <text:s/>2.38745 <text:s/>1.78529 <text:s/>1.92846 <text:s/>0.898865 <text:s/></text:p>
      <text:p text:style-name="P2">time = 2006.38s</text:p>
      <text:p text:style-name="P2">第1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27.18</text:p>
      <text:p text:style-name="P2">4.20106 <text:s/>0.991745 <text:s/>3.01986 <text:s/>2.21838 <text:s/>2.66006 <text:s/>2.0944 <text:s/>3.95913 <text:s/></text:p>
      <text:p text:style-name="P2">iteration is :200</text:p>
      <text:p text:style-name="P2">pso_woa_fitness is :1017.03</text:p>
      <text:p text:style-name="P2">2.71206 <text:s/>1.73519 <text:s/>3.20695 <text:s/>0.947562 <text:s/>-3.64774 <text:s/>2.0944 <text:s/>2.25028 <text:s/></text:p>
      <text:p text:style-name="P2">iteration is :300</text:p>
      <text:p text:style-name="P2">pso_woa_fitness is :979.2</text:p>
      <text:p text:style-name="P2">4.34796 <text:s/>2.35199 <text:s/>3.7671 <text:s/>1.99971 <text:s/>-2.97928 <text:s/>2.0944 <text:s/>0.679945 <text:s/></text:p>
      <text:p text:style-name="P2">iteration is :400</text:p>
      <text:p text:style-name="P2">pso_woa_fitness is :702.973</text:p>
      <text:p text:style-name="P2">4.13416 <text:s/>2.59981 <text:s/>3.28713 <text:s/>2.57359 <text:s/>-2.83361 <text:s/>2.0944 <text:s/>1.21458 <text:s/></text:p>
      <text:p text:style-name="P2">iteration is :500</text:p>
      <text:p text:style-name="P2">pso_woa_fitness is :314.685</text:p>
      <text:p text:style-name="P2">3.94031 <text:s/>2.69041 <text:s/>4.13997 <text:s/>2.66641 <text:s/>-3.4737 <text:s/>2.0944 <text:s/>1.20517 <text:s/></text:p>
      <text:p text:style-name="P2">iteration is :600</text:p>
      <text:p text:style-name="P2">pso_woa_fitness is :252.435</text:p>
      <text:p text:style-name="P2">3.7301 <text:s/>2.74066 <text:s/>4.52337 <text:s/>2.47295 <text:s/>-3.8208 <text:s/>2.09324 <text:s/>1.14029 <text:s/></text:p>
      <text:p text:style-name="P2">iteration is :700</text:p>
      <text:p text:style-name="P2">pso_woa_fitness is :252.16</text:p>
      <text:p text:style-name="P2">3.70727 <text:s/>2.74253 <text:s/>4.55561 <text:s/>2.4487 <text:s/>-3.84737 <text:s/>2.09328 <text:s/>1.1298 <text:s/></text:p>
      <text:p text:style-name="P2">iteration is :800</text:p>
      <text:p text:style-name="P2">pso_woa_fitness is :252.16</text:p>
      <text:p text:style-name="P2">3.70735 <text:s/>2.74252 <text:s/>4.5555 <text:s/>2.44877 <text:s/>-3.84729 <text:s/>2.09328 <text:s/>1.12982 <text:s/></text:p>
      <text:p text:style-name="P2">iteration is :900</text:p>
      <text:p text:style-name="P2">pso_woa_fitness is :252.16</text:p>
      <text:p text:style-name="P2">3.70735 <text:s/>2.74252 <text:s/>4.5555 <text:s/>2.44877 <text:s/>-3.84729 <text:s/>2.09328 <text:s/>1.12982 <text:s/></text:p>
      <text:p text:style-name="P2">best fitness found is: <text:s text:c="2"/>252.16</text:p>
      <text:p text:style-name="P2">3.70735 <text:s/>2.74252 <text:s/>4.55551 <text:s/>2.44877 <text:s/>-3.84729 <text:s/>2.09328 <text:s/>1.12982 <text:s/></text:p>
      <text:p text:style-name="P2">time = 2005.66s</text:p>
      <text:p text:style-name="P2">第17次搜索......</text:p>
      <text:p text:style-name="P2">WOA PSO 初始化完成......</text:p>
      <text:p text:style-name="P2">iteration is :0</text:p>
      <text:p text:style-name="P2"><text:soft-page-break/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880.509</text:p>
      <text:p text:style-name="P2">2.92346 <text:s/>3.14159 <text:s/>6.28319 <text:s/>2.09301 <text:s/>-0.367686 <text:s/>1.02184 <text:s/>0.538406 <text:s/></text:p>
      <text:p text:style-name="P2">iteration is :200</text:p>
      <text:p text:style-name="P2">pso_woa_fitness is :1307.85</text:p>
      <text:p text:style-name="P2">4.70351 <text:s/>3.14159 <text:s/>6.28319 <text:s/>2.39682 <text:s/>0.33709 <text:s/>2.04472 <text:s/>-0.0267251 <text:s/></text:p>
      <text:p text:style-name="P2">iteration is :300</text:p>
      <text:p text:style-name="P2">pso_woa_fitness is :637.903</text:p>
      <text:p text:style-name="P2">4.2119 <text:s/>3.14159 <text:s/>6.28319 <text:s/>2.74487 <text:s/>0.389905 <text:s/>1.50833 <text:s/>0.861871 <text:s/></text:p>
      <text:p text:style-name="P2">iteration is :400</text:p>
      <text:p text:style-name="P2">pso_woa_fitness is :641.12</text:p>
      <text:p text:style-name="P2">4.23671 <text:s/>3.13383 <text:s/>6.2618 <text:s/>2.18972 <text:s/>0.549398 <text:s/>1.48999 <text:s/>0.64245 <text:s/></text:p>
      <text:p text:style-name="P2">iteration is :500</text:p>
      <text:p text:style-name="P2">pso_woa_fitness is :294.674</text:p>
      <text:p text:style-name="P2">3.9943 <text:s/>3.14159 <text:s/>6.28278 <text:s/>2.70176 <text:s/>0.729796 <text:s/>1.63067 <text:s/>1.17722 <text:s/></text:p>
      <text:p text:style-name="P2">iteration is :600</text:p>
      <text:p text:style-name="P2">pso_woa_fitness is :284.882</text:p>
      <text:p text:style-name="P2">4.0188 <text:s/>3.14144 <text:s/>6.28314 <text:s/>2.77122 <text:s/>0.722484 <text:s/>1.69075 <text:s/>1.20677 <text:s/></text:p>
      <text:p text:style-name="P2">iteration is :700</text:p>
      <text:p text:style-name="P2">pso_woa_fitness is :284.728</text:p>
      <text:p text:style-name="P2">4.02355 <text:s/>3.14144 <text:s/>6.28314 <text:s/>2.77848 <text:s/>0.719872 <text:s/>1.69763 <text:s/>1.20756 <text:s/></text:p>
      <text:p text:style-name="P2">iteration is :800</text:p>
      <text:p text:style-name="P2">pso_woa_fitness is :284.728</text:p>
      <text:p text:style-name="P2">4.02355 <text:s/>3.14144 <text:s/>6.28314 <text:s/>2.77855 <text:s/>0.719872 <text:s/>1.69768 <text:s/>1.2076 <text:s/></text:p>
      <text:p text:style-name="P2">iteration is :900</text:p>
      <text:p text:style-name="P2">pso_woa_fitness is :284.728</text:p>
      <text:p text:style-name="P2">4.02355 <text:s/>3.14144 <text:s/>6.28314 <text:s/>2.77855 <text:s/>0.719872 <text:s/>1.69768 <text:s/>1.2076 <text:s/></text:p>
      <text:p text:style-name="P2">best fitness found is: <text:s text:c="2"/>284.728</text:p>
      <text:p text:style-name="P2">4.02355 <text:s/>3.14144 <text:s/>6.28314 <text:s/>2.77854 <text:s/>0.719873 <text:s/>1.69768 <text:s/>1.2076 <text:s/></text:p>
      <text:p text:style-name="P2">time = 2011.31s</text:p>
      <text:p text:style-name="P2">第1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914.87</text:p>
      <text:p text:style-name="P2">-0.573646 <text:s/>2.10724 <text:s/>-4.01236 <text:s/>-1.06789 <text:s/>-2.025 <text:s/>1.22875 <text:s/>-1.87972 <text:s/></text:p>
      <text:p text:style-name="P2">iteration is :200</text:p>
      <text:p text:style-name="P2">pso_woa_fitness is :769.783</text:p>
      <text:p text:style-name="P2">4.1338 <text:s/>2.74341 <text:s/>2.11344 <text:s/>2.7857 <text:s/>-1.43724 <text:s/>1.83084 <text:s/>1.45551 <text:s/></text:p>
      <text:p text:style-name="P2">iteration is :300</text:p>
      <text:p text:style-name="P2">pso_woa_fitness is :1146.84</text:p>
      <text:p text:style-name="P2">4.98899 <text:s/>3.14159 <text:s/>2.77847 <text:s/>3.85225 <text:s/>-1.58576 <text:s/>2.0944 <text:s/>1.36215 <text:s/></text:p>
      <text:p text:style-name="P2">iteration is :400</text:p>
      <text:p text:style-name="P2">pso_woa_fitness is :529.816</text:p>
      <text:p text:style-name="P2">3.91663 <text:s/>3.05422 <text:s/>1.82123 <text:s/>3.27138 <text:s/>-0.723859 <text:s/>2.048 <text:s/>1.42848 <text:s/></text:p>
      <text:p text:style-name="P2">iteration is :500</text:p>
      <text:p text:style-name="P2">pso_woa_fitness is :254.738</text:p>
      <text:p text:style-name="P2">4.00106 <text:s/>3.00013 <text:s/>2.18054 <text:s/>3.36609 <text:s/>-1.48184 <text:s/>1.92295 <text:s/>1.24761 <text:s/></text:p>
      <text:p text:style-name="P2"><text:soft-page-break/>iteration is :600</text:p>
      <text:p text:style-name="P2">pso_woa_fitness is :223.313</text:p>
      <text:p text:style-name="P2">3.9385 <text:s/>2.91728 <text:s/>1.27233 <text:s/>3.31683 <text:s/>-0.502734 <text:s/>1.94347 <text:s/>1.3302 <text:s/></text:p>
      <text:p text:style-name="P2">iteration is :700</text:p>
      <text:p text:style-name="P2">pso_woa_fitness is :218.862</text:p>
      <text:p text:style-name="P2">3.9152 <text:s/>2.89401 <text:s/>1.24658 <text:s/>3.34001 <text:s/>-0.466784 <text:s/>1.93879 <text:s/>1.3247 <text:s/></text:p>
      <text:p text:style-name="P2">iteration is :800</text:p>
      <text:p text:style-name="P2">pso_woa_fitness is :218.862</text:p>
      <text:p text:style-name="P2">3.91513 <text:s/>2.89396 <text:s/>1.24663 <text:s/>3.34008 <text:s/>-0.466803 <text:s/>1.93878 <text:s/>1.32468 <text:s/></text:p>
      <text:p text:style-name="P2">iteration is :900</text:p>
      <text:p text:style-name="P2">pso_woa_fitness is :218.862</text:p>
      <text:p text:style-name="P2">3.91512 <text:s/>2.89395 <text:s/>1.24664 <text:s/>3.34009 <text:s/>-0.466806 <text:s/>1.93877 <text:s/>1.32468 <text:s/></text:p>
      <text:p text:style-name="P2">best fitness found is: <text:s text:c="2"/>218.862</text:p>
      <text:p text:style-name="P2">3.91512 <text:s/>2.89395 <text:s/>1.24664 <text:s/>3.34009 <text:s/>-0.466806 <text:s/>1.93877 <text:s/>1.32468 <text:s/></text:p>
      <text:p text:style-name="P2">time = 2004.98s</text:p>
      <text:p text:style-name="P2">第19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85.01</text:p>
      <text:p text:style-name="P2">3.88202 <text:s/>3.14159 <text:s/>1.79949 <text:s/>1.82377 <text:s/>0.192048 <text:s/>1.37142 <text:s/>2.90412 <text:s/></text:p>
      <text:p text:style-name="P2">iteration is :200</text:p>
      <text:p text:style-name="P2">pso_woa_fitness is :1163.91</text:p>
      <text:p text:style-name="P2">3.53239 <text:s/>2.58525 <text:s/>-1.1091 <text:s/>3.96928 <text:s/>1.38572 <text:s/>1.74856 <text:s/>0.358069 <text:s/></text:p>
      <text:p text:style-name="P2">iteration is :300</text:p>
      <text:p text:style-name="P2">pso_woa_fitness is :905.463</text:p>
      <text:p text:style-name="P2">3.10967 <text:s/>2.28814 <text:s/>0.758237 <text:s/>4.21815 <text:s/>0.155103 <text:s/>1.79512 <text:s/>1.61523 <text:s/></text:p>
      <text:p text:style-name="P2">iteration is :400</text:p>
      <text:p text:style-name="P2">pso_woa_fitness is :398.066</text:p>
      <text:p text:style-name="P2">3.96777 <text:s/>3.06774 <text:s/>0.0289788 <text:s/>2.90121 <text:s/>0.858262 <text:s/>1.52346 <text:s/>1.20208 <text:s/></text:p>
      <text:p text:style-name="P2">iteration is :500</text:p>
      <text:p text:style-name="P2">pso_woa_fitness is :151.506</text:p>
      <text:p text:style-name="P2">3.93976 <text:s/>2.93579 <text:s/>-0.400275 <text:s/>2.93818 <text:s/>1.17075 <text:s/>1.74935 <text:s/>1.15684 <text:s/></text:p>
      <text:p text:style-name="P2">iteration is :600</text:p>
      <text:p text:style-name="P2">pso_woa_fitness is :135.187</text:p>
      <text:p text:style-name="P2">3.97023 <text:s/>2.84182 <text:s/>-0.67773 <text:s/>3.09072 <text:s/>1.44725 <text:s/>1.78686 <text:s/>1.20238 <text:s/></text:p>
      <text:p text:style-name="P2">iteration is :7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iteration is :8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iteration is :9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best fitness found is: <text:s text:c="2"/>135.13</text:p>
      <text:p text:style-name="P2">3.97119 <text:s/>2.83945 <text:s/>-0.684894 <text:s/>3.09267 <text:s/>1.45425 <text:s/>1.78669 <text:s/>1.20193 <text:s/></text:p>
      <text:p text:style-name="P2">time = 2004.83s</text:p>
      <text:p text:style-name="P2">第20次搜索......</text:p>
      <text:p text:style-name="P2">WOA PSO 初始化完成......</text:p>
      <text:p text:style-name="P2"><text:soft-page-break/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965.063</text:p>
      <text:p text:style-name="P2">2.73013 <text:s/>2.42883 <text:s/>1.25523 <text:s/>1.50916 <text:s/>3.04139 <text:s/>1.49301 <text:s/>0.347752 <text:s/></text:p>
      <text:p text:style-name="P2">iteration is :200</text:p>
      <text:p text:style-name="P2">pso_woa_fitness is :596.858</text:p>
      <text:p text:style-name="P2">0.631589 <text:s/>1.0302 <text:s/>1.98985 <text:s/>3.00069 <text:s/>-4.35139 <text:s/>2.0944 <text:s/>0.377725 <text:s/></text:p>
      <text:p text:style-name="P2">iteration is :300</text:p>
      <text:p text:style-name="P2">pso_woa_fitness is :717.706</text:p>
      <text:p text:style-name="P2">0.332387 <text:s/>0.733659 <text:s/>0.485857 <text:s/>2.82882 <text:s/>-2.99382 <text:s/>2.0944 <text:s/>1.44028 <text:s/></text:p>
      <text:p text:style-name="P2">iteration is :400</text:p>
      <text:p text:style-name="P2">pso_woa_fitness is :419.238</text:p>
      <text:p text:style-name="P2">0.45264 <text:s/>0.690715 <text:s/>1.52321 <text:s/>2.56539 <text:s/>-4.0049 <text:s/>2.0944 <text:s/>0.739286 <text:s/></text:p>
      <text:p text:style-name="P2">iteration is :500</text:p>
      <text:p text:style-name="P2">pso_woa_fitness is :89.2388</text:p>
      <text:p text:style-name="P2">0.894593 <text:s/>0.503184 <text:s/>1.22319 <text:s/>2.87302 <text:s/>-3.75665 <text:s/>2.0944 <text:s/>1.019 <text:s/></text:p>
      <text:p text:style-name="P2">iteration is :600</text:p>
      <text:p text:style-name="P2">pso_woa_fitness is :58.3089</text:p>
      <text:p text:style-name="P2">0.882528 <text:s/>0.583073 <text:s/>1.10595 <text:s/>2.82623 <text:s/>-3.62209 <text:s/>2.09439 <text:s/>0.99161 <text:s/></text:p>
      <text:p text:style-name="P2">iteration is :7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2">iteration is :8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2">iteration is :9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4">best fitness found is: <text:s text:c="2"/>58.3078</text:p>
      <text:p text:style-name="P4">0.882534 <text:s/>0.583075 <text:s/>1.10593 <text:s/>2.82623 <text:s/>-3.62207 <text:s/>2.09439 <text:s/>0.991613 <text:s/></text:p>
      <text:p text:style-name="P4">time = 2004.75s</text:p>
      <text:p text:style-name="P2">第2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480.04</text:p>
      <text:p text:style-name="P2">3.28442 <text:s/>2.0324 <text:s/>1.66244 <text:s/>-3.64017 <text:s/>-3.11953 <text:s/>-0.160609 <text:s/>-2.52404 <text:s/></text:p>
      <text:p text:style-name="P2">iteration is :200</text:p>
      <text:p text:style-name="P2">pso_woa_fitness is :2245.12</text:p>
      <text:p text:style-name="P2">3.25449 <text:s/>2.98849 <text:s/>3.21675 <text:s/>2.84555 <text:s/>0.901868 <text:s/>-1.13442 <text:s/>-0.884732 <text:s/></text:p>
      <text:p text:style-name="P2">iteration is :300</text:p>
      <text:p text:style-name="P2">pso_woa_fitness is :2280.89</text:p>
      <text:p text:style-name="P2">1.15256 <text:s/>0.919366 <text:s/>-0.62325 <text:s/>0.534908 <text:s/>-3.79898 <text:s/>-1.26252 <text:s/>-2.46178 <text:s/></text:p>
      <text:p text:style-name="P2">iteration is :400</text:p>
      <text:p text:style-name="P2">pso_woa_fitness is :2068.62</text:p>
      <text:p text:style-name="P2">1.84335 <text:s/>0.803308 <text:s/>-1.88749 <text:s/>4.46664 <text:s/>-1.77055 <text:s/>2.0944 <text:s/>-0.987297 <text:s/></text:p>
      <text:p text:style-name="P2">iteration is :500</text:p>
      <text:p text:style-name="P2">pso_woa_fitness is :107.661</text:p>
      <text:p text:style-name="P2"><text:soft-page-break/>0.964273 <text:s/>0.601108 <text:s/>0.745693 <text:s/>2.87213 <text:s/>-3.28886 <text:s/>2.0944 <text:s/>1.03417 <text:s/></text:p>
      <text:p text:style-name="P2">iteration is :600</text:p>
      <text:p text:style-name="P2">pso_woa_fitness is :58.8202</text:p>
      <text:p text:style-name="P2">0.882247 <text:s/>0.582629 <text:s/>1.109 <text:s/>2.82608 <text:s/>-3.6252 <text:s/>2.0944 <text:s/>0.991086 <text:s/></text:p>
      <text:p text:style-name="P2">iteration is :700</text:p>
      <text:p text:style-name="P2">pso_woa_fitness is :58.5794</text:p>
      <text:p text:style-name="P2">0.881169 <text:s/>0.582477 <text:s/>1.11164 <text:s/>2.82523 <text:s/>-3.62744 <text:s/>2.0944 <text:s/>0.99087 <text:s/></text:p>
      <text:p text:style-name="P2">iteration is :800</text:p>
      <text:p text:style-name="P2">pso_woa_fitness is :58.5778</text:p>
      <text:p text:style-name="P2">0.881168 <text:s/>0.582476 <text:s/>1.11164 <text:s/>2.82523 <text:s/>-3.62745 <text:s/>2.0944 <text:s/>0.990869 <text:s/></text:p>
      <text:p text:style-name="P2">iteration is :900</text:p>
      <text:p text:style-name="P2">pso_woa_fitness is :58.5778</text:p>
      <text:p text:style-name="P2">0.881168 <text:s/>0.582476 <text:s/>1.11164 <text:s/>2.82523 <text:s/>-3.62745 <text:s/>2.0944 <text:s/>0.990869 <text:s/></text:p>
      <text:p text:style-name="P4">best fitness found is: <text:s text:c="2"/>58.5778</text:p>
      <text:p text:style-name="P4">0.881168 <text:s/>0.582476 <text:s/>1.11164 <text:s/>2.82523 <text:s/>-3.62745 <text:s/>2.0944 <text:s/>0.990869 <text:s/></text:p>
      <text:p text:style-name="P4">time = 2004.76s</text:p>
      <text:p text:style-name="P2">第2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507.79</text:p>
      <text:p text:style-name="P2">2.90099 <text:s/>2.92598 <text:s/>4.60976 <text:s/>2.50157 <text:s/>2.50982 <text:s/>2.0944 <text:s/>0.563011 <text:s/></text:p>
      <text:p text:style-name="P2">iteration is :200</text:p>
      <text:p text:style-name="P2">pso_woa_fitness is :898.623</text:p>
      <text:p text:style-name="P2">3.27663 <text:s/>3.14159 <text:s/>5.72257 <text:s/>1.73658 <text:s/>1.98216 <text:s/>2.0944 <text:s/>0.858739 <text:s/></text:p>
      <text:p text:style-name="P2">iteration is :300</text:p>
      <text:p text:style-name="P2">pso_woa_fitness is :453.513</text:p>
      <text:p text:style-name="P2">3.663 <text:s/>3.07712 <text:s/>5.54675 <text:s/>2.65131 <text:s/>1.56688 <text:s/>1.73177 <text:s/>1.21763 <text:s/></text:p>
      <text:p text:style-name="P2">iteration is :400</text:p>
      <text:p text:style-name="P2">pso_woa_fitness is :528.034</text:p>
      <text:p text:style-name="P2">3.85667 <text:s/>3.14159 <text:s/>5.54757 <text:s/>2.45496 <text:s/>1.49717 <text:s/>2.08108 <text:s/>0.959111 <text:s/></text:p>
      <text:p text:style-name="P2">iteration is :500</text:p>
      <text:p text:style-name="P2">pso_woa_fitness is :250.625</text:p>
      <text:p text:style-name="P2">3.79722 <text:s/>3.12486 <text:s/>5.66527 <text:s/>2.468 <text:s/>1.36102 <text:s/>1.75363 <text:s/>0.963114 <text:s/></text:p>
      <text:p text:style-name="P2">iteration is :600</text:p>
      <text:p text:style-name="P2">pso_woa_fitness is :230.083</text:p>
      <text:p text:style-name="P2">3.71322 <text:s/>3.11286 <text:s/>5.52061 <text:s/>2.37007 <text:s/>1.50584 <text:s/>1.81738 <text:s/>0.911044 <text:s/></text:p>
      <text:p text:style-name="P2">iteration is :700</text:p>
      <text:p text:style-name="P2">pso_woa_fitness is :229.909</text:p>
      <text:p text:style-name="P2">3.70642 <text:s/>3.11278 <text:s/>5.51628 <text:s/>2.35209 <text:s/>1.50982 <text:s/>1.8184 <text:s/>0.898277 <text:s/></text:p>
      <text:p text:style-name="P2">iteration is :800</text:p>
      <text:p text:style-name="P2">pso_woa_fitness is :229.909</text:p>
      <text:p text:style-name="P2">3.70642 <text:s/>3.11278 <text:s/>5.51628 <text:s/>2.35209 <text:s/>1.50982 <text:s/>1.8184 <text:s/>0.898277 <text:s/></text:p>
      <text:p text:style-name="P2">iteration is :900</text:p>
      <text:p text:style-name="P2">pso_woa_fitness is :229.909</text:p>
      <text:p text:style-name="P2">3.70642 <text:s/>3.11278 <text:s/>5.51628 <text:s/>2.35209 <text:s/>1.50982 <text:s/>1.8184 <text:s/>0.898279 <text:s/></text:p>
      <text:p text:style-name="P2">best fitness found is: <text:s text:c="2"/>229.909</text:p>
      <text:p text:style-name="P2">3.70641 <text:s/>3.11278 <text:s/>5.51628 <text:s/>2.35206 <text:s/>1.50982 <text:s/>1.8184 <text:s/>0.898255 <text:s/></text:p>
      <text:p text:style-name="P2">time = 2005.59s</text:p>
      <text:p text:style-name="P2">第23次搜索......</text:p>
      <text:p text:style-name="P2"><text:soft-page-break/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33.34</text:p>
      <text:p text:style-name="P2">5.04648 <text:s/>2.83062 <text:s/>-0.065984 <text:s/>4.13923 <text:s/>1.40335 <text:s/>1.44002 <text:s/>2.22341 <text:s/></text:p>
      <text:p text:style-name="P2">iteration is :200</text:p>
      <text:p text:style-name="P2">pso_woa_fitness is :1090.75</text:p>
      <text:p text:style-name="P2">3.55835 <text:s/>3.06928 <text:s/>-0.190812 <text:s/>2.825 <text:s/>0.321757 <text:s/>2.0944 <text:s/>1.72051 <text:s/></text:p>
      <text:p text:style-name="P2">iteration is :300</text:p>
      <text:p text:style-name="P2">pso_woa_fitness is :879.003</text:p>
      <text:p text:style-name="P2">3.82363 <text:s/>2.60346 <text:s/>-1.36436 <text:s/>2.10656 <text:s/>1.89028 <text:s/>1.5881 <text:s/>0.214376 <text:s/></text:p>
      <text:p text:style-name="P2">iteration is :400</text:p>
      <text:p text:style-name="P2">pso_woa_fitness is :329.842</text:p>
      <text:p text:style-name="P2">4.08521 <text:s/>2.70341 <text:s/>-0.808377 <text:s/>3.4532 <text:s/>1.55629 <text:s/>1.98813 <text:s/>1.41839 <text:s/></text:p>
      <text:p text:style-name="P2">iteration is :500</text:p>
      <text:p text:style-name="P2">pso_woa_fitness is :159.603</text:p>
      <text:p text:style-name="P2">4.03268 <text:s/>2.79725 <text:s/>-0.960658 <text:s/>3.18094 <text:s/>1.7122 <text:s/>1.79804 <text:s/>1.21118 <text:s/></text:p>
      <text:p text:style-name="P2">iteration is :600</text:p>
      <text:p text:style-name="P2">pso_woa_fitness is :134.705</text:p>
      <text:p text:style-name="P2">3.99207 <text:s/>2.81442 <text:s/>-0.769542 <text:s/>3.13982 <text:s/>1.53752 <text:s/>1.79146 <text:s/>1.21692 <text:s/></text:p>
      <text:p text:style-name="P2">iteration is :700</text:p>
      <text:p text:style-name="P2">pso_woa_fitness is :134.694</text:p>
      <text:p text:style-name="P2">3.99006 <text:s/>2.81606 <text:s/>-0.764204 <text:s/>3.13661 <text:s/>1.53261 <text:s/>1.79103 <text:s/>1.21623 <text:s/></text:p>
      <text:p text:style-name="P2">iteration is :800</text:p>
      <text:p text:style-name="P2">pso_woa_fitness is :134.694</text:p>
      <text:p text:style-name="P2">3.99001 <text:s/>2.8161 <text:s/>-0.764078 <text:s/>3.13652 <text:s/>1.5325 <text:s/>1.79101 <text:s/>1.2162 <text:s/></text:p>
      <text:p text:style-name="P2">iteration is :900</text:p>
      <text:p text:style-name="P2">pso_woa_fitness is :134.694</text:p>
      <text:p text:style-name="P2">3.99001 <text:s/>2.8161 <text:s/>-0.764079 <text:s/>3.13652 <text:s/>1.5325 <text:s/>1.79101 <text:s/>1.2162 <text:s/></text:p>
      <text:p text:style-name="P2">best fitness found is: <text:s text:c="2"/>134.694</text:p>
      <text:p text:style-name="P2">3.99001 <text:s/>2.8161 <text:s/>-0.764079 <text:s/>3.13652 <text:s/>1.5325 <text:s/>1.79101 <text:s/>1.2162 <text:s/></text:p>
      <text:p text:style-name="P2">time = 2004.84s</text:p>
      <text:p text:style-name="P2">第24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15.61</text:p>
      <text:p text:style-name="P2">3.22593 <text:s/>2.03015 <text:s/>0.87178 <text:s/>1.20111 <text:s/>2.73921 <text:s/>1.51591 <text:s/>2.10977 <text:s/></text:p>
      <text:p text:style-name="P2">iteration is :200</text:p>
      <text:p text:style-name="P2">pso_woa_fitness is :1266.32</text:p>
      <text:p text:style-name="P2">1.07157 <text:s/>1.09828 <text:s/>2.53349 <text:s/>-1.36047 <text:s/>1.52606 <text:s/>2.05368 <text:s/>1.74712 <text:s/></text:p>
      <text:p text:style-name="P2">iteration is :300</text:p>
      <text:p text:style-name="P2">pso_woa_fitness is :771.624</text:p>
      <text:p text:style-name="P2">0.229459 <text:s/>0.914056 <text:s/>4.19613 <text:s/>-2.27444 <text:s/>0.175098 <text:s/>2.01227 <text:s/>1.00939 <text:s/></text:p>
      <text:p text:style-name="P2">iteration is :400</text:p>
      <text:p text:style-name="P2">pso_woa_fitness is :435.606</text:p>
      <text:p text:style-name="P2">0.883114 <text:s/>0.779358 <text:s/>2.81255 <text:s/>-2.1993 <text:s/>1.08101 <text:s/>2.0944 <text:s/>1.66964 <text:s/></text:p>
      <text:p text:style-name="P2">iteration is :500</text:p>
      <text:p text:style-name="P2"><text:soft-page-break/>pso_woa_fitness is :104.628</text:p>
      <text:p text:style-name="P2">1.03806 <text:s/>0.368462 <text:s/>3.2213 <text:s/>-2.98679 <text:s/>0.572411 <text:s/>2.08651 <text:s/>1.23928 <text:s/></text:p>
      <text:p text:style-name="P2">iteration is :600</text:p>
      <text:p text:style-name="P2">pso_woa_fitness is :67.4688</text:p>
      <text:p text:style-name="P2">0.94546 <text:s/>0.434316 <text:s/>3.69057 <text:s/>-2.95293 <text:s/>0.162062 <text:s/>2.09439 <text:s/>1.23247 <text:s/></text:p>
      <text:p text:style-name="P2">iteration is :700</text:p>
      <text:p text:style-name="P2">pso_woa_fitness is :67.3979</text:p>
      <text:p text:style-name="P2">0.944335 <text:s/>0.433726 <text:s/>3.70402 <text:s/>-2.9546 <text:s/>0.149168 <text:s/>2.09439 <text:s/>1.2312 <text:s/></text:p>
      <text:p text:style-name="P2">iteration is :800</text:p>
      <text:p text:style-name="P2">pso_woa_fitness is :67.3979</text:p>
      <text:p text:style-name="P2">0.944335 <text:s/>0.433726 <text:s/>3.70402 <text:s/>-2.9546 <text:s/>0.149172 <text:s/>2.09439 <text:s/>1.2312 <text:s/></text:p>
      <text:p text:style-name="P2">iteration is :900</text:p>
      <text:p text:style-name="P2">pso_woa_fitness is :67.3979</text:p>
      <text:p text:style-name="P2">0.944336 <text:s/>0.433727 <text:s/>3.70401 <text:s/>-2.9546 <text:s/>0.149184 <text:s/>2.09439 <text:s/>1.2312 <text:s/></text:p>
      <text:p text:style-name="P4">best fitness found is: <text:s text:c="2"/>67.3979</text:p>
      <text:p text:style-name="P4">0.944335 <text:s/>0.433726 <text:s/>3.70402 <text:s/>-2.9546 <text:s/>0.149177 <text:s/>2.09439 <text:s/>1.2312 <text:s/></text:p>
      <text:p text:style-name="P4">time = 2007.16s</text:p>
      <text:p text:style-name="P2">第2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95.84</text:p>
      <text:p text:style-name="P2">3.90447 <text:s/>3.11723 <text:s/>0.783357 <text:s/>0.310205 <text:s/>-2.14542 <text:s/>2.0944 <text:s/>1.22358 <text:s/></text:p>
      <text:p text:style-name="P2">iteration is :200</text:p>
      <text:p text:style-name="P2">pso_woa_fitness is :1503.2</text:p>
      <text:p text:style-name="P2">4.56507 <text:s/>2.98459 <text:s/>4.30358 <text:s/>4.40911 <text:s/>0.741285 <text:s/>1.24106 <text:s/>1.80746 <text:s/></text:p>
      <text:p text:style-name="P2">iteration is :300</text:p>
      <text:p text:style-name="P2">pso_woa_fitness is :1050.39</text:p>
      <text:p text:style-name="P2">3.9756 <text:s/>3.14159 <text:s/>1.96484 <text:s/>3.30853 <text:s/>-1.14486 <text:s/>2.0944 <text:s/>1.89895 <text:s/></text:p>
      <text:p text:style-name="P2">iteration is :400</text:p>
      <text:p text:style-name="P2">pso_woa_fitness is :548.632</text:p>
      <text:p text:style-name="P2">3.22561 <text:s/>2.90115 <text:s/>1.1436 <text:s/>4.29697 <text:s/>-0.669366 <text:s/>2.0944 <text:s/>0.988166 <text:s/></text:p>
      <text:p text:style-name="P2">iteration is :500</text:p>
      <text:p text:style-name="P2">pso_woa_fitness is :277.988</text:p>
      <text:p text:style-name="P2">3.66839 <text:s/>2.86707 <text:s/>1.57959 <text:s/>3.77779 <text:s/>-0.736862 <text:s/>2.08798 <text:s/>1.19284 <text:s/></text:p>
      <text:p text:style-name="P2">iteration is :600</text:p>
      <text:p text:style-name="P2">pso_woa_fitness is :223.683</text:p>
      <text:p text:style-name="P2">3.68934 <text:s/>2.67188 <text:s/>0.990506 <text:s/>3.73283 <text:s/>-0.0690544 <text:s/>2.08608 <text:s/>1.33459 <text:s/></text:p>
      <text:p text:style-name="P2">iteration is :700</text:p>
      <text:p text:style-name="P2">pso_woa_fitness is :223.232</text:p>
      <text:p text:style-name="P2">3.69391 <text:s/>2.64872 <text:s/>0.928117 <text:s/>3.73846 <text:s/>0.00348679 <text:s/>2.08409 <text:s/>1.35001 <text:s/></text:p>
      <text:p text:style-name="P2">iteration is :800</text:p>
      <text:p text:style-name="P2">pso_woa_fitness is :223.232</text:p>
      <text:p text:style-name="P2">3.69394 <text:s/>2.64864 <text:s/>0.927903 <text:s/>3.73847 <text:s/>0.00372565 <text:s/>2.08408 <text:s/>1.35005 <text:s/></text:p>
      <text:p text:style-name="P2">iteration is :900</text:p>
      <text:p text:style-name="P2">pso_woa_fitness is :223.232</text:p>
      <text:p text:style-name="P2">3.69394 <text:s/>2.64865 <text:s/>0.92791 <text:s/>3.73847 <text:s/>0.00371808 <text:s/>2.08408 <text:s/>1.35005 <text:s/></text:p>
      <text:p text:style-name="P2">best fitness found is: <text:s text:c="2"/>223.232</text:p>
      <text:p text:style-name="P2">3.69393 <text:s/>2.64865 <text:s/>0.927912 <text:s/>3.73847 <text:s/>0.00371562 <text:s/>2.08408 <text:s/>1.35005 <text:s/></text:p>
      <text:p text:style-name="P2">time = 2004.85s</text:p>
      <text:p text:style-name="P2"><text:soft-page-break/>第2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19.34</text:p>
      <text:p text:style-name="P2">-0.857143 <text:s/>0.504885 <text:s/>1.17381 <text:s/>1.07242 <text:s/>-5.43298 <text:s/>1.32549 <text:s/>-0.254229 <text:s/></text:p>
      <text:p text:style-name="P2">iteration is :200</text:p>
      <text:p text:style-name="P2">pso_woa_fitness is :901.736</text:p>
      <text:p text:style-name="P2">-0.0885485 <text:s/>0.158658 <text:s/>2.82996 <text:s/>2.16422 <text:s/>-4.87455 <text:s/>1.8355 <text:s/>0.239254 <text:s/></text:p>
      <text:p text:style-name="P2">iteration is :300</text:p>
      <text:p text:style-name="P2">pso_woa_fitness is :822.114</text:p>
      <text:p text:style-name="P2">0.391105 <text:s/>0.260061 <text:s/>2.90457 <text:s/>2.27277 <text:s/>-5.77603 <text:s/>1.75932 <text:s/>1.64258 <text:s/></text:p>
      <text:p text:style-name="P2">iteration is :400</text:p>
      <text:p text:style-name="P2">pso_woa_fitness is :359.316</text:p>
      <text:p text:style-name="P2">0.94187 <text:s/>0.695392 <text:s/>2.80273 <text:s/>3.68924 <text:s/>-4.54754 <text:s/>2.06178 <text:s/>1.76136 <text:s/></text:p>
      <text:p text:style-name="P2">iteration is :500</text:p>
      <text:p text:style-name="P2">pso_woa_fitness is :55.7954</text:p>
      <text:p text:style-name="P2">0.867242 <text:s/>0.296483 <text:s/>2.71096 <text:s/>2.87265 <text:s/>-5.18962 <text:s/>1.87299 <text:s/>1.06951 <text:s/></text:p>
      <text:p text:style-name="P2">iteration is :600</text:p>
      <text:p text:style-name="P2">pso_woa_fitness is :40.2947</text:p>
      <text:p text:style-name="P2">0.893511 <text:s/>0.312288 <text:s/>2.75422 <text:s/>2.93261 <text:s/>-5.23664 <text:s/>1.88645 <text:s/>1.09496 <text:s/></text:p>
      <text:p text:style-name="P2">iteration is :700</text:p>
      <text:p text:style-name="P2">pso_woa_fitness is :40.2682</text:p>
      <text:p text:style-name="P2">0.894647 <text:s/>0.311179 <text:s/>2.76332 <text:s/>2.93335 <text:s/>-5.2458 <text:s/>1.88611 <text:s/>1.09643 <text:s/></text:p>
      <text:p text:style-name="P2">iteration is :800</text:p>
      <text:p text:style-name="P2">pso_woa_fitness is :40.2682</text:p>
      <text:p text:style-name="P2">0.894641 <text:s/>0.311185 <text:s/>2.76327 <text:s/>2.93335 <text:s/>-5.24575 <text:s/>1.88612 <text:s/>1.09642 <text:s/></text:p>
      <text:p text:style-name="P2">iteration is :900</text:p>
      <text:p text:style-name="P2">pso_woa_fitness is :40.2681</text:p>
      <text:p text:style-name="P2">0.894701 <text:s/>0.311126 <text:s/>2.76375 <text:s/>2.93338 <text:s/>-5.24623 <text:s/>1.8861 <text:s/>1.0965 <text:s/></text:p>
      <text:p text:style-name="P4">best fitness found is: <text:s text:c="2"/>40.2681</text:p>
      <text:p text:style-name="P4">0.894701 <text:s/>0.311127 <text:s/>2.76375 <text:s/>2.93338 <text:s/>-5.24623 <text:s/>1.8861 <text:s/>1.0965 <text:s/></text:p>
      <text:p text:style-name="P4">time = 2005.16s</text:p>
      <text:p text:style-name="P2">第27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55.44</text:p>
      <text:p text:style-name="P2">4.42742 <text:s/>2.63192 <text:s/>4.7836 <text:s/>3.70749 <text:s/>2.07901 <text:s/>1.57146 <text:s/>1.67644 <text:s/></text:p>
      <text:p text:style-name="P2">iteration is :200</text:p>
      <text:p text:style-name="P2">pso_woa_fitness is :1208.3</text:p>
      <text:p text:style-name="P2">3.18857 <text:s/>2.80457 <text:s/>3.12364 <text:s/>1.60912 <text:s/>3.47252 <text:s/>1.6468 <text:s/>1.04416 <text:s/></text:p>
      <text:p text:style-name="P2">iteration is :300</text:p>
      <text:p text:style-name="P2">pso_woa_fitness is :983.518</text:p>
      <text:p text:style-name="P2">3.33181 <text:s/>2.55962 <text:s/>1.8353 <text:s/>2.66739 <text:s/>5.00065 <text:s/>2.0944 <text:s/>1.41257 <text:s/></text:p>
      <text:p text:style-name="P2">iteration is :400</text:p>
      <text:p text:style-name="P2">pso_woa_fitness is :411.514</text:p>
      <text:p text:style-name="P2">3.65998 <text:s/>2.90102 <text:s/>1.1631 <text:s/>3.75025 <text:s/>5.85957 <text:s/>2.07032 <text:s/>1.41559 <text:s/></text:p>
      <text:p text:style-name="P2"><text:soft-page-break/>iteration is :500</text:p>
      <text:p text:style-name="P2">pso_woa_fitness is :242.464</text:p>
      <text:p text:style-name="P2">3.88996 <text:s/>2.86119 <text:s/>1.43294 <text:s/>3.52771 <text:s/>5.70908 <text:s/>2.0944 <text:s/>1.21107 <text:s/></text:p>
      <text:p text:style-name="P2">iteration is :600</text:p>
      <text:p text:style-name="P2">pso_woa_fitness is :215.126</text:p>
      <text:p text:style-name="P2">3.768 <text:s/>2.7558 <text:s/>1.0559 <text:s/>3.61523 <text:s/>6.21932 <text:s/>2.09438 <text:s/>1.31889 <text:s/></text:p>
      <text:p text:style-name="P2">iteration is :700</text:p>
      <text:p text:style-name="P2">pso_woa_fitness is :213.803</text:p>
      <text:p text:style-name="P2">3.7662 <text:s/>2.73593 <text:s/>1.0037 <text:s/>3.62366 <text:s/>6.2825 <text:s/>2.09437 <text:s/>1.32994 <text:s/></text:p>
      <text:p text:style-name="P2">iteration is :800</text:p>
      <text:p text:style-name="P2">pso_woa_fitness is :213.392</text:p>
      <text:p text:style-name="P2">3.75841 <text:s/>2.72702 <text:s/>1.0078 <text:s/>3.63312 <text:s/>6.28319 <text:s/>2.09437 <text:s/>1.32697 <text:s/></text:p>
      <text:p text:style-name="P2">iteration is :900</text:p>
      <text:p text:style-name="P2">pso_woa_fitness is :213.392</text:p>
      <text:p text:style-name="P2">3.75838 <text:s/>2.72699 <text:s/>1.00782 <text:s/>3.63315 <text:s/>6.28319 <text:s/>2.09437 <text:s/>1.32696 <text:s/></text:p>
      <text:p text:style-name="P2">best fitness found is: <text:s text:c="2"/>213.392</text:p>
      <text:p text:style-name="P2">3.75838 <text:s/>2.72699 <text:s/>1.00782 <text:s/>3.63315 <text:s/>6.28319 <text:s/>2.09437 <text:s/>1.32696 <text:s/></text:p>
      <text:p text:style-name="P2">time = 2005.41s</text:p>
      <text:p text:style-name="P2">第2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280.62</text:p>
      <text:p text:style-name="P2">-0.0686781 <text:s/>0.1804 <text:s/>3.72127 <text:s/>3.33363 <text:s/>0.479639 <text:s/>2.0944 <text:s/>0.133359 <text:s/></text:p>
      <text:p text:style-name="P2">iteration is :200</text:p>
      <text:p text:style-name="P2">pso_woa_fitness is :1193.36</text:p>
      <text:p text:style-name="P2">1.35482 <text:s/>0.244696 <text:s/>1.04102 <text:s/>4.4629 <text:s/>2.01423 <text:s/>2.0944 <text:s/>0.530331 <text:s/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(base) </text:p>
      <text:p text:style-name="P1"># lirun @ lirun-desktop in ~/Desktop/111/bin [12:53:31] </text:p>
      <text:p text:style-name="P1">$ ls</text:p>
      <text:p text:style-name="P1">forward_kinematics</text:p>
      <text:p text:style-name="P1">(base) </text:p>
      <text:p text:style-name="P1"># lirun @ lirun-desktop in ~/Desktop/111/bin [12:53:40] </text:p>
      <text:p text:style-name="P1">$ ./forward_kinematics 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2000</text:p>
      <text:p text:style-name="P1">num_calc = <text:s text:c="2"/>100</text:p>
      <text:p text:style-name="P1">pso_woa_count = <text:s text:c="2"/>100</text:p>
      <text:p text:style-name="P1">inertGuideCoe = <text:s text:c="2"/>0.7</text:p>
      <text:p text:style-name="P1">globalGuideCoe = <text:s text:c="2"/>1.4961</text:p>
      <text:p text:style-name="P1">localGuideCoe = <text:s text:c="2"/>1.4961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284.66</text:p>
      <text:p text:style-name="P1">0.758901 <text:s/>1.86429 <text:s/>1.42046 <text:s/>2.52346 <text:s/>-0.455714 <text:s/>1.78188 <text:s/>-0.298933 <text:s/></text:p>
      <text:p text:style-name="P1">iteration is :200</text:p>
      <text:p text:style-name="P1">pso_woa_fitness is :1064.83</text:p>
      <text:p text:style-name="P1">2.93084 <text:s/>0 <text:s/>4.1323 <text:s/>0.508577 <text:s/>-1.72591 <text:s/>2.0944 <text:s/>0.697969 <text:s/></text:p>
      <text:p text:style-name="P1">iteration is :300</text:p>
      <text:p text:style-name="P1">pso_woa_fitness is :1216.71</text:p>
      <text:p text:style-name="P1">1.88323 <text:s/>0 <text:s/>4.0149 <text:s/>2.72333 <text:s/>-0.285083 <text:s/>2.0944 <text:s/>2.37499 <text:s/></text:p>
      <text:p text:style-name="P1">iteration is :400</text:p>
      <text:p text:style-name="P1">pso_woa_fitness is :1346.24</text:p>
      <text:p text:style-name="P1">0.618269 <text:s/>0 <text:s/>4.78319 <text:s/>3.28067 <text:s/>-1.23241 <text:s/>2.0944 <text:s/>1.28425 <text:s/></text:p>
      <text:p text:style-name="P1">iteration is :500</text:p>
      <text:p text:style-name="P1">pso_woa_fitness is :1274.32</text:p>
      <text:p text:style-name="P1">0.89973 <text:s/>0.248767 <text:s/>5.13725 <text:s/>2.81209 <text:s/>-1.18924 <text:s/>2.0944 <text:s/>1.4136 <text:s/></text:p>
      <text:p text:style-name="P1">iteration is :600</text:p>
      <text:p text:style-name="P1">pso_woa_fitness is :780.432</text:p>
      <text:p text:style-name="P1">0.58304 <text:s/>0.128831 <text:s/>5.82908 <text:s/>3.01826 <text:s/>-1.92557 <text:s/>2.0944 <text:s/>0.961599 <text:s/></text:p>
      <text:p text:style-name="P1"><text:soft-page-break/>iteration is :700</text:p>
      <text:p text:style-name="P1">pso_woa_fitness is :577.953</text:p>
      <text:p text:style-name="P1">1.34388 <text:s/>0.469405 <text:s/>4.45802 <text:s/>2.06499 <text:s/>-1.21984 <text:s/>2.0944 <text:s/>1.67807 <text:s/></text:p>
      <text:p text:style-name="P1">iteration is :800</text:p>
      <text:p text:style-name="P1">pso_woa_fitness is :431.32</text:p>
      <text:p text:style-name="P1">0.764613 <text:s/>0.0737751 <text:s/>6.19533 <text:s/>3.91105 <text:s/>-2.17416 <text:s/>2.0944 <text:s/>1.06441 <text:s/></text:p>
      <text:p text:style-name="P1">iteration is :900</text:p>
      <text:p text:style-name="P1">pso_woa_fitness is :192.713</text:p>
      <text:p text:style-name="P1">1.12216 <text:s/>0.192467 <text:s/>5.45067 <text:s/>3.04329 <text:s/>-1.62319 <text:s/>2.0944 <text:s/>1.32479 <text:s/></text:p>
      <text:p text:style-name="P1">iteration is :1000</text:p>
      <text:p text:style-name="P1">pso_woa_fitness is :95.4119</text:p>
      <text:p text:style-name="P1">1.19726 <text:s/>0.378509 <text:s/>5.81006 <text:s/>2.90686 <text:s/>-2.04707 <text:s/>2.0944 <text:s/>1.2786 <text:s/></text:p>
      <text:p text:style-name="P1">iteration is :1100</text:p>
      <text:p text:style-name="P1">pso_woa_fitness is :90.4302</text:p>
      <text:p text:style-name="P1">1.16604 <text:s/>0.39188 <text:s/>6.00492 <text:s/>2.94048 <text:s/>-2.24135 <text:s/>2.0944 <text:s/>1.25532 <text:s/></text:p>
      <text:p text:style-name="P1">iteration is :1200</text:p>
      <text:p text:style-name="P1">pso_woa_fitness is :90.4255</text:p>
      <text:p text:style-name="P1">1.16531 <text:s/>0.392415 <text:s/>6.01043 <text:s/>2.94097 <text:s/>-2.2468 <text:s/>2.0944 <text:s/>1.25485 <text:s/></text:p>
      <text:p text:style-name="P1">iteration is :1300</text:p>
      <text:p text:style-name="P1">pso_woa_fitness is :90.4234</text:p>
      <text:p text:style-name="P1">1.16496 <text:s/>0.392674 <text:s/>6.01313 <text:s/>2.94123 <text:s/>-2.24949 <text:s/>2.0944 <text:s/>1.2546 <text:s/></text:p>
      <text:p text:style-name="P1">iteration is :1400</text:p>
      <text:p text:style-name="P1">pso_woa_fitness is :90.4212</text:p>
      <text:p text:style-name="P1">1.16405 <text:s/>0.393341 <text:s/>6.02008 <text:s/>2.94191 <text:s/>-2.2564 <text:s/>2.0944 <text:s/>1.25395 <text:s/></text:p>
      <text:p text:style-name="P1">iteration is :15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6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7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800</text:p>
      <text:p text:style-name="P1">pso_woa_fitness is :90.4212</text:p>
      <text:p text:style-name="P1">1.16405 <text:s/>0.393343 <text:s/>6.0201 <text:s/>2.94191 <text:s/>-2.25642 <text:s/>2.0944 <text:s/>1.25394 <text:s/></text:p>
      <text:p text:style-name="P1">iteration is :1900</text:p>
      <text:p text:style-name="P1">pso_woa_fitness is :90.4212</text:p>
      <text:p text:style-name="P1">1.16405 <text:s/>0.393343 <text:s/>6.0201 <text:s/>2.94191 <text:s/>-2.25642 <text:s/>2.0944 <text:s/>1.25394 <text:s/></text:p>
      <text:p text:style-name="P1">best fitness found is: <text:s text:c="2"/>90.4212</text:p>
      <text:p text:style-name="P1">1.16405 <text:s/>0.393343 <text:s/>6.0201 <text:s/>2.94191 <text:s/>-2.25642 <text:s/>2.0944 <text:s/>1.25394 <text:s/></text:p>
      <text:p text:style-name="P1">time = 1360.4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21.35</text:p>
      <text:p text:style-name="P1">-0.684018 <text:s/>0.319373 <text:s/>-0.203004 <text:s/>-3.02977 <text:s/>-3.07517 <text:s/>1.80396 <text:s/>1.22644 <text:s/></text:p>
      <text:p text:style-name="P1">iteration is :200</text:p>
      <text:p text:style-name="P1">pso_woa_fitness is :2085.65</text:p>
      <text:p text:style-name="P1"><text:soft-page-break/>0.0938146 <text:s/>0 <text:s/>0.214699 <text:s/>-3.17989 <text:s/>-4.74507 <text:s/>2.0944 <text:s/>0.311711 <text:s/></text:p>
      <text:p text:style-name="P1">iteration is :300</text:p>
      <text:p text:style-name="P1">pso_woa_fitness is :1192.15</text:p>
      <text:p text:style-name="P1">0.877591 <text:s/>0.0709742 <text:s/>3.56563 <text:s/>-3.66536 <text:s/>-5.03028 <text:s/>1.84376 <text:s/>0.904586 <text:s/></text:p>
      <text:p text:style-name="P1">iteration is :400</text:p>
      <text:p text:style-name="P1">pso_woa_fitness is :721.418</text:p>
      <text:p text:style-name="P1">2.01882 <text:s/>0.0157539 <text:s/>2.28386 <text:s/>-3.6152 <text:s/>-5.41197 <text:s/>1.96822 <text:s/>1.54971 <text:s/></text:p>
      <text:p text:style-name="P1">iteration is :500</text:p>
      <text:p text:style-name="P1">pso_woa_fitness is :981.049</text:p>
      <text:p text:style-name="P1">1.27547 <text:s/>0 <text:s/>2.36323 <text:s/>-2.84465 <text:s/>-6.2179 <text:s/>2.0944 <text:s/>0.879225 <text:s/></text:p>
      <text:p text:style-name="P1">iteration is :600</text:p>
      <text:p text:style-name="P1">pso_woa_fitness is :450.669</text:p>
      <text:p text:style-name="P1">1.38191 <text:s/>0.340494 <text:s/>3.21599 <text:s/>-2.17751 <text:s/>-5.9302 <text:s/>2.0944 <text:s/>0.904697 <text:s/></text:p>
      <text:p text:style-name="P1">iteration is :700</text:p>
      <text:p text:style-name="P1">pso_woa_fitness is :577.531</text:p>
      <text:p text:style-name="P1">0.904544 <text:s/>0.239529 <text:s/>3.53305 <text:s/>-3.12319 <text:s/>-6.04792 <text:s/>2.0944 <text:s/>1.26492 <text:s/></text:p>
      <text:p text:style-name="P1">iteration is :800</text:p>
      <text:p text:style-name="P1">pso_woa_fitness is :288.785</text:p>
      <text:p text:style-name="P1">0.946929 <text:s/>0.638509 <text:s/>3.50455 <text:s/>-2.65352 <text:s/>-5.91506 <text:s/>2.0944 <text:s/>1.1258 <text:s/></text:p>
      <text:p text:style-name="P1">iteration is :900</text:p>
      <text:p text:style-name="P1">pso_woa_fitness is :131.776</text:p>
      <text:p text:style-name="P1">0.961513 <text:s/>0.485852 <text:s/>3.50538 <text:s/>-2.79836 <text:s/>-6.06171 <text:s/>2.0944 <text:s/>1.26565 <text:s/></text:p>
      <text:p text:style-name="P1">iteration is :1000</text:p>
      <text:p text:style-name="P1">pso_woa_fitness is :91.9102</text:p>
      <text:p text:style-name="P1">0.919271 <text:s/>0.469226 <text:s/>3.63903 <text:s/>-2.81939 <text:s/>-6.18325 <text:s/>2.0944 <text:s/>1.27533 <text:s/></text:p>
      <text:p text:style-name="P1">iteration is :1100</text:p>
      <text:p text:style-name="P1">pso_woa_fitness is :81.381</text:p>
      <text:p text:style-name="P1">0.90626 <text:s/>0.452072 <text:s/>3.7463 <text:s/>-2.8403 <text:s/>-6.28187 <text:s/>2.0944 <text:s/>1.26597 <text:s/></text:p>
      <text:p text:style-name="P1">iteration is :1200</text:p>
      <text:p text:style-name="P1">pso_woa_fitness is :81.1905</text:p>
      <text:p text:style-name="P1">0.904192 <text:s/>0.453363 <text:s/>3.7486 <text:s/>-2.83831 <text:s/>-6.28319 <text:s/>2.0944 <text:s/>1.26651 <text:s/></text:p>
      <text:p text:style-name="P1">iteration is :13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400</text:p>
      <text:p text:style-name="P1">pso_woa_fitness is :81.1892</text:p>
      <text:p text:style-name="P1">0.90392 <text:s/>0.453384 <text:s/>3.74878 <text:s/>-2.83816 <text:s/>-6.28318 <text:s/>2.0944 <text:s/>1.26671 <text:s/></text:p>
      <text:p text:style-name="P1">iteration is :15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6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7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8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9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5"><text:soft-page-break/>best fitness found is: <text:s text:c="2"/>81.1892</text:p>
      <text:p text:style-name="P5">0.90392 <text:s/>0.453384 <text:s/>3.74877 <text:s/>-2.83816 <text:s/>-6.28318 <text:s/>2.0944 <text:s/>1.26671 <text:s/></text:p>
      <text:p text:style-name="P5">time = 1360.98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54.23</text:p>
      <text:p text:style-name="P1">4.79845 <text:s/>1.99409 <text:s/>3.50762 <text:s/>2.60562 <text:s/>3.23645 <text:s/>1.74873 <text:s/>0.994033 <text:s/></text:p>
      <text:p text:style-name="P1">iteration is :200</text:p>
      <text:p text:style-name="P1">pso_woa_fitness is :1543</text:p>
      <text:p text:style-name="P1">3.96149 <text:s/>2.60971 <text:s/>3.98285 <text:s/>2.66937 <text:s/>2.46594 <text:s/>2.0944 <text:s/>1.19609 <text:s/></text:p>
      <text:p text:style-name="P1">iteration is :300</text:p>
      <text:p text:style-name="P1">pso_woa_fitness is :1059.76</text:p>
      <text:p text:style-name="P1">2.56327 <text:s/>3.01672 <text:s/>5.83697 <text:s/>0.97352 <text:s/>2.25395 <text:s/>2.0944 <text:s/>1.69414 <text:s/></text:p>
      <text:p text:style-name="P1">iteration is :400</text:p>
      <text:p text:style-name="P1">pso_woa_fitness is :1354.09</text:p>
      <text:p text:style-name="P1">3.3417 <text:s/>3.14159 <text:s/>4.76095 <text:s/>2.10624 <text:s/>1.76485 <text:s/>2.0944 <text:s/>1.06999 <text:s/></text:p>
      <text:p text:style-name="P1">iteration is :500</text:p>
      <text:p text:style-name="P1">pso_woa_fitness is :859.027</text:p>
      <text:p text:style-name="P1">2.82563 <text:s/>2.88595 <text:s/>5.3228 <text:s/>1.48723 <text:s/>2.64487 <text:s/>2.0944 <text:s/>1.74277 <text:s/></text:p>
      <text:p text:style-name="P1">iteration is :600</text:p>
      <text:p text:style-name="P1">pso_woa_fitness is :652.028</text:p>
      <text:p text:style-name="P1">3.16046 <text:s/>2.94233 <text:s/>5.31205 <text:s/>2.18098 <text:s/>2.28841 <text:s/>2.0944 <text:s/>0.478317 <text:s/></text:p>
      <text:p text:style-name="P1">iteration is :700</text:p>
      <text:p text:style-name="P1">pso_woa_fitness is :791.838</text:p>
      <text:p text:style-name="P1">3.90277 <text:s/>3.06792 <text:s/>4.98708 <text:s/>2.46715 <text:s/>2.05738 <text:s/>2.0944 <text:s/>1.23375 <text:s/></text:p>
      <text:p text:style-name="P1">iteration is :800</text:p>
      <text:p text:style-name="P1">pso_woa_fitness is :464.653</text:p>
      <text:p text:style-name="P1">3.93875 <text:s/>2.69979 <text:s/>4.38914 <text:s/>3.0305 <text:s/>2.77524 <text:s/>2.0944 <text:s/>1.31665 <text:s/></text:p>
      <text:p text:style-name="P1">iteration is :900</text:p>
      <text:p text:style-name="P1">pso_woa_fitness is :275.65</text:p>
      <text:p text:style-name="P1">3.47325 <text:s/>2.85478 <text:s/>5.04001 <text:s/>2.17176 <text:s/>2.0875 <text:s/>2.0944 <text:s/>0.828902 <text:s/></text:p>
      <text:p text:style-name="P1">iteration is :1000</text:p>
      <text:p text:style-name="P1">pso_woa_fitness is :238.776</text:p>
      <text:p text:style-name="P1">3.60602 <text:s/>2.84805 <text:s/>4.89597 <text:s/>2.31876 <text:s/>2.13976 <text:s/>2.0944 <text:s/>0.902966 <text:s/></text:p>
      <text:p text:style-name="P1">iteration is :1100</text:p>
      <text:p text:style-name="P1">pso_woa_fitness is :237.976</text:p>
      <text:p text:style-name="P1">3.63894 <text:s/>2.83761 <text:s/>4.85734 <text:s/>2.36658 <text:s/>2.1744 <text:s/>2.0944 <text:s/>0.925858 <text:s/></text:p>
      <text:p text:style-name="P1">iteration is :1200</text:p>
      <text:p text:style-name="P1">pso_woa_fitness is :237.971</text:p>
      <text:p text:style-name="P1">3.64104 <text:s/>2.83728 <text:s/>4.85549 <text:s/>2.36919 <text:s/>2.17574 <text:s/>2.0944 <text:s/>0.926777 <text:s/></text:p>
      <text:p text:style-name="P1">iteration is :1300</text:p>
      <text:p text:style-name="P1">pso_woa_fitness is :237.971</text:p>
      <text:p text:style-name="P1">3.64107 <text:s/>2.83729 <text:s/>4.85547 <text:s/>2.36923 <text:s/>2.17574 <text:s/>2.0944 <text:s/>0.926799 <text:s/></text:p>
      <text:p text:style-name="P1">iteration is :1400</text:p>
      <text:p text:style-name="P1">pso_woa_fitness is :237.971</text:p>
      <text:p text:style-name="P1">3.64107 <text:s/>2.83729 <text:s/>4.85547 <text:s/>2.36923 <text:s/>2.17574 <text:s/>2.0944 <text:s/>0.926798 <text:s/></text:p>
      <text:p text:style-name="P1">iteration is :1500</text:p>
      <text:p text:style-name="P1">pso_woa_fitness is :237.971</text:p>
      <text:p text:style-name="P1"><text:soft-page-break/>3.64107 <text:s/>2.83729 <text:s/>4.85547 <text:s/>2.36923 <text:s/>2.17574 <text:s/>2.0944 <text:s/>0.926798 <text:s/></text:p>
      <text:p text:style-name="P1">iteration is :1600</text:p>
      <text:p text:style-name="P1">pso_woa_fitness is :237.971</text:p>
      <text:p text:style-name="P1">3.64107 <text:s/>2.83729 <text:s/>4.85547 <text:s/>2.36923 <text:s/>2.17574 <text:s/>2.0944 <text:s/>0.926797 <text:s/></text:p>
      <text:p text:style-name="P1">iteration is :1700</text:p>
      <text:p text:style-name="P1">pso_woa_fitness is :237.971</text:p>
      <text:p text:style-name="P1">3.64107 <text:s/>2.83729 <text:s/>4.85547 <text:s/>2.36923 <text:s/>2.17574 <text:s/>2.0944 <text:s/>0.926796 <text:s/></text:p>
      <text:p text:style-name="P1">iteration is :1800</text:p>
      <text:p text:style-name="P1">pso_woa_fitness is :237.971</text:p>
      <text:p text:style-name="P1">3.64108 <text:s/>2.83729 <text:s/>4.85547 <text:s/>2.36924 <text:s/>2.17575 <text:s/>2.0944 <text:s/>0.926804 <text:s/></text:p>
      <text:p text:style-name="P1">iteration is :1900</text:p>
      <text:p text:style-name="P1">pso_woa_fitness is :237.971</text:p>
      <text:p text:style-name="P1">3.64108 <text:s/>2.83729 <text:s/>4.85547 <text:s/>2.36924 <text:s/>2.17575 <text:s/>2.0944 <text:s/>0.926805 <text:s/></text:p>
      <text:p text:style-name="P1">best fitness found is: <text:s text:c="2"/>237.971</text:p>
      <text:p text:style-name="P1">3.64109 <text:s/>2.83729 <text:s/>4.85547 <text:s/>2.36924 <text:s/>2.17575 <text:s/>2.0944 <text:s/>0.926805 <text:s/></text:p>
      <text:p text:style-name="P1">time = 1359.82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68.17</text:p>
      <text:p text:style-name="P1">1.65788 <text:s/>0.116435 <text:s/>-4.53263 <text:s/>-3.45023 <text:s/>-4.08462 <text:s/>2.0944 <text:s/>-6.28319 <text:s/></text:p>
      <text:p text:style-name="P1">iteration is :200</text:p>
      <text:p text:style-name="P1">pso_woa_fitness is :1152.18</text:p>
      <text:p text:style-name="P1">0.492009 <text:s/>0.380554 <text:s/>-6.19634 <text:s/>-3.00446 <text:s/>-3.86935 <text:s/>2.0944 <text:s/>-6.11662 <text:s/></text:p>
      <text:p text:style-name="P1">iteration is :300</text:p>
      <text:p text:style-name="P1">pso_woa_fitness is :1488.32</text:p>
      <text:p text:style-name="P1">2.12571 <text:s/>0.0711714 <text:s/>-4.5819 <text:s/>-2.43073 <text:s/>-4.91828 <text:s/>2.0944 <text:s/>-4.15155 <text:s/></text:p>
      <text:p text:style-name="P1">iteration is :400</text:p>
      <text:p text:style-name="P1">pso_woa_fitness is :976.365</text:p>
      <text:p text:style-name="P1">0.870158 <text:s/>0.239952 <text:s/>-4.21164 <text:s/>-3.39969 <text:s/>-4.65026 <text:s/>2.06189 <text:s/>-5.26265 <text:s/></text:p>
      <text:p text:style-name="P1">iteration is :500</text:p>
      <text:p text:style-name="P1">pso_woa_fitness is :1150.52</text:p>
      <text:p text:style-name="P1">0.393209 <text:s/>0 <text:s/>-4.73698 <text:s/>-4.13191 <text:s/>-3.81555 <text:s/>2.0944 <text:s/>-5.51423 <text:s/></text:p>
      <text:p text:style-name="P1">iteration is :600</text:p>
      <text:p text:style-name="P1">pso_woa_fitness is :747.612</text:p>
      <text:p text:style-name="P1">2.02285 <text:s/>0.571092 <text:s/>-3.23505 <text:s/>-2.39863 <text:s/>-5.28869 <text:s/>2.0944 <text:s/>-4.12648 <text:s/></text:p>
      <text:p text:style-name="P1">iteration is :700</text:p>
      <text:p text:style-name="P1">pso_woa_fitness is :668.898</text:p>
      <text:p text:style-name="P1">1.37037 <text:s/>0.388961 <text:s/>-3.86548 <text:s/>-1.96989 <text:s/>-4.52735 <text:s/>2.0944 <text:s/>-4.05232 <text:s/></text:p>
      <text:p text:style-name="P1">iteration is :800</text:p>
      <text:p text:style-name="P1">pso_woa_fitness is :672.781</text:p>
      <text:p text:style-name="P1">1.00245 <text:s/>0.650554 <text:s/>-3.39654 <text:s/>-2.47364 <text:s/>-5.39396 <text:s/>2.0944 <text:s/>-5.04158 <text:s/></text:p>
      <text:p text:style-name="P1">iteration is :900</text:p>
      <text:p text:style-name="P1">pso_woa_fitness is :329.685</text:p>
      <text:p text:style-name="P1">1.44309 <text:s/>0.677267 <text:s/>-3.69344 <text:s/>-2.16652 <text:s/>-5.29867 <text:s/>2.0944 <text:s/>-4.64911 <text:s/></text:p>
      <text:p text:style-name="P1">iteration is :1000</text:p>
      <text:p text:style-name="P1">pso_woa_fitness is :247.51</text:p>
      <text:p text:style-name="P1">1.07928 <text:s/>0.491954 <text:s/>-3.35517 <text:s/>-2.62055 <text:s/>-5.56406 <text:s/>2.0944 <text:s/>-4.95266 <text:s/></text:p>
      <text:p text:style-name="P1">iteration is :1100</text:p>
      <text:p text:style-name="P1"><text:soft-page-break/>pso_woa_fitness is :241.674</text:p>
      <text:p text:style-name="P1">1.07809 <text:s/>0.487664 <text:s/>-3.37419 <text:s/>-2.61017 <text:s/>-5.53919 <text:s/>2.0944 <text:s/>-4.92995 <text:s/></text:p>
      <text:p text:style-name="P1">iteration is :1200</text:p>
      <text:p text:style-name="P1">pso_woa_fitness is :241.642</text:p>
      <text:p text:style-name="P1">1.07406 <text:s/>0.483874 <text:s/>-3.36607 <text:s/>-2.61489 <text:s/>-5.54693 <text:s/>2.0944 <text:s/>-4.93127 <text:s/></text:p>
      <text:p text:style-name="P1">iteration is :13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400</text:p>
      <text:p text:style-name="P1">pso_woa_fitness is :241.626</text:p>
      <text:p text:style-name="P1">1.07222 <text:s/>0.481188 <text:s/>-3.35987 <text:s/>-2.61915 <text:s/>-5.55382 <text:s/>2.0944 <text:s/>-4.93413 <text:s/></text:p>
      <text:p text:style-name="P1">iteration is :15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600</text:p>
      <text:p text:style-name="P1">pso_woa_fitness is :241.626</text:p>
      <text:p text:style-name="P1">1.07222 <text:s/>0.481186 <text:s/>-3.35987 <text:s/>-2.61916 <text:s/>-5.55382 <text:s/>2.0944 <text:s/>-4.93413 <text:s/></text:p>
      <text:p text:style-name="P1">iteration is :17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800</text:p>
      <text:p text:style-name="P1">pso_woa_fitness is :241.626</text:p>
      <text:p text:style-name="P1">1.07222 <text:s/>0.481188 <text:s/>-3.35987 <text:s/>-2.61915 <text:s/>-5.55382 <text:s/>2.0944 <text:s/>-4.93413 <text:s/></text:p>
      <text:p text:style-name="P1">iteration is :19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best fitness found is: <text:s text:c="2"/>241.626</text:p>
      <text:p text:style-name="P1">1.07222 <text:s/>0.481187 <text:s/>-3.35987 <text:s/>-2.61915 <text:s/>-5.55382 <text:s/>2.0944 <text:s/>-4.93413 <text:s/></text:p>
      <text:p text:style-name="P1">time = 1358.6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05.73</text:p>
      <text:p text:style-name="P1">5.44768 <text:s/>2.82557 <text:s/>0.577228 <text:s/>-2.49166 <text:s/>-1.47401 <text:s/>2.0944 <text:s/>-0.0669746 <text:s/></text:p>
      <text:p text:style-name="P1">iteration is :200</text:p>
      <text:p text:style-name="P1">pso_woa_fitness is :1625.3</text:p>
      <text:p text:style-name="P1">5.16573 <text:s/>3.14159 <text:s/>0.396904 <text:s/>-4.20985 <text:s/>-0.676682 <text:s/>2.0944 <text:s/>0.470487 <text:s/></text:p>
      <text:p text:style-name="P1">iteration is :300</text:p>
      <text:p text:style-name="P1">pso_woa_fitness is :1250.68</text:p>
      <text:p text:style-name="P1">4.12617 <text:s/>3.11933 <text:s/>0.357153 <text:s/>-3.78928 <text:s/>-0.751577 <text:s/>2.0944 <text:s/>1.84117 <text:s/></text:p>
      <text:p text:style-name="P1">iteration is :400</text:p>
      <text:p text:style-name="P1">pso_woa_fitness is :1481.64</text:p>
      <text:p text:style-name="P1">4.91944 <text:s/>3.14159 <text:s/>0.84868 <text:s/>-3.28583 <text:s/>-0.0100772 <text:s/>2.0944 <text:s/>2.3794 <text:s/></text:p>
      <text:p text:style-name="P1">iteration is :500</text:p>
      <text:p text:style-name="P1">pso_woa_fitness is :1381.28</text:p>
      <text:p text:style-name="P1">3.52046 <text:s/>3.14159 <text:s/>2.50467 <text:s/>-2.12127 <text:s/>-1.0961 <text:s/>2.0944 <text:s/>1.48967 <text:s/></text:p>
      <text:p text:style-name="P1">iteration is :600</text:p>
      <text:p text:style-name="P1">pso_woa_fitness is :1065.44</text:p>
      <text:p text:style-name="P1">4.14698 <text:s/>3.14159 <text:s/>1.72034 <text:s/>-2.94471 <text:s/>-1.25454 <text:s/>2.0944 <text:s/>1.59561 <text:s/></text:p>
      <text:p text:style-name="P1"><text:soft-page-break/>iteration is :700</text:p>
      <text:p text:style-name="P1">pso_woa_fitness is :370.372</text:p>
      <text:p text:style-name="P1">3.88423 <text:s/>3.14159 <text:s/>1.71104 <text:s/>-2.59138 <text:s/>-1.28744 <text:s/>2.0944 <text:s/>0.981202 <text:s/></text:p>
      <text:p text:style-name="P1">iteration is :800</text:p>
      <text:p text:style-name="P1">pso_woa_fitness is :369.563</text:p>
      <text:p text:style-name="P1">3.87177 <text:s/>3.14159 <text:s/>1.70092 <text:s/>-2.58569 <text:s/>-1.27446 <text:s/>2.0944 <text:s/>0.987755 <text:s/></text:p>
      <text:p text:style-name="P1">iteration is :900</text:p>
      <text:p text:style-name="P1">pso_woa_fitness is :349.681</text:p>
      <text:p text:style-name="P1">3.81357 <text:s/>3.14159 <text:s/>1.73408 <text:s/>-2.54403 <text:s/>-1.26933 <text:s/>2.0944 <text:s/>1.07376 <text:s/></text:p>
      <text:p text:style-name="P1">iteration is :1000</text:p>
      <text:p text:style-name="P1">pso_woa_fitness is :308.887</text:p>
      <text:p text:style-name="P1">3.76988 <text:s/>3.14159 <text:s/>1.7323 <text:s/>-2.4949 <text:s/>-1.26777 <text:s/>2.0944 <text:s/>0.993495 <text:s/></text:p>
      <text:p text:style-name="P1">iteration is :1100</text:p>
      <text:p text:style-name="P1">pso_woa_fitness is :308.461</text:p>
      <text:p text:style-name="P1">3.77003 <text:s/>3.14159 <text:s/>1.73808 <text:s/>-2.48659 <text:s/>-1.27708 <text:s/>2.0944 <text:s/>0.983446 <text:s/></text:p>
      <text:p text:style-name="P1">iteration is :1200</text:p>
      <text:p text:style-name="P1">pso_woa_fitness is :308.46</text:p>
      <text:p text:style-name="P1">3.77088 <text:s/>3.14159 <text:s/>1.73784 <text:s/>-2.48764 <text:s/>-1.27691 <text:s/>2.0944 <text:s/>0.983692 <text:s/></text:p>
      <text:p text:style-name="P1">iteration is :13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4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500</text:p>
      <text:p text:style-name="P1">pso_woa_fitness is :308.46</text:p>
      <text:p text:style-name="P1">3.7709 <text:s/>3.14159 <text:s/>1.73783 <text:s/>-2.48766 <text:s/>-1.2769 <text:s/>2.0944 <text:s/>0.983694 <text:s/></text:p>
      <text:p text:style-name="P1">iteration is :1600</text:p>
      <text:p text:style-name="P1">pso_woa_fitness is :308.46</text:p>
      <text:p text:style-name="P1">3.7709 <text:s/>3.14159 <text:s/>1.73783 <text:s/>-2.48766 <text:s/>-1.2769 <text:s/>2.0944 <text:s/>0.983694 <text:s/></text:p>
      <text:p text:style-name="P1">iteration is :17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8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9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best fitness found is: <text:s text:c="2"/>308.46</text:p>
      <text:p text:style-name="P1">3.7709 <text:s/>3.14159 <text:s/>1.73783 <text:s/>-2.48766 <text:s/>-1.2769 <text:s/>2.0944 <text:s/>0.983695 <text:s/></text:p>
      <text:p text:style-name="P1">time = 1357.76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10.6</text:p>
      <text:p text:style-name="P1">4.40969 <text:s/>2.06352 <text:s/>-1.21686 <text:s/>3.64059 <text:s/>1.6901 <text:s/>1.3511 <text:s/>2.22261 <text:s/></text:p>
      <text:p text:style-name="P1">iteration is :200</text:p>
      <text:p text:style-name="P1">pso_woa_fitness is :1960.78</text:p>
      <text:p text:style-name="P1"><text:soft-page-break/>3.63464 <text:s/>2.13802 <text:s/>-1.27162 <text:s/>5.99561 <text:s/>1.21839 <text:s/>0.300327 <text:s/>2.74151 <text:s/></text:p>
      <text:p text:style-name="P1">iteration is :300</text:p>
      <text:p text:style-name="P1">pso_woa_fitness is :1637.73</text:p>
      <text:p text:style-name="P1">3.24864 <text:s/>3.14159 <text:s/>-0.66353 <text:s/>2.27361 <text:s/>1.98386 <text:s/>2.0944 <text:s/>1.31909 <text:s/></text:p>
      <text:p text:style-name="P1">iteration is :400</text:p>
      <text:p text:style-name="P1">pso_woa_fitness is :1693.6</text:p>
      <text:p text:style-name="P1">3.76948 <text:s/>3.14159 <text:s/>-2.5723 <text:s/>3.0068 <text:s/>3.52598 <text:s/>2.0944 <text:s/>1.86059 <text:s/></text:p>
      <text:p text:style-name="P1">iteration is :500</text:p>
      <text:p text:style-name="P1">pso_woa_fitness is :831.253</text:p>
      <text:p text:style-name="P1">4.4188 <text:s/>3.14159 <text:s/>-2.86143 <text:s/>3.97005 <text:s/>3.43019 <text:s/>2.0944 <text:s/>1.6301 <text:s/></text:p>
      <text:p text:style-name="P1">iteration is :600</text:p>
      <text:p text:style-name="P1">pso_woa_fitness is :1213.52</text:p>
      <text:p text:style-name="P1">4.54828 <text:s/>3.14159 <text:s/>-2.71814 <text:s/>4.15432 <text:s/>2.59753 <text:s/>1.44474 <text:s/>1.42372 <text:s/></text:p>
      <text:p text:style-name="P1">iteration is :700</text:p>
      <text:p text:style-name="P1">pso_woa_fitness is :352.572</text:p>
      <text:p text:style-name="P1">2.93524 <text:s/>2.58856 <text:s/>-2.2373 <text:s/>1.92887 <text:s/>3.11524 <text:s/>2.0944 <text:s/>1.39101 <text:s/></text:p>
      <text:p text:style-name="P1">iteration is :800</text:p>
      <text:p text:style-name="P1">pso_woa_fitness is :335.942</text:p>
      <text:p text:style-name="P1">3.92118 <text:s/>2.72436 <text:s/>-1.99241 <text:s/>2.78009 <text:s/>2.68503 <text:s/>2.02916 <text:s/>1.02575 <text:s/></text:p>
      <text:p text:style-name="P1">iteration is :900</text:p>
      <text:p text:style-name="P1">pso_woa_fitness is :184.048</text:p>
      <text:p text:style-name="P1">3.88954 <text:s/>2.72428 <text:s/>-1.9685 <text:s/>2.7391 <text:s/>2.70449 <text:s/>2.03642 <text:s/>1.04706 <text:s/></text:p>
      <text:p text:style-name="P1">iteration is :1000</text:p>
      <text:p text:style-name="P1">pso_woa_fitness is :168.703</text:p>
      <text:p text:style-name="P1">3.935 <text:s/>2.77095 <text:s/>-1.85756 <text:s/>2.84691 <text:s/>2.57457 <text:s/>1.97314 <text:s/>1.05319 <text:s/></text:p>
      <text:p text:style-name="P1">iteration is :1100</text:p>
      <text:p text:style-name="P1">pso_woa_fitness is :157.954</text:p>
      <text:p text:style-name="P1">3.88984 <text:s/>2.80002 <text:s/>-1.6066 <text:s/>2.8122 <text:s/>2.33652 <text:s/>1.94995 <text:s/>1.02834 <text:s/></text:p>
      <text:p text:style-name="P1">iteration is :1200</text:p>
      <text:p text:style-name="P1">pso_woa_fitness is :157.75</text:p>
      <text:p text:style-name="P1">3.88848 <text:s/>2.80335 <text:s/>-1.59882 <text:s/>2.81402 <text:s/>2.32956 <text:s/>1.94834 <text:s/>1.03123 <text:s/></text:p>
      <text:p text:style-name="P1">iteration is :13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4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5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6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7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8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9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<text:soft-page-break/>best fitness found is: <text:s text:c="2"/>157.75</text:p>
      <text:p text:style-name="P1">3.88848 <text:s/>2.80333 <text:s/>-1.59887 <text:s/>2.814 <text:s/>2.3296 <text:s/>1.94835 <text:s/>1.03121 <text:s/></text:p>
      <text:p text:style-name="P1">time = 1359.38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69.91</text:p>
      <text:p text:style-name="P1">3.98057 <text:s/>1.94051 <text:s/>-0.393007 <text:s/>4.68011 <text:s/>1.86316 <text:s/>2.05947 <text:s/>2.25248 <text:s/></text:p>
      <text:p text:style-name="P1">iteration is :200</text:p>
      <text:p text:style-name="P1">pso_woa_fitness is :1977.09</text:p>
      <text:p text:style-name="P1">4.26275 <text:s/>1.91981 <text:s/>0.24888 <text:s/>4.10053 <text:s/>1.89828 <text:s/>1.2944 <text:s/>1.58107 <text:s/></text:p>
      <text:p text:style-name="P1">iteration is :300</text:p>
      <text:p text:style-name="P1">pso_woa_fitness is :1135.15</text:p>
      <text:p text:style-name="P1">3.13364 <text:s/>2.17212 <text:s/>0.736465 <text:s/>5.16458 <text:s/>0.137814 <text:s/>2.0944 <text:s/>2.4546 <text:s/></text:p>
      <text:p text:style-name="P1">iteration is :400</text:p>
      <text:p text:style-name="P1">pso_woa_fitness is :722.152</text:p>
      <text:p text:style-name="P1">4.11918 <text:s/>2.55721 <text:s/>0.737246 <text:s/>3.56428 <text:s/>1.09157 <text:s/>2.0944 <text:s/>0.809612 <text:s/></text:p>
      <text:p text:style-name="P1">iteration is :500</text:p>
      <text:p text:style-name="P1">pso_woa_fitness is :1129.93</text:p>
      <text:p text:style-name="P1">2.31243 <text:s/>2.24684 <text:s/>1.75094 <text:s/>5.21887 <text:s/>0.0738021 <text:s/>2.0944 <text:s/>1.13695 <text:s/></text:p>
      <text:p text:style-name="P1">iteration is :600</text:p>
      <text:p text:style-name="P1">pso_woa_fitness is :843.681</text:p>
      <text:p text:style-name="P1">3.62784 <text:s/>2.15175 <text:s/>0.700691 <text:s/>4.73129 <text:s/>0.295394 <text:s/>2.0944 <text:s/>2.49569 <text:s/></text:p>
      <text:p text:style-name="P1">iteration is :700</text:p>
      <text:p text:style-name="P1">pso_woa_fitness is :688.852</text:p>
      <text:p text:style-name="P1">3.93455 <text:s/>2.51189 <text:s/>0.0931118 <text:s/>3.85559 <text:s/>0.7462 <text:s/>2.04929 <text:s/>1.4262 <text:s/></text:p>
      <text:p text:style-name="P1">iteration is :800</text:p>
      <text:p text:style-name="P1">pso_woa_fitness is :456.341</text:p>
      <text:p text:style-name="P1">3.48924 <text:s/>2.1693 <text:s/>0.475154 <text:s/>4.33712 <text:s/>0.610452 <text:s/>2.0944 <text:s/>1.45748 <text:s/></text:p>
      <text:p text:style-name="P1">iteration is :900</text:p>
      <text:p text:style-name="P1">pso_woa_fitness is :279.316</text:p>
      <text:p text:style-name="P1">3.775 <text:s/>2.45224 <text:s/>0.457539 <text:s/>3.83479 <text:s/>0.519216 <text:s/>2.05752 <text:s/>1.43993 <text:s/></text:p>
      <text:p text:style-name="P1">iteration is :1000</text:p>
      <text:p text:style-name="P1">pso_woa_fitness is :221.094</text:p>
      <text:p text:style-name="P1">3.7426 <text:s/>2.58405 <text:s/>0.666127 <text:s/>3.73311 <text:s/>0.281425 <text:s/>2.05859 <text:s/>1.41087 <text:s/></text:p>
      <text:p text:style-name="P1">iteration is :1100</text:p>
      <text:p text:style-name="P1">pso_woa_fitness is :206.666</text:p>
      <text:p text:style-name="P1">3.83614 <text:s/>2.69621 <text:s/>0.65958 <text:s/>3.53398 <text:s/>0.20735 <text:s/>1.98505 <text:s/>1.36787 <text:s/></text:p>
      <text:p text:style-name="P1">iteration is :12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300</text:p>
      <text:p text:style-name="P1">pso_woa_fitness is :206.66</text:p>
      <text:p text:style-name="P1">3.83798 <text:s/>2.69832 <text:s/>0.659436 <text:s/>3.53081 <text:s/>0.206142 <text:s/>1.98426 <text:s/>1.36728 <text:s/></text:p>
      <text:p text:style-name="P1">iteration is :14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500</text:p>
      <text:p text:style-name="P1">pso_woa_fitness is :206.66</text:p>
      <text:p text:style-name="P1"><text:soft-page-break/>3.83798 <text:s/>2.69832 <text:s/>0.659436 <text:s/>3.53081 <text:s/>0.206142 <text:s/>1.98427 <text:s/>1.36728 <text:s/></text:p>
      <text:p text:style-name="P1">iteration is :16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700</text:p>
      <text:p text:style-name="P1">pso_woa_fitness is :206.66</text:p>
      <text:p text:style-name="P1">3.83797 <text:s/>2.69831 <text:s/>0.659437 <text:s/>3.53082 <text:s/>0.206148 <text:s/>1.98427 <text:s/>1.36728 <text:s/></text:p>
      <text:p text:style-name="P1">iteration is :1800</text:p>
      <text:p text:style-name="P1">pso_woa_fitness is :206.66</text:p>
      <text:p text:style-name="P1">3.83788 <text:s/>2.69822 <text:s/>0.659439 <text:s/>3.53098 <text:s/>0.206209 <text:s/>1.98431 <text:s/>1.36732 <text:s/></text:p>
      <text:p text:style-name="P1">iteration is :1900</text:p>
      <text:p text:style-name="P1">pso_woa_fitness is :207.032</text:p>
      <text:p text:style-name="P1">3.82896 <text:s/>2.69343 <text:s/>0.663124 <text:s/>3.53009 <text:s/>0.19993 <text:s/>1.98151 <text:s/>1.36983 <text:s/></text:p>
      <text:p text:style-name="P1">best fitness found is: <text:s text:c="2"/>178.424</text:p>
      <text:p text:style-name="P1">3.99444 <text:s/>2.88881 <text:s/>-0.0350754 <text:s/>3.11066 <text:s/>0.79998 <text:s/>1.80196 <text:s/>1.26481 <text:s/></text:p>
      <text:p text:style-name="P1">time = 1359.69s</text:p>
      <text:p text:style-name="P1">第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01.94</text:p>
      <text:p text:style-name="P1">-3.40066 <text:s/>2.8915 <text:s/>0.266859 <text:s/>-2.44424 <text:s/>-4.75943 <text:s/>2.0944 <text:s/>0.786159 <text:s/></text:p>
      <text:p text:style-name="P1">iteration is :200</text:p>
      <text:p text:style-name="P1">pso_woa_fitness is :1423.91</text:p>
      <text:p text:style-name="P1">-3.01927 <text:s/>2.99667 <text:s/>-0.813622 <text:s/>-3.14441 <text:s/>-5.77461 <text:s/>2.02269 <text:s/>0.604156 <text:s/></text:p>
      <text:p text:style-name="P1">iteration is :300</text:p>
      <text:p text:style-name="P1">pso_woa_fitness is :1478.51</text:p>
      <text:p text:style-name="P1">-3.03212 <text:s/>2.51359 <text:s/>-0.419992 <text:s/>-1.64205 <text:s/>-4.67441 <text:s/>1.72018 <text:s/>2.22977 <text:s/></text:p>
      <text:p text:style-name="P1">iteration is :400</text:p>
      <text:p text:style-name="P1">pso_woa_fitness is :1161.5</text:p>
      <text:p text:style-name="P1">-3.1693 <text:s/>3.14159 <text:s/>-0.709206 <text:s/>-2.81816 <text:s/>-3.80764 <text:s/>2.0944 <text:s/>1.9787 <text:s/></text:p>
      <text:p text:style-name="P1">iteration is :500</text:p>
      <text:p text:style-name="P1">pso_woa_fitness is :1289.86</text:p>
      <text:p text:style-name="P1">-2.14962 <text:s/>2.82456 <text:s/>0.0394113 <text:s/>-2.4579 <text:s/>-5.79259 <text:s/>2.0944 <text:s/>2.02382 <text:s/></text:p>
      <text:p text:style-name="P1">iteration is :600</text:p>
      <text:p text:style-name="P1">pso_woa_fitness is :1111.49</text:p>
      <text:p text:style-name="P1">-1.88407 <text:s/>3.04468 <text:s/>-1.32459 <text:s/>-3.52869 <text:s/>-4.65183 <text:s/>2.0944 <text:s/>0.848805 <text:s/></text:p>
      <text:p text:style-name="P1">iteration is :700</text:p>
      <text:p text:style-name="P1">pso_woa_fitness is :904.603</text:p>
      <text:p text:style-name="P1">-2.20839 <text:s/>2.95937 <text:s/>-1.70696 <text:s/>-2.81157 <text:s/>-4.28489 <text:s/>2.0944 <text:s/>1.13417 <text:s/></text:p>
      <text:p text:style-name="P1">iteration is :800</text:p>
      <text:p text:style-name="P1">pso_woa_fitness is :848.15</text:p>
      <text:p text:style-name="P1">-1.54908 <text:s/>2.51398 <text:s/>-0.0940569 <text:s/>-2.0635 <text:s/>-5.78246 <text:s/>2.0944 <text:s/>1.3666 <text:s/></text:p>
      <text:p text:style-name="P1">iteration is :900</text:p>
      <text:p text:style-name="P1">pso_woa_fitness is :491.769</text:p>
      <text:p text:style-name="P1">-1.98751 <text:s/>2.72172 <text:s/>-0.648481 <text:s/>-2.46184 <text:s/>-5.10547 <text:s/>2.0944 <text:s/>1.55072 <text:s/></text:p>
      <text:p text:style-name="P1">iteration is :1000</text:p>
      <text:p text:style-name="P1">pso_woa_fitness is :359.616</text:p>
      <text:p text:style-name="P1">-2.2563 <text:s/>3.05253 <text:s/>-0.929256 <text:s/>-3.14637 <text:s/>-4.89449 <text:s/>1.93967 <text:s/>1.25065 <text:s/></text:p>
      <text:p text:style-name="P1">iteration is :1100</text:p>
      <text:p text:style-name="P1"><text:soft-page-break/>pso_woa_fitness is :347.026</text:p>
      <text:p text:style-name="P1">-2.27934 <text:s/>3.02394 <text:s/>-0.855603 <text:s/>-3.13214 <text:s/>-4.95492 <text:s/>1.91198 <text:s/>1.27204 <text:s/></text:p>
      <text:p text:style-name="P1">iteration is :1200</text:p>
      <text:p text:style-name="P1">pso_woa_fitness is :347.009</text:p>
      <text:p text:style-name="P1">-2.27676 <text:s/>3.02333 <text:s/>-0.859292 <text:s/>-3.1306 <text:s/>-4.95203 <text:s/>1.91285 <text:s/>1.27094 <text:s/></text:p>
      <text:p text:style-name="P1">iteration is :1300</text:p>
      <text:p text:style-name="P1">pso_woa_fitness is :347.009</text:p>
      <text:p text:style-name="P1">-2.27676 <text:s/>3.02333 <text:s/>-0.859293 <text:s/>-3.1306 <text:s/>-4.95202 <text:s/>1.91285 <text:s/>1.27094 <text:s/></text:p>
      <text:p text:style-name="P1">iteration is :1400</text:p>
      <text:p text:style-name="P1">pso_woa_fitness is :347.009</text:p>
      <text:p text:style-name="P1">-2.27676 <text:s/>3.02333 <text:s/>-0.859291 <text:s/>-3.1306 <text:s/>-4.95203 <text:s/>1.91285 <text:s/>1.27094 <text:s/></text:p>
      <text:p text:style-name="P1">iteration is :1500</text:p>
      <text:p text:style-name="P1">pso_woa_fitness is :347.009</text:p>
      <text:p text:style-name="P1">-2.27676 <text:s/>3.02333 <text:s/>-0.85929 <text:s/>-3.1306 <text:s/>-4.95203 <text:s/>1.91285 <text:s/>1.27094 <text:s/></text:p>
      <text:p text:style-name="P1">iteration is :1600</text:p>
      <text:p text:style-name="P1">pso_woa_fitness is :347.009</text:p>
      <text:p text:style-name="P1">-2.27676 <text:s/>3.02333 <text:s/>-0.859289 <text:s/>-3.1306 <text:s/>-4.95203 <text:s/>1.91285 <text:s/>1.27094 <text:s/></text:p>
      <text:p text:style-name="P1">iteration is :1700</text:p>
      <text:p text:style-name="P1">pso_woa_fitness is :347.009</text:p>
      <text:p text:style-name="P1">-2.27676 <text:s/>3.02333 <text:s/>-0.859289 <text:s/>-3.1306 <text:s/>-4.95203 <text:s/>1.91285 <text:s/>1.27094 <text:s/></text:p>
      <text:p text:style-name="P1">iteration is :1800</text:p>
      <text:p text:style-name="P1">pso_woa_fitness is :347.009</text:p>
      <text:p text:style-name="P1">-2.27676 <text:s/>3.02333 <text:s/>-0.85931 <text:s/>-3.1306 <text:s/>-4.95201 <text:s/>1.91285 <text:s/>1.27093 <text:s/></text:p>
      <text:p text:style-name="P1">iteration is :1900</text:p>
      <text:p text:style-name="P1">pso_woa_fitness is :347.009</text:p>
      <text:p text:style-name="P1">-2.27676 <text:s/>3.02333 <text:s/>-0.859311 <text:s/>-3.1306 <text:s/>-4.95201 <text:s/>1.91285 <text:s/>1.27093 <text:s/></text:p>
      <text:p text:style-name="P1">best fitness found is: <text:s text:c="2"/>347.009</text:p>
      <text:p text:style-name="P1">-2.27676 <text:s/>3.02333 <text:s/>-0.859296 <text:s/>-3.1306 <text:s/>-4.95202 <text:s/>1.91285 <text:s/>1.27094 <text:s/></text:p>
      <text:p text:style-name="P1">time = 1360.21s</text:p>
      <text:p text:style-name="P1">第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95.06</text:p>
      <text:p text:style-name="P1">-6.10524 <text:s/>0.574119 <text:s/>-3.66673 <text:s/>-3.25371 <text:s/>-2.97992 <text:s/>-1.01514 <text:s/>-0.998464 <text:s/></text:p>
      <text:p text:style-name="P1">iteration is :200</text:p>
      <text:p text:style-name="P1">pso_woa_fitness is :2275.59</text:p>
      <text:p text:style-name="P1">-5.02668 <text:s/>0 <text:s/>-2.53795 <text:s/>-1.92059 <text:s/>-2.33634 <text:s/>-2.0944 <text:s/>-1.17311 <text:s/></text:p>
      <text:p text:style-name="P1">iteration is :300</text:p>
      <text:p text:style-name="P1">pso_woa_fitness is :1450.93</text:p>
      <text:p text:style-name="P1">-5.91478 <text:s/>0 <text:s/>-1.59969 <text:s/>-4.70599 <text:s/>-3.40154 <text:s/>-2.0944 <text:s/>-0.894635 <text:s/></text:p>
      <text:p text:style-name="P1">iteration is :400</text:p>
      <text:p text:style-name="P1">pso_woa_fitness is :1141.19</text:p>
      <text:p text:style-name="P1">-4.42525 <text:s/>0 <text:s/>-2.90909 <text:s/>-4.36109 <text:s/>-3.12911 <text:s/>-2.0944 <text:s/>-2.6273 <text:s/></text:p>
      <text:p text:style-name="P1">iteration is :500</text:p>
      <text:p text:style-name="P1">pso_woa_fitness is :1259.73</text:p>
      <text:p text:style-name="P1">-5.18091 <text:s/>0.144595 <text:s/>-1.11226 <text:s/>-4.10516 <text:s/>-3.79518 <text:s/>-2.0944 <text:s/>-1.34136 <text:s/></text:p>
      <text:p text:style-name="P1">iteration is :600</text:p>
      <text:p text:style-name="P1">pso_woa_fitness is :1517.16</text:p>
      <text:p text:style-name="P1">-4.53988 <text:s/>0 <text:s/>-0.646572 <text:s/>-4.34786 <text:s/>-3.81363 <text:s/>-2.0944 <text:s/>-2.26393 <text:s/></text:p>
      <text:p text:style-name="P1"><text:soft-page-break/>iteration is :700</text:p>
      <text:p text:style-name="P1">pso_woa_fitness is :840.393</text:p>
      <text:p text:style-name="P1">-4.9374 <text:s/>0.117563 <text:s/>-1.84529 <text:s/>-3.55188 <text:s/>-4.55943 <text:s/>-2.0944 <text:s/>-2.15138 <text:s/></text:p>
      <text:p text:style-name="P1">iteration is :800</text:p>
      <text:p text:style-name="P1">pso_woa_fitness is :668.148</text:p>
      <text:p text:style-name="P1">-5.28057 <text:s/>0.118126 <text:s/>-0.946483 <text:s/>-2.77547 <text:s/>-4.70223 <text:s/>-2.0944 <text:s/>-1.75355 <text:s/></text:p>
      <text:p text:style-name="P1">iteration is :900</text:p>
      <text:p text:style-name="P1">pso_woa_fitness is :360.32</text:p>
      <text:p text:style-name="P1">-5.01784 <text:s/>0.112493 <text:s/>-1.59509 <text:s/>-3.58045 <text:s/>-4.2042 <text:s/>-2.0944 <text:s/>-1.85796 <text:s/></text:p>
      <text:p text:style-name="P1">iteration is :1000</text:p>
      <text:p text:style-name="P1">pso_woa_fitness is :331.195</text:p>
      <text:p text:style-name="P1">-5.06406 <text:s/>0.119049 <text:s/>-1.59141 <text:s/>-3.52373 <text:s/>-4.21327 <text:s/>-2.0944 <text:s/>-1.86598 <text:s/></text:p>
      <text:p text:style-name="P1">iteration is :1100</text:p>
      <text:p text:style-name="P1">pso_woa_fitness is :285.95</text:p>
      <text:p text:style-name="P1">-5.25503 <text:s/>0.119222 <text:s/>-2.04329 <text:s/>-3.33353 <text:s/>-3.74394 <text:s/>-2.0944 <text:s/>-1.91453 <text:s/></text:p>
      <text:p text:style-name="P1">iteration is :1200</text:p>
      <text:p text:style-name="P1">pso_woa_fitness is :285.668</text:p>
      <text:p text:style-name="P1">-5.26085 <text:s/>0.121161 <text:s/>-2.0471 <text:s/>-3.32779 <text:s/>-3.73913 <text:s/>-2.0944 <text:s/>-1.91426 <text:s/></text:p>
      <text:p text:style-name="P1">iteration is :1300</text:p>
      <text:p text:style-name="P1">pso_woa_fitness is :285.668</text:p>
      <text:p text:style-name="P1">-5.26085 <text:s/>0.121161 <text:s/>-2.0471 <text:s/>-3.3278 <text:s/>-3.73913 <text:s/>-2.0944 <text:s/>-1.91426 <text:s/></text:p>
      <text:p text:style-name="P1">iteration is :1400</text:p>
      <text:p text:style-name="P1">pso_woa_fitness is :285.668</text:p>
      <text:p text:style-name="P1">-5.26083 <text:s/>0.121156 <text:s/>-2.04708 <text:s/>-3.32781 <text:s/>-3.73916 <text:s/>-2.0944 <text:s/>-1.91426 <text:s/></text:p>
      <text:p text:style-name="P1">iteration is :1500</text:p>
      <text:p text:style-name="P1">pso_woa_fitness is :285.668</text:p>
      <text:p text:style-name="P1">-5.26083 <text:s/>0.121156 <text:s/>-2.04708 <text:s/>-3.32781 <text:s/>-3.73916 <text:s/>-2.0944 <text:s/>-1.91426 <text:s/></text:p>
      <text:p text:style-name="P1">iteration is :1600</text:p>
      <text:p text:style-name="P1">pso_woa_fitness is :285.668</text:p>
      <text:p text:style-name="P1">-5.26083 <text:s/>0.121155 <text:s/>-2.04707 <text:s/>-3.32781 <text:s/>-3.73916 <text:s/>-2.0944 <text:s/>-1.91426 <text:s/></text:p>
      <text:p text:style-name="P1">iteration is :17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iteration is :18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iteration is :19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best fitness found is: <text:s text:c="2"/>285.668</text:p>
      <text:p text:style-name="P1">-5.26083 <text:s/>0.121154 <text:s/>-2.04707 <text:s/>-3.32781 <text:s/>-3.73916 <text:s/>-2.0944 <text:s/>-1.91426 <text:s/></text:p>
      <text:p text:style-name="P1">time = 1359.64s</text:p>
      <text:p text:style-name="P1">第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682.68</text:p>
      <text:p text:style-name="P1">-6.28319 <text:s/>0.949186 <text:s/>1.61436 <text:s/>-3.39252 <text:s/>-6.13943 <text:s/>-1.34386 <text:s/>-4.25653 <text:s/></text:p>
      <text:p text:style-name="P1">iteration is :200</text:p>
      <text:p text:style-name="P1">pso_woa_fitness is :1746.42</text:p>
      <text:p text:style-name="P1"><text:soft-page-break/>-5.25407 <text:s/>0.552906 <text:s/>-1.40648 <text:s/>-5.63095 <text:s/>-4.63508 <text:s/>-2.0944 <text:s/>0.0300942 <text:s/></text:p>
      <text:p text:style-name="P1">iteration is :300</text:p>
      <text:p text:style-name="P1">pso_woa_fitness is :1012.27</text:p>
      <text:p text:style-name="P1">-5.39012 <text:s/>0.112284 <text:s/>-1.72382 <text:s/>-3.49911 <text:s/>-4.13646 <text:s/>-1.92269 <text:s/>-1.74763 <text:s/></text:p>
      <text:p text:style-name="P1">iteration is :400</text:p>
      <text:p text:style-name="P1">pso_woa_fitness is :1179.7</text:p>
      <text:p text:style-name="P1">-4.855 <text:s/>0.416377 <text:s/>-1.48017 <text:s/>-3.88844 <text:s/>-4.78446 <text:s/>-2.0944 <text:s/>-1.33124 <text:s/></text:p>
      <text:p text:style-name="P1">iteration is :500</text:p>
      <text:p text:style-name="P1">pso_woa_fitness is :1164.95</text:p>
      <text:p text:style-name="P1">-4.93392 <text:s/>0 <text:s/>1.11287 <text:s/>-2.35698 <text:s/>-6.28319 <text:s/>-2.0944 <text:s/>-2.14224 <text:s/></text:p>
      <text:p text:style-name="P1">iteration is :600</text:p>
      <text:p text:style-name="P1">pso_woa_fitness is :1124.14</text:p>
      <text:p text:style-name="P1">-5.1766 <text:s/>0.712524 <text:s/>-0.891752 <text:s/>-3.7968 <text:s/>-5.28746 <text:s/>-2.0944 <text:s/>-1.68771 <text:s/></text:p>
      <text:p text:style-name="P1">iteration is :700</text:p>
      <text:p text:style-name="P1">pso_woa_fitness is :714.217</text:p>
      <text:p text:style-name="P1">-5.89769 <text:s/>0 <text:s/>-0.269406 <text:s/>-3.82699 <text:s/>-5.80515 <text:s/>-2.0944 <text:s/>-2.69371 <text:s/></text:p>
      <text:p text:style-name="P1">iteration is :800</text:p>
      <text:p text:style-name="P1">pso_woa_fitness is :644.934</text:p>
      <text:p text:style-name="P1">-5.56899 <text:s/>0 <text:s/>-0.92225 <text:s/>-2.96157 <text:s/>-5.04585 <text:s/>-2.0944 <text:s/>-2.32159 <text:s/></text:p>
      <text:p text:style-name="P1">iteration is :900</text:p>
      <text:p text:style-name="P1">pso_woa_fitness is :395.085</text:p>
      <text:p text:style-name="P1">-5.11414 <text:s/>0.101286 <text:s/>-1.92772 <text:s/>-3.48133 <text:s/>-3.87722 <text:s/>-2.05826 <text:s/>-1.87518 <text:s/></text:p>
      <text:p text:style-name="P1">iteration is :1000</text:p>
      <text:p text:style-name="P1">pso_woa_fitness is :280.802</text:p>
      <text:p text:style-name="P1">-5.26708 <text:s/>0.112587 <text:s/>-2.1799 <text:s/>-3.38524 <text:s/>-3.58304 <text:s/>-2.0524 <text:s/>-1.89108 <text:s/></text:p>
      <text:p text:style-name="P1">iteration is :1100</text:p>
      <text:p text:style-name="P1">pso_woa_fitness is :192.486</text:p>
      <text:p text:style-name="P1">-5.50781 <text:s/>0.32948 <text:s/>-3.55047 <text:s/>-3.31365 <text:s/>-2.11311 <text:s/>-1.97612 <text:s/>-2.03563 <text:s/></text:p>
      <text:p text:style-name="P1">iteration is :1200</text:p>
      <text:p text:style-name="P1">pso_woa_fitness is :192.472</text:p>
      <text:p text:style-name="P1">-5.50813 <text:s/>0.329709 <text:s/>-3.55118 <text:s/>-3.31356 <text:s/>-2.11229 <text:s/>-1.97586 <text:s/>-2.03565 <text:s/></text:p>
      <text:p text:style-name="P1">iteration is :13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4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5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6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7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8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9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<text:soft-page-break/>best fitness found is: <text:s text:c="2"/>192.472</text:p>
      <text:p text:style-name="P1">-5.50814 <text:s/>0.32971 <text:s/>-3.55117 <text:s/>-3.31356 <text:s/>-2.1123 <text:s/>-1.97586 <text:s/>-2.03565 <text:s/></text:p>
      <text:p text:style-name="P1">time = 1359.93s</text:p>
      <text:p text:style-name="P1">第1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82.77</text:p>
      <text:p text:style-name="P1">4.40018 <text:s/>2.3746 <text:s/>-1.83098 <text:s/>2.90299 <text:s/>-0.970634 <text:s/>2.0944 <text:s/>0.983478 <text:s/></text:p>
      <text:p text:style-name="P1">iteration is :200</text:p>
      <text:p text:style-name="P1">pso_woa_fitness is :1675.36</text:p>
      <text:p text:style-name="P1">5.07042 <text:s/>2.75753 <text:s/>-1.38934 <text:s/>2.76926 <text:s/>1.49709 <text:s/>1.84156 <text:s/>0.213625 <text:s/></text:p>
      <text:p text:style-name="P1">iteration is :300</text:p>
      <text:p text:style-name="P1">pso_woa_fitness is :1772.8</text:p>
      <text:p text:style-name="P1">4.11689 <text:s/>2.25157 <text:s/>0.471585 <text:s/>3.19417 <text:s/>0.250461 <text:s/>1.87464 <text:s/>2.54643 <text:s/></text:p>
      <text:p text:style-name="P1">iteration is :400</text:p>
      <text:p text:style-name="P1">pso_woa_fitness is :1139.18</text:p>
      <text:p text:style-name="P1">2.66765 <text:s/>2.18435 <text:s/>0.373634 <text:s/>2.15026 <text:s/>-0.746352 <text:s/>1.2944 <text:s/>0.387738 <text:s/></text:p>
      <text:p text:style-name="P1">iteration is :500</text:p>
      <text:p text:style-name="P1">pso_woa_fitness is :856.112</text:p>
      <text:p text:style-name="P1">3.74932 <text:s/>2.43926 <text:s/>1.42497 <text:s/>3.97807 <text:s/>0.262283 <text:s/>2.0944 <text:s/>2.00264 <text:s/></text:p>
      <text:p text:style-name="P1">iteration is :600</text:p>
      <text:p text:style-name="P1">pso_woa_fitness is :687.073</text:p>
      <text:p text:style-name="P1">3.43826 <text:s/>3.1233 <text:s/>0.473313 <text:s/>3.59836 <text:s/>0.412539 <text:s/>2.04505 <text:s/>0.69924 <text:s/></text:p>
      <text:p text:style-name="P1">iteration is :700</text:p>
      <text:p text:style-name="P1">pso_woa_fitness is :1074.62</text:p>
      <text:p text:style-name="P1">5.4642 <text:s/>2.14298 <text:s/>-1.73781 <text:s/>5.16332 <text:s/>1.90904 <text:s/>2.01764 <text:s/>2.79525 <text:s/></text:p>
      <text:p text:style-name="P1">iteration is :800</text:p>
      <text:p text:style-name="P1">pso_woa_fitness is :298.828</text:p>
      <text:p text:style-name="P1">4.22929 <text:s/>2.55928 <text:s/>-0.527605 <text:s/>3.79188 <text:s/>1.32801 <text:s/>1.91687 <text:s/>1.52189 <text:s/></text:p>
      <text:p text:style-name="P1">iteration is :900</text:p>
      <text:p text:style-name="P1">pso_woa_fitness is :202.935</text:p>
      <text:p text:style-name="P1">3.97013 <text:s/>2.76866 <text:s/>-0.294229 <text:s/>3.20657 <text:s/>1.09518 <text:s/>1.91504 <text:s/>1.30232 <text:s/></text:p>
      <text:p text:style-name="P1">iteration is :1000</text:p>
      <text:p text:style-name="P1">pso_woa_fitness is :137.893</text:p>
      <text:p text:style-name="P1">4.03101 <text:s/>2.78961 <text:s/>-0.943424 <text:s/>3.2008 <text:s/>1.70354 <text:s/>1.79576 <text:s/>1.23337 <text:s/></text:p>
      <text:p text:style-name="P1">iteration is :1100</text:p>
      <text:p text:style-name="P1">pso_woa_fitness is :136.821</text:p>
      <text:p text:style-name="P1">4.02633 <text:s/>2.78337 <text:s/>-0.9105 <text:s/>3.20218 <text:s/>1.67319 <text:s/>1.7906 <text:s/>1.23441 <text:s/></text:p>
      <text:p text:style-name="P1">iteration is :1200</text:p>
      <text:p text:style-name="P1">pso_woa_fitness is :136.796</text:p>
      <text:p text:style-name="P1">4.02624 <text:s/>2.78267 <text:s/>-0.906384 <text:s/>3.20405 <text:s/>1.66963 <text:s/>1.79019 <text:s/>1.236 <text:s/></text:p>
      <text:p text:style-name="P1">iteration is :1300</text:p>
      <text:p text:style-name="P1">pso_woa_fitness is :136.796</text:p>
      <text:p text:style-name="P1">4.02624 <text:s/>2.78267 <text:s/>-0.906392 <text:s/>3.20405 <text:s/>1.66963 <text:s/>1.79019 <text:s/>1.236 <text:s/></text:p>
      <text:p text:style-name="P1">iteration is :14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500</text:p>
      <text:p text:style-name="P1">pso_woa_fitness is :136.796</text:p>
      <text:p text:style-name="P1"><text:soft-page-break/>4.02624 <text:s/>2.78268 <text:s/>-0.906453 <text:s/>3.20401 <text:s/>1.66969 <text:s/>1.7902 <text:s/>1.23597 <text:s/></text:p>
      <text:p text:style-name="P1">iteration is :1600</text:p>
      <text:p text:style-name="P1">pso_woa_fitness is :136.796</text:p>
      <text:p text:style-name="P1">4.02624 <text:s/>2.78268 <text:s/>-0.906452 <text:s/>3.20401 <text:s/>1.66968 <text:s/>1.7902 <text:s/>1.23597 <text:s/></text:p>
      <text:p text:style-name="P1">iteration is :17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8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9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best fitness found is: <text:s text:c="2"/>136.796</text:p>
      <text:p text:style-name="P1">4.02624 <text:s/>2.78268 <text:s/>-0.906451 <text:s/>3.20401 <text:s/>1.66968 <text:s/>1.7902 <text:s/>1.23597 <text:s/></text:p>
      <text:p text:style-name="P1">time = 1359.1s</text:p>
      <text:p text:style-name="P1">第1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769.88</text:p>
      <text:p text:style-name="P1">-2.49744 <text:s/>1.04465 <text:s/>3.82458 <text:s/>-6.26887 <text:s/>-4.25471 <text:s/>2.0944 <text:s/>2.12683 <text:s/></text:p>
      <text:p text:style-name="P1">iteration is :200</text:p>
      <text:p text:style-name="P1">pso_woa_fitness is :1961.75</text:p>
      <text:p text:style-name="P1">2.7117 <text:s/>0 <text:s/>0.970846 <text:s/>-2.41498 <text:s/>-5.18474 <text:s/>2.0944 <text:s/>2.44354 <text:s/></text:p>
      <text:p text:style-name="P1">iteration is :300</text:p>
      <text:p text:style-name="P1">pso_woa_fitness is :1777.79</text:p>
      <text:p text:style-name="P1">0.217645 <text:s/>0 <text:s/>0.846075 <text:s/>-3.21036 <text:s/>-4.24463 <text:s/>2.0944 <text:s/>2.04409 <text:s/></text:p>
      <text:p text:style-name="P1">iteration is :400</text:p>
      <text:p text:style-name="P1">pso_woa_fitness is :787.59</text:p>
      <text:p text:style-name="P1">1.62472 <text:s/>0 <text:s/>1.70728 <text:s/>-4.37189 <text:s/>-4.48417 <text:s/>2.0944 <text:s/>-0.0646649 <text:s/></text:p>
      <text:p text:style-name="P1">iteration is :500</text:p>
      <text:p text:style-name="P1">pso_woa_fitness is :453.7</text:p>
      <text:p text:style-name="P1">1.03883 <text:s/>0 <text:s/>2.10913 <text:s/>-3.51611 <text:s/>-4.90897 <text:s/>2.0944 <text:s/>0.871393 <text:s/></text:p>
      <text:p text:style-name="P1">iteration is :600</text:p>
      <text:p text:style-name="P1">pso_woa_fitness is :1072.49</text:p>
      <text:p text:style-name="P1">1.15169 <text:s/>0 <text:s/>2.46084 <text:s/>-3.32767 <text:s/>-5.03527 <text:s/>1.82805 <text:s/>0.66565 <text:s/></text:p>
      <text:p text:style-name="P1">iteration is :700</text:p>
      <text:p text:style-name="P1">pso_woa_fitness is :847.141</text:p>
      <text:p text:style-name="P1">0.640736 <text:s/>0.056069 <text:s/>2.61098 <text:s/>-3.49573 <text:s/>-5.22778 <text:s/>2.0944 <text:s/>1.27607 <text:s/></text:p>
      <text:p text:style-name="P1">iteration is :800</text:p>
      <text:p text:style-name="P1">pso_woa_fitness is :519.767</text:p>
      <text:p text:style-name="P1">1.35688 <text:s/>0.00133601 <text:s/>3.04043 <text:s/>-3.57334 <text:s/>-5.88727 <text:s/>1.78585 <text:s/>1.03019 <text:s/></text:p>
      <text:p text:style-name="P1">iteration is :900</text:p>
      <text:p text:style-name="P1">pso_woa_fitness is :182.679</text:p>
      <text:p text:style-name="P1">1.10169 <text:s/>0.00904454 <text:s/>3.45527 <text:s/>-3.75118 <text:s/>-6.07781 <text:s/>1.68652 <text:s/>1.14452 <text:s/></text:p>
      <text:p text:style-name="P1">iteration is :1000</text:p>
      <text:p text:style-name="P1">pso_woa_fitness is :113.158</text:p>
      <text:p text:style-name="P1">1.11052 <text:s/>0.0130806 <text:s/>3.50993 <text:s/>-3.78571 <text:s/>-6.113 <text:s/>1.66911 <text:s/>1.17508 <text:s/></text:p>
      <text:p text:style-name="P1">iteration is :1100</text:p>
      <text:p text:style-name="P1"><text:soft-page-break/>pso_woa_fitness is :106.538</text:p>
      <text:p text:style-name="P1">1.13735 <text:s/>0.0287724 <text:s/>3.60777 <text:s/>-3.78354 <text:s/>-6.20561 <text:s/>1.66759 <text:s/>1.20887 <text:s/></text:p>
      <text:p text:style-name="P1">iteration is :1200</text:p>
      <text:p text:style-name="P1">pso_woa_fitness is :106.532</text:p>
      <text:p text:style-name="P1">1.13737 <text:s/>0.0287737 <text:s/>3.60781 <text:s/>-3.78353 <text:s/>-6.20566 <text:s/>1.66761 <text:s/>1.20888 <text:s/></text:p>
      <text:p text:style-name="P1">iteration is :1300</text:p>
      <text:p text:style-name="P1">pso_woa_fitness is :106.532</text:p>
      <text:p text:style-name="P1">1.13737 <text:s/>0.0287735 <text:s/>3.60781 <text:s/>-3.78353 <text:s/>-6.20566 <text:s/>1.66761 <text:s/>1.20888 <text:s/></text:p>
      <text:p text:style-name="P1">iteration is :1400</text:p>
      <text:p text:style-name="P1">pso_woa_fitness is :106.532</text:p>
      <text:p text:style-name="P1">1.13737 <text:s/>0.0287732 <text:s/>3.60781 <text:s/>-3.78353 <text:s/>-6.20566 <text:s/>1.66761 <text:s/>1.20888 <text:s/></text:p>
      <text:p text:style-name="P1">iteration is :1500</text:p>
      <text:p text:style-name="P1">pso_woa_fitness is :106.532</text:p>
      <text:p text:style-name="P1">1.13737 <text:s/>0.0287734 <text:s/>3.60781 <text:s/>-3.78353 <text:s/>-6.20566 <text:s/>1.66761 <text:s/>1.20888 <text:s/></text:p>
      <text:p text:style-name="P1">iteration is :1600</text:p>
      <text:p text:style-name="P1">pso_woa_fitness is :106.532</text:p>
      <text:p text:style-name="P1">1.13737 <text:s/>0.0287733 <text:s/>3.60781 <text:s/>-3.78353 <text:s/>-6.20566 <text:s/>1.66761 <text:s/>1.20888 <text:s/></text:p>
      <text:p text:style-name="P1">iteration is :1700</text:p>
      <text:p text:style-name="P1">pso_woa_fitness is :106.532</text:p>
      <text:p text:style-name="P1">1.13737 <text:s/>0.0287733 <text:s/>3.60781 <text:s/>-3.78353 <text:s/>-6.20566 <text:s/>1.66761 <text:s/>1.20888 <text:s/></text:p>
      <text:p text:style-name="P1">iteration is :1800</text:p>
      <text:p text:style-name="P1">pso_woa_fitness is :106.532</text:p>
      <text:p text:style-name="P1">1.13737 <text:s/>0.0287734 <text:s/>3.60781 <text:s/>-3.78353 <text:s/>-6.20566 <text:s/>1.66761 <text:s/>1.20888 <text:s/></text:p>
      <text:p text:style-name="P1">iteration is :1900</text:p>
      <text:p text:style-name="P1">pso_woa_fitness is :106.532</text:p>
      <text:p text:style-name="P1">1.13735 <text:s/>0.0287962 <text:s/>3.60786 <text:s/>-3.78353 <text:s/>-6.20568 <text:s/>1.66758 <text:s/>1.20892 <text:s/></text:p>
      <text:p text:style-name="P1">best fitness found is: <text:s text:c="2"/>106.532</text:p>
      <text:p text:style-name="P1">1.13735 <text:s/>0.0287962 <text:s/>3.60786 <text:s/>-3.78353 <text:s/>-6.20568 <text:s/>1.66758 <text:s/>1.20892 <text:s/></text:p>
      <text:p text:style-name="P1">time = 1360.03s</text:p>
      <text:p text:style-name="P1">第1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46.83</text:p>
      <text:p text:style-name="P1">3.6987 <text:s/>1.32969 <text:s/>-6.28319 <text:s/>-1.65236 <text:s/>1.20961 <text:s/>2.0944 <text:s/>2.71577 <text:s/></text:p>
      <text:p text:style-name="P1">iteration is :200</text:p>
      <text:p text:style-name="P1">pso_woa_fitness is :2121.6</text:p>
      <text:p text:style-name="P1">3.4182 <text:s/>2.64007 <text:s/>-4.3935 <text:s/>-0.426425 <text:s/>1.31021 <text:s/>2.0944 <text:s/>2.95622 <text:s/></text:p>
      <text:p text:style-name="P1">iteration is :300</text:p>
      <text:p text:style-name="P1">pso_woa_fitness is :1991.77</text:p>
      <text:p text:style-name="P1">2.46851 <text:s/>2.06947 <text:s/>-4.78319 <text:s/>-1.4606 <text:s/>-0.187903 <text:s/>2.0944 <text:s/>2.36654 <text:s/></text:p>
      <text:p text:style-name="P1">iteration is :400</text:p>
      <text:p text:style-name="P1">pso_woa_fitness is :1405.59</text:p>
      <text:p text:style-name="P1">1.84766 <text:s/>1.66066 <text:s/>-5.45379 <text:s/>-0.881158 <text:s/>0.681601 <text:s/>2.0944 <text:s/>2.42351 <text:s/></text:p>
      <text:p text:style-name="P1">iteration is :500</text:p>
      <text:p text:style-name="P1">pso_woa_fitness is :1222.28</text:p>
      <text:p text:style-name="P1">3.91449 <text:s/>3.07438 <text:s/>-6.28319 <text:s/>-2.20049 <text:s/>0.313582 <text:s/>2.0944 <text:s/>1.17975 <text:s/></text:p>
      <text:p text:style-name="P1">iteration is :600</text:p>
      <text:p text:style-name="P1">pso_woa_fitness is :1014.34</text:p>
      <text:p text:style-name="P1">3.49571 <text:s/>2.51359 <text:s/>-6.28319 <text:s/>-2.75686 <text:s/>0.242055 <text:s/>2.0944 <text:s/>0.894581 <text:s/></text:p>
      <text:p text:style-name="P1"><text:soft-page-break/>iteration is :700</text:p>
      <text:p text:style-name="P1">pso_woa_fitness is :655.834</text:p>
      <text:p text:style-name="P1">4.78577 <text:s/>2.6709 <text:s/>-6.28319 <text:s/>-3.33952 <text:s/>0.310709 <text:s/>2.0944 <text:s/>0.344611 <text:s/></text:p>
      <text:p text:style-name="P1">iteration is :800</text:p>
      <text:p text:style-name="P1">pso_woa_fitness is :382.518</text:p>
      <text:p text:style-name="P1">3.99017 <text:s/>2.76662 <text:s/>-6.28319 <text:s/>-2.73223 <text:s/>0.593004 <text:s/>2.0944 <text:s/>1.26715 <text:s/></text:p>
      <text:p text:style-name="P1">iteration is :900</text:p>
      <text:p text:style-name="P1">pso_woa_fitness is :278.908</text:p>
      <text:p text:style-name="P1">3.94124 <text:s/>2.68267 <text:s/>-6.28002 <text:s/>-2.61534 <text:s/>0.688306 <text:s/>2.09434 <text:s/>1.39338 <text:s/></text:p>
      <text:p text:style-name="P1">iteration is :1000</text:p>
      <text:p text:style-name="P1">pso_woa_fitness is :254.962</text:p>
      <text:p text:style-name="P1">3.95294 <text:s/>2.6818 <text:s/>-6.28106 <text:s/>-2.61437 <text:s/>0.694213 <text:s/>2.09434 <text:s/>1.3901 <text:s/></text:p>
      <text:p text:style-name="P1">iteration is :1100</text:p>
      <text:p text:style-name="P1">pso_woa_fitness is :254.81</text:p>
      <text:p text:style-name="P1">3.94995 <text:s/>2.66143 <text:s/>-6.28142 <text:s/>-2.59561 <text:s/>0.699619 <text:s/>2.09427 <text:s/>1.39372 <text:s/></text:p>
      <text:p text:style-name="P1">iteration is :1200</text:p>
      <text:p text:style-name="P1">pso_woa_fitness is :254.81</text:p>
      <text:p text:style-name="P1">3.95005 <text:s/>2.66202 <text:s/>-6.28143 <text:s/>-2.5962 <text:s/>0.699489 <text:s/>2.09427 <text:s/>1.39358 <text:s/></text:p>
      <text:p text:style-name="P1">iteration is :1300</text:p>
      <text:p text:style-name="P1">pso_woa_fitness is :254.81</text:p>
      <text:p text:style-name="P1">3.95005 <text:s/>2.66202 <text:s/>-6.28143 <text:s/>-2.59621 <text:s/>0.699489 <text:s/>2.09427 <text:s/>1.39358 <text:s/></text:p>
      <text:p text:style-name="P1">iteration is :14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5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6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7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8us Bar 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900</text:p>
      <text:p text:style-name="P1">pso_woa_fitness is :254.81</text:p>
      <text:p text:style-name="P1">3.95005 <text:s/>2.66206 <text:s/>-6.28143 <text:s/>-2.59624 <text:s/>0.699483 <text:s/>2.09427 <text:s/>1.39358 <text:s/></text:p>
      <text:p text:style-name="P1">best fitness found is: <text:s text:c="2"/>254.81</text:p>
      <text:p text:style-name="P1">3.95005 <text:s/>2.66206 <text:s/>-6.28143 <text:s/>-2.59624 <text:s/>0.699484 <text:s/>2.09427 <text:s/>1.39358 <text:s/></text:p>
      <text:p text:style-name="P1">time = 1358.82s</text:p>
      <text:p text:style-name="P1">第1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62.54</text:p>
      <text:p text:style-name="P1">4.85234 <text:s/>2.85648 <text:s/>5.32944 <text:s/>2.75467 <text:s/>0.759987 <text:s/>1.86819 <text:s/>0.238484 <text:s/></text:p>
      <text:p text:style-name="P1">iteration is :200</text:p>
      <text:p text:style-name="P1">pso_woa_fitness is :2410.93</text:p>
      <text:p text:style-name="P1"><text:soft-page-break/>2.07104 <text:s/>2.22118 <text:s/>0.695663 <text:s/>3.76226 <text:s/>-0.6903 <text:s/>0.658797 <text:s/>0.420989 <text:s/></text:p>
      <text:p text:style-name="P1">iteration is :300</text:p>
      <text:p text:style-name="P1">pso_woa_fitness is :2062.86</text:p>
      <text:p text:style-name="P1">2.97011 <text:s/>2.26899 <text:s/>1.37889 <text:s/>3.53769 <text:s/>-1.66285 <text:s/>1.2944 <text:s/>0.542072 <text:s/></text:p>
      <text:p text:style-name="P1">iteration is :400</text:p>
      <text:p text:style-name="P1">pso_woa_fitness is :1559.41</text:p>
      <text:p text:style-name="P1">4.10313 <text:s/>3.0254 <text:s/>2.80547 <text:s/>2.69693 <text:s/>-1.48559 <text:s/>2.0944 <text:s/>2.61565 <text:s/></text:p>
      <text:p text:style-name="P1">iteration is :500</text:p>
      <text:p text:style-name="P1">pso_woa_fitness is :925.653</text:p>
      <text:p text:style-name="P1">5.032 <text:s/>3.14159 <text:s/>2.08149 <text:s/>3.63846 <text:s/>-2.35531 <text:s/>2.0944 <text:s/>0.798466 <text:s/></text:p>
      <text:p text:style-name="P1">iteration is :600</text:p>
      <text:p text:style-name="P1">pso_woa_fitness is :951.499</text:p>
      <text:p text:style-name="P1">3.56653 <text:s/>3.14159 <text:s/>3.8425 <text:s/>3.33743 <text:s/>-2.76826 <text:s/>1.92875 <text:s/>1.46005 <text:s/></text:p>
      <text:p text:style-name="P1">iteration is :700</text:p>
      <text:p text:style-name="P1">pso_woa_fitness is :981.612</text:p>
      <text:p text:style-name="P1">3.66921 <text:s/>3.06094 <text:s/>3.5272 <text:s/>3.43473 <text:s/>-2.83203 <text:s/>1.73707 <text:s/>0.755881 <text:s/></text:p>
      <text:p text:style-name="P1">iteration is :800</text:p>
      <text:p text:style-name="P1">pso_woa_fitness is :368.182</text:p>
      <text:p text:style-name="P1">4.27763 <text:s/>2.62811 <text:s/>2.95621 <text:s/>2.59249 <text:s/>-2.32828 <text:s/>2.0944 <text:s/>1.42781 <text:s/></text:p>
      <text:p text:style-name="P1">iteration is :900</text:p>
      <text:p text:style-name="P1">pso_woa_fitness is :360.323</text:p>
      <text:p text:style-name="P1">4.22956 <text:s/>2.68692 <text:s/>2.93268 <text:s/>2.65317 <text:s/>-2.21414 <text:s/>2.08905 <text:s/>1.54539 <text:s/></text:p>
      <text:p text:style-name="P1">iteration is :1000</text:p>
      <text:p text:style-name="P1">pso_woa_fitness is :273.674</text:p>
      <text:p text:style-name="P1">4.14251 <text:s/>2.91413 <text:s/>2.58446 <text:s/>3.09396 <text:s/>-1.91145 <text:s/>1.91109 <text:s/>1.36408 <text:s/></text:p>
      <text:p text:style-name="P1">iteration is :1100</text:p>
      <text:p text:style-name="P1">pso_woa_fitness is :259.549</text:p>
      <text:p text:style-name="P1">4.14803 <text:s/>2.92161 <text:s/>2.65745 <text:s/>3.09233 <text:s/>-1.98727 <text:s/>1.92812 <text:s/>1.36293 <text:s/></text:p>
      <text:p text:style-name="P1">iteration is :1200</text:p>
      <text:p text:style-name="P1">pso_woa_fitness is :258.495</text:p>
      <text:p text:style-name="P1">4.13398 <text:s/>2.94703 <text:s/>2.66102 <text:s/>3.15636 <text:s/>-1.99451 <text:s/>1.91905 <text:s/>1.33198 <text:s/></text:p>
      <text:p text:style-name="P1">iteration is :13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4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5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6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7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800</text:p>
      <text:p text:style-name="P1">pso_woa_fitness is :258.494</text:p>
      <text:p text:style-name="P1">4.13373 <text:s/>2.94744 <text:s/>2.66095 <text:s/>3.15735 <text:s/>-1.99446 <text:s/>1.9189 <text:s/>1.33154 <text:s/></text:p>
      <text:p text:style-name="P1">iteration is :1900</text:p>
      <text:p text:style-name="P1">pso_woa_fitness is :258.494</text:p>
      <text:p text:style-name="P1">4.13373 <text:s/>2.94744 <text:s/>2.66095 <text:s/>3.15735 <text:s/>-1.99446 <text:s/>1.9189 <text:s/>1.33154 <text:s/></text:p>
      <text:p text:style-name="P1"><text:soft-page-break/>best fitness found is: <text:s text:c="2"/>258.494</text:p>
      <text:p text:style-name="P1">4.13373 <text:s/>2.94744 <text:s/>2.66095 <text:s/>3.15735 <text:s/>-1.99446 <text:s/>1.9189 <text:s/>1.33153 <text:s/></text:p>
      <text:p text:style-name="P1">time = 1357.55s</text:p>
      <text:p text:style-name="P1">第1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3333.99</text:p>
      <text:p text:style-name="P1">-4.23764 <text:s/>0.413438 <text:s/>-5.43064 <text:s/>0.310752 <text:s/>-2.30347 <text:s/>-1.14036 <text:s/>-0.410522 <text:s/></text:p>
      <text:p text:style-name="P1">iteration is :200</text:p>
      <text:p text:style-name="P1">pso_woa_fitness is :1652</text:p>
      <text:p text:style-name="P1">2.87828 <text:s/>1.37217 <text:s/>2.2929 <text:s/>5.98275 <text:s/>2.20531 <text:s/>2.0944 <text:s/>3.24957 <text:s/></text:p>
      <text:p text:style-name="P1">iteration is :300</text:p>
      <text:p text:style-name="P1">pso_woa_fitness is :1622.87</text:p>
      <text:p text:style-name="P1">4.97756 <text:s/>2.02175 <text:s/>0.156492 <text:s/>4.00777 <text:s/>1.18506 <text:s/>1.77664 <text:s/>1.10345 <text:s/></text:p>
      <text:p text:style-name="P1">iteration is :400</text:p>
      <text:p text:style-name="P1">pso_woa_fitness is :919.005</text:p>
      <text:p text:style-name="P1">2.9925 <text:s/>2.53223 <text:s/>1.28436 <text:s/>4.00367 <text:s/>-0.467523 <text:s/>2.0944 <text:s/>1.20325 <text:s/></text:p>
      <text:p text:style-name="P1">iteration is :500</text:p>
      <text:p text:style-name="P1">pso_woa_fitness is :1251.89</text:p>
      <text:p text:style-name="P1">4.76879 <text:s/>2.2392 <text:s/>0.0235786 <text:s/>3.61474 <text:s/>0.690636 <text:s/>1.90482 <text:s/>2.36378 <text:s/></text:p>
      <text:p text:style-name="P1">iteration is :600</text:p>
      <text:p text:style-name="P1">pso_woa_fitness is :782.237</text:p>
      <text:p text:style-name="P1">3.27872 <text:s/>2.07557 <text:s/>1.09066 <text:s/>4.71791 <text:s/>0.544428 <text:s/>2.0944 <text:s/>1.83466 <text:s/></text:p>
      <text:p text:style-name="P1">iteration is :700</text:p>
      <text:p text:style-name="P1">pso_woa_fitness is :620.95</text:p>
      <text:p text:style-name="P1">4.13062 <text:s/>2.43535 <text:s/>-0.362302 <text:s/>3.84947 <text:s/>0.974248 <text:s/>1.89713 <text:s/>1.57816 <text:s/></text:p>
      <text:p text:style-name="P1">iteration is :800</text:p>
      <text:p text:style-name="P1">pso_woa_fitness is :351.238</text:p>
      <text:p text:style-name="P1">3.62495 <text:s/>2.21195 <text:s/>0.481872 <text:s/>4.10668 <text:s/>0.680702 <text:s/>2.0944 <text:s/>1.53218 <text:s/></text:p>
      <text:p text:style-name="P1">iteration is :900</text:p>
      <text:p text:style-name="P1">pso_woa_fitness is :435.803</text:p>
      <text:p text:style-name="P1">3.64886 <text:s/>1.97513 <text:s/>0.0496244 <text:s/>4.60921 <text:s/>1.03445 <text:s/>2.07351 <text:s/>1.79323 <text:s/></text:p>
      <text:p text:style-name="P1">iteration is :1000</text:p>
      <text:p text:style-name="P1">pso_woa_fitness is :237.64</text:p>
      <text:p text:style-name="P1">3.69111 <text:s/>2.52847 <text:s/>0.683795 <text:s/>3.82426 <text:s/>0.307229 <text:s/>2.0928 <text:s/>1.43249 <text:s/></text:p>
      <text:p text:style-name="P1">iteration is :1100</text:p>
      <text:p text:style-name="P1">pso_woa_fitness is :227.218</text:p>
      <text:p text:style-name="P1">3.69557 <text:s/>2.5723 <text:s/>0.770428 <text:s/>3.79261 <text:s/>0.197995 <text:s/>2.09234 <text:s/>1.3955 <text:s/></text:p>
      <text:p text:style-name="P1">iteration is :1200</text:p>
      <text:p text:style-name="P1">pso_woa_fitness is :227.161</text:p>
      <text:p text:style-name="P1">3.69755 <text:s/>2.57629 <text:s/>0.774565 <text:s/>3.78894 <text:s/>0.191049 <text:s/>2.09241 <text:s/>1.39326 <text:s/></text:p>
      <text:p text:style-name="P1">iteration is :1300</text:p>
      <text:p text:style-name="P1">pso_woa_fitness is :227.161</text:p>
      <text:p text:style-name="P1">3.69755 <text:s/>2.57629 <text:s/>0.774565 <text:s/>3.78894 <text:s/>0.191048 <text:s/>2.09241 <text:s/>1.39326 <text:s/></text:p>
      <text:p text:style-name="P1">iteration is :1400</text:p>
      <text:p text:style-name="P1">pso_woa_fitness is :227.161</text:p>
      <text:p text:style-name="P1">3.69755 <text:s/>2.57629 <text:s/>0.774567 <text:s/>3.78894 <text:s/>0.191047 <text:s/>2.09241 <text:s/>1.39326 <text:s/></text:p>
      <text:p text:style-name="P1">iteration is :1500</text:p>
      <text:p text:style-name="P1">pso_woa_fitness is :227.161</text:p>
      <text:p text:style-name="P1"><text:soft-page-break/>3.69754 <text:s/>2.57629 <text:s/>0.774584 <text:s/>3.78895 <text:s/>0.191038 <text:s/>2.09241 <text:s/>1.39326 <text:s/></text:p>
      <text:p text:style-name="P1">iteration is :16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7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8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9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best fitness found is: <text:s text:c="2"/>227.161</text:p>
      <text:p text:style-name="P1">3.69754 <text:s/>2.57629 <text:s/>0.774584 <text:s/>3.78895 <text:s/>0.191038 <text:s/>2.09241 <text:s/>1.39326 <text:s/></text:p>
      <text:p text:style-name="P1">time = 1359.7s</text:p>
      <text:p text:style-name="P1">第1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370.73</text:p>
      <text:p text:style-name="P1">3.45144 <text:s/>1.67732 <text:s/>-2.40527 <text:s/>0.377803 <text:s/>5.03209 <text:s/>2.0305 <text:s/>3.0093 <text:s/></text:p>
      <text:p text:style-name="P1">iteration is :200</text:p>
      <text:p text:style-name="P1">pso_woa_fitness is :1828.77</text:p>
      <text:p text:style-name="P1">5.07913 <text:s/>2.91318 <text:s/>4.70023 <text:s/>1.39318 <text:s/>2.82387 <text:s/>1.143 <text:s/>2.10098 <text:s/></text:p>
      <text:p text:style-name="P1">iteration is :300</text:p>
      <text:p text:style-name="P1">pso_woa_fitness is :2398.64</text:p>
      <text:p text:style-name="P1">4.74718 <text:s/>3.14159 <text:s/>4.89466 <text:s/>3.49423 <text:s/>2.90214 <text:s/>1.44218 <text:s/>2.34179 <text:s/></text:p>
      <text:p text:style-name="P1">iteration is :400</text:p>
      <text:p text:style-name="P1">pso_woa_fitness is :2483.88</text:p>
      <text:p text:style-name="P1">1.56951 <text:s/>0.849162 <text:s/>0.743805 <text:s/>-2.32317 <text:s/>-4.00124 <text:s/>0.265965 <text:s/>1.09556 <text:s/></text:p>
      <text:p text:style-name="P1">iteration is :500</text:p>
      <text:p text:style-name="P1">pso_woa_fitness is :2227.02</text:p>
      <text:p text:style-name="P1">3.8119 <text:s/>3.14159 <text:s/>4.29874 <text:s/>-2.92489 <text:s/>2.9488 <text:s/>1.34403 <text:s/>1.31961 <text:s/></text:p>
      <text:p text:style-name="P1">iteration is :600</text:p>
      <text:p text:style-name="P1">pso_woa_fitness is :568.297</text:p>
      <text:p text:style-name="P1">4.4129 <text:s/>2.94032 <text:s/>4.57512 <text:s/>-2.75579 <text:s/>2.93899 <text:s/>1.4575 <text:s/>1.6041 <text:s/></text:p>
      <text:p text:style-name="P1">iteration is :700</text:p>
      <text:p text:style-name="P1">pso_woa_fitness is :566.9</text:p>
      <text:p text:style-name="P1">4.05304 <text:s/>2.8242 <text:s/>4.54154 <text:s/>-3.05601 <text:s/>2.49889 <text:s/>1.76275 <text:s/>1.51965 <text:s/></text:p>
      <text:p text:style-name="P1">iteration is :800</text:p>
      <text:p text:style-name="P1">pso_woa_fitness is :346.054</text:p>
      <text:p text:style-name="P1">3.88073 <text:s/>2.73985 <text:s/>4.70805 <text:s/>-2.95085 <text:s/>2.2507 <text:s/>1.58426 <text:s/>1.50855 <text:s/></text:p>
      <text:p text:style-name="P1">iteration is :900</text:p>
      <text:p text:style-name="P1">pso_woa_fitness is :392.106</text:p>
      <text:p text:style-name="P1">4.39874 <text:s/>2.80379 <text:s/>4.49754 <text:s/>-2.67443 <text:s/>2.38342 <text:s/>1.68021 <text:s/>1.52448 <text:s/></text:p>
      <text:p text:style-name="P1">iteration is :1000</text:p>
      <text:p text:style-name="P1">pso_woa_fitness is :232.89</text:p>
      <text:p text:style-name="P1">4.01164 <text:s/>2.8622 <text:s/>5.17076 <text:s/>-3.20471 <text:s/>1.86847 <text:s/>1.81645 <text:s/>1.32141 <text:s/></text:p>
      <text:p text:style-name="P1">iteration is :1100</text:p>
      <text:p text:style-name="P1"><text:soft-page-break/>pso_woa_fitness is :222.7</text:p>
      <text:p text:style-name="P1">3.99811 <text:s/>2.90554 <text:s/>5.26285 <text:s/>-3.29559 <text:s/>1.76894 <text:s/>1.85495 <text:s/>1.27642 <text:s/></text:p>
      <text:p text:style-name="P1">iteration is :1200</text:p>
      <text:p text:style-name="P1">pso_woa_fitness is :222.698</text:p>
      <text:p text:style-name="P1">3.99768 <text:s/>2.906 <text:s/>5.26274 <text:s/>-3.29696 <text:s/>1.76895 <text:s/>1.85531 <text:s/>1.27563 <text:s/></text:p>
      <text:p text:style-name="P1">iteration is :1300</text:p>
      <text:p text:style-name="P1">pso_woa_fitness is :222.698</text:p>
      <text:p text:style-name="P1">3.99768 <text:s/>2.906 <text:s/>5.26274 <text:s/>-3.29696 <text:s/>1.76895 <text:s/>1.85531 <text:s/>1.27563 <text:s/></text:p>
      <text:p text:style-name="P1">iteration is :1400</text:p>
      <text:p text:style-name="P1">pso_woa_fitness is :222.698</text:p>
      <text:p text:style-name="P1">3.99766 <text:s/>2.90601 <text:s/>5.26274 <text:s/>-3.29701 <text:s/>1.76895 <text:s/>1.85532 <text:s/>1.2756 <text:s/></text:p>
      <text:p text:style-name="P1">iteration is :1500</text:p>
      <text:p text:style-name="P1">pso_woa_fitness is :222.698</text:p>
      <text:p text:style-name="P1">3.99766 <text:s/>2.90601 <text:s/>5.26274 <text:s/>-3.29701 <text:s/>1.76895 <text:s/>1.85532 <text:s/>1.2756 <text:s/></text:p>
      <text:p text:style-name="P1">iteration is :16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7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8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9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best fitness found is: <text:s text:c="2"/>222.698</text:p>
      <text:p text:style-name="P1">3.99766 <text:s/>2.90602 <text:s/>5.26273 <text:s/>-3.29702 <text:s/>1.76895 <text:s/>1.85532 <text:s/>1.2756 <text:s/></text:p>
      <text:p text:style-name="P1">time = 1358.15s</text:p>
      <text:p text:style-name="P1">第1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535.52</text:p>
      <text:p text:style-name="P1">0.247078 <text:s/>1.1907 <text:s/>0.00267388 <text:s/>-2.17713 <text:s/>-0.451176 <text:s/>0.501031 <text:s/>1.8838 <text:s/></text:p>
      <text:p text:style-name="P1">iteration is :200</text:p>
      <text:p text:style-name="P1">pso_woa_fitness is :2021.74</text:p>
      <text:p text:style-name="P1">-1.5616 <text:s/>0.57508 <text:s/>-3.42605 <text:s/>-4.02486 <text:s/>-3.35722 <text:s/>-1.31653 <text:s/>-3.30047 <text:s/></text:p>
      <text:p text:style-name="P1">iteration is :300</text:p>
      <text:p text:style-name="P1">pso_woa_fitness is :1636.18</text:p>
      <text:p text:style-name="P1">2.51094 <text:s/>0.475032 <text:s/>-4.75876 <text:s/>-2.7606 <text:s/>-0.842861 <text:s/>-1.43634 <text:s/>-2.05399 <text:s/></text:p>
      <text:p text:style-name="P1">iteration is :400</text:p>
      <text:p text:style-name="P1">pso_woa_fitness is :1044.34</text:p>
      <text:p text:style-name="P1">0.793899 <text:s/>0.0482193 <text:s/>-2.32785 <text:s/>-3.89315 <text:s/>-3.33077 <text:s/>-1.56508 <text:s/>-2.13501 <text:s/></text:p>
      <text:p text:style-name="P1">iteration is :500</text:p>
      <text:p text:style-name="P1">pso_woa_fitness is :1452.96</text:p>
      <text:p text:style-name="P1">0.617431 <text:s/>0 <text:s/>-3.86527 <text:s/>-3.74225 <text:s/>-2.75556 <text:s/>-1.99953 <text:s/>-2.89213 <text:s/></text:p>
      <text:p text:style-name="P1">iteration is :600</text:p>
      <text:p text:style-name="P1">pso_woa_fitness is :1107.15</text:p>
      <text:p text:style-name="P1">1.71618 <text:s/>0.103448 <text:s/>-2.18191 <text:s/>-2.51602 <text:s/>-2.91094 <text:s/>-2.0944 <text:s/>-2.31224 <text:s/></text:p>
      <text:p text:style-name="P1"><text:soft-page-break/>iteration is :700</text:p>
      <text:p text:style-name="P1">pso_woa_fitness is :463.3</text:p>
      <text:p text:style-name="P1">0.701152 <text:s/>0.576046 <text:s/>-3.64493 <text:s/>-2.35818 <text:s/>-1.94032 <text:s/>-2.0944 <text:s/>-1.41086 <text:s/></text:p>
      <text:p text:style-name="P1">iteration is :800</text:p>
      <text:p text:style-name="P1">pso_woa_fitness is :487.773</text:p>
      <text:p text:style-name="P1">1.31516 <text:s/>0.767485 <text:s/>-4.21596 <text:s/>-2.06139 <text:s/>-1.51373 <text:s/>-2.0944 <text:s/>-1.43542 <text:s/></text:p>
      <text:p text:style-name="P1">iteration is :900</text:p>
      <text:p text:style-name="P1">pso_woa_fitness is :273.141</text:p>
      <text:p text:style-name="P1">1.11823 <text:s/>0.466675 <text:s/>-3.55237 <text:s/>-2.69173 <text:s/>-2.20355 <text:s/>-2.0944 <text:s/>-1.88109 <text:s/></text:p>
      <text:p text:style-name="P1">iteration is :1000</text:p>
      <text:p text:style-name="P1">pso_woa_fitness is :241.979</text:p>
      <text:p text:style-name="P1">1.07586 <text:s/>0.416776 <text:s/>-3.47447 <text:s/>-2.76893 <text:s/>-2.28657 <text:s/>-2.09436 <text:s/>-1.89364 <text:s/></text:p>
      <text:p text:style-name="P1">iteration is :1100</text:p>
      <text:p text:style-name="P1">pso_woa_fitness is :240.296</text:p>
      <text:p text:style-name="P1">1.06463 <text:s/>0.392345 <text:s/>-3.43925 <text:s/>-2.80516 <text:s/>-2.32415 <text:s/>-2.09434 <text:s/>-1.90989 <text:s/></text:p>
      <text:p text:style-name="P1">^C</text:p>
      <text:p text:style-name="P1">(base) </text:p>
      <text:p text:style-name="P1"># lirun @ lirun-desktop in ~/Desktop/111/bin [20:31:48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300</text:p>
      <text:p text:style-name="P1">inertGuideCoe = <text:s text:c="2"/>0.6</text:p>
      <text:p text:style-name="P1">globalGuideCoe = <text:s text:c="2"/>1.4961</text:p>
      <text:p text:style-name="P1">localGuideCoe = <text:s text:c="2"/>1.4961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54.941</text:p>
      <text:p text:style-name="P1">0.0589819 <text:s/>1.31962 <text:s/>3.51683 <text:s/>3.28819 <text:s/>0.0986711 <text:s/>1.91545 <text:s/>1.06422 <text:s/></text:p>
      <text:p text:style-name="P1">iteration is :200</text:p>
      <text:p text:style-name="P1">pso_woa_fitness is :1182.7</text:p>
      <text:p text:style-name="P1">1.64391 <text:s/>0.899327 <text:s/>2.81085 <text:s/>3.87496 <text:s/>0.997081 <text:s/>2.0944 <text:s/>1.08688 <text:s/></text:p>
      <text:p text:style-name="P1">iteration is :300</text:p>
      <text:p text:style-name="P1">pso_woa_fitness is :535.336</text:p>
      <text:p text:style-name="P1">1.42231 <text:s/>0.74019 <text:s/>4.23324 <text:s/>4.38514 <text:s/>0.056002 <text:s/>2.0944 <text:s/>1.86044 <text:s/></text:p>
      <text:p text:style-name="P1"><text:soft-page-break/>iteration is :400</text:p>
      <text:p text:style-name="P1">pso_woa_fitness is :368.777</text:p>
      <text:p text:style-name="P1">0.190182 <text:s/>0.906417 <text:s/>3.03609 <text:s/>4.22801 <text:s/>0.76071 <text:s/>2.04655 <text:s/>1.45554 <text:s/></text:p>
      <text:p text:style-name="P1">iteration is :500</text:p>
      <text:p text:style-name="P1">pso_woa_fitness is :111.933</text:p>
      <text:p text:style-name="P1">0.906247 <text:s/>0.401418 <text:s/>3.87238 <text:s/>3.39805 <text:s/>0.0512862 <text:s/>2.09383 <text:s/>1.19457 <text:s/></text:p>
      <text:p text:style-name="P1">iteration is :600</text:p>
      <text:p text:style-name="P1">pso_woa_fitness is :63.1451</text:p>
      <text:p text:style-name="P1">0.876045 <text:s/>0.44934 <text:s/>3.74819 <text:s/>3.43361 <text:s/>0.150802 <text:s/>2.09426 <text:s/>1.23378 <text:s/></text:p>
      <text:p text:style-name="P1">iteration is :700</text:p>
      <text:p text:style-name="P1">pso_woa_fitness is :62.9377</text:p>
      <text:p text:style-name="P1">0.876259 <text:s/>0.433571 <text:s/>3.80001 <text:s/>3.4222 <text:s/>0.0936965 <text:s/>2.09422 <text:s/>1.22812 <text:s/></text:p>
      <text:p text:style-name="P1">iteration is :800</text:p>
      <text:p text:style-name="P1">pso_woa_fitness is :62.9377</text:p>
      <text:p text:style-name="P1">0.876258 <text:s/>0.433575 <text:s/>3.8 <text:s/>3.42221 <text:s/>0.0937147 <text:s/>2.09422 <text:s/>1.22812 <text:s/></text:p>
      <text:p text:style-name="P1">iteration is :900</text:p>
      <text:p text:style-name="P1">pso_woa_fitness is :62.9377</text:p>
      <text:p text:style-name="P1">0.876258 <text:s/>0.433575 <text:s/>3.8 <text:s/>3.42221 <text:s/>0.0937141 <text:s/>2.09422 <text:s/>1.22812 <text:s/></text:p>
      <text:p text:style-name="P5">best fitness found is: <text:s text:c="2"/>62.9377</text:p>
      <text:p text:style-name="P5">0.876258 <text:s/>0.433575 <text:s/>3.8 <text:s/>3.42221 <text:s/>0.093714 <text:s/>2.09422 <text:s/>1.22812 <text:s/></text:p>
      <text:p text:style-name="P5">time = 2005.12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51.88</text:p>
      <text:p text:style-name="P1">2.01728 <text:s/>0.396288 <text:s/>-0.0827757 <text:s/>4.09599 <text:s/>-2.88633 <text:s/>1.08663 <text:s/>-0.358285 <text:s/></text:p>
      <text:p text:style-name="P1">iteration is :200</text:p>
      <text:p text:style-name="P1">pso_woa_fitness is :949.196</text:p>
      <text:p text:style-name="P1">0.0694215 <text:s/>0.263331 <text:s/>-2.12374 <text:s/>3.75667 <text:s/>-0.940666 <text:s/>2.0944 <text:s/>-0.0389282 <text:s/></text:p>
      <text:p text:style-name="P1">iteration is :300</text:p>
      <text:p text:style-name="P1">pso_woa_fitness is :513.753</text:p>
      <text:p text:style-name="P1">1.50797 <text:s/>0.795575 <text:s/>-1.41673 <text:s/>1.7056 <text:s/>-2.48911 <text:s/>2.05194 <text:s/>1.79694 <text:s/></text:p>
      <text:p text:style-name="P1">iteration is :400</text:p>
      <text:p text:style-name="P1">pso_woa_fitness is :269.87</text:p>
      <text:p text:style-name="P1">1.17535 <text:s/>0.447665 <text:s/>-0.396167 <text:s/>2.94248 <text:s/>-2.1047 <text:s/>2.0944 <text:s/>1.12392 <text:s/></text:p>
      <text:p text:style-name="P1">iteration is :500</text:p>
      <text:p text:style-name="P1">pso_woa_fitness is :70.5724</text:p>
      <text:p text:style-name="P1">1.25929 <text:s/>0.446975 <text:s/>-0.709045 <text:s/>2.87934 <text:s/>-1.90917 <text:s/>2.0942 <text:s/>1.18578 <text:s/></text:p>
      <text:p text:style-name="P1">iteration is :600</text:p>
      <text:p text:style-name="P1">pso_woa_fitness is :53.1948</text:p>
      <text:p text:style-name="P1">1.25252 <text:s/>0.447898 <text:s/>-0.736368 <text:s/>2.86553 <text:s/>-1.87297 <text:s/>2.0944 <text:s/>1.20785 <text:s/></text:p>
      <text:p text:style-name="P1">iteration is :700</text:p>
      <text:p text:style-name="P1">pso_woa_fitness is :53.0946</text:p>
      <text:p text:style-name="P1">1.2532 <text:s/>0.44812 <text:s/>-0.737941 <text:s/>2.86422 <text:s/>-1.87134 <text:s/>2.0944 <text:s/>1.2086 <text:s/></text:p>
      <text:p text:style-name="P1">iteration is :800</text:p>
      <text:p text:style-name="P1">pso_woa_fitness is :53.0946</text:p>
      <text:p text:style-name="P1">1.2532 <text:s/>0.44812 <text:s/>-0.737941 <text:s/>2.86422 <text:s/>-1.87134 <text:s/>2.0944 <text:s/>1.2086 <text:s/></text:p>
      <text:p text:style-name="P1">iteration is :900</text:p>
      <text:p text:style-name="P1">pso_woa_fitness is :53.0946</text:p>
      <text:p text:style-name="P1"><text:soft-page-break/>1.2532 <text:s/>0.44812 <text:s/>-0.737941 <text:s/>2.86422 <text:s/>-1.87134 <text:s/>2.0944 <text:s/>1.2086 <text:s/></text:p>
      <text:p text:style-name="P5">best fitness found is: <text:s text:c="2"/>53.0946</text:p>
      <text:p text:style-name="P5">1.2532 <text:s/>0.44812 <text:s/>-0.737941 <text:s/>2.86422 <text:s/>-1.87134 <text:s/>2.0944 <text:s/>1.2086 <text:s/></text:p>
      <text:p text:style-name="P5">time = 2004.7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941.86</text:p>
      <text:p text:style-name="P1">0.579898 <text:s/>0.521768 <text:s/>-1.24765 <text:s/>-2.58076 <text:s/>-6.28319 <text:s/>-2.0944 <text:s/>-3.18197 <text:s/></text:p>
      <text:p text:style-name="P1">iteration is :200</text:p>
      <text:p text:style-name="P1">pso_woa_fitness is :1365.59</text:p>
      <text:p text:style-name="P1">0.0645714 <text:s/>0 <text:s/>-0.4391 <text:s/>-2.56869 <text:s/>-5.48843 <text:s/>-2.0944 <text:s/>-1.96755 <text:s/></text:p>
      <text:p text:style-name="P1">iteration is :300</text:p>
      <text:p text:style-name="P1">pso_woa_fitness is :589.804</text:p>
      <text:p text:style-name="P1">1.10612 <text:s/>0.195379 <text:s/>0.143961 <text:s/>-3.36306 <text:s/>-6.12347 <text:s/>-2.01556 <text:s/>-2.01158 <text:s/></text:p>
      <text:p text:style-name="P1">iteration is :400</text:p>
      <text:p text:style-name="P1">pso_woa_fitness is :406.907</text:p>
      <text:p text:style-name="P1">1.01594 <text:s/>0 <text:s/>-1.39448 <text:s/>-3.11293 <text:s/>-4.40698 <text:s/>-2.0944 <text:s/>-1.51825 <text:s/></text:p>
      <text:p text:style-name="P1">iteration is :500</text:p>
      <text:p text:style-name="P1">pso_woa_fitness is :313.038</text:p>
      <text:p text:style-name="P1">0.966108 <text:s/>0 <text:s/>-1.09857 <text:s/>-2.9031 <text:s/>-4.79445 <text:s/>-2.0944 <text:s/>-2.15303 <text:s/></text:p>
      <text:p text:style-name="P1">iteration is :600</text:p>
      <text:p text:style-name="P1">pso_woa_fitness is :294.885</text:p>
      <text:p text:style-name="P1">1.05785 <text:s/>1.08578e-09 <text:s/>-0.953365 <text:s/>-2.96923 <text:s/>-4.9635 <text:s/>-2.09438 <text:s/>-2.16763 <text:s/></text:p>
      <text:p text:style-name="P1">iteration is :700</text:p>
      <text:p text:style-name="P1">pso_woa_fitness is :294.879</text:p>
      <text:p text:style-name="P1">1.05972 <text:s/>2.46651e-10 <text:s/>-0.949791 <text:s/>-2.97017 <text:s/>-4.96773 <text:s/>-2.09438 <text:s/>-2.16837 <text:s/></text:p>
      <text:p text:style-name="P1">iteration is :800</text:p>
      <text:p text:style-name="P1">pso_woa_fitness is :294.879</text:p>
      <text:p text:style-name="P1">1.0597 <text:s/>2.41227e-10 <text:s/>-0.949833 <text:s/>-2.97016 <text:s/>-4.96768 <text:s/>-2.09438 <text:s/>-2.16837 <text:s/></text:p>
      <text:p text:style-name="P1">iteration is :900</text:p>
      <text:p text:style-name="P1">pso_woa_fitness is :294.879</text:p>
      <text:p text:style-name="P1">1.0597 <text:s/>2.41195e-10 <text:s/>-0.949834 <text:s/>-2.97016 <text:s/>-4.96768 <text:s/>-2.09438 <text:s/>-2.16837 <text:s/></text:p>
      <text:p text:style-name="P1">best fitness found is: <text:s text:c="2"/>293.265</text:p>
      <text:p text:style-name="P1">0.813366 <text:s/>0.314205 <text:s/>2.28957 <text:s/>3.09001 <text:s/>4.82438 <text:s/>-1.88263 <text:s/>4.37392 <text:s/></text:p>
      <text:p text:style-name="P1">time = 2004.81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21.36</text:p>
      <text:p text:style-name="P1">-2.80978 <text:s/>3.14159 <text:s/>4.47087 <text:s/>3.49217 <text:s/>1.96097 <text:s/>2.0944 <text:s/>1.86217 <text:s/></text:p>
      <text:p text:style-name="P1">iteration is :200</text:p>
      <text:p text:style-name="P1">pso_woa_fitness is :870.941</text:p>
      <text:p text:style-name="P1">-3.30633 <text:s/>2.71832 <text:s/>3.23745 <text:s/>1.95422 <text:s/>2.5713 <text:s/>2.0944 <text:s/>0.24603 <text:s/></text:p>
      <text:p text:style-name="P1">iteration is :300</text:p>
      <text:p text:style-name="P1">pso_woa_fitness is :706.271</text:p>
      <text:p text:style-name="P1"><text:soft-page-break/>-2.44413 <text:s/>3.14159 <text:s/>4.84051 <text:s/>2.89502 <text:s/>1.95827 <text:s/>2.0944 <text:s/>0.834096 <text:s/></text:p>
      <text:p text:style-name="P1">iteration is :400</text:p>
      <text:p text:style-name="P1">pso_woa_fitness is :533.777</text:p>
      <text:p text:style-name="P1">-2.49783 <text:s/>3.14038 <text:s/>4.28894 <text:s/>2.76868 <text:s/>2.98633 <text:s/>2.0944 <text:s/>1.52149 <text:s/></text:p>
      <text:p text:style-name="P1">iteration is :500</text:p>
      <text:p text:style-name="P1">pso_woa_fitness is :275.505</text:p>
      <text:p text:style-name="P1">-2.49952 <text:s/>2.78238 <text:s/>4.47546 <text:s/>2.59677 <text:s/>2.4554 <text:s/>2.09428 <text:s/>0.975828 <text:s/></text:p>
      <text:p text:style-name="P1">iteration is :600</text:p>
      <text:p text:style-name="P1">pso_woa_fitness is :259.095</text:p>
      <text:p text:style-name="P1">-2.53078 <text:s/>2.81633 <text:s/>4.57327 <text:s/>2.57415 <text:s/>2.3648 <text:s/>2.09426 <text:s/>0.968319 <text:s/></text:p>
      <text:p text:style-name="P1">iteration is :700</text:p>
      <text:p text:style-name="P1">pso_woa_fitness is :259.072</text:p>
      <text:p text:style-name="P1">-2.53536 <text:s/>2.81773 <text:s/>4.58039 <text:s/>2.56929 <text:s/>2.35847 <text:s/>2.09427 <text:s/>0.96665 <text:s/></text:p>
      <text:p text:style-name="P1">iteration is :800</text:p>
      <text:p text:style-name="P1">pso_woa_fitness is :259.072</text:p>
      <text:p text:style-name="P1">-2.53543 <text:s/>2.81768 <text:s/>4.58042 <text:s/>2.5692 <text:s/>2.35848 <text:s/>2.09427 <text:s/>0.966617 <text:s/></text:p>
      <text:p text:style-name="P1">iteration is :900</text:p>
      <text:p text:style-name="P1">pso_woa_fitness is :259.072</text:p>
      <text:p text:style-name="P1">-2.53537 <text:s/>2.8177 <text:s/>4.58037 <text:s/>2.56926 <text:s/>2.3585 <text:s/>2.09427 <text:s/>0.966638 <text:s/></text:p>
      <text:p text:style-name="P1">best fitness found is: <text:s text:c="2"/>259.072</text:p>
      <text:p text:style-name="P1">-2.53537 <text:s/>2.8177 <text:s/>4.58037 <text:s/>2.56926 <text:s/>2.3585 <text:s/>2.09427 <text:s/>0.966638 <text:s/></text:p>
      <text:p text:style-name="P1">time = 2004.81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558.21</text:p>
      <text:p text:style-name="P1">-0.332556 <text:s/>0 <text:s/>-3.02107 <text:s/>-4.2832 <text:s/>-3.17848 <text:s/>-2.0944 <text:s/>-3.37142 <text:s/></text:p>
      <text:p text:style-name="P1">iteration is :200</text:p>
      <text:p text:style-name="P1">pso_woa_fitness is :1111.71</text:p>
      <text:p text:style-name="P1">2.39974 <text:s/>0.0429027 <text:s/>-1.61542 <text:s/>-3.64009 <text:s/>-4.39558 <text:s/>-2.0944 <text:s/>-3.21315 <text:s/></text:p>
      <text:p text:style-name="P1">iteration is :300</text:p>
      <text:p text:style-name="P1">pso_woa_fitness is :524.625</text:p>
      <text:p text:style-name="P1">1.43759 <text:s/>0 <text:s/>-4.01627 <text:s/>-3.62075 <text:s/>-1.78857 <text:s/>-2.0944 <text:s/>-2.73777 <text:s/></text:p>
      <text:p text:style-name="P1">iteration is :400</text:p>
      <text:p text:style-name="P1">pso_woa_fitness is :466.45</text:p>
      <text:p text:style-name="P1">1.44073 <text:s/>0 <text:s/>-3.42538 <text:s/>-3.13835 <text:s/>-2.28754 <text:s/>-1.9326 <text:s/>-1.95656 <text:s/></text:p>
      <text:p text:style-name="P1">iteration is :500</text:p>
      <text:p text:style-name="P1">pso_woa_fitness is :291.224</text:p>
      <text:p text:style-name="P1">1.01213 <text:s/>0.00233906 <text:s/>-3.08381 <text:s/>-3.38382 <text:s/>-2.75621 <text:s/>-1.93157 <text:s/>-2.04549 <text:s/></text:p>
      <text:p text:style-name="P1">iteration is :600</text:p>
      <text:p text:style-name="P1">pso_woa_fitness is :269.354</text:p>
      <text:p text:style-name="P1">1.07397 <text:s/>0.000728593 <text:s/>-2.76895 <text:s/>-3.3923 <text:s/>-3.05383 <text:s/>-1.93289 <text:s/>-2.02733 <text:s/></text:p>
      <text:p text:style-name="P1">iteration is :700</text:p>
      <text:p text:style-name="P1">pso_woa_fitness is :268.933</text:p>
      <text:p text:style-name="P1">1.08274 <text:s/>0.000519239 <text:s/>-2.68892 <text:s/>-3.3866 <text:s/>-3.12973 <text:s/>-1.94009 <text:s/>-2.01483 <text:s/></text:p>
      <text:p text:style-name="P1">iteration is :800</text:p>
      <text:p text:style-name="P1">pso_woa_fitness is :268.933</text:p>
      <text:p text:style-name="P1">1.08274 <text:s/>0.000519772 <text:s/>-2.68895 <text:s/>-3.3866 <text:s/>-3.12971 <text:s/>-1.94009 <text:s/>-2.01484 <text:s/></text:p>
      <text:p text:style-name="P1">iteration is :900</text:p>
      <text:p text:style-name="P1"><text:soft-page-break/>pso_woa_fitness is :268.933</text:p>
      <text:p text:style-name="P1">1.08274 <text:s/>0.000519683 <text:s/>-2.68894 <text:s/>-3.3866 <text:s/>-3.12971 <text:s/>-1.94009 <text:s/>-2.01484 <text:s/></text:p>
      <text:p text:style-name="P1">best fitness found is: <text:s text:c="2"/>268.933</text:p>
      <text:p text:style-name="P1">1.08274 <text:s/>0.000519928 <text:s/>-2.68896 <text:s/>-3.3866 <text:s/>-3.1297 <text:s/>-1.94009 <text:s/>-2.01484 <text:s/></text:p>
      <text:p text:style-name="P1">time = 2004.73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69.83</text:p>
      <text:p text:style-name="P1">4.75275 <text:s/>2.95863 <text:s/>4.06888 <text:s/>4.68955 <text:s/>2.72994 <text:s/>1.91157 <text:s/>2.27518 <text:s/></text:p>
      <text:p text:style-name="P1">iteration is :200</text:p>
      <text:p text:style-name="P1">pso_woa_fitness is :1257.09</text:p>
      <text:p text:style-name="P1">4.6986 <text:s/>2.18453 <text:s/>4.80847 <text:s/>4.69368 <text:s/>1.4176 <text:s/>1.56829 <text:s/>0.860846 <text:s/></text:p>
      <text:p text:style-name="P1">iteration is :300</text:p>
      <text:p text:style-name="P1">pso_woa_fitness is :865.425</text:p>
      <text:p text:style-name="P1">2.90372 <text:s/>3.14159 <text:s/>5.82567 <text:s/>1.87148 <text:s/>1.23594 <text:s/>2.0944 <text:s/>0.51373 <text:s/></text:p>
      <text:p text:style-name="P1">iteration is :400</text:p>
      <text:p text:style-name="P1">pso_woa_fitness is :482.248</text:p>
      <text:p text:style-name="P1">4.19878 <text:s/>2.73104 <text:s/>6.0759 <text:s/>3.58683 <text:s/>0.905872 <text:s/>1.57645 <text:s/>1.54914 <text:s/></text:p>
      <text:p text:style-name="P1">iteration is :500</text:p>
      <text:p text:style-name="P1">pso_woa_fitness is :270.253</text:p>
      <text:p text:style-name="P1">3.85456 <text:s/>2.89853 <text:s/>5.14908 <text:s/>2.8038 <text:s/>1.90302 <text:s/>1.85868 <text:s/>1.14096 <text:s/></text:p>
      <text:p text:style-name="P1">iteration is :600</text:p>
      <text:p text:style-name="P1">pso_woa_fitness is :227.012</text:p>
      <text:p text:style-name="P1">3.67472 <text:s/>2.98876 <text:s/>5.24939 <text:s/>2.39839 <text:s/>1.77811 <text:s/>1.92237 <text:s/>0.900897 <text:s/></text:p>
      <text:p text:style-name="P1">iteration is :700</text:p>
      <text:p text:style-name="P1">pso_woa_fitness is :226.814</text:p>
      <text:p text:style-name="P1">3.67867 <text:s/>3.0005 <text:s/>5.26839 <text:s/>2.40143 <text:s/>1.75764 <text:s/>1.91661 <text:s/>0.905573 <text:s/></text:p>
      <text:p text:style-name="P1">iteration is :800</text:p>
      <text:p text:style-name="P1">pso_woa_fitness is :226.814</text:p>
      <text:p text:style-name="P1">3.67867 <text:s/>3.00051 <text:s/>5.26839 <text:s/>2.40142 <text:s/>1.75762 <text:s/>1.91661 <text:s/>0.905559 <text:s/></text:p>
      <text:p text:style-name="P1">iteration is :900</text:p>
      <text:p text:style-name="P1">pso_woa_fitness is :226.814</text:p>
      <text:p text:style-name="P1">3.67867 <text:s/>3.00051 <text:s/>5.2684 <text:s/>2.40141 <text:s/>1.75762 <text:s/>1.91661 <text:s/>0.905555 <text:s/></text:p>
      <text:p text:style-name="P1">best fitness found is: <text:s text:c="2"/>226.814</text:p>
      <text:p text:style-name="P1">3.67867 <text:s/>3.00051 <text:s/>5.2684 <text:s/>2.40141 <text:s/>1.75762 <text:s/>1.91661 <text:s/>0.905556 <text:s/></text:p>
      <text:p text:style-name="P1">time = 2005.52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08.96</text:p>
      <text:p text:style-name="P1">-3.74718 <text:s/>0.398555 <text:s/>1.46551 <text:s/>-2.36663 <text:s/>-4.08751 <text:s/>1.94129 <text:s/>0.600772 <text:s/></text:p>
      <text:p text:style-name="P1">iteration is :200</text:p>
      <text:p text:style-name="P1">pso_woa_fitness is :885.953</text:p>
      <text:p text:style-name="P1">-4.72847 <text:s/>0.516349 <text:s/>2.70119 <text:s/>-2.48885 <text:s/>-4.90194 <text:s/>2.0944 <text:s/>2.25093 <text:s/></text:p>
      <text:p text:style-name="P1">iteration is :300</text:p>
      <text:p text:style-name="P1"><text:soft-page-break/>pso_woa_fitness is :682.788</text:p>
      <text:p text:style-name="P1">-5.41045 <text:s/>0.386911 <text:s/>3.46141 <text:s/>-2.13657 <text:s/>-5.9714 <text:s/>2.0944 <text:s/>1.79402 <text:s/></text:p>
      <text:p text:style-name="P1">iteration is :400</text:p>
      <text:p text:style-name="P1">pso_woa_fitness is :476.511</text:p>
      <text:p text:style-name="P1">-5.46797 <text:s/>0.382007 <text:s/>3.0549 <text:s/>-2.58443 <text:s/>-5.58024 <text:s/>2.08845 <text:s/>1.4717 <text:s/></text:p>
      <text:p text:style-name="P1">iteration is :500</text:p>
      <text:p text:style-name="P1">pso_woa_fitness is :245.326</text:p>
      <text:p text:style-name="P1">-5.3707 <text:s/>0.423559 <text:s/>3.0019 <text:s/>-2.86186 <text:s/>-5.50261 <text:s/>2.0799 <text:s/>1.35879 <text:s/></text:p>
      <text:p text:style-name="P1">iteration is :600</text:p>
      <text:p text:style-name="P1">pso_woa_fitness is :171.894</text:p>
      <text:p text:style-name="P1">-5.46345 <text:s/>0.374237 <text:s/>3.83538 <text:s/>-2.98501 <text:s/>-6.27976 <text:s/>2.09439 <text:s/>1.30812 <text:s/></text:p>
      <text:p text:style-name="P1">iteration is :700</text:p>
      <text:p text:style-name="P1">pso_woa_fitness is :166.548</text:p>
      <text:p text:style-name="P1">-5.45348 <text:s/>0.348939 <text:s/>3.83518 <text:s/>-3.00974 <text:s/>-6.28319 <text:s/>2.09439 <text:s/>1.31799 <text:s/></text:p>
      <text:p text:style-name="P1">iteration is :800</text:p>
      <text:p text:style-name="P1">pso_woa_fitness is :166.547</text:p>
      <text:p text:style-name="P1">-5.454 <text:s/>0.349237 <text:s/>3.83546 <text:s/>-3.00922 <text:s/>-6.28319 <text:s/>2.09439 <text:s/>1.31821 <text:s/></text:p>
      <text:p text:style-name="P1">iteration is :900</text:p>
      <text:p text:style-name="P1">pso_woa_fitness is :166.547</text:p>
      <text:p text:style-name="P1">-5.454 <text:s/>0.349237 <text:s/>3.83546 <text:s/>-3.00922 <text:s/>-6.28319 <text:s/>2.09439 <text:s/>1.31821 <text:s/></text:p>
      <text:p text:style-name="P1">best fitness found is: <text:s text:c="2"/>166.547</text:p>
      <text:p text:style-name="P1">-5.454 <text:s/>0.349237 <text:s/>3.83547 <text:s/>-3.00922 <text:s/>-6.28319 <text:s/>2.09439 <text:s/>1.31821 <text:s/></text:p>
      <text:p text:style-name="P1">time = 2005.54s</text:p>
      <text:p text:style-name="P1">第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205.08</text:p>
      <text:p text:style-name="P1">1.8882 <text:s/>1.53863 <text:s/>0.654415 <text:s/>-2.85158 <text:s/>-0.934257 <text:s/>1.77693 <text:s/>0.448062 <text:s/></text:p>
      <text:p text:style-name="P1">iteration is :200</text:p>
      <text:p text:style-name="P1">pso_woa_fitness is :779.732</text:p>
      <text:p text:style-name="P1">0.198769 <text:s/>0 <text:s/>-0.49287 <text:s/>-2.41391 <text:s/>-2.20953 <text:s/>2.0944 <text:s/>0.893942 <text:s/></text:p>
      <text:p text:style-name="P1">iteration is :300</text:p>
      <text:p text:style-name="P1">pso_woa_fitness is :741.656</text:p>
      <text:p text:style-name="P1">1.76851 <text:s/>0 <text:s/>-0.241543 <text:s/>-3.17439 <text:s/>-2.61629 <text:s/>2.0944 <text:s/>0.882456 <text:s/></text:p>
      <text:p text:style-name="P1">iteration is :400</text:p>
      <text:p text:style-name="P1">pso_woa_fitness is :428.635</text:p>
      <text:p text:style-name="P1">1.42634 <text:s/>0 <text:s/>-0.55145 <text:s/>-3.2803 <text:s/>-1.81105 <text:s/>2.06629 <text:s/>1.11787 <text:s/></text:p>
      <text:p text:style-name="P1">iteration is :500</text:p>
      <text:p text:style-name="P1">pso_woa_fitness is :319.036</text:p>
      <text:p text:style-name="P1">1.15357 <text:s/>0.00315715 <text:s/>-0.655604 <text:s/>-3.137 <text:s/>-2.11094 <text:s/>2.08645 <text:s/>0.998351 <text:s/></text:p>
      <text:p text:style-name="P1">iteration is :600</text:p>
      <text:p text:style-name="P1">pso_woa_fitness is :293.656</text:p>
      <text:p text:style-name="P1">1.0861 <text:s/>1.93956e-10 <text:s/>-1.15377 <text:s/>-3.05304 <text:s/>-1.61245 <text:s/>2.0944 <text:s/>0.981797 <text:s/></text:p>
      <text:p text:style-name="P1">iteration is :700</text:p>
      <text:p text:style-name="P1">pso_woa_fitness is :293.524</text:p>
      <text:p text:style-name="P1">1.07661 <text:s/>2.73076e-11 <text:s/>-1.17412 <text:s/>-3.03948 <text:s/>-1.59374 <text:s/>2.0944 <text:s/>0.976501 <text:s/></text:p>
      <text:p text:style-name="P1">iteration is :800</text:p>
      <text:p text:style-name="P1">pso_woa_fitness is :293.524</text:p>
      <text:p text:style-name="P1">1.07658 <text:s/>2.82272e-11 <text:s/>-1.17418 <text:s/>-3.03934 <text:s/>-1.59374 <text:s/>2.0944 <text:s/>0.976375 <text:s/></text:p>
      <text:p text:style-name="P1"><text:soft-page-break/>iteration is :900</text:p>
      <text:p text:style-name="P1">pso_woa_fitness is :293.524</text:p>
      <text:p text:style-name="P1">1.07658 <text:s/>2.82256e-11 <text:s/>-1.17418 <text:s/>-3.03934 <text:s/>-1.59374 <text:s/>2.0944 <text:s/>0.976375 <text:s/></text:p>
      <text:p text:style-name="P1">best fitness found is: <text:s text:c="2"/>293.524</text:p>
      <text:p text:style-name="P1">1.07658 <text:s/>2.81938e-11 <text:s/>-1.17418 <text:s/>-3.03934 <text:s/>-1.59374 <text:s/>2.0944 <text:s/>0.976379 <text:s/></text:p>
      <text:p text:style-name="P1">time = 2004.77s</text:p>
      <text:p text:style-name="P1">第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920.11</text:p>
      <text:p text:style-name="P1">3.02527 <text:s/>1.33165 <text:s/>-2.3434 <text:s/>-0.535984 <text:s/>-4.73878 <text:s/>-1.80411 <text:s/>-0.599877 <text:s/></text:p>
      <text:p text:style-name="P1">iteration is :200</text:p>
      <text:p text:style-name="P1">pso_woa_fitness is :1591.89</text:p>
      <text:p text:style-name="P1">1.43571 <text:s/>0.773812 <text:s/>-0.549127 <text:s/>1.57006 <text:s/>-4.21885 <text:s/>-2.03526 <text:s/>-0.452121 <text:s/></text:p>
      <text:p text:style-name="P1">iteration is :300</text:p>
      <text:p text:style-name="P1">pso_woa_fitness is :750.189</text:p>
      <text:p text:style-name="P1">1.03224 <text:s/>1.25313 <text:s/>-0.659578 <text:s/>1.64148 <text:s/>-4.91591 <text:s/>-1.88553 <text:s/>-1.24211 <text:s/></text:p>
      <text:p text:style-name="P1">iteration is :400</text:p>
      <text:p text:style-name="P1">pso_woa_fitness is :374.106</text:p>
      <text:p text:style-name="P1">1.2941 <text:s/>0.672067 <text:s/>-0.5235 <text:s/>2.54643 <text:s/>-5.25031 <text:s/>-2.06251 <text:s/>-1.72911 <text:s/></text:p>
      <text:p text:style-name="P1">iteration is :500</text:p>
      <text:p text:style-name="P1">pso_woa_fitness is :79.9999</text:p>
      <text:p text:style-name="P1">1.23213 <text:s/>0.525846 <text:s/>-0.510893 <text:s/>2.83833 <text:s/>-5.22193 <text:s/>-2.06337 <text:s/>-1.89818 <text:s/></text:p>
      <text:p text:style-name="P1">iteration is :600</text:p>
      <text:p text:style-name="P1">pso_woa_fitness is :46.6764</text:p>
      <text:p text:style-name="P1">1.29158 <text:s/>0.509414 <text:s/>-0.740717 <text:s/>2.75089 <text:s/>-4.97452 <text:s/>-2.07052 <text:s/>-1.81938 <text:s/></text:p>
      <text:p text:style-name="P1">iteration is :700</text:p>
      <text:p text:style-name="P1">pso_woa_fitness is :45.4857</text:p>
      <text:p text:style-name="P1">1.28432 <text:s/>0.531857 <text:s/>-0.669926 <text:s/>2.73919 <text:s/>-5.04282 <text:s/>-2.08203 <text:s/>-1.82019 <text:s/></text:p>
      <text:p text:style-name="P1">iteration is :800</text:p>
      <text:p text:style-name="P1">pso_woa_fitness is :45.4856</text:p>
      <text:p text:style-name="P1">1.28432 <text:s/>0.531862 <text:s/>-0.669908 <text:s/>2.73919 <text:s/>-5.04283 <text:s/>-2.08203 <text:s/>-1.82019 <text:s/></text:p>
      <text:p text:style-name="P1">iteration is :900</text:p>
      <text:p text:style-name="P1">pso_woa_fitness is :45.4856</text:p>
      <text:p text:style-name="P1">1.2843 <text:s/>0.5319 <text:s/>-0.669781 <text:s/>2.73917 <text:s/>-5.04296 <text:s/>-2.08205 <text:s/>-1.82019 <text:s/></text:p>
      <text:p text:style-name="P5">best fitness found is: <text:s text:c="2"/>45.4856</text:p>
      <text:p text:style-name="P5">1.2843 <text:s/>0.531901 <text:s/>-0.669778 <text:s/>2.73917 <text:s/>-5.04296 <text:s/>-2.08206 <text:s/>-1.82019 <text:s/></text:p>
      <text:p text:style-name="P5">time = 2005.36s</text:p>
      <text:p text:style-name="P1">第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14.16</text:p>
      <text:p text:style-name="P1">3.60379 <text:s/>3.14159 <text:s/>2.38415 <text:s/>2.56394 <text:s/>-3.09813 <text:s/>1.4231 <text:s/>2.21378 <text:s/></text:p>
      <text:p text:style-name="P1">iteration is :200</text:p>
      <text:p text:style-name="P1">pso_woa_fitness is :1518.27</text:p>
      <text:p text:style-name="P1">3.21649 <text:s/>3.14159 <text:s/>4.1987 <text:s/>2.3756 <text:s/>-3.6717 <text:s/>1.61339 <text:s/>1.06476 <text:s/></text:p>
      <text:p text:style-name="P1"><text:soft-page-break/>iteration is :300</text:p>
      <text:p text:style-name="P1">pso_woa_fitness is :1222.38</text:p>
      <text:p text:style-name="P1">3.73934 <text:s/>2.98679 <text:s/>1.90244 <text:s/>3.30409 <text:s/>-2.0542 <text:s/>1.91287 <text:s/>1.35 <text:s/></text:p>
      <text:p text:style-name="P1">iteration is :400</text:p>
      <text:p text:style-name="P1">pso_woa_fitness is :535.125</text:p>
      <text:p text:style-name="P1">4.17683 <text:s/>3.14159 <text:s/>2.51116 <text:s/>3.75735 <text:s/>-2.26869 <text:s/>1.88445 <text:s/>0.847509 <text:s/></text:p>
      <text:p text:style-name="P1">iteration is :500</text:p>
      <text:p text:style-name="P1">pso_woa_fitness is :309.131</text:p>
      <text:p text:style-name="P1">3.86991 <text:s/>3.13725 <text:s/>2.45237 <text:s/>3.73932 <text:s/>-1.75556 <text:s/>1.86611 <text:s/>1.08167 <text:s/></text:p>
      <text:p text:style-name="P1">iteration is :600</text:p>
      <text:p text:style-name="P1">pso_woa_fitness is :264.928</text:p>
      <text:p text:style-name="P1">4.06357 <text:s/>3.00949 <text:s/>2.5192 <text:s/>3.32304 <text:s/>-1.8411 <text:s/>1.90009 <text:s/>1.26476 <text:s/></text:p>
      <text:p text:style-name="P1">iteration is :700</text:p>
      <text:p text:style-name="P1">pso_woa_fitness is :258.307</text:p>
      <text:p text:style-name="P1">4.08358 <text:s/>2.99488 <text:s/>2.51466 <text:s/>3.26286 <text:s/>-1.83635 <text:s/>1.9098 <text:s/>1.29657 <text:s/></text:p>
      <text:p text:style-name="P1">iteration is :800</text:p>
      <text:p text:style-name="P1">pso_woa_fitness is :258.201</text:p>
      <text:p text:style-name="P1">4.08219 <text:s/>2.99603 <text:s/>2.51468 <text:s/>3.267 <text:s/>-1.83654 <text:s/>1.90927 <text:s/>1.29432 <text:s/></text:p>
      <text:p text:style-name="P1">iteration is :900</text:p>
      <text:p text:style-name="P1">pso_woa_fitness is :258.201</text:p>
      <text:p text:style-name="P1">4.08221 <text:s/>2.99602 <text:s/>2.51468 <text:s/>3.26695 <text:s/>-1.83654 <text:s/>1.90927 <text:s/>1.29434 <text:s/></text:p>
      <text:p text:style-name="P1">best fitness found is: <text:s text:c="2"/>258.201</text:p>
      <text:p text:style-name="P1">4.0822 <text:s/>2.99602 <text:s/>2.51468 <text:s/>3.26696 <text:s/>-1.83654 <text:s/>1.90927 <text:s/>1.29433 <text:s/></text:p>
      <text:p text:style-name="P1">time = 2004.99s</text:p>
      <text:p text:style-name="P1">第1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34.05</text:p>
      <text:p text:style-name="P1">5.23813 <text:s/>2.54524 <text:s/>2.52308 <text:s/>-2.32932 <text:s/>-0.945463 <text:s/>2.0944 <text:s/>0.167801 <text:s/></text:p>
      <text:p text:style-name="P1">iteration is :200</text:p>
      <text:p text:style-name="P1">pso_woa_fitness is :1229.84</text:p>
      <text:p text:style-name="P1">2.82864 <text:s/>1.47527 <text:s/>1.57297 <text:s/>-0.750344 <text:s/>1.07897 <text:s/>2.0944 <text:s/>1.99347 <text:s/></text:p>
      <text:p text:style-name="P1">iteration is :300</text:p>
      <text:p text:style-name="P1">pso_woa_fitness is :870.766</text:p>
      <text:p text:style-name="P1">2.09101 <text:s/>1.25598 <text:s/>1.73417 <text:s/>-1.28412 <text:s/>0.880346 <text:s/>2.0944 <text:s/>2.65572 <text:s/></text:p>
      <text:p text:style-name="P1">iteration is :400</text:p>
      <text:p text:style-name="P1">pso_woa_fitness is :764.105</text:p>
      <text:p text:style-name="P1">1.78227 <text:s/>0.802384 <text:s/>2.06344 <text:s/>-2.00189 <text:s/>1.09277 <text:s/>1.98344 <text:s/>1.43342 <text:s/></text:p>
      <text:p text:style-name="P1">iteration is :500</text:p>
      <text:p text:style-name="P1">pso_woa_fitness is :150.327</text:p>
      <text:p text:style-name="P1">1.05118 <text:s/>0.374461 <text:s/>2.94158 <text:s/>-2.98852 <text:s/>0.817446 <text:s/>2.03946 <text:s/>1.18726 <text:s/></text:p>
      <text:p text:style-name="P1">iteration is :600</text:p>
      <text:p text:style-name="P1">pso_woa_fitness is :67.5182</text:p>
      <text:p text:style-name="P1">0.946124 <text:s/>0.434653 <text:s/>3.68352 <text:s/>-2.95209 <text:s/>0.168759 <text:s/>2.09436 <text:s/>1.23306 <text:s/></text:p>
      <text:p text:style-name="P1">iteration is :700</text:p>
      <text:p text:style-name="P1">pso_woa_fitness is :67.486</text:p>
      <text:p text:style-name="P1">0.945697 <text:s/>0.433864 <text:s/>3.6892 <text:s/>-2.95331 <text:s/>0.163407 <text:s/>2.09435 <text:s/>1.23277 <text:s/></text:p>
      <text:p text:style-name="P1">iteration is :800</text:p>
      <text:p text:style-name="P1">pso_woa_fitness is :67.4854</text:p>
      <text:p text:style-name="P1"><text:soft-page-break/>0.94574 <text:s/>0.433916 <text:s/>3.68873 <text:s/>-2.95322 <text:s/>0.16385 <text:s/>2.09435 <text:s/>1.23279 <text:s/></text:p>
      <text:p text:style-name="P1">iteration is :900</text:p>
      <text:p text:style-name="P1">pso_woa_fitness is :67.4854</text:p>
      <text:p text:style-name="P1">0.94574 <text:s/>0.433916 <text:s/>3.68872 <text:s/>-2.95322 <text:s/>0.163855 <text:s/>2.09435 <text:s/>1.23279 <text:s/></text:p>
      <text:p text:style-name="P5">best fitness found is: <text:s text:c="2"/>67.4854</text:p>
      <text:p text:style-name="P5">0.94574 <text:s/>0.433916 <text:s/>3.68873 <text:s/>-2.95322 <text:s/>0.16385 <text:s/>2.09435 <text:s/>1.23279 <text:s/></text:p>
      <text:p text:style-name="P5">time = 2004.58s</text:p>
      <text:p text:style-name="P1">第1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41.67</text:p>
      <text:p text:style-name="P1">-5.62692 <text:s/>0.87236 <text:s/>2.33515 <text:s/>-2.63099 <text:s/>-1.57863 <text:s/>-2.0944 <text:s/>-3.40973 <text:s/></text:p>
      <text:p text:style-name="P1">iteration is :200</text:p>
      <text:p text:style-name="P1">pso_woa_fitness is :1828.94</text:p>
      <text:p text:style-name="P1">-5.68608 <text:s/>0.484307 <text:s/>2.58052 <text:s/>-3.10318 <text:s/>-1.93494 <text:s/>-1.97312 <text:s/>-1.69177 <text:s/></text:p>
      <text:p text:style-name="P1">iteration is :300</text:p>
      <text:p text:style-name="P1">pso_woa_fitness is :900.915</text:p>
      <text:p text:style-name="P1">-4.98056 <text:s/>0.641822 <text:s/>3.02609 <text:s/>-2.20599 <text:s/>-1.85859 <text:s/>-2.0944 <text:s/>-1.25461 <text:s/></text:p>
      <text:p text:style-name="P1">iteration is :400</text:p>
      <text:p text:style-name="P1">pso_woa_fitness is :563.535</text:p>
      <text:p text:style-name="P1">-4.83363 <text:s/>0.644597 <text:s/>3.01367 <text:s/>-2.11699 <text:s/>-1.99948 <text:s/>-2.0944 <text:s/>-1.49066 <text:s/></text:p>
      <text:p text:style-name="P1">iteration is :500</text:p>
      <text:p text:style-name="P1">pso_woa_fitness is :203.734</text:p>
      <text:p text:style-name="P1">-5.40098 <text:s/>0.317639 <text:s/>3.31313 <text:s/>-3.04796 <text:s/>-2.64241 <text:s/>-2.0944 <text:s/>-1.86537 <text:s/></text:p>
      <text:p text:style-name="P1">iteration is :600</text:p>
      <text:p text:style-name="P1">pso_woa_fitness is :124.975</text:p>
      <text:p text:style-name="P1">-5.40867 <text:s/>0.305549 <text:s/>4.70394 <text:s/>-3.13075 <text:s/>-3.99335 <text:s/>-2.0944 <text:s/>-1.89075 <text:s/></text:p>
      <text:p text:style-name="P1">iteration is :700</text:p>
      <text:p text:style-name="P1">pso_woa_fitness is :124.183</text:p>
      <text:p text:style-name="P1">-5.39408 <text:s/>0.304349 <text:s/>4.65304 <text:s/>-3.14436 <text:s/>-3.94777 <text:s/>-2.0944 <text:s/>-1.8908 <text:s/></text:p>
      <text:p text:style-name="P1">iteration is :800</text:p>
      <text:p text:style-name="P1">pso_woa_fitness is :124.183</text:p>
      <text:p text:style-name="P1">-5.39407 <text:s/>0.304345 <text:s/>4.65301 <text:s/>-3.14438 <text:s/>-3.94774 <text:s/>-2.0944 <text:s/>-1.8908 <text:s/></text:p>
      <text:p text:style-name="P1">iteration is :900</text:p>
      <text:p text:style-name="P1">pso_woa_fitness is :124.183</text:p>
      <text:p text:style-name="P1">-5.39406 <text:s/>0.304341 <text:s/>4.65298 <text:s/>-3.14439 <text:s/>-3.94771 <text:s/>-2.0944 <text:s/>-1.89079 <text:s/></text:p>
      <text:p text:style-name="P1">best fitness found is: <text:s text:c="2"/>124.183</text:p>
      <text:p text:style-name="P1">-5.39406 <text:s/>0.30434 <text:s/>4.65297 <text:s/>-3.14439 <text:s/>-3.94771 <text:s/>-2.0944 <text:s/>-1.89079 <text:s/></text:p>
      <text:p text:style-name="P1">time = 2005.81s</text:p>
      <text:p text:style-name="P1">第1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38.49</text:p>
      <text:p text:style-name="P1">4.88435 <text:s/>3.14159 <text:s/>6.28319 <text:s/>3.39671 <text:s/>1.74234 <text:s/>2.0944 <text:s/>2.00373 <text:s/></text:p>
      <text:p text:style-name="P1">iteration is :200</text:p>
      <text:p text:style-name="P1">pso_woa_fitness is :679.529</text:p>
      <text:p text:style-name="P1"><text:soft-page-break/>4.9563 <text:s/>3.14159 <text:s/>6.14066 <text:s/>3.36269 <text:s/>0.556091 <text:s/>2.0944 <text:s/>0.835217 <text:s/></text:p>
      <text:p text:style-name="P1">iteration is :300</text:p>
      <text:p text:style-name="P1">pso_woa_fitness is :639.435</text:p>
      <text:p text:style-name="P1">3.99729 <text:s/>3.14159 <text:s/>5.35328 <text:s/>2.63652 <text:s/>1.51172 <text:s/>2.0944 <text:s/>1.06393 <text:s/></text:p>
      <text:p text:style-name="P1">iteration is :400</text:p>
      <text:p text:style-name="P1">pso_woa_fitness is :557.308</text:p>
      <text:p text:style-name="P1">3.67979 <text:s/>2.97629 <text:s/>5.0154 <text:s/>2.17571 <text:s/>2.05374 <text:s/>2.0944 <text:s/>0.794771 <text:s/></text:p>
      <text:p text:style-name="P1">iteration is :500</text:p>
      <text:p text:style-name="P1">pso_woa_fitness is :243.374</text:p>
      <text:p text:style-name="P1">3.58383 <text:s/>2.93614 <text:s/>5.066 <text:s/>2.28845 <text:s/>1.96601 <text:s/>2.04265 <text:s/>0.884359 <text:s/></text:p>
      <text:p text:style-name="P1">iteration is :600</text:p>
      <text:p text:style-name="P1">pso_woa_fitness is :228.73</text:p>
      <text:p text:style-name="P1">3.65611 <text:s/>2.94079 <text:s/>5.12196 <text:s/>2.39337 <text:s/>1.90688 <text:s/>1.97762 <text:s/>0.906065 <text:s/></text:p>
      <text:p text:style-name="P1">iteration is :700</text:p>
      <text:p text:style-name="P1">pso_woa_fitness is :228.47</text:p>
      <text:p text:style-name="P1">3.65338 <text:s/>2.94952 <text:s/>5.13437 <text:s/>2.38532 <text:s/>1.89292 <text:s/>1.97625 <text:s/>0.90335 <text:s/></text:p>
      <text:p text:style-name="P1">iteration is :800</text:p>
      <text:p text:style-name="P1">pso_woa_fitness is :228.47</text:p>
      <text:p text:style-name="P1">3.65337 <text:s/>2.94952 <text:s/>5.13438 <text:s/>2.38532 <text:s/>1.89292 <text:s/>1.97625 <text:s/>0.903345 <text:s/></text:p>
      <text:p text:style-name="P1">iteration is :900</text:p>
      <text:p text:style-name="P1">pso_woa_fitness is :228.47</text:p>
      <text:p text:style-name="P1">3.65338 <text:s/>2.94948 <text:s/>5.13432 <text:s/>2.38534 <text:s/>1.89298 <text:s/>1.97626 <text:s/>0.903354 <text:s/></text:p>
      <text:p text:style-name="P1">best fitness found is: <text:s text:c="2"/>228.47</text:p>
      <text:p text:style-name="P1">3.65338 <text:s/>2.94948 <text:s/>5.13432 <text:s/>2.38534 <text:s/>1.89298 <text:s/>1.97626 <text:s/>0.903354 <text:s/></text:p>
      <text:p text:style-name="P1">time = 2004.82s</text:p>
      <text:p text:style-name="P1">第1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11.6</text:p>
      <text:p text:style-name="P1">1.3514 <text:s/>2.42829 <text:s/>2.23468 <text:s/>-0.26497 <text:s/>-1.41539 <text:s/>-2.0944 <text:s/>-0.0720802 <text:s/></text:p>
      <text:p text:style-name="P1">iteration is :200</text:p>
      <text:p text:style-name="P1">pso_woa_fitness is :890.629</text:p>
      <text:p text:style-name="P1">0.721087 <text:s/>0.673335 <text:s/>3.0148 <text:s/>-2.74944 <text:s/>-2.40963 <text:s/>-2.0944 <text:s/>-1.22426 <text:s/></text:p>
      <text:p text:style-name="P1">iteration is :300</text:p>
      <text:p text:style-name="P1">pso_woa_fitness is :772.733</text:p>
      <text:p text:style-name="P1">1.4413 <text:s/>0.85381 <text:s/>2.20836 <text:s/>-1.98222 <text:s/>-1.65598 <text:s/>-2.0944 <text:s/>-1.30953 <text:s/></text:p>
      <text:p text:style-name="P1">iteration is :400</text:p>
      <text:p text:style-name="P1">pso_woa_fitness is :335.236</text:p>
      <text:p text:style-name="P1">0.563492 <text:s/>0.474368 <text:s/>3.34159 <text:s/>-2.68267 <text:s/>-2.35287 <text:s/>-2.08869 <text:s/>-1.56172 <text:s/></text:p>
      <text:p text:style-name="P1">iteration is :500</text:p>
      <text:p text:style-name="P1">pso_woa_fitness is :136.393</text:p>
      <text:p text:style-name="P1">0.947166 <text:s/>0.392699 <text:s/>3.94344 <text:s/>-2.99358 <text:s/>-3.20881 <text:s/>-2.0944 <text:s/>-1.95749 <text:s/></text:p>
      <text:p text:style-name="P1">iteration is :600</text:p>
      <text:p text:style-name="P1">pso_woa_fitness is :65.7045</text:p>
      <text:p text:style-name="P1">0.930103 <text:s/>0.413854 <text:s/>3.8093 <text:s/>-2.95355 <text:s/>-3.14459 <text:s/>-2.09439 <text:s/>-1.89323 <text:s/></text:p>
      <text:p text:style-name="P1">iteration is :700</text:p>
      <text:p text:style-name="P1">pso_woa_fitness is :65.4288</text:p>
      <text:p text:style-name="P1">0.927451 <text:s/>0.412174 <text:s/>3.84322 <text:s/>-2.95684 <text:s/>-3.1782 <text:s/>-2.0944 <text:s/>-1.8958 <text:s/></text:p>
      <text:p text:style-name="P1">iteration is :800</text:p>
      <text:p text:style-name="P1"><text:soft-page-break/>pso_woa_fitness is :65.4282</text:p>
      <text:p text:style-name="P1">0.927287 <text:s/>0.412208 <text:s/>3.84441 <text:s/>-2.95683 <text:s/>-3.17935 <text:s/>-2.0944 <text:s/>-1.89589 <text:s/></text:p>
      <text:p text:style-name="P1">iteration is :900</text:p>
      <text:p text:style-name="P1">pso_woa_fitness is :65.4282</text:p>
      <text:p text:style-name="P1">0.927288 <text:s/>0.412207 <text:s/>3.84441 <text:s/>-2.95683 <text:s/>-3.17934 <text:s/>-2.0944 <text:s/>-1.89589 <text:s/></text:p>
      <text:p text:style-name="P5">best fitness found is: <text:s text:c="2"/>65.4281</text:p>
      <text:p text:style-name="P5">0.927275 <text:s/>0.412214 <text:s/>3.84453 <text:s/>-2.95683 <text:s/>-3.17947 <text:s/>-2.0944 <text:s/>-1.8959 <text:s/></text:p>
      <text:p text:style-name="P5">time = 2004.79s</text:p>
      <text:p text:style-name="P1">第1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26.16</text:p>
      <text:p text:style-name="P1">4.79415 <text:s/>3.14159 <text:s/>4.78609 <text:s/>5.86348 <text:s/>-1.17065 <text:s/>-1.26862 <text:s/>5.3111 <text:s/></text:p>
      <text:p text:style-name="P1">iteration is :200</text:p>
      <text:p text:style-name="P1">pso_woa_fitness is :1033.15</text:p>
      <text:p text:style-name="P1">4.22844 <text:s/>2.81967 <text:s/>3.1174 <text:s/>4.13327 <text:s/>0.983805 <text:s/>-1.44057 <text:s/>4.74167 <text:s/></text:p>
      <text:p text:style-name="P1">iteration is :300</text:p>
      <text:p text:style-name="P1">pso_woa_fitness is :1089.82</text:p>
      <text:p text:style-name="P1">4.09102 <text:s/>3.14159 <text:s/>3.12599 <text:s/>4.70085 <text:s/>1.02786 <text:s/>-2.0601 <text:s/>4.06073 <text:s/></text:p>
      <text:p text:style-name="P1">iteration is :400</text:p>
      <text:p text:style-name="P1">pso_woa_fitness is :617.335</text:p>
      <text:p text:style-name="P1">4.46748 <text:s/>2.87516 <text:s/>2.07927 <text:s/>2.29489 <text:s/>1.68666 <text:s/>-2.01337 <text:s/>5.00877 <text:s/></text:p>
      <text:p text:style-name="P1">iteration is :500</text:p>
      <text:p text:style-name="P1">pso_woa_fitness is :300.268</text:p>
      <text:p text:style-name="P1">4.18711 <text:s/>2.80754 <text:s/>2.51606 <text:s/>2.85053 <text:s/>1.39611 <text:s/>-1.94974 <text:s/>4.65638 <text:s/></text:p>
      <text:p text:style-name="P1">iteration is :600</text:p>
      <text:p text:style-name="P1">pso_woa_fitness is :257.694</text:p>
      <text:p text:style-name="P1">4.09277 <text:s/>2.97068 <text:s/>2.3507 <text:s/>3.219 <text:s/>1.5725 <text:s/>-1.96244 <text:s/>4.44711 <text:s/></text:p>
      <text:p text:style-name="P1">iteration is :7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iteration is :8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iteration is :9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best fitness found is: <text:s text:c="2"/>256.874</text:p>
      <text:p text:style-name="P1">4.07343 <text:s/>2.9752 <text:s/>2.32589 <text:s/>3.25077 <text:s/>1.59985 <text:s/>-1.95804 <text:s/>4.4332 <text:s/></text:p>
      <text:p text:style-name="P1">time = 2005.2s</text:p>
      <text:p text:style-name="P1">第1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69.99</text:p>
      <text:p text:style-name="P1">4.99323 <text:s/>2.79735 <text:s/>5.87104 <text:s/>3.95504 <text:s/>2.87248 <text:s/>2.0944 <text:s/>2.18543 <text:s/></text:p>
      <text:p text:style-name="P1">iteration is :200</text:p>
      <text:p text:style-name="P1"><text:soft-page-break/>pso_woa_fitness is :1100.76</text:p>
      <text:p text:style-name="P1">3.62935 <text:s/>2.92854 <text:s/>4.1594 <text:s/>2.64868 <text:s/>2.7422 <text:s/>2.0944 <text:s/>1.28922 <text:s/></text:p>
      <text:p text:style-name="P1">iteration is :300</text:p>
      <text:p text:style-name="P1">pso_woa_fitness is :636.545</text:p>
      <text:p text:style-name="P1">4.30171 <text:s/>3.1325 <text:s/>5.67715 <text:s/>1.70855 <text:s/>1.94181 <text:s/>2.0944 <text:s/>0.0790584 <text:s/></text:p>
      <text:p text:style-name="P1">iteration is :400</text:p>
      <text:p text:style-name="P1">pso_woa_fitness is :350.247</text:p>
      <text:p text:style-name="P1">3.33408 <text:s/>2.87371 <text:s/>5.47889 <text:s/>1.88601 <text:s/>1.70446 <text:s/>2.025 <text:s/>0.481349 <text:s/></text:p>
      <text:p text:style-name="P1">iteration is :500</text:p>
      <text:p text:style-name="P1">pso_woa_fitness is :245.829</text:p>
      <text:p text:style-name="P1">3.75655 <text:s/>3.02099 <text:s/>5.32185 <text:s/>2.4462 <text:s/>1.62806 <text:s/>1.91313 <text:s/>0.861572 <text:s/></text:p>
      <text:p text:style-name="P1">iteration is :600</text:p>
      <text:p text:style-name="P1">pso_woa_fitness is :227.16</text:p>
      <text:p text:style-name="P1">3.663 <text:s/>2.9857 <text:s/>5.22937 <text:s/>2.38741 <text:s/>1.79947 <text:s/>1.93402 <text:s/>0.901243 <text:s/></text:p>
      <text:p text:style-name="P1">iteration is :700</text:p>
      <text:p text:style-name="P1">pso_woa_fitness is :227.015</text:p>
      <text:p text:style-name="P1">3.66635 <text:s/>2.99 <text:s/>5.24194 <text:s/>2.3871 <text:s/>1.78578 <text:s/>1.92876 <text:s/>0.898745 <text:s/></text:p>
      <text:p text:style-name="P1">iteration is :800</text:p>
      <text:p text:style-name="P1">pso_woa_fitness is :227.014</text:p>
      <text:p text:style-name="P1">3.66656 <text:s/>2.99009 <text:s/>5.24235 <text:s/>2.38739 <text:s/>1.78537 <text:s/>1.92851 <text:s/>0.898842 <text:s/></text:p>
      <text:p text:style-name="P1">iteration is :900</text:p>
      <text:p text:style-name="P1">pso_woa_fitness is :227.014</text:p>
      <text:p text:style-name="P1">3.66661 <text:s/>2.99011 <text:s/>5.24243 <text:s/>2.38745 <text:s/>1.78529 <text:s/>1.92846 <text:s/>0.898864 <text:s/></text:p>
      <text:p text:style-name="P1">best fitness found is: <text:s text:c="2"/>227.014</text:p>
      <text:p text:style-name="P1">3.66661 <text:s/>2.99011 <text:s/>5.24244 <text:s/>2.38745 <text:s/>1.78529 <text:s/>1.92846 <text:s/>0.898865 <text:s/></text:p>
      <text:p text:style-name="P1">time = 2006.38s</text:p>
      <text:p text:style-name="P1">第1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27.18</text:p>
      <text:p text:style-name="P1">4.20106 <text:s/>0.991745 <text:s/>3.01986 <text:s/>2.21838 <text:s/>2.66006 <text:s/>2.0944 <text:s/>3.95913 <text:s/></text:p>
      <text:p text:style-name="P1">iteration is :200</text:p>
      <text:p text:style-name="P1">pso_woa_fitness is :1017.03</text:p>
      <text:p text:style-name="P1">2.71206 <text:s/>1.73519 <text:s/>3.20695 <text:s/>0.947562 <text:s/>-3.64774 <text:s/>2.0944 <text:s/>2.25028 <text:s/></text:p>
      <text:p text:style-name="P1">iteration is :300</text:p>
      <text:p text:style-name="P1">pso_woa_fitness is :979.2</text:p>
      <text:p text:style-name="P1">4.34796 <text:s/>2.35199 <text:s/>3.7671 <text:s/>1.99971 <text:s/>-2.97928 <text:s/>2.0944 <text:s/>0.679945 <text:s/></text:p>
      <text:p text:style-name="P1">iteration is :400</text:p>
      <text:p text:style-name="P1">pso_woa_fitness is :702.973</text:p>
      <text:p text:style-name="P1">4.13416 <text:s/>2.59981 <text:s/>3.28713 <text:s/>2.57359 <text:s/>-2.83361 <text:s/>2.0944 <text:s/>1.21458 <text:s/></text:p>
      <text:p text:style-name="P1">iteration is :500</text:p>
      <text:p text:style-name="P1">pso_woa_fitness is :314.685</text:p>
      <text:p text:style-name="P1">3.94031 <text:s/>2.69041 <text:s/>4.13997 <text:s/>2.66641 <text:s/>-3.4737 <text:s/>2.0944 <text:s/>1.20517 <text:s/></text:p>
      <text:p text:style-name="P1">iteration is :600</text:p>
      <text:p text:style-name="P1">pso_woa_fitness is :252.435</text:p>
      <text:p text:style-name="P1">3.7301 <text:s/>2.74066 <text:s/>4.52337 <text:s/>2.47295 <text:s/>-3.8208 <text:s/>2.09324 <text:s/>1.14029 <text:s/></text:p>
      <text:p text:style-name="P1">iteration is :700</text:p>
      <text:p text:style-name="P1">pso_woa_fitness is :252.16</text:p>
      <text:p text:style-name="P1">3.70727 <text:s/>2.74253 <text:s/>4.55561 <text:s/>2.4487 <text:s/>-3.84737 <text:s/>2.09328 <text:s/>1.1298 <text:s/></text:p>
      <text:p text:style-name="P1"><text:soft-page-break/>iteration is :800</text:p>
      <text:p text:style-name="P1">pso_woa_fitness is :252.16</text:p>
      <text:p text:style-name="P1">3.70735 <text:s/>2.74252 <text:s/>4.5555 <text:s/>2.44877 <text:s/>-3.84729 <text:s/>2.09328 <text:s/>1.12982 <text:s/></text:p>
      <text:p text:style-name="P1">iteration is :900</text:p>
      <text:p text:style-name="P1">pso_woa_fitness is :252.16</text:p>
      <text:p text:style-name="P1">3.70735 <text:s/>2.74252 <text:s/>4.5555 <text:s/>2.44877 <text:s/>-3.84729 <text:s/>2.09328 <text:s/>1.12982 <text:s/></text:p>
      <text:p text:style-name="P1">best fitness found is: <text:s text:c="2"/>252.16</text:p>
      <text:p text:style-name="P1">3.70735 <text:s/>2.74252 <text:s/>4.55551 <text:s/>2.44877 <text:s/>-3.84729 <text:s/>2.09328 <text:s/>1.12982 <text:s/></text:p>
      <text:p text:style-name="P1">time = 2005.66s</text:p>
      <text:p text:style-name="P1">第1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880.509</text:p>
      <text:p text:style-name="P1">2.92346 <text:s/>3.14159 <text:s/>6.28319 <text:s/>2.09301 <text:s/>-0.367686 <text:s/>1.02184 <text:s/>0.538406 <text:s/></text:p>
      <text:p text:style-name="P1">iteration is :200</text:p>
      <text:p text:style-name="P1">pso_woa_fitness is :1307.85</text:p>
      <text:p text:style-name="P1">4.70351 <text:s/>3.14159 <text:s/>6.28319 <text:s/>2.39682 <text:s/>0.33709 <text:s/>2.04472 <text:s/>-0.0267251 <text:s/></text:p>
      <text:p text:style-name="P1">iteration is :300</text:p>
      <text:p text:style-name="P1">pso_woa_fitness is :637.903</text:p>
      <text:p text:style-name="P1">4.2119 <text:s/>3.14159 <text:s/>6.28319 <text:s/>2.74487 <text:s/>0.389905 <text:s/>1.50833 <text:s/>0.861871 <text:s/></text:p>
      <text:p text:style-name="P1">iteration is :400</text:p>
      <text:p text:style-name="P1">pso_woa_fitness is :641.12</text:p>
      <text:p text:style-name="P1">4.23671 <text:s/>3.13383 <text:s/>6.2618 <text:s/>2.18972 <text:s/>0.549398 <text:s/>1.48999 <text:s/>0.64245 <text:s/></text:p>
      <text:p text:style-name="P1">iteration is :500</text:p>
      <text:p text:style-name="P1">pso_woa_fitness is :294.674</text:p>
      <text:p text:style-name="P1">3.9943 <text:s/>3.14159 <text:s/>6.28278 <text:s/>2.70176 <text:s/>0.729796 <text:s/>1.63067 <text:s/>1.17722 <text:s/></text:p>
      <text:p text:style-name="P1">iteration is :600</text:p>
      <text:p text:style-name="P1">pso_woa_fitness is :284.882</text:p>
      <text:p text:style-name="P1">4.0188 <text:s/>3.14144 <text:s/>6.28314 <text:s/>2.77122 <text:s/>0.722484 <text:s/>1.69075 <text:s/>1.20677 <text:s/></text:p>
      <text:p text:style-name="P1">iteration is :700</text:p>
      <text:p text:style-name="P1">pso_woa_fitness is :284.728</text:p>
      <text:p text:style-name="P1">4.02355 <text:s/>3.14144 <text:s/>6.28314 <text:s/>2.77848 <text:s/>0.719872 <text:s/>1.69763 <text:s/>1.20756 <text:s/></text:p>
      <text:p text:style-name="P1">iteration is :800</text:p>
      <text:p text:style-name="P1">pso_woa_fitness is :284.728</text:p>
      <text:p text:style-name="P1">4.02355 <text:s/>3.14144 <text:s/>6.28314 <text:s/>2.77855 <text:s/>0.719872 <text:s/>1.69768 <text:s/>1.2076 <text:s/></text:p>
      <text:p text:style-name="P1">iteration is :900</text:p>
      <text:p text:style-name="P1">pso_woa_fitness is :284.728</text:p>
      <text:p text:style-name="P1">4.02355 <text:s/>3.14144 <text:s/>6.28314 <text:s/>2.77855 <text:s/>0.719872 <text:s/>1.69768 <text:s/>1.2076 <text:s/></text:p>
      <text:p text:style-name="P1">best fitness found is: <text:s text:c="2"/>284.728</text:p>
      <text:p text:style-name="P1">4.02355 <text:s/>3.14144 <text:s/>6.28314 <text:s/>2.77854 <text:s/>0.719873 <text:s/>1.69768 <text:s/>1.2076 <text:s/></text:p>
      <text:p text:style-name="P1">time = 2011.31s</text:p>
      <text:p text:style-name="P1">第1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914.87</text:p>
      <text:p text:style-name="P1">-0.573646 <text:s/>2.10724 <text:s/>-4.01236 <text:s/>-1.06789 <text:s/>-2.025 <text:s/>1.22875 <text:s/>-1.87972 <text:s/></text:p>
      <text:p text:style-name="P1"><text:soft-page-break/>iteration is :200</text:p>
      <text:p text:style-name="P1">pso_woa_fitness is :769.783</text:p>
      <text:p text:style-name="P1">4.1338 <text:s/>2.74341 <text:s/>2.11344 <text:s/>2.7857 <text:s/>-1.43724 <text:s/>1.83084 <text:s/>1.45551 <text:s/></text:p>
      <text:p text:style-name="P1">iteration is :300</text:p>
      <text:p text:style-name="P1">pso_woa_fitness is :1146.84</text:p>
      <text:p text:style-name="P1">4.98899 <text:s/>3.14159 <text:s/>2.77847 <text:s/>3.85225 <text:s/>-1.58576 <text:s/>2.0944 <text:s/>1.36215 <text:s/></text:p>
      <text:p text:style-name="P1">iteration is :400</text:p>
      <text:p text:style-name="P1">pso_woa_fitness is :529.816</text:p>
      <text:p text:style-name="P1">3.91663 <text:s/>3.05422 <text:s/>1.82123 <text:s/>3.27138 <text:s/>-0.723859 <text:s/>2.048 <text:s/>1.42848 <text:s/></text:p>
      <text:p text:style-name="P1">iteration is :500</text:p>
      <text:p text:style-name="P1">pso_woa_fitness is :254.738</text:p>
      <text:p text:style-name="P1">4.00106 <text:s/>3.00013 <text:s/>2.18054 <text:s/>3.36609 <text:s/>-1.48184 <text:s/>1.92295 <text:s/>1.24761 <text:s/></text:p>
      <text:p text:style-name="P1">iteration is :600</text:p>
      <text:p text:style-name="P1">pso_woa_fitness is :223.313</text:p>
      <text:p text:style-name="P1">3.9385 <text:s/>2.91728 <text:s/>1.27233 <text:s/>3.31683 <text:s/>-0.502734 <text:s/>1.94347 <text:s/>1.3302 <text:s/></text:p>
      <text:p text:style-name="P1">iteration is :700</text:p>
      <text:p text:style-name="P1">pso_woa_fitness is :218.862</text:p>
      <text:p text:style-name="P1">3.9152 <text:s/>2.89401 <text:s/>1.24658 <text:s/>3.34001 <text:s/>-0.466784 <text:s/>1.93879 <text:s/>1.3247 <text:s/></text:p>
      <text:p text:style-name="P1">iteration is :800</text:p>
      <text:p text:style-name="P1">pso_woa_fitness is :218.862</text:p>
      <text:p text:style-name="P1">3.91513 <text:s/>2.89396 <text:s/>1.24663 <text:s/>3.34008 <text:s/>-0.466803 <text:s/>1.93878 <text:s/>1.32468 <text:s/></text:p>
      <text:p text:style-name="P1">iteration is :900</text:p>
      <text:p text:style-name="P1">pso_woa_fitness is :218.862</text:p>
      <text:p text:style-name="P1">3.91512 <text:s/>2.89395 <text:s/>1.24664 <text:s/>3.34009 <text:s/>-0.466806 <text:s/>1.93877 <text:s/>1.32468 <text:s/></text:p>
      <text:p text:style-name="P1">best fitness found is: <text:s text:c="2"/>218.862</text:p>
      <text:p text:style-name="P1">3.91512 <text:s/>2.89395 <text:s/>1.24664 <text:s/>3.34009 <text:s/>-0.466806 <text:s/>1.93877 <text:s/>1.32468 <text:s/></text:p>
      <text:p text:style-name="P1">time = 2004.98s</text:p>
      <text:p text:style-name="P1">第1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85.01</text:p>
      <text:p text:style-name="P1">3.88202 <text:s/>3.14159 <text:s/>1.79949 <text:s/>1.82377 <text:s/>0.192048 <text:s/>1.37142 <text:s/>2.90412 <text:s/></text:p>
      <text:p text:style-name="P1">iteration is :200</text:p>
      <text:p text:style-name="P1">pso_woa_fitness is :1163.91</text:p>
      <text:p text:style-name="P1">3.53239 <text:s/>2.58525 <text:s/>-1.1091 <text:s/>3.96928 <text:s/>1.38572 <text:s/>1.74856 <text:s/>0.358069 <text:s/></text:p>
      <text:p text:style-name="P1">iteration is :300</text:p>
      <text:p text:style-name="P1">pso_woa_fitness is :905.463</text:p>
      <text:p text:style-name="P1">3.10967 <text:s/>2.28814 <text:s/>0.758237 <text:s/>4.21815 <text:s/>0.155103 <text:s/>1.79512 <text:s/>1.61523 <text:s/></text:p>
      <text:p text:style-name="P1">iteration is :400</text:p>
      <text:p text:style-name="P1">pso_woa_fitness is :398.066</text:p>
      <text:p text:style-name="P1">3.96777 <text:s/>3.06774 <text:s/>0.0289788 <text:s/>2.90121 <text:s/>0.858262 <text:s/>1.52346 <text:s/>1.20208 <text:s/></text:p>
      <text:p text:style-name="P1">iteration is :500</text:p>
      <text:p text:style-name="P1">pso_woa_fitness is :151.506</text:p>
      <text:p text:style-name="P1">3.93976 <text:s/>2.93579 <text:s/>-0.400275 <text:s/>2.93818 <text:s/>1.17075 <text:s/>1.74935 <text:s/>1.15684 <text:s/></text:p>
      <text:p text:style-name="P1">iteration is :600</text:p>
      <text:p text:style-name="P1">pso_woa_fitness is :135.187</text:p>
      <text:p text:style-name="P1">3.97023 <text:s/>2.84182 <text:s/>-0.67773 <text:s/>3.09072 <text:s/>1.44725 <text:s/>1.78686 <text:s/>1.20238 <text:s/></text:p>
      <text:p text:style-name="P1">iteration is :700</text:p>
      <text:p text:style-name="P1">pso_woa_fitness is :135.13</text:p>
      <text:p text:style-name="P1"><text:soft-page-break/>3.97119 <text:s/>2.83945 <text:s/>-0.684894 <text:s/>3.09267 <text:s/>1.45425 <text:s/>1.78669 <text:s/>1.20193 <text:s/></text:p>
      <text:p text:style-name="P1">iteration is :800</text:p>
      <text:p text:style-name="P1">pso_woa_fitness is :135.13</text:p>
      <text:p text:style-name="P1">3.97119 <text:s/>2.83945 <text:s/>-0.684894 <text:s/>3.09267 <text:s/>1.45425 <text:s/>1.78669 <text:s/>1.20193 <text:s/></text:p>
      <text:p text:style-name="P1">iteration is :900</text:p>
      <text:p text:style-name="P1">pso_woa_fitness is :135.13</text:p>
      <text:p text:style-name="P1">3.97119 <text:s/>2.83945 <text:s/>-0.684894 <text:s/>3.09267 <text:s/>1.45425 <text:s/>1.78669 <text:s/>1.20193 <text:s/></text:p>
      <text:p text:style-name="P1">best fitness found is: <text:s text:c="2"/>135.13</text:p>
      <text:p text:style-name="P1">3.97119 <text:s/>2.83945 <text:s/>-0.684894 <text:s/>3.09267 <text:s/>1.45425 <text:s/>1.78669 <text:s/>1.20193 <text:s/></text:p>
      <text:p text:style-name="P1">time = 2004.83s</text:p>
      <text:p text:style-name="P1">第2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65.063</text:p>
      <text:p text:style-name="P1">2.73013 <text:s/>2.42883 <text:s/>1.25523 <text:s/>1.50916 <text:s/>3.04139 <text:s/>1.49301 <text:s/>0.347752 <text:s/></text:p>
      <text:p text:style-name="P1">iteration is :200</text:p>
      <text:p text:style-name="P1">pso_woa_fitness is :596.858</text:p>
      <text:p text:style-name="P1">0.631589 <text:s/>1.0302 <text:s/>1.98985 <text:s/>3.00069 <text:s/>-4.35139 <text:s/>2.0944 <text:s/>0.377725 <text:s/></text:p>
      <text:p text:style-name="P1">iteration is :300</text:p>
      <text:p text:style-name="P1">pso_woa_fitness is :717.706</text:p>
      <text:p text:style-name="P1">0.332387 <text:s/>0.733659 <text:s/>0.485857 <text:s/>2.82882 <text:s/>-2.99382 <text:s/>2.0944 <text:s/>1.44028 <text:s/></text:p>
      <text:p text:style-name="P1">iteration is :400</text:p>
      <text:p text:style-name="P1">pso_woa_fitness is :419.238</text:p>
      <text:p text:style-name="P1">0.45264 <text:s/>0.690715 <text:s/>1.52321 <text:s/>2.56539 <text:s/>-4.0049 <text:s/>2.0944 <text:s/>0.739286 <text:s/></text:p>
      <text:p text:style-name="P1">iteration is :500</text:p>
      <text:p text:style-name="P1">pso_woa_fitness is :89.2388</text:p>
      <text:p text:style-name="P1">0.894593 <text:s/>0.503184 <text:s/>1.22319 <text:s/>2.87302 <text:s/>-3.75665 <text:s/>2.0944 <text:s/>1.019 <text:s/></text:p>
      <text:p text:style-name="P1">iteration is :600</text:p>
      <text:p text:style-name="P1">pso_woa_fitness is :58.3089</text:p>
      <text:p text:style-name="P1">0.882528 <text:s/>0.583073 <text:s/>1.10595 <text:s/>2.82623 <text:s/>-3.62209 <text:s/>2.09439 <text:s/>0.99161 <text:s/></text:p>
      <text:p text:style-name="P1">iteration is :7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1">iteration is :8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1">iteration is :9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5">best fitness found is: <text:s text:c="2"/>58.3078</text:p>
      <text:p text:style-name="P5">0.882534 <text:s/>0.583075 <text:s/>1.10593 <text:s/>2.82623 <text:s/>-3.62207 <text:s/>2.09439 <text:s/>0.991613 <text:s/></text:p>
      <text:p text:style-name="P5">time = 2004.75s</text:p>
      <text:p text:style-name="P1">第2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480.04</text:p>
      <text:p text:style-name="P1"><text:soft-page-break/>3.28442 <text:s/>2.0324 <text:s/>1.66244 <text:s/>-3.64017 <text:s/>-3.11953 <text:s/>-0.160609 <text:s/>-2.52404 <text:s/></text:p>
      <text:p text:style-name="P1">iteration is :200</text:p>
      <text:p text:style-name="P1">pso_woa_fitness is :2245.12</text:p>
      <text:p text:style-name="P1">3.25449 <text:s/>2.98849 <text:s/>3.21675 <text:s/>2.84555 <text:s/>0.901868 <text:s/>-1.13442 <text:s/>-0.884732 <text:s/></text:p>
      <text:p text:style-name="P1">iteration is :300</text:p>
      <text:p text:style-name="P1">pso_woa_fitness is :2280.89</text:p>
      <text:p text:style-name="P1">1.15256 <text:s/>0.919366 <text:s/>-0.62325 <text:s/>0.534908 <text:s/>-3.79898 <text:s/>-1.26252 <text:s/>-2.46178 <text:s/></text:p>
      <text:p text:style-name="P1">iteration is :400</text:p>
      <text:p text:style-name="P1">pso_woa_fitness is :2068.62</text:p>
      <text:p text:style-name="P1">1.84335 <text:s/>0.803308 <text:s/>-1.88749 <text:s/>4.46664 <text:s/>-1.77055 <text:s/>2.0944 <text:s/>-0.987297 <text:s/></text:p>
      <text:p text:style-name="P1">iteration is :500</text:p>
      <text:p text:style-name="P1">pso_woa_fitness is :107.661</text:p>
      <text:p text:style-name="P1">0.964273 <text:s/>0.601108 <text:s/>0.745693 <text:s/>2.87213 <text:s/>-3.28886 <text:s/>2.0944 <text:s/>1.03417 <text:s/></text:p>
      <text:p text:style-name="P1">iteration is :600</text:p>
      <text:p text:style-name="P1">pso_woa_fitness is :58.8202</text:p>
      <text:p text:style-name="P1">0.882247 <text:s/>0.582629 <text:s/>1.109 <text:s/>2.82608 <text:s/>-3.6252 <text:s/>2.0944 <text:s/>0.991086 <text:s/></text:p>
      <text:p text:style-name="P1">iteration is :700</text:p>
      <text:p text:style-name="P1">pso_woa_fitness is :58.5794</text:p>
      <text:p text:style-name="P1">0.881169 <text:s/>0.582477 <text:s/>1.11164 <text:s/>2.82523 <text:s/>-3.62744 <text:s/>2.0944 <text:s/>0.99087 <text:s/></text:p>
      <text:p text:style-name="P1">iteration is :800</text:p>
      <text:p text:style-name="P1">pso_woa_fitness is :58.5778</text:p>
      <text:p text:style-name="P1">0.881168 <text:s/>0.582476 <text:s/>1.11164 <text:s/>2.82523 <text:s/>-3.62745 <text:s/>2.0944 <text:s/>0.990869 <text:s/></text:p>
      <text:p text:style-name="P1">iteration is :900</text:p>
      <text:p text:style-name="P1">pso_woa_fitness is :58.5778</text:p>
      <text:p text:style-name="P1">0.881168 <text:s/>0.582476 <text:s/>1.11164 <text:s/>2.82523 <text:s/>-3.62745 <text:s/>2.0944 <text:s/>0.990869 <text:s/></text:p>
      <text:p text:style-name="P5">best fitness found is: <text:s text:c="2"/>58.5778</text:p>
      <text:p text:style-name="P5">0.881168 <text:s/>0.582476 <text:s/>1.11164 <text:s/>2.82523 <text:s/>-3.62745 <text:s/>2.0944 <text:s/>0.990869 <text:s/></text:p>
      <text:p text:style-name="P5">time = 2004.76s</text:p>
      <text:p text:style-name="P1">第2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507.79</text:p>
      <text:p text:style-name="P1">2.90099 <text:s/>2.92598 <text:s/>4.60976 <text:s/>2.50157 <text:s/>2.50982 <text:s/>2.0944 <text:s/>0.563011 <text:s/></text:p>
      <text:p text:style-name="P1">iteration is :200</text:p>
      <text:p text:style-name="P1">pso_woa_fitness is :898.623</text:p>
      <text:p text:style-name="P1">3.27663 <text:s/>3.14159 <text:s/>5.72257 <text:s/>1.73658 <text:s/>1.98216 <text:s/>2.0944 <text:s/>0.858739 <text:s/></text:p>
      <text:p text:style-name="P1">iteration is :300</text:p>
      <text:p text:style-name="P1">pso_woa_fitness is :453.513</text:p>
      <text:p text:style-name="P1">3.663 <text:s/>3.07712 <text:s/>5.54675 <text:s/>2.65131 <text:s/>1.56688 <text:s/>1.73177 <text:s/>1.21763 <text:s/></text:p>
      <text:p text:style-name="P1">iteration is :400</text:p>
      <text:p text:style-name="P1">pso_woa_fitness is :528.034</text:p>
      <text:p text:style-name="P1">3.85667 <text:s/>3.14159 <text:s/>5.54757 <text:s/>2.45496 <text:s/>1.49717 <text:s/>2.08108 <text:s/>0.959111 <text:s/></text:p>
      <text:p text:style-name="P1">iteration is :500</text:p>
      <text:p text:style-name="P1">pso_woa_fitness is :250.625</text:p>
      <text:p text:style-name="P1">3.79722 <text:s/>3.12486 <text:s/>5.66527 <text:s/>2.468 <text:s/>1.36102 <text:s/>1.75363 <text:s/>0.963114 <text:s/></text:p>
      <text:p text:style-name="P1">iteration is :600</text:p>
      <text:p text:style-name="P1">pso_woa_fitness is :230.083</text:p>
      <text:p text:style-name="P1">3.71322 <text:s/>3.11286 <text:s/>5.52061 <text:s/>2.37007 <text:s/>1.50584 <text:s/>1.81738 <text:s/>0.911044 <text:s/></text:p>
      <text:p text:style-name="P1">iteration is :700</text:p>
      <text:p text:style-name="P1"><text:soft-page-break/>pso_woa_fitness is :229.909</text:p>
      <text:p text:style-name="P1">3.70642 <text:s/>3.11278 <text:s/>5.51628 <text:s/>2.35209 <text:s/>1.50982 <text:s/>1.8184 <text:s/>0.898277 <text:s/></text:p>
      <text:p text:style-name="P1">iteration is :800</text:p>
      <text:p text:style-name="P1">pso_woa_fitness is :229.909</text:p>
      <text:p text:style-name="P1">3.70642 <text:s/>3.11278 <text:s/>5.51628 <text:s/>2.35209 <text:s/>1.50982 <text:s/>1.8184 <text:s/>0.898277 <text:s/></text:p>
      <text:p text:style-name="P1">iteration is :900</text:p>
      <text:p text:style-name="P1">pso_woa_fitness is :229.909</text:p>
      <text:p text:style-name="P1">3.70642 <text:s/>3.11278 <text:s/>5.51628 <text:s/>2.35209 <text:s/>1.50982 <text:s/>1.8184 <text:s/>0.898279 <text:s/></text:p>
      <text:p text:style-name="P1">best fitness found is: <text:s text:c="2"/>229.909</text:p>
      <text:p text:style-name="P1">3.70641 <text:s/>3.11278 <text:s/>5.51628 <text:s/>2.35206 <text:s/>1.50982 <text:s/>1.8184 <text:s/>0.898255 <text:s/></text:p>
      <text:p text:style-name="P1">time = 2005.59s</text:p>
      <text:p text:style-name="P1">第2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33.34</text:p>
      <text:p text:style-name="P1">5.04648 <text:s/>2.83062 <text:s/>-0.065984 <text:s/>4.13923 <text:s/>1.40335 <text:s/>1.44002 <text:s/>2.22341 <text:s/></text:p>
      <text:p text:style-name="P1">iteration is :200</text:p>
      <text:p text:style-name="P1">pso_woa_fitness is :1090.75</text:p>
      <text:p text:style-name="P1">3.55835 <text:s/>3.06928 <text:s/>-0.190812 <text:s/>2.825 <text:s/>0.321757 <text:s/>2.0944 <text:s/>1.72051 <text:s/></text:p>
      <text:p text:style-name="P1">iteration is :300</text:p>
      <text:p text:style-name="P1">pso_woa_fitness is :879.003</text:p>
      <text:p text:style-name="P1">3.82363 <text:s/>2.60346 <text:s/>-1.36436 <text:s/>2.10656 <text:s/>1.89028 <text:s/>1.5881 <text:s/>0.214376 <text:s/></text:p>
      <text:p text:style-name="P1">iteration is :400</text:p>
      <text:p text:style-name="P1">pso_woa_fitness is :329.842</text:p>
      <text:p text:style-name="P1">4.08521 <text:s/>2.70341 <text:s/>-0.808377 <text:s/>3.4532 <text:s/>1.55629 <text:s/>1.98813 <text:s/>1.41839 <text:s/></text:p>
      <text:p text:style-name="P1">iteration is :500</text:p>
      <text:p text:style-name="P1">pso_woa_fitness is :159.603</text:p>
      <text:p text:style-name="P1">4.03268 <text:s/>2.79725 <text:s/>-0.960658 <text:s/>3.18094 <text:s/>1.7122 <text:s/>1.79804 <text:s/>1.21118 <text:s/></text:p>
      <text:p text:style-name="P1">iteration is :600</text:p>
      <text:p text:style-name="P1">pso_woa_fitness is :134.705</text:p>
      <text:p text:style-name="P1">3.99207 <text:s/>2.81442 <text:s/>-0.769542 <text:s/>3.13982 <text:s/>1.53752 <text:s/>1.79146 <text:s/>1.21692 <text:s/></text:p>
      <text:p text:style-name="P1">iteration is :700</text:p>
      <text:p text:style-name="P1">pso_woa_fitness is :134.694</text:p>
      <text:p text:style-name="P1">3.99006 <text:s/>2.81606 <text:s/>-0.764204 <text:s/>3.13661 <text:s/>1.53261 <text:s/>1.79103 <text:s/>1.21623 <text:s/></text:p>
      <text:p text:style-name="P1">iteration is :800</text:p>
      <text:p text:style-name="P1">pso_woa_fitness is :134.694</text:p>
      <text:p text:style-name="P1">3.99001 <text:s/>2.8161 <text:s/>-0.764078 <text:s/>3.13652 <text:s/>1.5325 <text:s/>1.79101 <text:s/>1.2162 <text:s/></text:p>
      <text:p text:style-name="P1">iteration is :900</text:p>
      <text:p text:style-name="P1">pso_woa_fitness is :134.694</text:p>
      <text:p text:style-name="P1">3.99001 <text:s/>2.8161 <text:s/>-0.764079 <text:s/>3.13652 <text:s/>1.5325 <text:s/>1.79101 <text:s/>1.2162 <text:s/></text:p>
      <text:p text:style-name="P1">best fitness found is: <text:s text:c="2"/>134.694</text:p>
      <text:p text:style-name="P1">3.99001 <text:s/>2.8161 <text:s/>-0.764079 <text:s/>3.13652 <text:s/>1.5325 <text:s/>1.79101 <text:s/>1.2162 <text:s/></text:p>
      <text:p text:style-name="P1">time = 2004.84s</text:p>
      <text:p text:style-name="P1">第2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<text:soft-page-break/>pso_woa_fitness is :1415.61</text:p>
      <text:p text:style-name="P1">3.22593 <text:s/>2.03015 <text:s/>0.87178 <text:s/>1.20111 <text:s/>2.73921 <text:s/>1.51591 <text:s/>2.10977 <text:s/></text:p>
      <text:p text:style-name="P1">iteration is :200</text:p>
      <text:p text:style-name="P1">pso_woa_fitness is :1266.32</text:p>
      <text:p text:style-name="P1">1.07157 <text:s/>1.09828 <text:s/>2.53349 <text:s/>-1.36047 <text:s/>1.52606 <text:s/>2.05368 <text:s/>1.74712 <text:s/></text:p>
      <text:p text:style-name="P1">iteration is :300</text:p>
      <text:p text:style-name="P1">pso_woa_fitness is :771.624</text:p>
      <text:p text:style-name="P1">0.229459 <text:s/>0.914056 <text:s/>4.19613 <text:s/>-2.27444 <text:s/>0.175098 <text:s/>2.01227 <text:s/>1.00939 <text:s/></text:p>
      <text:p text:style-name="P1">iteration is :400</text:p>
      <text:p text:style-name="P1">pso_woa_fitness is :435.606</text:p>
      <text:p text:style-name="P1">0.883114 <text:s/>0.779358 <text:s/>2.81255 <text:s/>-2.1993 <text:s/>1.08101 <text:s/>2.0944 <text:s/>1.66964 <text:s/></text:p>
      <text:p text:style-name="P1">iteration is :500</text:p>
      <text:p text:style-name="P1">pso_woa_fitness is :104.628</text:p>
      <text:p text:style-name="P1">1.03806 <text:s/>0.368462 <text:s/>3.2213 <text:s/>-2.98679 <text:s/>0.572411 <text:s/>2.08651 <text:s/>1.23928 <text:s/></text:p>
      <text:p text:style-name="P1">iteration is :600</text:p>
      <text:p text:style-name="P1">pso_woa_fitness is :67.4688</text:p>
      <text:p text:style-name="P1">0.94546 <text:s/>0.434316 <text:s/>3.69057 <text:s/>-2.95293 <text:s/>0.162062 <text:s/>2.09439 <text:s/>1.23247 <text:s/></text:p>
      <text:p text:style-name="P1">iteration is :700</text:p>
      <text:p text:style-name="P1">pso_woa_fitness is :67.3979</text:p>
      <text:p text:style-name="P1">0.944335 <text:s/>0.433726 <text:s/>3.70402 <text:s/>-2.9546 <text:s/>0.149168 <text:s/>2.09439 <text:s/>1.2312 <text:s/></text:p>
      <text:p text:style-name="P1">iteration is :800</text:p>
      <text:p text:style-name="P1">pso_woa_fitness is :67.3979</text:p>
      <text:p text:style-name="P1">0.944335 <text:s/>0.433726 <text:s/>3.70402 <text:s/>-2.9546 <text:s/>0.149172 <text:s/>2.09439 <text:s/>1.2312 <text:s/></text:p>
      <text:p text:style-name="P1">iteration is :900</text:p>
      <text:p text:style-name="P1">pso_woa_fitness is :67.3979</text:p>
      <text:p text:style-name="P1">0.944336 <text:s/>0.433727 <text:s/>3.70401 <text:s/>-2.9546 <text:s/>0.149184 <text:s/>2.09439 <text:s/>1.2312 <text:s/></text:p>
      <text:p text:style-name="P5">best fitness found is: <text:s text:c="2"/>67.3979</text:p>
      <text:p text:style-name="P5">0.944335 <text:s/>0.433726 <text:s/>3.70402 <text:s/>-2.9546 <text:s/>0.149177 <text:s/>2.09439 <text:s/>1.2312 <text:s/></text:p>
      <text:p text:style-name="P5">time = 2007.16s</text:p>
      <text:p text:style-name="P1">第2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95.84</text:p>
      <text:p text:style-name="P1">3.90447 <text:s/>3.11723 <text:s/>0.783357 <text:s/>0.310205 <text:s/>-2.14542 <text:s/>2.0944 <text:s/>1.22358 <text:s/></text:p>
      <text:p text:style-name="P1">iteration is :200</text:p>
      <text:p text:style-name="P1">pso_woa_fitness is :1503.2</text:p>
      <text:p text:style-name="P1">4.56507 <text:s/>2.98459 <text:s/>4.30358 <text:s/>4.40911 <text:s/>0.741285 <text:s/>1.24106 <text:s/>1.80746 <text:s/></text:p>
      <text:p text:style-name="P1">iteration is :300</text:p>
      <text:p text:style-name="P1">pso_woa_fitness is :1050.39</text:p>
      <text:p text:style-name="P1">3.9756 <text:s/>3.14159 <text:s/>1.96484 <text:s/>3.30853 <text:s/>-1.14486 <text:s/>2.0944 <text:s/>1.89895 <text:s/></text:p>
      <text:p text:style-name="P1">iteration is :400</text:p>
      <text:p text:style-name="P1">pso_woa_fitness is :548.632</text:p>
      <text:p text:style-name="P1">3.22561 <text:s/>2.90115 <text:s/>1.1436 <text:s/>4.29697 <text:s/>-0.669366 <text:s/>2.0944 <text:s/>0.988166 <text:s/></text:p>
      <text:p text:style-name="P1">iteration is :500</text:p>
      <text:p text:style-name="P1">pso_woa_fitness is :277.988</text:p>
      <text:p text:style-name="P1">3.66839 <text:s/>2.86707 <text:s/>1.57959 <text:s/>3.77779 <text:s/>-0.736862 <text:s/>2.08798 <text:s/>1.19284 <text:s/></text:p>
      <text:p text:style-name="P1">iteration is :600</text:p>
      <text:p text:style-name="P1">pso_woa_fitness is :223.683</text:p>
      <text:p text:style-name="P1">3.68934 <text:s/>2.67188 <text:s/>0.990506 <text:s/>3.73283 <text:s/>-0.0690544 <text:s/>2.08608 <text:s/>1.33459 <text:s/></text:p>
      <text:p text:style-name="P1"><text:soft-page-break/>iteration is :700</text:p>
      <text:p text:style-name="P1">pso_woa_fitness is :223.232</text:p>
      <text:p text:style-name="P1">3.69391 <text:s/>2.64872 <text:s/>0.928117 <text:s/>3.73846 <text:s/>0.00348679 <text:s/>2.08409 <text:s/>1.35001 <text:s/></text:p>
      <text:p text:style-name="P1">iteration is :800</text:p>
      <text:p text:style-name="P1">pso_woa_fitness is :223.232</text:p>
      <text:p text:style-name="P1">3.69394 <text:s/>2.64864 <text:s/>0.927903 <text:s/>3.73847 <text:s/>0.00372565 <text:s/>2.08408 <text:s/>1.35005 <text:s/></text:p>
      <text:p text:style-name="P1">iteration is :900</text:p>
      <text:p text:style-name="P1">pso_woa_fitness is :223.232</text:p>
      <text:p text:style-name="P1">3.69394 <text:s/>2.64865 <text:s/>0.92791 <text:s/>3.73847 <text:s/>0.00371808 <text:s/>2.08408 <text:s/>1.35005 <text:s/></text:p>
      <text:p text:style-name="P1">best fitness found is: <text:s text:c="2"/>223.232</text:p>
      <text:p text:style-name="P1">3.69393 <text:s/>2.64865 <text:s/>0.927912 <text:s/>3.73847 <text:s/>0.00371562 <text:s/>2.08408 <text:s/>1.35005 <text:s/></text:p>
      <text:p text:style-name="P1">time = 2004.85s</text:p>
      <text:p text:style-name="P1">第2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19.34</text:p>
      <text:p text:style-name="P1">-0.857143 <text:s/>0.504885 <text:s/>1.17381 <text:s/>1.07242 <text:s/>-5.43298 <text:s/>1.32549 <text:s/>-0.254229 <text:s/></text:p>
      <text:p text:style-name="P1">iteration is :200</text:p>
      <text:p text:style-name="P1">pso_woa_fitness is :901.736</text:p>
      <text:p text:style-name="P1">-0.0885485 <text:s/>0.158658 <text:s/>2.82996 <text:s/>2.16422 <text:s/>-4.87455 <text:s/>1.8355 <text:s/>0.239254 <text:s/></text:p>
      <text:p text:style-name="P1">iteration is :300</text:p>
      <text:p text:style-name="P1">pso_woa_fitness is :822.114</text:p>
      <text:p text:style-name="P1">0.391105 <text:s/>0.260061 <text:s/>2.90457 <text:s/>2.27277 <text:s/>-5.77603 <text:s/>1.75932 <text:s/>1.64258 <text:s/></text:p>
      <text:p text:style-name="P1">iteration is :400</text:p>
      <text:p text:style-name="P1">pso_woa_fitness is :359.316</text:p>
      <text:p text:style-name="P1">0.94187 <text:s/>0.695392 <text:s/>2.80273 <text:s/>3.68924 <text:s/>-4.54754 <text:s/>2.06178 <text:s/>1.76136 <text:s/></text:p>
      <text:p text:style-name="P1">iteration is :500</text:p>
      <text:p text:style-name="P1">pso_woa_fitness is :55.7954</text:p>
      <text:p text:style-name="P1">0.867242 <text:s/>0.296483 <text:s/>2.71096 <text:s/>2.87265 <text:s/>-5.18962 <text:s/>1.87299 <text:s/>1.06951 <text:s/></text:p>
      <text:p text:style-name="P1">iteration is :600</text:p>
      <text:p text:style-name="P1">pso_woa_fitness is :40.2947</text:p>
      <text:p text:style-name="P1">0.893511 <text:s/>0.312288 <text:s/>2.75422 <text:s/>2.93261 <text:s/>-5.23664 <text:s/>1.88645 <text:s/>1.09496 <text:s/></text:p>
      <text:p text:style-name="P1">iteration is :700</text:p>
      <text:p text:style-name="P1">pso_woa_fitness is :40.2682</text:p>
      <text:p text:style-name="P1">0.894647 <text:s/>0.311179 <text:s/>2.76332 <text:s/>2.93335 <text:s/>-5.2458 <text:s/>1.88611 <text:s/>1.09643 <text:s/></text:p>
      <text:p text:style-name="P1">iteration is :800</text:p>
      <text:p text:style-name="P1">pso_woa_fitness is :40.2682</text:p>
      <text:p text:style-name="P1">0.894641 <text:s/>0.311185 <text:s/>2.76327 <text:s/>2.93335 <text:s/>-5.24575 <text:s/>1.88612 <text:s/>1.09642 <text:s/></text:p>
      <text:p text:style-name="P1">iteration is :900</text:p>
      <text:p text:style-name="P1">pso_woa_fitness is :40.2681</text:p>
      <text:p text:style-name="P1">0.894701 <text:s/>0.311126 <text:s/>2.76375 <text:s/>2.93338 <text:s/>-5.24623 <text:s/>1.8861 <text:s/>1.0965 <text:s/></text:p>
      <text:p text:style-name="P5">best fitness found is: <text:s text:c="2"/>40.2681</text:p>
      <text:p text:style-name="P5">0.894701 <text:s/>0.311127 <text:s/>2.76375 <text:s/>2.93338 <text:s/>-5.24623 <text:s/>1.8861 <text:s/>1.0965 <text:s/></text:p>
      <text:p text:style-name="P5">time = 2005.16s</text:p>
      <text:p text:style-name="P1">第2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<text:soft-page-break/>iteration is :100</text:p>
      <text:p text:style-name="P1">pso_woa_fitness is :1355.44</text:p>
      <text:p text:style-name="P1">4.42742 <text:s/>2.63192 <text:s/>4.7836 <text:s/>3.70749 <text:s/>2.07901 <text:s/>1.57146 <text:s/>1.67644 <text:s/></text:p>
      <text:p text:style-name="P1">iteration is :200</text:p>
      <text:p text:style-name="P1">pso_woa_fitness is :1208.3</text:p>
      <text:p text:style-name="P1">3.18857 <text:s/>2.80457 <text:s/>3.12364 <text:s/>1.60912 <text:s/>3.47252 <text:s/>1.6468 <text:s/>1.04416 <text:s/></text:p>
      <text:p text:style-name="P1">iteration is :300</text:p>
      <text:p text:style-name="P1">pso_woa_fitness is :983.518</text:p>
      <text:p text:style-name="P1">3.33181 <text:s/>2.55962 <text:s/>1.8353 <text:s/>2.66739 <text:s/>5.00065 <text:s/>2.0944 <text:s/>1.41257 <text:s/></text:p>
      <text:p text:style-name="P1">iteration is :400</text:p>
      <text:p text:style-name="P1">pso_woa_fitness is :411.514</text:p>
      <text:p text:style-name="P1">3.65998 <text:s/>2.90102 <text:s/>1.1631 <text:s/>3.75025 <text:s/>5.85957 <text:s/>2.07032 <text:s/>1.41559 <text:s/></text:p>
      <text:p text:style-name="P1">iteration is :500</text:p>
      <text:p text:style-name="P1">pso_woa_fitness is :242.464</text:p>
      <text:p text:style-name="P1">3.88996 <text:s/>2.86119 <text:s/>1.43294 <text:s/>3.52771 <text:s/>5.70908 <text:s/>2.0944 <text:s/>1.21107 <text:s/></text:p>
      <text:p text:style-name="P1">iteration is :600</text:p>
      <text:p text:style-name="P1">pso_woa_fitness is :215.126</text:p>
      <text:p text:style-name="P1">3.768 <text:s/>2.7558 <text:s/>1.0559 <text:s/>3.61523 <text:s/>6.21932 <text:s/>2.09438 <text:s/>1.31889 <text:s/></text:p>
      <text:p text:style-name="P1">iteration is :700</text:p>
      <text:p text:style-name="P1">pso_woa_fitness is :213.803</text:p>
      <text:p text:style-name="P1">3.7662 <text:s/>2.73593 <text:s/>1.0037 <text:s/>3.62366 <text:s/>6.2825 <text:s/>2.09437 <text:s/>1.32994 <text:s/></text:p>
      <text:p text:style-name="P1">iteration is :800</text:p>
      <text:p text:style-name="P1">pso_woa_fitness is :213.392</text:p>
      <text:p text:style-name="P1">3.75841 <text:s/>2.72702 <text:s/>1.0078 <text:s/>3.63312 <text:s/>6.28319 <text:s/>2.09437 <text:s/>1.32697 <text:s/></text:p>
      <text:p text:style-name="P1">iteration is :900</text:p>
      <text:p text:style-name="P1">pso_woa_fitness is :213.392</text:p>
      <text:p text:style-name="P1">3.75838 <text:s/>2.72699 <text:s/>1.00782 <text:s/>3.63315 <text:s/>6.28319 <text:s/>2.09437 <text:s/>1.32696 <text:s/></text:p>
      <text:p text:style-name="P1">best fitness found is: <text:s text:c="2"/>213.392</text:p>
      <text:p text:style-name="P1">3.75838 <text:s/>2.72699 <text:s/>1.00782 <text:s/>3.63315 <text:s/>6.28319 <text:s/>2.09437 <text:s/>1.32696 <text:s/></text:p>
      <text:p text:style-name="P1">time = 2005.41s</text:p>
      <text:p text:style-name="P1">第2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280.62</text:p>
      <text:p text:style-name="P1">-0.0686781 <text:s/>0.1804 <text:s/>3.72127 <text:s/>3.33363 <text:s/>0.479639 <text:s/>2.0944 <text:s/>0.133359 <text:s/></text:p>
      <text:p text:style-name="P1">iteration is :200</text:p>
      <text:p text:style-name="P1">pso_woa_fitness is :1193.36</text:p>
      <text:p text:style-name="P1">1.35482 <text:s/>0.244696 <text:s/>1.04102 <text:s/>4.4629 <text:s/>2.01423 <text:s/>2.0944 <text:s/>0.530331 <text:s/></text:p>
      <text:p text:style-name="P1">iteration is :300</text:p>
      <text:p text:style-name="P1">pso_woa_fitness is :812.983</text:p>
      <text:p text:style-name="P1">1.29589 <text:s/>0.278641 <text:s/>2.83418 <text:s/>2.6202 <text:s/>1.11105 <text:s/>2.0944 <text:s/>1.17492 <text:s/></text:p>
      <text:p text:style-name="P1">^C</text:p>
      <text:p text:style-name="P1">(base) </text:p>
      <text:p text:style-name="P1"># lirun @ lirun-desktop in ~/Desktop/111/bin [12:22:0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<text:soft-page-break/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5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47.71</text:p>
      <text:p text:style-name="P1">-0.976773 <text:s/>2.80059 <text:s/>-0.0972655 <text:s/>-1.45001 <text:s/>1.86083 <text:s/>2.0944 <text:s/>-4.58629 <text:s/></text:p>
      <text:p text:style-name="P1">iteration is :200</text:p>
      <text:p text:style-name="P1">pso_woa_fitness is :1623.17</text:p>
      <text:p text:style-name="P1">-3.08312 <text:s/>2.41084 <text:s/>-1.15317 <text:s/>-2.93812 <text:s/>2.08383 <text:s/>2.0944 <text:s/>-3.39152 <text:s/></text:p>
      <text:p text:style-name="P1">iteration is :300</text:p>
      <text:p text:style-name="P1">pso_woa_fitness is :982.223</text:p>
      <text:p text:style-name="P1">-2.48689 <text:s/>2.20802 <text:s/>-1.31847 <text:s/>-1.45862 <text:s/>1.74521 <text:s/>2.0944 <text:s/>-4.01785 <text:s/></text:p>
      <text:p text:style-name="P1">iteration is :400</text:p>
      <text:p text:style-name="P1">pso_woa_fitness is :1105.49</text:p>
      <text:p text:style-name="P1">-2.18824 <text:s/>3.14159 <text:s/>-2.54922 <text:s/>-4.39739 <text:s/>2.56394 <text:s/>2.0944 <text:s/>-5.65097 <text:s/></text:p>
      <text:p text:style-name="P1">iteration is :500</text:p>
      <text:p text:style-name="P1">pso_woa_fitness is :662.745</text:p>
      <text:p text:style-name="P1">-2.17322 <text:s/>3.04615 <text:s/>-1.39075 <text:s/>-3.36341 <text:s/>1.76516 <text:s/>2.01581 <text:s/>-5.31224 <text:s/></text:p>
      <text:p text:style-name="P1">iteration is :600</text:p>
      <text:p text:style-name="P1">pso_woa_fitness is :467.315</text:p>
      <text:p text:style-name="P1">-2.36281 <text:s/>3.14159 <text:s/>-1.71094 <text:s/>-3.45787 <text:s/>2.13353 <text:s/>2.0944 <text:s/>-5.20934 <text:s/></text:p>
      <text:p text:style-name="P1">iteration is :700</text:p>
      <text:p text:style-name="P1">pso_woa_fitness is :410.857</text:p>
      <text:p text:style-name="P1">-2.4808 <text:s/>3.14015 <text:s/>-1.44882 <text:s/>-3.55367 <text:s/>1.9009 <text:s/>2.02965 <text:s/>-5.24382 <text:s/></text:p>
      <text:p text:style-name="P1">iteration is :800</text:p>
      <text:p text:style-name="P1">pso_woa_fitness is :381.197</text:p>
      <text:p text:style-name="P1">-2.3584 <text:s/>3.13878 <text:s/>-1.19536 <text:s/>-3.40445 <text:s/>1.63661 <text:s/>1.96521 <text:s/>-5.2045 <text:s/></text:p>
      <text:p text:style-name="P1">iteration is :900</text:p>
      <text:p text:style-name="P1">pso_woa_fitness is :372.133</text:p>
      <text:p text:style-name="P1">-2.36643 <text:s/>3.13857 <text:s/>-1.00814 <text:s/>-3.37303 <text:s/>1.47213 <text:s/>1.92267 <text:s/>-5.16241 <text:s/></text:p>
      <text:p text:style-name="P1">best fitness found is: <text:s text:c="2"/>371.344</text:p>
      <text:p text:style-name="P1">-2.36287 <text:s/>3.13888 <text:s/>-0.937876 <text:s/>-3.35294 <text:s/>1.40963 <text:s/>1.91357 <text:s/>-5.14251 <text:s/></text:p>
      <text:p text:style-name="P1">time = 3327.78s</text:p>
      <text:p text:style-name="P1">第1次搜索......</text:p>
      <text:p text:style-name="P1">WOA PSO 初始化完成......</text:p>
      <text:p text:style-name="P1"><text:soft-page-break/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43.16</text:p>
      <text:p text:style-name="P1">0.776726 <text:s/>0.33532 <text:s/>0.892065 <text:s/>4.72561 <text:s/>-0.737978 <text:s/>-2.0944 <text:s/>5.34796 <text:s/></text:p>
      <text:p text:style-name="P1">iteration is :200</text:p>
      <text:p text:style-name="P1">pso_woa_fitness is :976.925</text:p>
      <text:p text:style-name="P1">-0.174995 <text:s/>0.144978 <text:s/>2.37537 <text:s/>1.72795 <text:s/>-2.10741 <text:s/>-2.0944 <text:s/>3.36357 <text:s/></text:p>
      <text:p text:style-name="P1">iteration is :300</text:p>
      <text:p text:style-name="P1">pso_woa_fitness is :690.398</text:p>
      <text:p text:style-name="P1">1.04003 <text:s/>0 <text:s/>1.57476 <text:s/>2.68102 <text:s/>-2.4402 <text:s/>-2.0944 <text:s/>4.71895 <text:s/></text:p>
      <text:p text:style-name="P1">iteration is :400</text:p>
      <text:p text:style-name="P1">pso_woa_fitness is :541.29</text:p>
      <text:p text:style-name="P1">0.932735 <text:s/>0.597438 <text:s/>1.80181 <text:s/>3.2306 <text:s/>-0.703497 <text:s/>-1.82679 <text:s/>4.49231 <text:s/></text:p>
      <text:p text:style-name="P1">iteration is :500</text:p>
      <text:p text:style-name="P1">pso_woa_fitness is :461.621</text:p>
      <text:p text:style-name="P1">0.776997 <text:s/>0 <text:s/>2.42488 <text:s/>3.04685 <text:s/>-1.22256 <text:s/>-1.94919 <text:s/>5.22451 <text:s/></text:p>
      <text:p text:style-name="P1">iteration is :600</text:p>
      <text:p text:style-name="P1">pso_woa_fitness is :154.823</text:p>
      <text:p text:style-name="P1">0.780998 <text:s/>0.232512 <text:s/>2.44629 <text:s/>2.72431 <text:s/>-1.74767 <text:s/>-1.96819 <text:s/>4.14324 <text:s/></text:p>
      <text:p text:style-name="P1">iteration is :700</text:p>
      <text:p text:style-name="P1">pso_woa_fitness is :84.1727</text:p>
      <text:p text:style-name="P1">0.80803 <text:s/>0.268639 <text:s/>2.51092 <text:s/>2.7498 <text:s/>-1.79517 <text:s/>-1.92501 <text:s/>4.12659 <text:s/></text:p>
      <text:p text:style-name="P1">iteration is :800</text:p>
      <text:p text:style-name="P1">pso_woa_fitness is :52.3283</text:p>
      <text:p text:style-name="P1">0.830047 <text:s/>0.322515 <text:s/>2.48916 <text:s/>2.83586 <text:s/>-1.7675 <text:s/>-1.92167 <text:s/>4.15802 <text:s/></text:p>
      <text:p text:style-name="P1">iteration is :900</text:p>
      <text:p text:style-name="P1">pso_woa_fitness is :42.2652</text:p>
      <text:p text:style-name="P1">0.864216 <text:s/>0.363513 <text:s/>2.47478 <text:s/>2.92427 <text:s/>-1.75009 <text:s/>-1.93081 <text:s/>4.19761 <text:s/></text:p>
      <text:p text:style-name="P5">best fitness found is: <text:s text:c="2"/>42.1298</text:p>
      <text:p text:style-name="P5">0.864456 <text:s/>0.363624 <text:s/>2.47494 <text:s/>2.92474 <text:s/>-1.75026 <text:s/>-1.93088 <text:s/>4.19786 <text:s/></text:p>
      <text:p text:style-name="P5">time = 3327.14s</text:p>
      <text:p text:style-name="P1">第2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86.06</text:p>
      <text:p text:style-name="P1">2.58594 <text:s/>3.14159 <text:s/>4.07769 <text:s/>1.24425 <text:s/>1.79875 <text:s/>2.0944 <text:s/>-0.293171 <text:s/></text:p>
      <text:p text:style-name="P1">iteration is :200</text:p>
      <text:p text:style-name="P1">pso_woa_fitness is :1042.75</text:p>
      <text:p text:style-name="P1">2.8902 <text:s/>2.81545 <text:s/>3.90785 <text:s/>2.06993 <text:s/>2.95121 <text:s/>2.0944 <text:s/>0.495822 <text:s/></text:p>
      <text:p text:style-name="P1">iteration is :300</text:p>
      <text:p text:style-name="P1">pso_woa_fitness is :819.885</text:p>
      <text:p text:style-name="P1">2.94815 <text:s/>2.48672 <text:s/>4.23609 <text:s/>2.52883 <text:s/>2.74875 <text:s/>1.6999 <text:s/>1.32974 <text:s/></text:p>
      <text:p text:style-name="P1">iteration is :400</text:p>
      <text:p text:style-name="P1">pso_woa_fitness is :897.895</text:p>
      <text:p text:style-name="P1">3.7973 <text:s/>2.78864 <text:s/>4.71735 <text:s/>2.28456 <text:s/>1.67398 <text:s/>2.0944 <text:s/>0.915787 <text:s/></text:p>
      <text:p text:style-name="P1">iteration is :500</text:p>
      <text:p text:style-name="P1">pso_woa_fitness is :482.041</text:p>
      <text:p text:style-name="P1"><text:soft-page-break/>4.59389 <text:s/>3.09013 <text:s/>4.35653 <text:s/>3.5173 <text:s/>2.58808 <text:s/>2.0944 <text:s/>1.62642 <text:s/></text:p>
      <text:p text:style-name="P1">iteration is :600</text:p>
      <text:p text:style-name="P1">pso_woa_fitness is :406.245</text:p>
      <text:p text:style-name="P1">3.50481 <text:s/>3.0972 <text:s/>5.44776 <text:s/>2.13923 <text:s/>1.57531 <text:s/>1.84794 <text:s/>0.769345 <text:s/></text:p>
      <text:p text:style-name="P1">^C</text:p>
      <text:p text:style-name="P1">(base) </text:p>
      <text:p text:style-name="P1"># lirun @ lirun-desktop in ~/Desktop/111/bin [14:48:4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6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23.74</text:p>
      <text:p text:style-name="P1">1.01963 <text:s/>0.645738 <text:s/>4.18779 <text:s/>3.18496 <text:s/>5.76098 <text:s/>1.71428 <text:s/>1.15852 <text:s/></text:p>
      <text:p text:style-name="P1">iteration is :200</text:p>
      <text:p text:style-name="P1">pso_woa_fitness is :1279.02</text:p>
      <text:p text:style-name="P1">2.11232 <text:s/>1.24539 <text:s/>2.77097 <text:s/>4.9167 <text:s/>-2.73984 <text:s/>-1.2944 <text:s/>-0.49793 <text:s/></text:p>
      <text:p text:style-name="P1">iteration is :300</text:p>
      <text:p text:style-name="P1">pso_woa_fitness is :581.708</text:p>
      <text:p text:style-name="P1">1.44437 <text:s/>0.565541 <text:s/>3.32899 <text:s/>2.48774 <text:s/>-2.51194 <text:s/>-1.92318 <text:s/>-1.96916 <text:s/></text:p>
      <text:p text:style-name="P1">iteration is :400</text:p>
      <text:p text:style-name="P1">pso_woa_fitness is :519.869</text:p>
      <text:p text:style-name="P1">0.198335 <text:s/>0 <text:s/>4.70743 <text:s/>2.64493 <text:s/>-4.20965 <text:s/>-2.0944 <text:s/>-2.81623 <text:s/></text:p>
      <text:p text:style-name="P1">iteration is :500</text:p>
      <text:p text:style-name="P1">pso_woa_fitness is :610.517</text:p>
      <text:p text:style-name="P1">1.00899 <text:s/>0.0894133 <text:s/>4.93249 <text:s/>2.66345 <text:s/>-3.68103 <text:s/>-2.0944 <text:s/>-1.30564 <text:s/></text:p>
      <text:p text:style-name="P1">iteration is :600</text:p>
      <text:p text:style-name="P1">pso_woa_fitness is :371.415</text:p>
      <text:p text:style-name="P1">0.852145 <text:s/>0.238067 <text:s/>5.22476 <text:s/>4.01145 <text:s/>-4.42639 <text:s/>-2.0944 <text:s/>-2.12261 <text:s/></text:p>
      <text:p text:style-name="P1">iteration is :700</text:p>
      <text:p text:style-name="P1">pso_woa_fitness is :668.615</text:p>
      <text:p text:style-name="P1"><text:soft-page-break/>1.03552 <text:s/>0.627895 <text:s/>3.63488 <text:s/>3.05342 <text:s/>-3.28375 <text:s/>-1.9062 <text:s/>-2.27357 <text:s/></text:p>
      <text:p text:style-name="P1">iteration is :800</text:p>
      <text:p text:style-name="P1">pso_woa_fitness is :243.99</text:p>
      <text:p text:style-name="P1">1.04901 <text:s/>0.346534 <text:s/>4.30631 <text:s/>3.2451 <text:s/>-3.55617 <text:s/>-2.0944 <text:s/>-1.99099 <text:s/></text:p>
      <text:p text:style-name="P1">iteration is :900</text:p>
      <text:p text:style-name="P1">pso_woa_fitness is :224.853</text:p>
      <text:p text:style-name="P1">0.963721 <text:s/>0.321521 <text:s/>4.50681 <text:s/>3.28495 <text:s/>-3.81536 <text:s/>-2.09293 <text:s/>-1.99464 <text:s/></text:p>
      <text:p text:style-name="P1">iteration is :1000</text:p>
      <text:p text:style-name="P1">pso_woa_fitness is :139.39</text:p>
      <text:p text:style-name="P1">1.14193 <text:s/>0.259693 <text:s/>4.83355 <text:s/>3.18074 <text:s/>-4.1443 <text:s/>-2.09013 <text:s/>-2.07174 <text:s/></text:p>
      <text:p text:style-name="P1">iteration is :1100</text:p>
      <text:p text:style-name="P1">pso_woa_fitness is :114.762</text:p>
      <text:p text:style-name="P1">1.0232 <text:s/>0.240128 <text:s/>4.6429 <text:s/>3.21181 <text:s/>-3.9624 <text:s/>-2.08759 <text:s/>-1.96577 <text:s/></text:p>
      <text:p text:style-name="P1">iteration is :1200</text:p>
      <text:p text:style-name="P1">pso_woa_fitness is :71.5865</text:p>
      <text:p text:style-name="P1">0.947797 <text:s/>0.301945 <text:s/>4.32771 <text:s/>3.27518 <text:s/>-3.61079 <text:s/>-2.08323 <text:s/>-1.93966 <text:s/></text:p>
      <text:p text:style-name="P1">iteration is :1300</text:p>
      <text:p text:style-name="P1">pso_woa_fitness is :65.7239</text:p>
      <text:p text:style-name="P1">0.930878 <text:s/>0.325619 <text:s/>4.16304 <text:s/>3.28659 <text:s/>-3.42995 <text:s/>-2.07965 <text:s/>-1.92699 <text:s/></text:p>
      <text:p text:style-name="P1">iteration is :1400</text:p>
      <text:p text:style-name="P1">pso_woa_fitness is :63.1525</text:p>
      <text:p text:style-name="P1">0.927319 <text:s/>0.343775 <text:s/>4.01793 <text:s/>3.28898 <text:s/>-3.27683 <text:s/>-2.07634 <text:s/>-1.91806 <text:s/></text:p>
      <text:p text:style-name="P1">iteration is :1500</text:p>
      <text:p text:style-name="P1">pso_woa_fitness is :60.101</text:p>
      <text:p text:style-name="P1">0.918417 <text:s/>0.38064 <text:s/>3.81473 <text:s/>3.30442 <text:s/>-3.05973 <text:s/>-2.06944 <text:s/>-1.90691 <text:s/></text:p>
      <text:p text:style-name="P5">best fitness found is: <text:s text:c="2"/>43.639</text:p>
      <text:p text:style-name="P5">0.993771 <text:s/>0.264285 <text:s/>3.63862 <text:s/>3.03159 <text:s/>-2.92676 <text:s/>-1.93358 <text:s/>-1.93308 <text:s/></text:p>
      <text:p text:style-name="P5">time = 6401.13s</text:p>
      <text:p text:style-name="P1">第1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147.28</text:p>
      <text:p text:style-name="P1">1.6346 <text:s/>0.3272 <text:s/>4.99068 <text:s/>3.61413 <text:s/>-1.5912 <text:s/>2.0944 <text:s/>0.384914 <text:s/></text:p>
      <text:p text:style-name="P1">^C</text:p>
      <text:p text:style-name="P1">(base) </text:p>
      <text:p text:style-name="P1"># lirun @ lirun-desktop in ~/Desktop/111/bin [16:48:40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<text:soft-page-break/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406.12</text:p>
      <text:p text:style-name="P1">-0.342633 <text:s/>0 <text:s/>0.314445 <text:s/>3.68883 <text:s/>-2.31154 <text:s/>2.0944 <text:s/>0.238561 <text:s/></text:p>
      <text:p text:style-name="P1">iteration is :200</text:p>
      <text:p text:style-name="P1">pso_woa_fitness is :1049.89</text:p>
      <text:p text:style-name="P1">0.382711 <text:s/>0.509493 <text:s/>-1.11937 <text:s/>3.55036 <text:s/>-0.367944 <text:s/>2.0944 <text:s/>1.75237 <text:s/></text:p>
      <text:p text:style-name="P1">iteration is :300</text:p>
      <text:p text:style-name="P1">pso_woa_fitness is :1104.9</text:p>
      <text:p text:style-name="P1">2.04886 <text:s/>0.735213 <text:s/>1.45356 <text:s/>2.69341 <text:s/>-4.18673 <text:s/>2.0944 <text:s/>2.21113 <text:s/></text:p>
      <text:p text:style-name="P1">iteration is :400</text:p>
      <text:p text:style-name="P1">pso_woa_fitness is :1051.84</text:p>
      <text:p text:style-name="P1">1.92483 <text:s/>0 <text:s/>2.50363 <text:s/>4.16829 <text:s/>-3.29555 <text:s/>2.0944 <text:s/>2.28303 <text:s/></text:p>
      <text:p text:style-name="P1">iteration is :500</text:p>
      <text:p text:style-name="P1">pso_woa_fitness is :831.477</text:p>
      <text:p text:style-name="P1">0.708061 <text:s/>0.0224147 <text:s/>-0.411959 <text:s/>4.17129 <text:s/>-2.00528 <text:s/>2.0944 <text:s/>0.598723 <text:s/></text:p>
      <text:p text:style-name="P1">iteration is :600</text:p>
      <text:p text:style-name="P1">pso_woa_fitness is :1012.78</text:p>
      <text:p text:style-name="P1">0.0844974 <text:s/>0 <text:s/>0.220307 <text:s/>4.23899 <text:s/>-2.00918 <text:s/>2.0944 <text:s/>0.725148 <text:s/></text:p>
      <text:p text:style-name="P1">iteration is :700</text:p>
      <text:p text:style-name="P1">pso_woa_fitness is :1135.44</text:p>
      <text:p text:style-name="P1">1.64381 <text:s/>0.779422 <text:s/>0.5778 <text:s/>4.07751 <text:s/>-3.45745 <text:s/>1.60549 <text:s/>2.12728 <text:s/></text:p>
      <text:p text:style-name="P1">iteration is :800</text:p>
      <text:p text:style-name="P1">pso_woa_fitness is :633.883</text:p>
      <text:p text:style-name="P1">0.799624 <text:s/>0 <text:s/>-0.549241 <text:s/>2.90938 <text:s/>-1.76617 <text:s/>2.0944 <text:s/>0.671735 <text:s/></text:p>
      <text:p text:style-name="P1">iteration is :900</text:p>
      <text:p text:style-name="P1">pso_woa_fitness is :639.746</text:p>
      <text:p text:style-name="P1">0.761029 <text:s/>0.0288171 <text:s/>-0.476947 <text:s/>3.44393 <text:s/>-2.23302 <text:s/>2.0944 <text:s/>0.871394 <text:s/></text:p>
      <text:p text:style-name="P1">iteration is :1000</text:p>
      <text:p text:style-name="P1">pso_woa_fitness is :838.114</text:p>
      <text:p text:style-name="P1">1.11766 <text:s/>0.706243 <text:s/>3.47952 <text:s/>3.2586 <text:s/>-5.98377 <text:s/>1.81314 <text:s/>1.06386 <text:s/></text:p>
      <text:p text:style-name="P1">iteration is :1100</text:p>
      <text:p text:style-name="P1">pso_woa_fitness is :567.435</text:p>
      <text:p text:style-name="P1">1.3454 <text:s/>0.0804179 <text:s/>-0.101967 <text:s/>3.00056 <text:s/>-2.63966 <text:s/>2.0944 <text:s/>1.40498 <text:s/></text:p>
      <text:p text:style-name="P1">iteration is :1200</text:p>
      <text:p text:style-name="P1">pso_woa_fitness is :672.311</text:p>
      <text:p text:style-name="P1">1.25813 <text:s/>0.486736 <text:s/>0.0134181 <text:s/>2.37729 <text:s/>-2.95033 <text:s/>1.88368 <text:s/>1.42471 <text:s/></text:p>
      <text:p text:style-name="P1">iteration is :1300</text:p>
      <text:p text:style-name="P1">pso_woa_fitness is :555.487</text:p>
      <text:p text:style-name="P1">0.280011 <text:s/>0.676336 <text:s/>2.1682 <text:s/>2.79032 <text:s/>-4.42661 <text:s/>1.74922 <text:s/>1.634 <text:s/></text:p>
      <text:p text:style-name="P1">iteration is :1400</text:p>
      <text:p text:style-name="P1"><text:soft-page-break/>pso_woa_fitness is :341.152</text:p>
      <text:p text:style-name="P1">1.28195 <text:s/>0.81657 <text:s/>0.720964 <text:s/>2.67075 <text:s/>-3.36842 <text:s/>2.0944 <text:s/>0.406521 <text:s/></text:p>
      <text:p text:style-name="P1">iteration is :1500</text:p>
      <text:p text:style-name="P1">pso_woa_fitness is :546.271</text:p>
      <text:p text:style-name="P1">1.08834 <text:s/>0.535645 <text:s/>1.24603 <text:s/>2.91733 <text:s/>-3.92822 <text:s/>2.0944 <text:s/>1.32516 <text:s/></text:p>
      <text:p text:style-name="P1">iteration is :1600</text:p>
      <text:p text:style-name="P1">pso_woa_fitness is :237.973</text:p>
      <text:p text:style-name="P1">0.359215 <text:s/>0.273911 <text:s/>1.22653 <text:s/>2.33536 <text:s/>-4.49617 <text:s/>2.0944 <text:s/>0.866767 <text:s/></text:p>
      <text:p text:style-name="P1">iteration is :1700</text:p>
      <text:p text:style-name="P1">pso_woa_fitness is :245.353</text:p>
      <text:p text:style-name="P1">0.850559 <text:s/>0.444343 <text:s/>1.50462 <text:s/>2.83677 <text:s/>-4.00785 <text:s/>2.09031 <text:s/>1.02375 <text:s/></text:p>
      <text:p text:style-name="P1">iteration is :1800</text:p>
      <text:p text:style-name="P1">pso_woa_fitness is :173.015</text:p>
      <text:p text:style-name="P1">0.710067 <text:s/>0.496468 <text:s/>1.5814 <text:s/>2.66884 <text:s/>-4.10726 <text:s/>2.0944 <text:s/>0.893777 <text:s/></text:p>
      <text:p text:style-name="P1">iteration is :1900</text:p>
      <text:p text:style-name="P1">pso_woa_fitness is :225.482</text:p>
      <text:p text:style-name="P1">0.829374 <text:s/>0.460468 <text:s/>1.19205 <text:s/>3.10727 <text:s/>-3.6452 <text:s/>2.0944 <text:s/>1.27043 <text:s/></text:p>
      <text:p text:style-name="P1">iteration is :2000</text:p>
      <text:p text:style-name="P1">pso_woa_fitness is :91.5368</text:p>
      <text:p text:style-name="P1">0.810929 <text:s/>0.540831 <text:s/>1.39592 <text:s/>2.7639 <text:s/>-3.90263 <text:s/>2.0944 <text:s/>0.943283 <text:s/></text:p>
      <text:p text:style-name="P1">iteration is :2100</text:p>
      <text:p text:style-name="P1">pso_woa_fitness is :69.4776</text:p>
      <text:p text:style-name="P1">0.850375 <text:s/>0.564182 <text:s/>1.2347 <text:s/>2.80281 <text:s/>-3.74108 <text:s/>2.09433 <text:s/>0.978582 <text:s/></text:p>
      <text:p text:style-name="P1">iteration is :2200</text:p>
      <text:p text:style-name="P1">pso_woa_fitness is :64.9729</text:p>
      <text:p text:style-name="P1">0.861442 <text:s/>0.572723 <text:s/>1.18861 <text:s/>2.80984 <text:s/>-3.6994 <text:s/>2.09433 <text:s/>0.982097 <text:s/></text:p>
      <text:p text:style-name="P1">iteration is :2300</text:p>
      <text:p text:style-name="P1">pso_woa_fitness is :59.7938</text:p>
      <text:p text:style-name="P1">0.879106 <text:s/>0.580331 <text:s/>1.12497 <text:s/>2.82409 <text:s/>-3.64059 <text:s/>2.09431 <text:s/>0.989176 <text:s/></text:p>
      <text:p text:style-name="P1">iteration is :2400</text:p>
      <text:p text:style-name="P1">pso_woa_fitness is :58.43</text:p>
      <text:p text:style-name="P1">0.88269 <text:s/>0.583112 <text:s/>1.1058 <text:s/>2.82639 <text:s/>-3.622 <text:s/>2.09432 <text:s/>0.99157 <text:s/></text:p>
      <text:p text:style-name="P1">iteration is :2500</text:p>
      <text:p text:style-name="P1">pso_woa_fitness is :58.3284</text:p>
      <text:p text:style-name="P1">0.882433 <text:s/>0.582987 <text:s/>1.10658 <text:s/>2.82627 <text:s/>-3.62268 <text:s/>2.09431 <text:s/>0.991572 <text:s/></text:p>
      <text:p text:style-name="P1">iteration is :2600</text:p>
      <text:p text:style-name="P1">pso_woa_fitness is :58.3092</text:p>
      <text:p text:style-name="P1">0.88245 <text:s/>0.582999 <text:s/>1.1065 <text:s/>2.82627 <text:s/>-3.62261 <text:s/>2.09431 <text:s/>0.991573 <text:s/></text:p>
      <text:p text:style-name="P1">iteration is :27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1">iteration is :28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1">iteration is :29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5"><text:bookmark-start text:name="__DdeLink__18585_2519525067"/>best fitness found is: <text:s text:c="2"/>58.3085</text:p>
      <text:p text:style-name="P5">0.882451 <text:s/>0.582999 <text:s/>1.1065 <text:s/>2.82627 <text:s/>-3.62261 <text:s/>2.09431 <text:s/>0.991573 <text:s/><text:bookmark-end text:name="__DdeLink__18585_2519525067"/></text:p>
      <text:p text:style-name="P5">time = 12104.3s</text:p>
      <text:p text:style-name="P1">第1次搜索......</text:p>
      <text:p text:style-name="P1">WOA PSO 初始化完成......</text:p>
      <text:p text:style-name="P1"><text:soft-page-break/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^C</text:p>
      <text:p text:style-name="P1"/>
      <text:p text:style-name="P1">(base) </text:p>
      <text:p text:style-name="P1"># lirun @ lirun-desktop in ~/Desktop/111/bin [22:25:35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20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/>
      <text:p text:style-name="P1">第1次搜索......</text:p>
      <text:p text:style-name="P1"/>
      <text:p text:style-name="P1">第2次搜索......</text:p>
      <text:p text:style-name="P1"/>
      <text:p text:style-name="P1">第3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832.72</text:p>
      <text:p text:style-name="P1">1.03245 <text:s/>1.05229 <text:s/>2.27896 <text:s/>0.346147 <text:s/>2.47609 <text:s/>1.80677 <text:s/>0.4812 <text:s/></text:p>
      <text:p text:style-name="P1">iteration is :200</text:p>
      <text:p text:style-name="P1">pso_woa_fitness is :1221.77</text:p>
      <text:p text:style-name="P1">1.81174 <text:s/>1.06261 <text:s/>2.05524 <text:s/>-1.69361 <text:s/>0.201365 <text:s/>2.0944 <text:s/>-5.08736 <text:s/></text:p>
      <text:p text:style-name="P1">iteration is :300</text:p>
      <text:p text:style-name="P1">pso_woa_fitness is :1201.63</text:p>
      <text:p text:style-name="P1">1.55378 <text:s/>0.29407 <text:s/>4.89677 <text:s/>-3.49996 <text:s/>-1.2987 <text:s/>2.0944 <text:s/>-6.28319 <text:s/></text:p>
      <text:p text:style-name="P1">iteration is :400</text:p>
      <text:p text:style-name="P1">pso_woa_fitness is :1187.67</text:p>
      <text:p text:style-name="P1">1.24382 <text:s/>0.49895 <text:s/>4.72788 <text:s/>-3.06483 <text:s/>-0.910903 <text:s/>2.0944 <text:s/>-5.24155 <text:s/></text:p>
      <text:p text:style-name="P1">iteration is :500</text:p>
      <text:p text:style-name="P1">pso_woa_fitness is :786.979</text:p>
      <text:p text:style-name="P1"><text:soft-page-break/>0.214918 <text:s/>0.628 <text:s/>3.69778 <text:s/>-2.71619 <text:s/>-0.0384878 <text:s/>2.0944 <text:s/>-4.2173 <text:s/></text:p>
      <text:p text:style-name="P1">iteration is :600</text:p>
      <text:p text:style-name="P1">pso_woa_fitness is :982.408</text:p>
      <text:p text:style-name="P1">-0.144897 <text:s/>0.665807 <text:s/>4.433 <text:s/>-2.33698 <text:s/>-0.0132716 <text:s/>2.0944 <text:s/>-5.68602 <text:s/></text:p>
      <text:p text:style-name="P1">iteration is :700</text:p>
      <text:p text:style-name="P1">pso_woa_fitness is :589.528</text:p>
      <text:p text:style-name="P1">0.209519 <text:s/>0.178414 <text:s/>3.94591 <text:s/>-3.33676 <text:s/>-0.687113 <text:s/>2.0944 <text:s/>-5.11963 <text:s/></text:p>
      <text:p text:style-name="P1">iteration is :800</text:p>
      <text:p text:style-name="P1">pso_woa_fitness is :672.278</text:p>
      <text:p text:style-name="P1">0.120089 <text:s/>0.428948 <text:s/>3.11785 <text:s/>-1.85569 <text:s/>0.298568 <text:s/>2.00719 <text:s/>-5.53593 <text:s/></text:p>
      <text:p text:style-name="P1">iteration is :900</text:p>
      <text:p text:style-name="P1">pso_woa_fitness is :690.656</text:p>
      <text:p text:style-name="P1">1.20624 <text:s/>0.640123 <text:s/>5.013 <text:s/>-2.81235 <text:s/>-1.61078 <text:s/>2.0944 <text:s/>-5.82719 <text:s/></text:p>
      <text:p text:style-name="P1">iteration is :1000</text:p>
      <text:p text:style-name="P1">pso_woa_fitness is :373.841</text:p>
      <text:p text:style-name="P1">0.255844 <text:s/>0.291781 <text:s/>4.10275 <text:s/>-3.24059 <text:s/>0.378168 <text:s/>2.0944 <text:s/>-4.50577 <text:s/></text:p>
      <text:p text:style-name="P1">iteration is :1100</text:p>
      <text:p text:style-name="P1">pso_woa_fitness is :315.65</text:p>
      <text:p text:style-name="P1">1.06283 <text:s/>0.292247 <text:s/>3.6746 <text:s/>-3.06101 <text:s/>0.0293916 <text:s/>2.09429 <text:s/>-5.23659 <text:s/></text:p>
      <text:p text:style-name="P1">iteration is :1200</text:p>
      <text:p text:style-name="P1">pso_woa_fitness is :144.399</text:p>
      <text:p text:style-name="P1">0.969801 <text:s/>0.415379 <text:s/>3.6729 <text:s/>-2.95921 <text:s/>0.107007 <text:s/>2.0944 <text:s/>-5.20699 <text:s/></text:p>
      <text:p text:style-name="P1">iteration is :1300</text:p>
      <text:p text:style-name="P1">pso_woa_fitness is :96.7838</text:p>
      <text:p text:style-name="P1">0.958984 <text:s/>0.410684 <text:s/>3.52091 <text:s/>-2.95818 <text:s/>0.239039 <text:s/>2.09425 <text:s/>-5.1221 <text:s/></text:p>
      <text:p text:style-name="P1">iteration is :1400</text:p>
      <text:p text:style-name="P1">pso_woa_fitness is :99.022</text:p>
      <text:p text:style-name="P1">0.955819 <text:s/>0.426958 <text:s/>3.50345 <text:s/>-2.94845 <text:s/>0.265234 <text:s/>2.09421 <text:s/>-5.14088 <text:s/></text:p>
      <text:p text:style-name="P1">iteration is :1500</text:p>
      <text:p text:style-name="P1">pso_woa_fitness is :77.6706</text:p>
      <text:p text:style-name="P1">0.951496 <text:s/>0.430705 <text:s/>3.55335 <text:s/>-2.94393 <text:s/>0.204438 <text:s/>2.09422 <text:s/>-5.13339 <text:s/></text:p>
      <text:p text:style-name="P1">iteration is :1600</text:p>
      <text:p text:style-name="P1">pso_woa_fitness is :68.4479</text:p>
      <text:p text:style-name="P1">0.935224 <text:s/>0.426875 <text:s/>3.66423 <text:s/>-2.95246 <text:s/>0.100378 <text:s/>2.09427 <text:s/>-5.14086 <text:s/></text:p>
      <text:p text:style-name="P1">iteration is :1700</text:p>
      <text:p text:style-name="P1">pso_woa_fitness is :67.8262</text:p>
      <text:p text:style-name="P1">0.93618 <text:s/>0.426991 <text:s/>3.67067 <text:s/>-2.95361 <text:s/>0.0928529 <text:s/>2.09425 <text:s/>-5.14337 <text:s/></text:p>
      <text:p text:style-name="P1">iteration is :1800</text:p>
      <text:p text:style-name="P1">pso_woa_fitness is :67.797</text:p>
      <text:p text:style-name="P1">0.935668 <text:s/>0.427115 <text:s/>3.67561 <text:s/>-2.95378 <text:s/>0.0879988 <text:s/>2.09424 <text:s/>-5.14402 <text:s/></text:p>
      <text:p text:style-name="P1">iteration is :1900</text:p>
      <text:p text:style-name="P1">pso_woa_fitness is :67.6478</text:p>
      <text:p text:style-name="P1">0.932001 <text:s/>0.426228 <text:s/>3.70776 <text:s/>-2.95597 <text:s/>0.0571271 <text:s/>2.09424 <text:s/>-5.14693 <text:s/></text:p>
      <text:p text:style-name="P1">iteration is :1901</text:p>
      <text:p text:style-name="P1">pso_woa_fitness is :67.6471</text:p>
      <text:p text:style-name="P1">0.931978 <text:s/>0.426223 <text:s/>3.70788 <text:s/>-2.95597 <text:s/>0.0570199 <text:s/>2.09424 <text:s/>-5.14693 <text:s/></text:p>
      <text:p text:style-name="P1">iteration is :1902</text:p>
      <text:p text:style-name="P1">pso_woa_fitness is :67.6466</text:p>
      <text:p text:style-name="P1">0.931955 <text:s/>0.426168 <text:s/>3.70829 <text:s/>-2.95605 <text:s/>0.0566167 <text:s/>2.09423 <text:s/>-5.14696 <text:s/></text:p>
      <text:p text:style-name="P1">iteration is :1903</text:p>
      <text:p text:style-name="P1">pso_woa_fitness is :67.6458</text:p>
      <text:p text:style-name="P1">0.931827 <text:s/>0.426193 <text:s/>3.70906 <text:s/>-2.95604 <text:s/>0.0559051 <text:s/>2.09423 <text:s/>-5.14702 <text:s/></text:p>
      <text:p text:style-name="P1"><text:soft-page-break/>iteration is :1904</text:p>
      <text:p text:style-name="P1">pso_woa_fitness is :67.6445</text:p>
      <text:p text:style-name="P1">0.931833 <text:s/>0.426171 <text:s/>3.70918 <text:s/>-2.95608 <text:s/>0.0557728 <text:s/>2.09423 <text:s/>-5.14704 <text:s/></text:p>
      <text:p text:style-name="P1">iteration is :1905</text:p>
      <text:p text:style-name="P1">pso_woa_fitness is :67.6442</text:p>
      <text:p text:style-name="P1">0.931847 <text:s/>0.426168 <text:s/>3.70911 <text:s/>-2.95608 <text:s/>0.0558407 <text:s/>2.09423 <text:s/>-5.14703 <text:s/></text:p>
      <text:p text:style-name="P1">iteration is :1906</text:p>
      <text:p text:style-name="P1">pso_woa_fitness is :67.6434</text:p>
      <text:p text:style-name="P1">0.931847 <text:s/>0.426168 <text:s/>3.70911 <text:s/>-2.95608 <text:s/>0.0558402 <text:s/>2.09423 <text:s/>-5.14703 <text:s/></text:p>
      <text:p text:style-name="P1">iteration is :1907</text:p>
      <text:p text:style-name="P1">pso_woa_fitness is :67.643</text:p>
      <text:p text:style-name="P1">0.931842 <text:s/>0.426162 <text:s/>3.70918 <text:s/>-2.95609 <text:s/>0.0557716 <text:s/>2.09423 <text:s/>-5.14704 <text:s/></text:p>
      <text:p text:style-name="P1">iteration is :1908</text:p>
      <text:p text:style-name="P1">pso_woa_fitness is :67.6406</text:p>
      <text:p text:style-name="P1">0.931696 <text:s/>0.4261 <text:s/>3.71057 <text:s/>-2.95621 <text:s/>0.0544411 <text:s/>2.09423 <text:s/>-5.14716 <text:s/></text:p>
      <text:p text:style-name="P1">iteration is :1909</text:p>
      <text:p text:style-name="P1">pso_woa_fitness is :67.6402</text:p>
      <text:p text:style-name="P1">0.931694 <text:s/>0.426099 <text:s/>3.71058 <text:s/>-2.95621 <text:s/>0.0544272 <text:s/>2.09423 <text:s/>-5.14716 <text:s/></text:p>
      <text:p text:style-name="P1">iteration is :1910</text:p>
      <text:p text:style-name="P1">pso_woa_fitness is :67.6394</text:p>
      <text:p text:style-name="P1">0.931661 <text:s/>0.426139 <text:s/>3.71087 <text:s/>-2.95617 <text:s/>0.0541208 <text:s/>2.09423 <text:s/>-5.1472 <text:s/></text:p>
      <text:p text:style-name="P1">iteration is :1911</text:p>
      <text:p text:style-name="P1">pso_woa_fitness is :67.639</text:p>
      <text:p text:style-name="P1">0.931578 <text:s/>0.42605 <text:s/>3.71162 <text:s/>-2.9563 <text:s/>0.0534337 <text:s/>2.09422 <text:s/>-5.14724 <text:s/></text:p>
      <text:p text:style-name="P1">iteration is :1912</text:p>
      <text:p text:style-name="P1">pso_woa_fitness is :67.6388</text:p>
      <text:p text:style-name="P1">0.931539 <text:s/>0.426049 <text:s/>3.71194 <text:s/>-2.95631 <text:s/>0.053125 <text:s/>2.09422 <text:s/>-5.14727 <text:s/></text:p>
      <text:p text:style-name="P1">iteration is :1913</text:p>
      <text:p text:style-name="P1">pso_woa_fitness is :67.6388</text:p>
      <text:p text:style-name="P1">0.931527 <text:s/>0.426052 <text:s/>3.71203 <text:s/>-2.95631 <text:s/>0.053039 <text:s/>2.09423 <text:s/>-5.14728 <text:s/></text:p>
      <text:p text:style-name="P1">iteration is :1914</text:p>
      <text:p text:style-name="P1">pso_woa_fitness is :67.6387</text:p>
      <text:p text:style-name="P1">0.931543 <text:s/>0.426055 <text:s/>3.71188 <text:s/>-2.9563 <text:s/>0.053189 <text:s/>2.09423 <text:s/>-5.14727 <text:s/></text:p>
      <text:p text:style-name="P1">iteration is :1915</text:p>
      <text:p text:style-name="P1">pso_woa_fitness is :67.6379</text:p>
      <text:p text:style-name="P1">0.931538 <text:s/>0.426057 <text:s/>3.71191 <text:s/>-2.9563 <text:s/>0.0531546 <text:s/>2.09423 <text:s/>-5.14727 <text:s/></text:p>
      <text:p text:style-name="P1">iteration is :1916</text:p>
      <text:p text:style-name="P1">pso_woa_fitness is :67.6376</text:p>
      <text:p text:style-name="P1">0.931525 <text:s/>0.426056 <text:s/>3.71202 <text:s/>-2.9563 <text:s/>0.0530471 <text:s/>2.09423 <text:s/>-5.14728 <text:s/></text:p>
      <text:p text:style-name="P1">iteration is :1917</text:p>
      <text:p text:style-name="P1">pso_woa_fitness is :67.6374</text:p>
      <text:p text:style-name="P1">0.93152 <text:s/>0.426058 <text:s/>3.71207 <text:s/>-2.9563 <text:s/>0.0529982 <text:s/>2.09423 <text:s/>-5.14729 <text:s/></text:p>
      <text:p text:style-name="P1">iteration is :1918</text:p>
      <text:p text:style-name="P1">pso_woa_fitness is :67.6371</text:p>
      <text:p text:style-name="P1">0.931498 <text:s/>0.42605 <text:s/>3.71227 <text:s/>-2.95632 <text:s/>0.0528073 <text:s/>2.09423 <text:s/>-5.14731 <text:s/></text:p>
      <text:p text:style-name="P1">iteration is :1919</text:p>
      <text:p text:style-name="P1">pso_woa_fitness is :67.6369</text:p>
      <text:p text:style-name="P1">0.931555 <text:s/>0.426059 <text:s/>3.71182 <text:s/>-2.9563 <text:s/>0.0532372 <text:s/>2.09423 <text:s/>-5.14727 <text:s/></text:p>
      <text:p text:style-name="P1">iteration is :1920</text:p>
      <text:p text:style-name="P1">pso_woa_fitness is :67.6369</text:p>
      <text:p text:style-name="P1">0.931516 <text:s/>0.426051 <text:s/>3.71215 <text:s/>-2.95632 <text:s/>0.0529243 <text:s/>2.09423 <text:s/>-5.1473 <text:s/></text:p>
      <text:p text:style-name="P1">iteration is :1921</text:p>
      <text:p text:style-name="P1"><text:soft-page-break/>pso_woa_fitness is :67.6368</text:p>
      <text:p text:style-name="P1">0.931519 <text:s/>0.426053 <text:s/>3.71211 <text:s/>-2.95631 <text:s/>0.052961 <text:s/>2.09423 <text:s/>-5.14729 <text:s/></text:p>
      <text:p text:style-name="P1">iteration is :1922</text:p>
      <text:p text:style-name="P1">pso_woa_fitness is :67.6366</text:p>
      <text:p text:style-name="P1">0.931491 <text:s/>0.426056 <text:s/>3.71231 <text:s/>-2.95632 <text:s/>0.0527687 <text:s/>2.09422 <text:s/>-5.14731 <text:s/></text:p>
      <text:p text:style-name="P1">iteration is :1923</text:p>
      <text:p text:style-name="P1">pso_woa_fitness is :67.6364</text:p>
      <text:p text:style-name="P1">0.931467 <text:s/>0.426049 <text:s/>3.71255 <text:s/>-2.95634 <text:s/>0.0525379 <text:s/>2.09422 <text:s/>-5.14733 <text:s/></text:p>
      <text:p text:style-name="P1">iteration is :1924</text:p>
      <text:p text:style-name="P1">pso_woa_fitness is :67.6361</text:p>
      <text:p text:style-name="P1">0.93147 <text:s/>0.426051 <text:s/>3.71251 <text:s/>-2.95633 <text:s/>0.0525762 <text:s/>2.09422 <text:s/>-5.14733 <text:s/></text:p>
      <text:p text:style-name="P1">iteration is :1925</text:p>
      <text:p text:style-name="P1">pso_woa_fitness is :67.6356</text:p>
      <text:p text:style-name="P1">0.931455 <text:s/>0.426052 <text:s/>3.71262 <text:s/>-2.95634 <text:s/>0.0524693 <text:s/>2.09422 <text:s/>-5.14734 <text:s/></text:p>
      <text:p text:style-name="P1">iteration is :1926</text:p>
      <text:p text:style-name="P1">pso_woa_fitness is :67.6354</text:p>
      <text:p text:style-name="P1">0.93147 <text:s/>0.426053 <text:s/>3.7125 <text:s/>-2.95633 <text:s/>0.0525908 <text:s/>2.09422 <text:s/>-5.14733 <text:s/></text:p>
      <text:p text:style-name="P1">iteration is :1927</text:p>
      <text:p text:style-name="P1">pso_woa_fitness is :67.635</text:p>
      <text:p text:style-name="P1">0.931466 <text:s/>0.426052 <text:s/>3.71253 <text:s/>-2.95633 <text:s/>0.0525598 <text:s/>2.09422 <text:s/>-5.14733 <text:s/></text:p>
      <text:p text:style-name="P1">iteration is :1928</text:p>
      <text:p text:style-name="P1">pso_woa_fitness is :67.6349</text:p>
      <text:p text:style-name="P1">0.931463 <text:s/>0.426052 <text:s/>3.71256 <text:s/>-2.95633 <text:s/>0.052529 <text:s/>2.09422 <text:s/>-5.14733 <text:s/></text:p>
      <text:p text:style-name="P1">iteration is :1929</text:p>
      <text:p text:style-name="P1">pso_woa_fitness is :67.6348</text:p>
      <text:p text:style-name="P1">0.931452 <text:s/>0.426048 <text:s/>3.71268 <text:s/>-2.95634 <text:s/>0.0524154 <text:s/>2.09422 <text:s/>-5.14735 <text:s/></text:p>
      <text:p text:style-name="P1">iteration is :1930</text:p>
      <text:p text:style-name="P1">pso_woa_fitness is :67.6347</text:p>
      <text:p text:style-name="P1">0.931444 <text:s/>0.426045 <text:s/>3.71276 <text:s/>-2.95635 <text:s/>0.0523331 <text:s/>2.09422 <text:s/>-5.14736 <text:s/></text:p>
      <text:p text:style-name="P1">iteration is :1931</text:p>
      <text:p text:style-name="P1">pso_woa_fitness is :67.6344</text:p>
      <text:p text:style-name="P1">0.931428 <text:s/>0.42604 <text:s/>3.71293 <text:s/>-2.95636 <text:s/>0.052169 <text:s/>2.09422 <text:s/>-5.14737 <text:s/></text:p>
      <text:p text:style-name="P1">iteration is :1932</text:p>
      <text:p text:style-name="P1">pso_woa_fitness is :67.6343</text:p>
      <text:p text:style-name="P1">0.931413 <text:s/>0.426035 <text:s/>3.71309 <text:s/>-2.95638 <text:s/>0.0520122 <text:s/>2.09422 <text:s/>-5.14739 <text:s/></text:p>
      <text:p text:style-name="P1">iteration is :1933</text:p>
      <text:p text:style-name="P1">pso_woa_fitness is :67.6342</text:p>
      <text:p text:style-name="P1">0.931398 <text:s/>0.42603 <text:s/>3.71324 <text:s/>-2.95639 <text:s/>0.0518644 <text:s/>2.09422 <text:s/>-5.14741 <text:s/></text:p>
      <text:p text:style-name="P1">iteration is :1934</text:p>
      <text:p text:style-name="P1">pso_woa_fitness is :67.6336</text:p>
      <text:p text:style-name="P1">0.931387 <text:s/>0.426029 <text:s/>3.71337 <text:s/>-2.9564 <text:s/>0.051744 <text:s/>2.09422 <text:s/>-5.14742 <text:s/></text:p>
      <text:p text:style-name="P1">iteration is :1935</text:p>
      <text:p text:style-name="P1">pso_woa_fitness is :67.6333</text:p>
      <text:p text:style-name="P1">0.931367 <text:s/>0.426025 <text:s/>3.71358 <text:s/>-2.95641 <text:s/>0.0515407 <text:s/>2.09421 <text:s/>-5.14744 <text:s/></text:p>
      <text:p text:style-name="P1">iteration is :1936</text:p>
      <text:p text:style-name="P1">pso_woa_fitness is :67.633</text:p>
      <text:p text:style-name="P1">0.931346 <text:s/>0.426021 <text:s/>3.71379 <text:s/>-2.95643 <text:s/>0.0513307 <text:s/>2.09421 <text:s/>-5.14747 <text:s/></text:p>
      <text:p text:style-name="P1">iteration is :1937</text:p>
      <text:p text:style-name="P1">pso_woa_fitness is :67.6324</text:p>
      <text:p text:style-name="P1">0.931309 <text:s/>0.426014 <text:s/>3.71415 <text:s/>-2.95645 <text:s/>0.0509881 <text:s/>2.09421 <text:s/>-5.1475 <text:s/></text:p>
      <text:p text:style-name="P1">iteration is :1938</text:p>
      <text:p text:style-name="P1">pso_woa_fitness is :67.6309</text:p>
      <text:p text:style-name="P1"><text:soft-page-break/>0.93122 <text:s/>0.426002 <text:s/>3.71496 <text:s/>-2.95651 <text:s/>0.0502022 <text:s/>2.0942 <text:s/>-5.14759 <text:s/></text:p>
      <text:p text:style-name="P1">iteration is :1939</text:p>
      <text:p text:style-name="P1">pso_woa_fitness is :67.6307</text:p>
      <text:p text:style-name="P1">0.931214 <text:s/>0.426001 <text:s/>3.71503 <text:s/>-2.95651 <text:s/>0.0501375 <text:s/>2.0942 <text:s/>-5.14759 <text:s/></text:p>
      <text:p text:style-name="P1">iteration is :1940</text:p>
      <text:p text:style-name="P1">pso_woa_fitness is :67.6306</text:p>
      <text:p text:style-name="P1">0.93122 <text:s/>0.426002 <text:s/>3.71497 <text:s/>-2.95651 <text:s/>0.0501961 <text:s/>2.0942 <text:s/>-5.14759 <text:s/></text:p>
      <text:p text:style-name="P1">iteration is :1941</text:p>
      <text:p text:style-name="P1">pso_woa_fitness is :67.6306</text:p>
      <text:p text:style-name="P1">0.931248 <text:s/>0.426006 <text:s/>3.71469 <text:s/>-2.95649 <text:s/>0.0504673 <text:s/>2.0942 <text:s/>-5.14756 <text:s/></text:p>
      <text:p text:style-name="P1">iteration is :1942</text:p>
      <text:p text:style-name="P1">pso_woa_fitness is :67.6305</text:p>
      <text:p text:style-name="P1">0.931248 <text:s/>0.426007 <text:s/>3.71469 <text:s/>-2.95649 <text:s/>0.050468 <text:s/>2.0942 <text:s/>-5.14756 <text:s/></text:p>
      <text:p text:style-name="P1">iteration is :1943</text:p>
      <text:p text:style-name="P1">pso_woa_fitness is :67.6305</text:p>
      <text:p text:style-name="P1">0.931247 <text:s/>0.426007 <text:s/>3.71469 <text:s/>-2.95649 <text:s/>0.0504665 <text:s/>2.0942 <text:s/>-5.14756 <text:s/></text:p>
      <text:p text:style-name="P1">iteration is :1944</text:p>
      <text:p text:style-name="P1">pso_woa_fitness is :67.6305</text:p>
      <text:p text:style-name="P1">0.931244 <text:s/>0.426006 <text:s/>3.71472 <text:s/>-2.95649 <text:s/>0.0504338 <text:s/>2.0942 <text:s/>-5.14756 <text:s/></text:p>
      <text:p text:style-name="P1">iteration is :1945</text:p>
      <text:p text:style-name="P1">pso_woa_fitness is :67.6305</text:p>
      <text:p text:style-name="P1">0.931241 <text:s/>0.426006 <text:s/>3.71475 <text:s/>-2.95649 <text:s/>0.0504028 <text:s/>2.0942 <text:s/>-5.14756 <text:s/></text:p>
      <text:p text:style-name="P1">iteration is :1946</text:p>
      <text:p text:style-name="P1">pso_woa_fitness is :67.6305</text:p>
      <text:p text:style-name="P1">0.931245 <text:s/>0.426007 <text:s/>3.7147 <text:s/>-2.95649 <text:s/>0.0504506 <text:s/>2.0942 <text:s/>-5.14756 <text:s/></text:p>
      <text:p text:style-name="P1">iteration is :1947</text:p>
      <text:p text:style-name="P1">pso_woa_fitness is :67.6305</text:p>
      <text:p text:style-name="P1">0.931244 <text:s/>0.426006 <text:s/>3.71472 <text:s/>-2.95649 <text:s/>0.0504328 <text:s/>2.0942 <text:s/>-5.14756 <text:s/></text:p>
      <text:p text:style-name="P1">iteration is :1948</text:p>
      <text:p text:style-name="P1">pso_woa_fitness is :67.6305</text:p>
      <text:p text:style-name="P1">0.931244 <text:s/>0.426006 <text:s/>3.71472 <text:s/>-2.95649 <text:s/>0.0504363 <text:s/>2.0942 <text:s/>-5.14756 <text:s/></text:p>
      <text:p text:style-name="P1">iteration is :1949</text:p>
      <text:p text:style-name="P1">pso_woa_fitness is :67.6304</text:p>
      <text:p text:style-name="P1">0.931244 <text:s/>0.426006 <text:s/>3.71472 <text:s/>-2.95649 <text:s/>0.0504352 <text:s/>2.0942 <text:s/>-5.14756 <text:s/></text:p>
      <text:p text:style-name="P1">iteration is :1950</text:p>
      <text:p text:style-name="P1">pso_woa_fitness is :67.6304</text:p>
      <text:p text:style-name="P1">0.931245 <text:s/>0.426007 <text:s/>3.71471 <text:s/>-2.95649 <text:s/>0.0504488 <text:s/>2.0942 <text:s/>-5.14756 <text:s/></text:p>
      <text:p text:style-name="P1">iteration is :1951</text:p>
      <text:p text:style-name="P1">pso_woa_fitness is :67.6304</text:p>
      <text:p text:style-name="P1">0.931245 <text:s/>0.426007 <text:s/>3.71471 <text:s/>-2.95649 <text:s/>0.0504472 <text:s/>2.0942 <text:s/>-5.14756 <text:s/></text:p>
      <text:p text:style-name="P1">iteration is :1952</text:p>
      <text:p text:style-name="P1">pso_woa_fitness is :67.6302</text:p>
      <text:p text:style-name="P1">0.931226 <text:s/>0.426001 <text:s/>3.71489 <text:s/>-2.9565 <text:s/>0.050267 <text:s/>2.0942 <text:s/>-5.14758 <text:s/></text:p>
      <text:p text:style-name="P1">iteration is :1953</text:p>
      <text:p text:style-name="P1">pso_woa_fitness is :67.63</text:p>
      <text:p text:style-name="P1">0.931209 <text:s/>0.425996 <text:s/>3.71505 <text:s/>-2.95652 <text:s/>0.0501134 <text:s/>2.0942 <text:s/>-5.14759 <text:s/></text:p>
      <text:p text:style-name="P1">iteration is :1954</text:p>
      <text:p text:style-name="P1">pso_woa_fitness is :67.6298</text:p>
      <text:p text:style-name="P1">0.931196 <text:s/>0.42599 <text:s/>3.71521 <text:s/>-2.95653 <text:s/>0.0499648 <text:s/>2.0942 <text:s/>-5.14761 <text:s/></text:p>
      <text:p text:style-name="P1">iteration is :1955</text:p>
      <text:p text:style-name="P1">pso_woa_fitness is :67.6296</text:p>
      <text:p text:style-name="P1">0.931169 <text:s/>0.425985 <text:s/>3.71545 <text:s/>-2.95655 <text:s/>0.0497297 <text:s/>2.0942 <text:s/>-5.14763 <text:s/></text:p>
      <text:p text:style-name="P1"><text:soft-page-break/>iteration is :1956</text:p>
      <text:p text:style-name="P1">pso_woa_fitness is :67.629</text:p>
      <text:p text:style-name="P1">0.931162 <text:s/>0.425983 <text:s/>3.7155 <text:s/>-2.95655 <text:s/>0.0496847 <text:s/>2.0942 <text:s/>-5.14763 <text:s/></text:p>
      <text:p text:style-name="P1">iteration is :1957</text:p>
      <text:p text:style-name="P1">pso_woa_fitness is :67.6289</text:p>
      <text:p text:style-name="P1">0.931163 <text:s/>0.425984 <text:s/>3.71548 <text:s/>-2.95655 <text:s/>0.0497044 <text:s/>2.0942 <text:s/>-5.14763 <text:s/></text:p>
      <text:p text:style-name="P1">iteration is :1958</text:p>
      <text:p text:style-name="P1">pso_woa_fitness is :67.6287</text:p>
      <text:p text:style-name="P1">0.931142 <text:s/>0.42598 <text:s/>3.71569 <text:s/>-2.95656 <text:s/>0.049504 <text:s/>2.0942 <text:s/>-5.14765 <text:s/></text:p>
      <text:p text:style-name="P1">iteration is :1959</text:p>
      <text:p text:style-name="P1">pso_woa_fitness is :67.6285</text:p>
      <text:p text:style-name="P1">0.931129 <text:s/>0.425977 <text:s/>3.71581 <text:s/>-2.95657 <text:s/>0.0493815 <text:s/>2.0942 <text:s/>-5.14766 <text:s/></text:p>
      <text:p text:style-name="P1">iteration is :1960</text:p>
      <text:p text:style-name="P1">pso_woa_fitness is :67.6283</text:p>
      <text:p text:style-name="P1">0.931126 <text:s/>0.425977 <text:s/>3.71584 <text:s/>-2.95657 <text:s/>0.0493571 <text:s/>2.0942 <text:s/>-5.14767 <text:s/></text:p>
      <text:p text:style-name="P1">iteration is :1961</text:p>
      <text:p text:style-name="P1">pso_woa_fitness is :67.6283</text:p>
      <text:p text:style-name="P1">0.931124 <text:s/>0.425976 <text:s/>3.71586 <text:s/>-2.95657 <text:s/>0.0493345 <text:s/>2.0942 <text:s/>-5.14767 <text:s/></text:p>
      <text:p text:style-name="P1">iteration is :1962</text:p>
      <text:p text:style-name="P1">pso_woa_fitness is :67.6282</text:p>
      <text:p text:style-name="P1">0.931116 <text:s/>0.425975 <text:s/>3.71593 <text:s/>-2.95658 <text:s/>0.0492668 <text:s/>2.0942 <text:s/>-5.14768 <text:s/></text:p>
      <text:p text:style-name="P1">iteration is :1963</text:p>
      <text:p text:style-name="P1">pso_woa_fitness is :67.6281</text:p>
      <text:p text:style-name="P1">0.931104 <text:s/>0.425972 <text:s/>3.71605 <text:s/>-2.95659 <text:s/>0.0491499 <text:s/>2.09419 <text:s/>-5.14769 <text:s/></text:p>
      <text:p text:style-name="P1">iteration is :1964</text:p>
      <text:p text:style-name="P1">pso_woa_fitness is :67.628</text:p>
      <text:p text:style-name="P1">0.931093 <text:s/>0.425969 <text:s/>3.71616 <text:s/>-2.95659 <text:s/>0.0490457 <text:s/>2.09419 <text:s/>-5.1477 <text:s/></text:p>
      <text:p text:style-name="P1">iteration is :1965</text:p>
      <text:p text:style-name="P1">pso_woa_fitness is :67.628</text:p>
      <text:p text:style-name="P1">0.931083 <text:s/>0.425967 <text:s/>3.71626 <text:s/>-2.9566 <text:s/>0.0489484 <text:s/>2.09419 <text:s/>-5.14771 <text:s/></text:p>
      <text:p text:style-name="P1">iteration is :1966</text:p>
      <text:p text:style-name="P1">pso_woa_fitness is :67.628</text:p>
      <text:p text:style-name="P1">0.931069 <text:s/>0.425964 <text:s/>3.71639 <text:s/>-2.95661 <text:s/>0.0488238 <text:s/>2.09419 <text:s/>-5.14772 <text:s/></text:p>
      <text:p text:style-name="P1">iteration is :1967</text:p>
      <text:p text:style-name="P1">pso_woa_fitness is :67.6279</text:p>
      <text:p text:style-name="P1">0.931066 <text:s/>0.425963 <text:s/>3.71642 <text:s/>-2.95661 <text:s/>0.0487897 <text:s/>2.09419 <text:s/>-5.14773 <text:s/></text:p>
      <text:p text:style-name="P1">iteration is :1968</text:p>
      <text:p text:style-name="P1">pso_woa_fitness is :67.6279</text:p>
      <text:p text:style-name="P1">0.931061 <text:s/>0.425962 <text:s/>3.71647 <text:s/>-2.95662 <text:s/>0.0487461 <text:s/>2.09419 <text:s/>-5.14773 <text:s/></text:p>
      <text:p text:style-name="P1">iteration is :1969</text:p>
      <text:p text:style-name="P1">pso_woa_fitness is :67.6279</text:p>
      <text:p text:style-name="P1">0.931055 <text:s/>0.425961 <text:s/>3.71653 <text:s/>-2.95662 <text:s/>0.0486912 <text:s/>2.09419 <text:s/>-5.14774 <text:s/></text:p>
      <text:p text:style-name="P1">iteration is :1970</text:p>
      <text:p text:style-name="P1">pso_woa_fitness is :67.6279</text:p>
      <text:p text:style-name="P1">0.931049 <text:s/>0.425959 <text:s/>3.71658 <text:s/>-2.95662 <text:s/>0.04864 <text:s/>2.09419 <text:s/>-5.14774 <text:s/></text:p>
      <text:p text:style-name="P1">iteration is :1971</text:p>
      <text:p text:style-name="P1">pso_woa_fitness is :67.6278</text:p>
      <text:p text:style-name="P1">0.931044 <text:s/>0.425958 <text:s/>3.71663 <text:s/>-2.95663 <text:s/>0.0485875 <text:s/>2.09419 <text:s/>-5.14775 <text:s/></text:p>
      <text:p text:style-name="P1">iteration is :1972</text:p>
      <text:p text:style-name="P1">pso_woa_fitness is :67.6278</text:p>
      <text:p text:style-name="P1">0.931037 <text:s/>0.425956 <text:s/>3.71669 <text:s/>-2.95663 <text:s/>0.0485302 <text:s/>2.09419 <text:s/>-5.14775 <text:s/></text:p>
      <text:p text:style-name="P1">iteration is :1973</text:p>
      <text:p text:style-name="P1"><text:soft-page-break/>pso_woa_fitness is :67.6278</text:p>
      <text:p text:style-name="P1">0.931033 <text:s/>0.425955 <text:s/>3.71673 <text:s/>-2.95663 <text:s/>0.0484918 <text:s/>2.09419 <text:s/>-5.14776 <text:s/></text:p>
      <text:p text:style-name="P1">iteration is :1974</text:p>
      <text:p text:style-name="P1">pso_woa_fitness is :67.6278</text:p>
      <text:p text:style-name="P1">0.931031 <text:s/>0.425955 <text:s/>3.71676 <text:s/>-2.95664 <text:s/>0.0484675 <text:s/>2.09419 <text:s/>-5.14776 <text:s/></text:p>
      <text:p text:style-name="P1">iteration is :1975</text:p>
      <text:p text:style-name="P1">pso_woa_fitness is :67.6278</text:p>
      <text:p text:style-name="P1">0.931026 <text:s/>0.425954 <text:s/>3.7168 <text:s/>-2.95664 <text:s/>0.0484241 <text:s/>2.09419 <text:s/>-5.14776 <text:s/></text:p>
      <text:p text:style-name="P1">iteration is :1976</text:p>
      <text:p text:style-name="P1">pso_woa_fitness is :67.6278</text:p>
      <text:p text:style-name="P1">0.931025 <text:s/>0.425953 <text:s/>3.71681 <text:s/>-2.95664 <text:s/>0.0484144 <text:s/>2.09419 <text:s/>-5.14776 <text:s/></text:p>
      <text:p text:style-name="P1">iteration is :1977</text:p>
      <text:p text:style-name="P1">pso_woa_fitness is :67.6278</text:p>
      <text:p text:style-name="P1">0.931024 <text:s/>0.425953 <text:s/>3.71682 <text:s/>-2.95664 <text:s/>0.0484068 <text:s/>2.09419 <text:s/>-5.14777 <text:s/></text:p>
      <text:p text:style-name="P1">iteration is :1978</text:p>
      <text:p text:style-name="P1">pso_woa_fitness is :67.6278</text:p>
      <text:p text:style-name="P1">0.931025 <text:s/>0.425953 <text:s/>3.71681 <text:s/>-2.95664 <text:s/>0.0484168 <text:s/>2.09419 <text:s/>-5.14776 <text:s/></text:p>
      <text:p text:style-name="P1">iteration is :1979</text:p>
      <text:p text:style-name="P1">pso_woa_fitness is :67.6278</text:p>
      <text:p text:style-name="P1">0.931023 <text:s/>0.425953 <text:s/>3.71683 <text:s/>-2.95664 <text:s/>0.048396 <text:s/>2.09419 <text:s/>-5.14777 <text:s/></text:p>
      <text:p text:style-name="P1">iteration is :1980</text:p>
      <text:p text:style-name="P1">pso_woa_fitness is :67.6278</text:p>
      <text:p text:style-name="P1">0.931029 <text:s/>0.425954 <text:s/>3.71677 <text:s/>-2.95664 <text:s/>0.0484517 <text:s/>2.09419 <text:s/>-5.14776 <text:s/></text:p>
      <text:p text:style-name="P1">iteration is :1981</text:p>
      <text:p text:style-name="P1">pso_woa_fitness is :67.6278</text:p>
      <text:p text:style-name="P1">0.931028 <text:s/>0.425954 <text:s/>3.71678 <text:s/>-2.95664 <text:s/>0.0484441 <text:s/>2.09419 <text:s/>-5.14776 <text:s/></text:p>
      <text:p text:style-name="P1">iteration is :1982</text:p>
      <text:p text:style-name="P1">pso_woa_fitness is :67.6278</text:p>
      <text:p text:style-name="P1">0.931032 <text:s/>0.425955 <text:s/>3.71674 <text:s/>-2.95664 <text:s/>0.0484798 <text:s/>2.09419 <text:s/>-5.14776 <text:s/></text:p>
      <text:p text:style-name="P1">iteration is :1983</text:p>
      <text:p text:style-name="P1">pso_woa_fitness is :67.6278</text:p>
      <text:p text:style-name="P1">0.931025 <text:s/>0.425953 <text:s/>3.71681 <text:s/>-2.95664 <text:s/>0.0484162 <text:s/>2.09419 <text:s/>-5.14776 <text:s/></text:p>
      <text:p text:style-name="P1">iteration is :1984</text:p>
      <text:p text:style-name="P1">pso_woa_fitness is :67.6277</text:p>
      <text:p text:style-name="P1">0.931021 <text:s/>0.425952 <text:s/>3.71685 <text:s/>-2.95664 <text:s/>0.0483743 <text:s/>2.09419 <text:s/>-5.14777 <text:s/></text:p>
      <text:p text:style-name="P1">iteration is :1985</text:p>
      <text:p text:style-name="P1">pso_woa_fitness is :67.6277</text:p>
      <text:p text:style-name="P1">0.931016 <text:s/>0.425951 <text:s/>3.7169 <text:s/>-2.95665 <text:s/>0.0483325 <text:s/>2.09419 <text:s/>-5.14777 <text:s/></text:p>
      <text:p text:style-name="P1">iteration is :1986</text:p>
      <text:p text:style-name="P1">pso_woa_fitness is :67.6277</text:p>
      <text:p text:style-name="P1">0.931011 <text:s/>0.425949 <text:s/>3.71695 <text:s/>-2.95665 <text:s/>0.0482814 <text:s/>2.09419 <text:s/>-5.14778 <text:s/></text:p>
      <text:p text:style-name="P1">iteration is :1987</text:p>
      <text:p text:style-name="P1">pso_woa_fitness is :67.6277</text:p>
      <text:p text:style-name="P1">0.931008 <text:s/>0.425948 <text:s/>3.71698 <text:s/>-2.95665 <text:s/>0.0482489 <text:s/>2.09419 <text:s/>-5.14778 <text:s/></text:p>
      <text:p text:style-name="P1">iteration is :1988</text:p>
      <text:p text:style-name="P1">pso_woa_fitness is :67.6277</text:p>
      <text:p text:style-name="P1">0.931 <text:s/>0.425946 <text:s/>3.71706 <text:s/>-2.95666 <text:s/>0.0481749 <text:s/>2.09419 <text:s/>-5.14779 <text:s/></text:p>
      <text:p text:style-name="P1">iteration is :1989</text:p>
      <text:p text:style-name="P1">pso_woa_fitness is :67.6277</text:p>
      <text:p text:style-name="P1">0.931002 <text:s/>0.425946 <text:s/>3.71704 <text:s/>-2.95666 <text:s/>0.0481919 <text:s/>2.09419 <text:s/>-5.14779 <text:s/></text:p>
      <text:p text:style-name="P1">iteration is :1990</text:p>
      <text:p text:style-name="P1">pso_woa_fitness is :67.6277</text:p>
      <text:p text:style-name="P1"><text:soft-page-break/>0.931002 <text:s/>0.425946 <text:s/>3.71703 <text:s/>-2.95666 <text:s/>0.0481995 <text:s/>2.09419 <text:s/>-5.14779 <text:s/></text:p>
      <text:p text:style-name="P1">iteration is :1991</text:p>
      <text:p text:style-name="P1">pso_woa_fitness is :67.6277</text:p>
      <text:p text:style-name="P1">0.931005 <text:s/>0.425947 <text:s/>3.71701 <text:s/>-2.95666 <text:s/>0.0482221 <text:s/>2.09419 <text:s/>-5.14778 <text:s/></text:p>
      <text:p text:style-name="P1">iteration is :1992</text:p>
      <text:p text:style-name="P1">pso_woa_fitness is :67.6277</text:p>
      <text:p text:style-name="P1">0.931001 <text:s/>0.425946 <text:s/>3.71705 <text:s/>-2.95666 <text:s/>0.0481852 <text:s/>2.09419 <text:s/>-5.14779 <text:s/></text:p>
      <text:p text:style-name="P1">iteration is :1993</text:p>
      <text:p text:style-name="P1">pso_woa_fitness is :67.6277</text:p>
      <text:p text:style-name="P1">0.930999 <text:s/>0.425946 <text:s/>3.71707 <text:s/>-2.95666 <text:s/>0.0481698 <text:s/>2.09419 <text:s/>-5.14779 <text:s/></text:p>
      <text:p text:style-name="P1">iteration is :1994</text:p>
      <text:p text:style-name="P1">pso_woa_fitness is :67.6277</text:p>
      <text:p text:style-name="P1">0.931004 <text:s/>0.425947 <text:s/>3.71702 <text:s/>-2.95666 <text:s/>0.0482142 <text:s/>2.09419 <text:s/>-5.14778 <text:s/></text:p>
      <text:p text:style-name="P1">iteration is :1995</text:p>
      <text:p text:style-name="P1">pso_woa_fitness is :67.6277</text:p>
      <text:p text:style-name="P1">0.931002 <text:s/>0.425946 <text:s/>3.71704 <text:s/>-2.95666 <text:s/>0.0481938 <text:s/>2.09419 <text:s/>-5.14779 <text:s/></text:p>
      <text:p text:style-name="P1">iteration is :1996</text:p>
      <text:p text:style-name="P1">pso_woa_fitness is :67.6277</text:p>
      <text:p text:style-name="P1">0.931001 <text:s/>0.425946 <text:s/>3.71705 <text:s/>-2.95666 <text:s/>0.0481835 <text:s/>2.09419 <text:s/>-5.14779 <text:s/></text:p>
      <text:p text:style-name="P1">iteration is :1997</text:p>
      <text:p text:style-name="P1">pso_woa_fitness is :67.6277</text:p>
      <text:p text:style-name="P1">0.931001 <text:s/>0.425946 <text:s/>3.71705 <text:s/>-2.95666 <text:s/>0.048186 <text:s/>2.09419 <text:s/>-5.14779 <text:s/></text:p>
      <text:p text:style-name="P1">iteration is :1998</text:p>
      <text:p text:style-name="P1">pso_woa_fitness is :67.6277</text:p>
      <text:p text:style-name="P1">0.931001 <text:s/>0.425946 <text:s/>3.71705 <text:s/>-2.95666 <text:s/>0.0481827 <text:s/>2.09419 <text:s/>-5.14779 <text:s/></text:p>
      <text:p text:style-name="P1">iteration is :1999</text:p>
      <text:p text:style-name="P1">pso_woa_fitness is :67.6272</text:p>
      <text:p text:style-name="P1">0.931014 <text:s/>0.42594 <text:s/>3.71687 <text:s/>-2.95665 <text:s/>0.0483653 <text:s/>2.09419 <text:s/>-5.14776 <text:s/></text:p>
      <text:p text:style-name="P5">best fitness found is: <text:s text:c="2"/>67.6272</text:p>
      <text:p text:style-name="P5">0.931016 <text:s/>0.425946 <text:s/>3.71684 <text:s/>-2.95665 <text:s/>0.0483917 <text:s/>2.09419 <text:s/>-5.14776 <text:s/></text:p>
      <text:p text:style-name="P5">time = 7891.98s</text:p>
      <text:p text:style-name="P1">第4次搜索......</text:p>
      <text:p text:style-name="P1"/>
      <text:p text:style-name="P1">^C</text:p>
      <text:p text:style-name="P1">(base) </text:p>
      <text:p text:style-name="P1"># lirun @ lirun-desktop in ~/Desktop/111/bin [8:52:51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2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<text:soft-page-break/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95.14</text:p>
      <text:p text:style-name="P1">-3.75473 <text:s/>1.783 <text:s/>1.87001 <text:s/>-2.96864 <text:s/>-2.14084 <text:s/>-1.52519 <text:s/>-1.16497 <text:s/></text:p>
      <text:p text:style-name="P1">iteration is :200</text:p>
      <text:p text:style-name="P1">pso_woa_fitness is :1674.33</text:p>
      <text:p text:style-name="P1">-6.28319 <text:s/>1.23957 <text:s/>4.84746 <text:s/>-2.99363 <text:s/>-2.92262 <text:s/>-2.0944 <text:s/>-2.29355 <text:s/></text:p>
      <text:p text:style-name="P1">iteration is :300</text:p>
      <text:p text:style-name="P1">pso_woa_fitness is :1128.83</text:p>
      <text:p text:style-name="P1">-4.78319 <text:s/>1.56431 <text:s/>3.39035 <text:s/>-1.17885 <text:s/>-2.55861 <text:s/>-2.0944 <text:s/>-2.10653 <text:s/></text:p>
      <text:p text:style-name="P1">iteration is :400</text:p>
      <text:p text:style-name="P1">pso_woa_fitness is :760.783</text:p>
      <text:p text:style-name="P1">-4.37539 <text:s/>0.756919 <text:s/>1.62401 <text:s/>-2.0498 <text:s/>-1.89813 <text:s/>-2.0944 <text:s/>-1.71428 <text:s/></text:p>
      <text:p text:style-name="P1">iteration is :500</text:p>
      <text:p text:style-name="P1">pso_woa_fitness is :680.767</text:p>
      <text:p text:style-name="P1">-4.40203 <text:s/>0.854004 <text:s/>1.72191 <text:s/>-2.28038 <text:s/>-1.41813 <text:s/>-2.0944 <text:s/>-1.79372 <text:s/></text:p>
      <text:p text:style-name="P1">iteration is :600</text:p>
      <text:p text:style-name="P1">pso_woa_fitness is :325.229</text:p>
      <text:p text:style-name="P1">-4.99921 <text:s/>0.649681 <text:s/>2.36229 <text:s/>-2.27941 <text:s/>-1.75521 <text:s/>-2.0944 <text:s/>-1.56822 <text:s/></text:p>
      <text:p text:style-name="P1">iteration is :700</text:p>
      <text:p text:style-name="P1">pso_woa_fitness is :274.077</text:p>
      <text:p text:style-name="P1">-5.13018 <text:s/>0.556719 <text:s/>2.50121 <text:s/>-2.54605 <text:s/>-1.8983 <text:s/>-2.09404 <text:s/>-1.71756 <text:s/></text:p>
      <text:p text:style-name="P1">iteration is :800</text:p>
      <text:p text:style-name="P1">pso_woa_fitness is :234.365</text:p>
      <text:p text:style-name="P1">-5.32721 <text:s/>0.4055 <text:s/>2.87792 <text:s/>-2.88997 <text:s/>-2.23147 <text:s/>-2.09381 <text:s/>-1.84195 <text:s/></text:p>
      <text:p text:style-name="P1">iteration is :900</text:p>
      <text:p text:style-name="P1">pso_woa_fitness is :209.535</text:p>
      <text:p text:style-name="P1">-5.43535 <text:s/>0.413344 <text:s/>3.28996 <text:s/>-2.93362 <text:s/>-2.58866 <text:s/>-2.09388 <text:s/>-1.8341 <text:s/></text:p>
      <text:p text:style-name="P1">best fitness found is: <text:s text:c="2"/>160.867</text:p>
      <text:p text:style-name="P1">-5.46113 <text:s/>0.326668 <text:s/>3.92141 <text:s/>-3.07136 <text:s/>-3.19156 <text:s/>-2.0931 <text:s/>-1.85543 <text:s/></text:p>
      <text:p text:style-name="P1">time = 1319.78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235.73</text:p>
      <text:p text:style-name="P1">2.37175 <text:s/>1.02885 <text:s/>2.00097 <text:s/>-2.4804 <text:s/>-0.0715612 <text:s/>1.31513 <text:s/>0.738874 <text:s/></text:p>
      <text:p text:style-name="P1">iteration is :200</text:p>
      <text:p text:style-name="P1">pso_woa_fitness is :1391.39</text:p>
      <text:p text:style-name="P1">4.13521 <text:s/>1.75475 <text:s/>-0.244546 <text:s/>-1.92253 <text:s/>0.962347 <text:s/>2.0944 <text:s/>1.18021 <text:s/></text:p>
      <text:p text:style-name="P1">iteration is :300</text:p>
      <text:p text:style-name="P1">pso_woa_fitness is :775.444</text:p>
      <text:p text:style-name="P1"><text:soft-page-break/>1.46273 <text:s/>0.778558 <text:s/>1.88441 <text:s/>-0.576831 <text:s/>1.93469 <text:s/>2.0944 <text:s/>2.96346 <text:s/></text:p>
      <text:p text:style-name="P1">iteration is :400</text:p>
      <text:p text:style-name="P1">pso_woa_fitness is :736.116</text:p>
      <text:p text:style-name="P1">2.86727 <text:s/>1.64092 <text:s/>1.23094 <text:s/>-1.13546 <text:s/>-0.207767 <text:s/>2.0944 <text:s/>2.21454 <text:s/></text:p>
      <text:p text:style-name="P1">iteration is :500</text:p>
      <text:p text:style-name="P1">pso_woa_fitness is :467.493</text:p>
      <text:p text:style-name="P1">1.23771 <text:s/>0.281188 <text:s/>3.22032 <text:s/>-3.46123 <text:s/>0.582424 <text:s/>2.06507 <text:s/>0.749327 <text:s/></text:p>
      <text:p text:style-name="P1">iteration is :600</text:p>
      <text:p text:style-name="P1">pso_woa_fitness is :515.781</text:p>
      <text:p text:style-name="P1">1.168 <text:s/>0.0673386 <text:s/>2.60837 <text:s/>-3.20484 <text:s/>1.15356 <text:s/>2.0944 <text:s/>1.5311 <text:s/></text:p>
      <text:p text:style-name="P1">iteration is :700</text:p>
      <text:p text:style-name="P1">pso_woa_fitness is :147.786</text:p>
      <text:p text:style-name="P1">0.967984 <text:s/>0.410774 <text:s/>3.49286 <text:s/>-2.99884 <text:s/>0.33319 <text:s/>2.08781 <text:s/>1.2644 <text:s/></text:p>
      <text:p text:style-name="P1">iteration is :800</text:p>
      <text:p text:style-name="P1">pso_woa_fitness is :70.9643</text:p>
      <text:p text:style-name="P1">0.949992 <text:s/>0.434308 <text:s/>3.67024 <text:s/>-2.95996 <text:s/>0.178944 <text:s/>2.08696 <text:s/>1.23077 <text:s/></text:p>
      <text:p text:style-name="P1">iteration is :900</text:p>
      <text:p text:style-name="P1">pso_woa_fitness is :66.2052</text:p>
      <text:p text:style-name="P1">0.950895 <text:s/>0.427643 <text:s/>3.6824 <text:s/>-2.96837 <text:s/>0.167636 <text:s/>2.08681 <text:s/>1.23123 <text:s/></text:p>
      <text:p text:style-name="P5">best fitness found is: <text:s text:c="2"/>66.1278</text:p>
      <text:p text:style-name="P5">0.950262 <text:s/>0.427653 <text:s/>3.68646 <text:s/>-2.9686 <text:s/>0.163922 <text:s/>2.08675 <text:s/>1.23107 <text:s/></text:p>
      <text:p text:style-name="P5">time = 1318.28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66.09</text:p>
      <text:p text:style-name="P1">0.0327908 <text:s/>0 <text:s/>2.87422 <text:s/>1.90111 <text:s/>-1.93512 <text:s/>-2.0944 <text:s/>-0.894241 <text:s/></text:p>
      <text:p text:style-name="P1">iteration is :200</text:p>
      <text:p text:style-name="P1">pso_woa_fitness is :851.793</text:p>
      <text:p text:style-name="P1">0.961232 <text:s/>0 <text:s/>1.64635 <text:s/>2.71029 <text:s/>-1.46423 <text:s/>-2.0944 <text:s/>-2.14672 <text:s/></text:p>
      <text:p text:style-name="P1">iteration is :300</text:p>
      <text:p text:style-name="P1">pso_woa_fitness is :1137.51</text:p>
      <text:p text:style-name="P1">1.20165 <text:s/>0.63811 <text:s/>2.0058 <text:s/>4.09542 <text:s/>-1.1482 <text:s/>-2.0944 <text:s/>-0.901561 <text:s/></text:p>
      <text:p text:style-name="P1">iteration is :400</text:p>
      <text:p text:style-name="P1">pso_woa_fitness is :1033.77</text:p>
      <text:p text:style-name="P1">0.484537 <text:s/>0.0917431 <text:s/>2.6028 <text:s/>2.20126 <text:s/>-2.00378 <text:s/>-2.0944 <text:s/>-2.76857 <text:s/></text:p>
      <text:p text:style-name="P1">iteration is :500</text:p>
      <text:p text:style-name="P1">pso_woa_fitness is :546.256</text:p>
      <text:p text:style-name="P1">1.91037 <text:s/>0.381958 <text:s/>2.92265 <text:s/>3.80202 <text:s/>-2.43165 <text:s/>-2.0944 <text:s/>-1.55971 <text:s/></text:p>
      <text:p text:style-name="P1">iteration is :600</text:p>
      <text:p text:style-name="P1">pso_woa_fitness is :271.138</text:p>
      <text:p text:style-name="P1">1.20374 <text:s/>0.970146 <text:s/>2.46189 <text:s/>4.20521 <text:s/>-1.69781 <text:s/>-2.0944 <text:s/>-1.54385 <text:s/></text:p>
      <text:p text:style-name="P1">iteration is :700</text:p>
      <text:p text:style-name="P1">pso_woa_fitness is :143.564</text:p>
      <text:p text:style-name="P1">1.21738 <text:s/>0.894568 <text:s/>2.6346 <text:s/>4.01525 <text:s/>-1.88298 <text:s/>-2.0944 <text:s/>-1.61126 <text:s/></text:p>
      <text:p text:style-name="P1">iteration is :800</text:p>
      <text:p text:style-name="P1">pso_woa_fitness is :97.7825</text:p>
      <text:p text:style-name="P1">1.05064 <text:s/>0.729857 <text:s/>2.86221 <text:s/>3.73755 <text:s/>-2.05957 <text:s/>-2.0944 <text:s/>-1.72493 <text:s/></text:p>
      <text:p text:style-name="P1">iteration is :900</text:p>
      <text:p text:style-name="P1"><text:soft-page-break/>pso_woa_fitness is :79.0087</text:p>
      <text:p text:style-name="P1">0.979429 <text:s/>0.680635 <text:s/>3.02962 <text:s/>3.65018 <text:s/>-2.21269 <text:s/>-2.0944 <text:s/>-1.7662 <text:s/></text:p>
      <text:p text:style-name="P5">best fitness found is: <text:s text:c="2"/>72.6903</text:p>
      <text:p text:style-name="P5">0.95013 <text:s/>0.621076 <text:s/>3.13192 <text:s/>3.57187 <text:s/>-2.31773 <text:s/>-2.0944 <text:s/>-1.79822 <text:s/></text:p>
      <text:p text:style-name="P5">time = 1318.62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89.18</text:p>
      <text:p text:style-name="P1">3.57006 <text:s/>2.42287 <text:s/>2.45551 <text:s/>1.54576 <text:s/>0.428451 <text:s/>0.979579 <text:s/>2.38567 <text:s/></text:p>
      <text:p text:style-name="P1">iteration is :200</text:p>
      <text:p text:style-name="P1">pso_woa_fitness is :1537.01</text:p>
      <text:p text:style-name="P1">4.64925 <text:s/>2.53996 <text:s/>-0.350002 <text:s/>3.23948 <text:s/>1.512 <text:s/>2.0944 <text:s/>0.285673 <text:s/></text:p>
      <text:p text:style-name="P1">iteration is :300</text:p>
      <text:p text:style-name="P1">pso_woa_fitness is :985.137</text:p>
      <text:p text:style-name="P1">4.25309 <text:s/>1.84241 <text:s/>0.204102 <text:s/>4.14442 <text:s/>1.26608 <text:s/>2.0944 <text:s/>1.15743 <text:s/></text:p>
      <text:p text:style-name="P1">iteration is :400</text:p>
      <text:p text:style-name="P1">pso_woa_fitness is :736.578</text:p>
      <text:p text:style-name="P1">4.72095 <text:s/>2.36889 <text:s/>-0.8585 <text:s/>4.15478 <text:s/>1.46856 <text:s/>2.0944 <text:s/>1.94669 <text:s/></text:p>
      <text:p text:style-name="P1">iteration is :500</text:p>
      <text:p text:style-name="P1">pso_woa_fitness is :638.848</text:p>
      <text:p text:style-name="P1">4.38602 <text:s/>2.40935 <text:s/>-0.443813 <text:s/>3.74221 <text:s/>0.648566 <text:s/>2.0944 <text:s/>1.2112 <text:s/></text:p>
      <text:p text:style-name="P1">iteration is :600</text:p>
      <text:p text:style-name="P1">pso_woa_fitness is :450.276</text:p>
      <text:p text:style-name="P1">4.15877 <text:s/>2.82753 <text:s/>-0.137389 <text:s/>2.9805 <text:s/>0.954266 <text:s/>1.78917 <text:s/>0.867771 <text:s/></text:p>
      <text:p text:style-name="P1">iteration is :700</text:p>
      <text:p text:style-name="P1">pso_woa_fitness is :207.296</text:p>
      <text:p text:style-name="P1">3.97407 <text:s/>2.65684 <text:s/>-0.134732 <text:s/>3.45914 <text:s/>0.966541 <text:s/>1.86849 <text:s/>1.40336 <text:s/></text:p>
      <text:p text:style-name="P1">iteration is :800</text:p>
      <text:p text:style-name="P1">pso_woa_fitness is :154.511</text:p>
      <text:p text:style-name="P1">3.9557 <text:s/>2.85713 <text:s/>-0.361337 <text:s/>3.09262 <text:s/>1.14416 <text:s/>1.76883 <text:s/>1.23772 <text:s/></text:p>
      <text:p text:style-name="P1">iteration is :900</text:p>
      <text:p text:style-name="P1">pso_woa_fitness is :148.664</text:p>
      <text:p text:style-name="P1">3.96036 <text:s/>2.86855 <text:s/>-0.421856 <text:s/>3.07546 <text:s/>1.19642 <text:s/>1.77465 <text:s/>1.22263 <text:s/></text:p>
      <text:p text:style-name="P1">best fitness found is: <text:s text:c="2"/>139.818</text:p>
      <text:p text:style-name="P1">3.95037 <text:s/>2.87217 <text:s/>-0.594401 <text:s/>3.05489 <text:s/>1.3683 <text:s/>1.78107 <text:s/>1.2034 <text:s/></text:p>
      <text:p text:style-name="P1">time = 1319.26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78</text:p>
      <text:p text:style-name="P1">4.04485 <text:s/>2.2376 <text:s/>5.15902 <text:s/>4.97261 <text:s/>1.50558 <text:s/>2.0944 <text:s/>2.24705 <text:s/></text:p>
      <text:p text:style-name="P1">iteration is :200</text:p>
      <text:p text:style-name="P1">pso_woa_fitness is :1056.9</text:p>
      <text:p text:style-name="P1">4.84978 <text:s/>2.76945 <text:s/>6.28319 <text:s/>3.57023 <text:s/>1.38732 <text:s/>2.05318 <text:s/>1.835 <text:s/></text:p>
      <text:p text:style-name="P1">iteration is :300</text:p>
      <text:p text:style-name="P1"><text:soft-page-break/>pso_woa_fitness is :1173.13</text:p>
      <text:p text:style-name="P1">3.85008 <text:s/>1.98976 <text:s/>6.28319 <text:s/>5.025 <text:s/>0.396295 <text:s/>2.0944 <text:s/>2.4557 <text:s/></text:p>
      <text:p text:style-name="P1">iteration is :400</text:p>
      <text:p text:style-name="P1">pso_woa_fitness is :1159</text:p>
      <text:p text:style-name="P1">3.79515 <text:s/>2.05351 <text:s/>6.28319 <text:s/>4.87883 <text:s/>1.69704 <text:s/>2.05266 <text:s/>2.92139 <text:s/></text:p>
      <text:p text:style-name="P1">iteration is :500</text:p>
      <text:p text:style-name="P1">pso_woa_fitness is :666.413</text:p>
      <text:p text:style-name="P1">4.14985 <text:s/>2.68668 <text:s/>6.28319 <text:s/>3.35277 <text:s/>0.674739 <text:s/>1.95543 <text:s/>1.13192 <text:s/></text:p>
      <text:p text:style-name="P1">iteration is :600</text:p>
      <text:p text:style-name="P1">pso_woa_fitness is :495.419</text:p>
      <text:p text:style-name="P1">4.20986 <text:s/>2.86614 <text:s/>5.73266 <text:s/>3.36056 <text:s/>1.12845 <text:s/>1.91493 <text:s/>1.36847 <text:s/></text:p>
      <text:p text:style-name="P1">iteration is :700</text:p>
      <text:p text:style-name="P1">pso_woa_fitness is :386.697</text:p>
      <text:p text:style-name="P1">4.06443 <text:s/>2.92394 <text:s/>6.11753 <text:s/>3.28984 <text:s/>0.892424 <text:s/>1.87544 <text:s/>1.37869 <text:s/></text:p>
      <text:p text:style-name="P1">iteration is :800</text:p>
      <text:p text:style-name="P1">pso_woa_fitness is :279.368</text:p>
      <text:p text:style-name="P1">4.00385 <text:s/>3.09263 <text:s/>6.05201 <text:s/>2.84773 <text:s/>0.943458 <text:s/>1.75837 <text:s/>1.18678 <text:s/></text:p>
      <text:p text:style-name="P1">iteration is :900</text:p>
      <text:p text:style-name="P1">pso_woa_fitness is :273.219</text:p>
      <text:p text:style-name="P1">3.98433 <text:s/>3.11401 <text:s/>6.05058 <text:s/>2.77291 <text:s/>0.950203 <text:s/>1.72825 <text:s/>1.15789 <text:s/></text:p>
      <text:p text:style-name="P1">best fitness found is: <text:s text:c="2"/>257.541</text:p>
      <text:p text:style-name="P1">3.92059 <text:s/>3.1414 <text:s/>5.92166 <text:s/>2.62438 <text:s/>1.08899 <text:s/>1.71052 <text:s/>1.07349 <text:s/></text:p>
      <text:p text:style-name="P1">time = 1319.85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889.652</text:p>
      <text:p text:style-name="P1">0.33138 <text:s/>0.951335 <text:s/>3.3595 <text:s/>2.49624 <text:s/>2.14893 <text:s/>2.0944 <text:s/>1.60229 <text:s/></text:p>
      <text:p text:style-name="P1">iteration is :200</text:p>
      <text:p text:style-name="P1">pso_woa_fitness is :1112.41</text:p>
      <text:p text:style-name="P1">1.72581 <text:s/>1.11596 <text:s/>1.9706 <text:s/>4.786 <text:s/>1.82217 <text:s/>1.96351 <text:s/>1.91306 <text:s/></text:p>
      <text:p text:style-name="P1">iteration is :300</text:p>
      <text:p text:style-name="P1">pso_woa_fitness is :1218.31</text:p>
      <text:p text:style-name="P1">1.62874 <text:s/>0.55999 <text:s/>2.16033 <text:s/>1.92451 <text:s/>1.52823 <text:s/>2.0944 <text:s/>0.443209 <text:s/></text:p>
      <text:p text:style-name="P1">iteration is :400</text:p>
      <text:p text:style-name="P1">pso_woa_fitness is :1011.16</text:p>
      <text:p text:style-name="P1">1.70873 <text:s/>0.489 <text:s/>3.68093 <text:s/>2.84347 <text:s/>0.0446379 <text:s/>1.81916 <text:s/>1.80458 <text:s/></text:p>
      <text:p text:style-name="P1">iteration is :500</text:p>
      <text:p text:style-name="P1">pso_woa_fitness is :696.697</text:p>
      <text:p text:style-name="P1">0.795756 <text:s/>0.186257 <text:s/>2.77162 <text:s/>2.27852 <text:s/>0.485992 <text:s/>1.99069 <text:s/>2.13653 <text:s/></text:p>
      <text:p text:style-name="P1">iteration is :600</text:p>
      <text:p text:style-name="P1">pso_woa_fitness is :221.985</text:p>
      <text:p text:style-name="P1">0.864491 <text:s/>0.464665 <text:s/>3.35104 <text:s/>3.46246 <text:s/>0.570331 <text:s/>2.08959 <text:s/>1.39758 <text:s/></text:p>
      <text:p text:style-name="P1">iteration is :700</text:p>
      <text:p text:style-name="P1">pso_woa_fitness is :113.508</text:p>
      <text:p text:style-name="P1">0.840017 <text:s/>0.484664 <text:s/>3.6353 <text:s/>3.46933 <text:s/>0.300332 <text:s/>2.0898 <text:s/>1.29348 <text:s/></text:p>
      <text:p text:style-name="P1">iteration is :800</text:p>
      <text:p text:style-name="P1">pso_woa_fitness is :66.6093</text:p>
      <text:p text:style-name="P1">0.880727 <text:s/>0.5158 <text:s/>3.54297 <text:s/>3.48021 <text:s/>0.376201 <text:s/>2.08652 <text:s/>1.26061 <text:s/></text:p>
      <text:p text:style-name="P1"><text:soft-page-break/>iteration is :900</text:p>
      <text:p text:style-name="P1">pso_woa_fitness is :62.5008</text:p>
      <text:p text:style-name="P1">0.886872 <text:s/>0.503397 <text:s/>3.53534 <text:s/>3.46773 <text:s/>0.380365 <text:s/>2.08642 <text:s/>1.26076 <text:s/></text:p>
      <text:p text:style-name="P5">best fitness found is: <text:s text:c="2"/>61.7294</text:p>
      <text:p text:style-name="P5">0.893432 <text:s/>0.501582 <text:s/>3.51632 <text:s/>3.46069 <text:s/>0.396391 <text:s/>2.08342 <text:s/>1.25913 <text:s/></text:p>
      <text:p text:style-name="P5">time = 1318.88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82.667</text:p>
      <text:p text:style-name="P1">2.4054 <text:s/>3.14159 <text:s/>-2.65359 <text:s/>1.56351 <text:s/>3.36431 <text:s/>2.0944 <text:s/>0.0187769 <text:s/></text:p>
      <text:p text:style-name="P1">iteration is :200</text:p>
      <text:p text:style-name="P1">pso_woa_fitness is :1457.29</text:p>
      <text:p text:style-name="P1">4.776 <text:s/>2.04682 <text:s/>-3.07017 <text:s/>2.69924 <text:s/>2.85346 <text:s/>2.0944 <text:s/>1.07665 <text:s/></text:p>
      <text:p text:style-name="P1">iteration is :300</text:p>
      <text:p text:style-name="P1">pso_woa_fitness is :974.502</text:p>
      <text:p text:style-name="P1">3.88704 <text:s/>2.18357 <text:s/>-2.74438 <text:s/>2.35518 <text:s/>3.73159 <text:s/>2.0944 <text:s/>2.27523 <text:s/></text:p>
      <text:p text:style-name="P1">iteration is :400</text:p>
      <text:p text:style-name="P1">pso_woa_fitness is :1035.95</text:p>
      <text:p text:style-name="P1">3.9926 <text:s/>2.47625 <text:s/>-2.49407 <text:s/>2.61707 <text:s/>3.10956 <text:s/>2.0944 <text:s/>1.30686 <text:s/></text:p>
      <text:p text:style-name="P1">iteration is :500</text:p>
      <text:p text:style-name="P1">pso_woa_fitness is :695.586</text:p>
      <text:p text:style-name="P1">3.07028 <text:s/>2.73939 <text:s/>-0.517848 <text:s/>1.52078 <text:s/>1.44876 <text:s/>2.0944 <text:s/>-0.368474 <text:s/></text:p>
      <text:p text:style-name="P1">iteration is :600</text:p>
      <text:p text:style-name="P1">pso_woa_fitness is :339.728</text:p>
      <text:p text:style-name="P1">4.10835 <text:s/>2.64883 <text:s/>-2.15953 <text:s/>2.92589 <text:s/>2.53549 <text:s/>2.05697 <text:s/>1.04629 <text:s/></text:p>
      <text:p text:style-name="P1">iteration is :700</text:p>
      <text:p text:style-name="P1">pso_woa_fitness is :205.467</text:p>
      <text:p text:style-name="P1">3.84658 <text:s/>2.69911 <text:s/>-1.92995 <text:s/>2.62535 <text:s/>2.66003 <text:s/>2.08139 <text:s/>0.975303 <text:s/></text:p>
      <text:p text:style-name="P1">iteration is :800</text:p>
      <text:p text:style-name="P1">pso_woa_fitness is :184.539</text:p>
      <text:p text:style-name="P1">3.89148 <text:s/>2.72227 <text:s/>-2.06633 <text:s/>2.69733 <text:s/>2.79356 <text:s/>2.09085 <text:s/>1.06652 <text:s/></text:p>
      <text:p text:style-name="P1">iteration is :900</text:p>
      <text:p text:style-name="P1">pso_woa_fitness is :177.92</text:p>
      <text:p text:style-name="P1">3.85317 <text:s/>2.70765 <text:s/>-1.96594 <text:s/>2.64219 <text:s/>2.69917 <text:s/>2.08738 <text:s/>1.01586 <text:s/></text:p>
      <text:p text:style-name="P1">best fitness found is: <text:s text:c="2"/>174.709</text:p>
      <text:p text:style-name="P1">3.83903 <text:s/>2.71742 <text:s/>-1.90347 <text:s/>2.64594 <text:s/>2.64093 <text:s/>2.07032 <text:s/>1.00778 <text:s/></text:p>
      <text:p text:style-name="P1">time = 1318.37s</text:p>
      <text:p text:style-name="P1">第7次搜索......</text:p>
      <text:p text:style-name="P1"/>
      <text:p text:style-name="P1">第8次搜索......</text:p>
      <text:p text:style-name="P1"/>
      <text:p text:style-name="P1">^C</text:p>
      <text:p text:style-name="P1">(base) </text:p>
      <text:p text:style-name="P1"># lirun @ lirun-desktop in ~/Desktop/111/bin [11:57:36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<text:soft-page-break/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100</text:p>
      <text:p text:style-name="P1">pso_woa_count = <text:s text:c="2"/>2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/>
      <text:p text:style-name="P1">第1次搜索......</text:p>
      <text:p text:style-name="P1"/>
      <text:p text:style-name="P1">第2次搜索......</text:p>
      <text:p text:style-name="P1"/>
      <text:p text:style-name="P1">第3次搜索......</text:p>
      <text:p text:style-name="P1"/>
      <text:p text:style-name="P1">第4次搜索......</text:p>
      <text:p text:style-name="P1"/>
      <text:p text:style-name="P1">^C</text:p>
      <text:p text:style-name="P1">(base) </text:p>
      <text:p text:style-name="P1"># lirun @ lirun-desktop in ~/Desktop/111/bin [14:18:59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100</text:p>
      <text:p text:style-name="P1">pso_woa_count = <text:s text:c="2"/>8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<text:soft-page-break/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185.6</text:p>
      <text:p text:style-name="P1">2.01727 <text:s/>1.49961 <text:s/>3.24193 <text:s/>4.83782 <text:s/>1.4845 <text:s/>2.0944 <text:s/>2.06532 <text:s/></text:p>
      <text:p text:style-name="P1">iteration is :200</text:p>
      <text:p text:style-name="P1">pso_woa_fitness is :1208.69</text:p>
      <text:p text:style-name="P1">1.68017 <text:s/>1.12264 <text:s/>2.62943 <text:s/>3.86134 <text:s/>0.930515 <text:s/>2.0944 <text:s/>2.19383 <text:s/></text:p>
      <text:p text:style-name="P1">iteration is :300</text:p>
      <text:p text:style-name="P1">pso_woa_fitness is :743.274</text:p>
      <text:p text:style-name="P1">0.92778 <text:s/>0.478586 <text:s/>1.53117 <text:s/>4.83006 <text:s/>2.00852 <text:s/>2.0944 <text:s/>2.44773 <text:s/></text:p>
      <text:p text:style-name="P1">iteration is :400</text:p>
      <text:p text:style-name="P1">pso_woa_fitness is :995.685</text:p>
      <text:p text:style-name="P1">1.12352 <text:s/>0.656361 <text:s/>1.62317 <text:s/>4.02947 <text:s/>0.659266 <text:s/>2.0944 <text:s/>0.786517 <text:s/></text:p>
      <text:p text:style-name="P1">iteration is :500</text:p>
      <text:p text:style-name="P1">pso_woa_fitness is :515.382</text:p>
      <text:p text:style-name="P1">1.55693 <text:s/>0.211526 <text:s/>3.79539 <text:s/>3.48129 <text:s/>0.101593 <text:s/>2.0944 <text:s/>0.66052 <text:s/></text:p>
      <text:p text:style-name="P1">iteration is :600</text:p>
      <text:p text:style-name="P1">pso_woa_fitness is :326.248</text:p>
      <text:p text:style-name="P1">0.59762 <text:s/>0.848053 <text:s/>3.11892 <text:s/>4.429 <text:s/>1.41703 <text:s/>2.0944 <text:s/>2.12806 <text:s/></text:p>
      <text:p text:style-name="P1">iteration is :700</text:p>
      <text:p text:style-name="P1">pso_woa_fitness is :205.429</text:p>
      <text:p text:style-name="P1">0.970098 <text:s/>0.695057 <text:s/>3.28859 <text:s/>3.66679 <text:s/>0.782459 <text:s/>2.0944 <text:s/>1.30856 <text:s/></text:p>
      <text:p text:style-name="P1">iteration is :800</text:p>
      <text:p text:style-name="P1">pso_woa_fitness is :249.274</text:p>
      <text:p text:style-name="P1">0.965642 <text:s/>0.642802 <text:s/>3.04505 <text:s/>3.56532 <text:s/>0.841648 <text:s/>2.08965 <text:s/>1.31496 <text:s/></text:p>
      <text:p text:style-name="P1">iteration is :900</text:p>
      <text:p text:style-name="P1">pso_woa_fitness is :165.969</text:p>
      <text:p text:style-name="P1">0.97026 <text:s/>0.584619 <text:s/>3.30738 <text:s/>3.51832 <text:s/>0.663701 <text:s/>2.0862 <text:s/>1.23537 <text:s/></text:p>
      <text:p text:style-name="P1">iteration is :1000</text:p>
      <text:p text:style-name="P1">pso_woa_fitness is :80.8193</text:p>
      <text:p text:style-name="P1">0.953711 <text:s/>0.666991 <text:s/>3.13268 <text:s/>3.65253 <text:s/>0.808826 <text:s/>2.09415 <text:s/>1.34601 <text:s/></text:p>
      <text:p text:style-name="P1">iteration is :1100</text:p>
      <text:p text:style-name="P1">pso_woa_fitness is :80.1505</text:p>
      <text:p text:style-name="P1">0.957554 <text:s/>0.669612 <text:s/>3.11849 <text:s/>3.66041 <text:s/>0.825814 <text:s/>2.09415 <text:s/>1.35251 <text:s/></text:p>
      <text:p text:style-name="P1">iteration is :1200</text:p>
      <text:p text:style-name="P1">pso_woa_fitness is :67.7334</text:p>
      <text:p text:style-name="P1">0.901336 <text:s/>0.556251 <text:s/>3.3861 <text:s/>3.52685 <text:s/>0.543217 <text:s/>2.09436 <text:s/>1.28911 <text:s/></text:p>
      <text:p text:style-name="P1">iteration is :1300</text:p>
      <text:p text:style-name="P5">pso_woa_fitness is :65.63</text:p>
      <text:p text:style-name="P5">0.889491 <text:s/>0.529355 <text:s/>3.48244 <text:s/>3.49981 <text:s/>0.440422 <text:s/>2.09437 <text:s/>1.27157 <text:s/></text:p>
      <text:p text:style-name="P5">best fitness found is: <text:s text:c="2"/>64.4043</text:p>
      <text:p text:style-name="P5">0.881259 <text:s/>0.498847 <text:s/>3.57546 <text:s/>3.47332 <text:s/>0.340394 <text:s/>2.09439 <text:s/>1.25842 <text:s/></text:p>
      <text:p text:style-name="P5">time = 7377.97s</text:p>
      <text:p text:style-name="P1">第1次搜索......</text:p>
      <text:p text:style-name="P1"/>
      <text:p text:style-name="P1">第2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<text:soft-page-break/>iteration is :100</text:p>
      <text:p text:style-name="P1">pso_woa_fitness is :563.45</text:p>
      <text:p text:style-name="P1">-0.192779 <text:s/>0.269521 <text:s/>4.41673 <text:s/>-3.68493 <text:s/>1.50639 <text:s/>1.46171 <text:s/>2.25302 <text:s/></text:p>
      <text:p text:style-name="P1">iteration is :200</text:p>
      <text:p text:style-name="P1">pso_woa_fitness is :960.115</text:p>
      <text:p text:style-name="P1">1.99858 <text:s/>1.0869 <text:s/>3.91985 <text:s/>-1.44041 <text:s/>1.45715 <text:s/>2.0944 <text:s/>2.38413 <text:s/></text:p>
      <text:p text:style-name="P1">iteration is :300</text:p>
      <text:p text:style-name="P1">pso_woa_fitness is :656.092</text:p>
      <text:p text:style-name="P1">0.0516309 <text:s/>0.692192 <text:s/>3.76907 <text:s/>-3.2384 <text:s/>-0.298341 <text:s/>2.0944 <text:s/>1.13305 <text:s/></text:p>
      <text:p text:style-name="P1">iteration is :400</text:p>
      <text:p text:style-name="P1">pso_woa_fitness is :747.9</text:p>
      <text:p text:style-name="P1">-0.291553 <text:s/>0.93384 <text:s/>5.35411 <text:s/>-1.68656 <text:s/>-0.919203 <text:s/>2.00896 <text:s/>0.219511 <text:s/></text:p>
      <text:p text:style-name="P1">iteration is :500</text:p>
      <text:p text:style-name="P1">pso_woa_fitness is :781.856</text:p>
      <text:p text:style-name="P1">2.25988 <text:s/>1.05051 <text:s/>5.80144 <text:s/>-3.89808 <text:s/>-2.22051 <text:s/>2.0944 <text:s/>1.63381 <text:s/></text:p>
      <text:p text:style-name="P1">iteration is :600</text:p>
      <text:p text:style-name="P1">pso_woa_fitness is :670.233</text:p>
      <text:p text:style-name="P1">1.92155 <text:s/>0.704427 <text:s/>4.75557 <text:s/>-4.49212 <text:s/>-1.11363 <text:s/>2.0944 <text:s/>1.56494 <text:s/></text:p>
      <text:p text:style-name="P1">iteration is :700</text:p>
      <text:p text:style-name="P1">pso_woa_fitness is :673.179</text:p>
      <text:p text:style-name="P1">0.941463 <text:s/>0.684153 <text:s/>5.69192 <text:s/>-3.36225 <text:s/>-1.29954 <text:s/>2.0944 <text:s/>1.71348 <text:s/></text:p>
      <text:p text:style-name="P1">iteration is :800</text:p>
      <text:p text:style-name="P1">pso_woa_fitness is :445.035</text:p>
      <text:p text:style-name="P1">0.83035 <text:s/>0.455578 <text:s/>4.47953 <text:s/>-2.98482 <text:s/>-0.602988 <text:s/>2.08887 <text:s/>1.31566 <text:s/></text:p>
      <text:p text:style-name="P1">iteration is :900</text:p>
      <text:p text:style-name="P1">pso_woa_fitness is :355.871</text:p>
      <text:p text:style-name="P1">0.779365 <text:s/>0.0937269 <text:s/>5.21072 <text:s/>-2.91041 <text:s/>-1.34782 <text:s/>2.0944 <text:s/>1.27425 <text:s/></text:p>
      <text:p text:style-name="P1">iteration is :1000</text:p>
      <text:p text:style-name="P1">pso_woa_fitness is :186.722</text:p>
      <text:p text:style-name="P1">0.887897 <text:s/>0.481546 <text:s/>4.41627 <text:s/>-2.95386 <text:s/>-0.566787 <text:s/>2.0944 <text:s/>1.14378 <text:s/></text:p>
      <text:p text:style-name="P1">iteration is :1100</text:p>
      <text:p text:style-name="P1">pso_woa_fitness is :73.3241</text:p>
      <text:p text:style-name="P1">0.939533 <text:s/>0.43259 <text:s/>3.7708 <text:s/>-2.96104 <text:s/>0.0843985 <text:s/>2.0944 <text:s/>1.22345 <text:s/></text:p>
      <text:p text:style-name="P1">iteration is :1200</text:p>
      <text:p text:style-name="P1">pso_woa_fitness is :67.3047</text:p>
      <text:p text:style-name="P1">0.942296 <text:s/>0.432673 <text:s/>3.72514 <text:s/>-2.95706 <text:s/>0.129192 <text:s/>2.0944 <text:s/>1.22962 <text:s/></text:p>
      <text:p text:style-name="P1">iteration is :1300</text:p>
      <text:p text:style-name="P1">pso_woa_fitness is :67.2897</text:p>
      <text:p text:style-name="P1">0.942284 <text:s/>0.432738 <text:s/>3.72501 <text:s/>-2.95698 <text:s/>0.129313 <text:s/>2.0944 <text:s/>1.22962 <text:s/></text:p>
      <text:p text:style-name="P5">best fitness found is: <text:s text:c="2"/>67.2854</text:p>
      <text:p text:style-name="P5">0.942112 <text:s/>0.432683 <text:s/>3.72675 <text:s/>-2.95715 <text:s/>0.127664 <text:s/>2.0944 <text:s/>1.22948 <text:s/></text:p>
      <text:p text:style-name="P5">time = 7377.49s</text:p>
      <text:p text:style-name="P1">第3次搜索......</text:p>
      <text:p text:style-name="P1"/>
      <text:p text:style-name="P1">第4次搜索......</text:p>
      <text:p text:style-name="P1"/>
      <text:p text:style-name="P1">第5次搜索......</text:p>
      <text:p text:style-name="P1"/>
      <text:p text:style-name="P1">第6次搜索......</text:p>
      <text:p text:style-name="P1"/>
      <text:p text:style-name="P1">第7次搜索......</text:p>
      <text:p text:style-name="P1"/>
      <text:p text:style-name="P1"><text:soft-page-break/>第8次搜索......</text:p>
      <text:p text:style-name="P1"/>
      <text:p text:style-name="P1">第9次搜索......</text:p>
      <text:p text:style-name="P1"/>
      <text:p text:style-name="P1">第10次搜索......</text:p>
      <text:p text:style-name="P1"/>
      <text:p text:style-name="P1">第11次搜索......</text:p>
      <text:p text:style-name="P1"/>
      <text:p text:style-name="P1">第12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065.51</text:p>
      <text:p text:style-name="P1">1.19807 <text:s/>1.11615 <text:s/>4.39338 <text:s/>3.60749 <text:s/>-3.52812 <text:s/>-2.0944 <text:s/>-3.01711 <text:s/></text:p>
      <text:p text:style-name="P1">iteration is :200</text:p>
      <text:p text:style-name="P1">pso_woa_fitness is :671.944</text:p>
      <text:p text:style-name="P1">2.20051 <text:s/>0.625051 <text:s/>2.88887 <text:s/>3.27642 <text:s/>-1.89414 <text:s/>-2.0944 <text:s/>-2.01565 <text:s/></text:p>
      <text:p text:style-name="P1">iteration is :300</text:p>
      <text:p text:style-name="P1">pso_woa_fitness is :635.966</text:p>
      <text:p text:style-name="P1">0.0809244 <text:s/>0.81673 <text:s/>3.19706 <text:s/>4.53175 <text:s/>-2.89049 <text:s/>-2.0944 <text:s/>-2.27205 <text:s/></text:p>
      <text:p text:style-name="P1">iteration is :400</text:p>
      <text:p text:style-name="P1">pso_woa_fitness is :316.093</text:p>
      <text:p text:style-name="P1">1.50268 <text:s/>0.746314 <text:s/>2.93093 <text:s/>3.18795 <text:s/>-2.39357 <text:s/>-1.92475 <text:s/>-2.26912 <text:s/></text:p>
      <text:p text:style-name="P1">iteration is :500</text:p>
      <text:p text:style-name="P1">pso_woa_fitness is :620.769</text:p>
      <text:p text:style-name="P1">0.508491 <text:s/>0.825705 <text:s/>2.79843 <text:s/>3.39299 <text:s/>-1.66029 <text:s/>-1.71005 <text:s/>-2.01585 <text:s/></text:p>
      <text:p text:style-name="P1">iteration is :600</text:p>
      <text:p text:style-name="P1">pso_woa_fitness is :425.432</text:p>
      <text:p text:style-name="P1">1.10955 <text:s/>0.842372 <text:s/>3.10428 <text:s/>3.45366 <text:s/>-1.91848 <text:s/>-1.95873 <text:s/>-1.2867 <text:s/></text:p>
      <text:p text:style-name="P1">iteration is :700</text:p>
      <text:p text:style-name="P1">pso_woa_fitness is :456.67</text:p>
      <text:p text:style-name="P1">1.63177 <text:s/>0.441603 <text:s/>1.88324 <text:s/>3.3796 <text:s/>-1.34878 <text:s/>-1.78602 <text:s/>-1.92163 <text:s/></text:p>
      <text:p text:style-name="P1">iteration is :800</text:p>
      <text:p text:style-name="P1">pso_woa_fitness is :210.087</text:p>
      <text:p text:style-name="P1">1.24357 <text:s/>0.780716 <text:s/>2.37836 <text:s/>3.86419 <text:s/>-1.67985 <text:s/>-2.00163 <text:s/>-1.60641 <text:s/></text:p>
      <text:p text:style-name="P1">iteration is :900</text:p>
      <text:p text:style-name="P1">pso_woa_fitness is :102.271</text:p>
      <text:p text:style-name="P1">1.13658 <text:s/>0.645909 <text:s/>2.3288 <text:s/>3.59792 <text:s/>-1.6062 <text:s/>-1.94515 <text:s/>-1.78641 <text:s/></text:p>
      <text:p text:style-name="P1">iteration is :1000</text:p>
      <text:p text:style-name="P1">pso_woa_fitness is :91.1559</text:p>
      <text:p text:style-name="P1">1.16588 <text:s/>0.678784 <text:s/>2.33695 <text:s/>3.65778 <text:s/>-1.62964 <text:s/>-1.95096 <text:s/>-1.76287 <text:s/></text:p>
      <text:p text:style-name="P1">iteration is :1100</text:p>
      <text:p text:style-name="P1">pso_woa_fitness is :78.7847</text:p>
      <text:p text:style-name="P1">1.20307 <text:s/>0.716797 <text:s/>2.32775 <text:s/>3.72279 <text:s/>-1.63412 <text:s/>-1.95196 <text:s/>-1.74328 <text:s/></text:p>
      <text:p text:style-name="P1">iteration is :1200</text:p>
      <text:p text:style-name="P1">pso_woa_fitness is :72.5406</text:p>
      <text:p text:style-name="P1">1.22882 <text:s/>0.753974 <text:s/>2.33356 <text:s/>3.79328 <text:s/>-1.64629 <text:s/>-1.95578 <text:s/>-1.70903 <text:s/></text:p>
      <text:p text:style-name="P1">iteration is :1300</text:p>
      <text:p text:style-name="P1">pso_woa_fitness is :71.4261</text:p>
      <text:p text:style-name="P1">1.20346 <text:s/>0.749688 <text:s/>2.39092 <text:s/>3.77367 <text:s/>-1.68888 <text:s/>-1.96901 <text:s/>-1.71493 <text:s/></text:p>
      <text:p text:style-name="P5"><text:soft-page-break/>best fitness found is: <text:s text:c="2"/>68.4292</text:p>
      <text:p text:style-name="P5">1.13027 <text:s/>0.728303 <text:s/>2.56057 <text:s/>3.71274 <text:s/>-1.81929 <text:s/>-2.00371 <text:s/>-1.73587 <text:s/></text:p>
      <text:p text:style-name="P5">time = 7376.37s</text:p>
      <text:p text:style-name="P1">第13次搜索......</text:p>
      <text:p text:style-name="P1"/>
      <text:p text:style-name="P1">第14次搜索......</text:p>
      <text:p text:style-name="P1"/>
      <text:p text:style-name="P1">第15次搜索......</text:p>
      <text:p text:style-name="P1"/>
      <text:p text:style-name="P1">第16次搜索......</text:p>
      <text:p text:style-name="P1"/>
      <text:p text:style-name="P1">第17次搜索......</text:p>
      <text:p text:style-name="P1"/>
      <text:p text:style-name="P1">第18次搜索......</text:p>
      <text:p text:style-name="P1"/>
      <text:p text:style-name="P1">第19次搜索......</text:p>
      <text:p text:style-name="P1"/>
      <text:p text:style-name="P1">第20次搜索......</text:p>
      <text:p text:style-name="P1"/>
      <text:p text:style-name="P1">第21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985.58</text:p>
      <text:p text:style-name="P1">3.08355 <text:s/>0.565607 <text:s/>1.62584 <text:s/>2.68393 <text:s/>-0.273888 <text:s/>-0.0748525 <text:s/>-1.89507 <text:s/></text:p>
      <text:p text:style-name="P1">iteration is :200</text:p>
      <text:p text:style-name="P1">pso_woa_fitness is :1969.65</text:p>
      <text:p text:style-name="P1">1.60103 <text:s/>0.859529 <text:s/>0.739904 <text:s/>0.0652423 <text:s/>-3.74637 <text:s/>-0.558651 <text:s/>-2.93724 <text:s/></text:p>
      <text:p text:style-name="P1">iteration is :300</text:p>
      <text:p text:style-name="P1">pso_woa_fitness is :1239.39</text:p>
      <text:p text:style-name="P1">-0.102017 <text:s/>0 <text:s/>-0.340058 <text:s/>2.73332 <text:s/>-3.15653 <text:s/>1.67878 <text:s/>-5.97138 <text:s/></text:p>
      <text:p text:style-name="P1">iteration is :400</text:p>
      <text:p text:style-name="P1">pso_woa_fitness is :790.295</text:p>
      <text:p text:style-name="P1">0.087862 <text:s/>0.183477 <text:s/>3.02717 <text:s/>3.72283 <text:s/>-4.91421 <text:s/>1.81274 <text:s/>-4.8489 <text:s/></text:p>
      <text:p text:style-name="P1">iteration is :500</text:p>
      <text:p text:style-name="P1">pso_woa_fitness is :363.836</text:p>
      <text:p text:style-name="P1">0.740687 <text:s/>0.106131 <text:s/>1.87678 <text:s/>2.82664 <text:s/>-4.21073 <text:s/>1.96143 <text:s/>-5.17763 <text:s/></text:p>
      <text:p text:style-name="P1">iteration is :600</text:p>
      <text:p text:style-name="P1">pso_woa_fitness is :479.741</text:p>
      <text:p text:style-name="P1">-0.139003 <text:s/>0 <text:s/>2.20108 <text:s/>2.00905 <text:s/>-4.92392 <text:s/>1.5201 <text:s/>-5.5135 <text:s/></text:p>
      <text:p text:style-name="P1">iteration is :700</text:p>
      <text:p text:style-name="P1">pso_woa_fitness is :259.505</text:p>
      <text:p text:style-name="P1">1.3121 <text:s/>0.348791 <text:s/>3.49625 <text:s/>3.21388 <text:s/>-5.92812 <text:s/>1.60133 <text:s/>-5.09528 <text:s/></text:p>
      <text:p text:style-name="P1">iteration is :800</text:p>
      <text:p text:style-name="P1">pso_woa_fitness is :292.188</text:p>
      <text:p text:style-name="P1">1.22751 <text:s/>0.0921033 <text:s/>3.22563 <text:s/>3.24621 <text:s/>-5.66593 <text:s/>1.88265 <text:s/>-5.53737 <text:s/></text:p>
      <text:p text:style-name="P1">iteration is :900</text:p>
      <text:p text:style-name="P1">pso_woa_fitness is :84.3532</text:p>
      <text:p text:style-name="P1">0.871412 <text:s/>0.167975 <text:s/>2.87008 <text:s/>2.74373 <text:s/>-5.3749 <text:s/>1.78584 <text:s/>-5.2306 <text:s/></text:p>
      <text:p text:style-name="P1"><text:soft-page-break/>iteration is :1000</text:p>
      <text:p text:style-name="P1">pso_woa_fitness is :76.3516</text:p>
      <text:p text:style-name="P1">0.86998 <text:s/>0.269976 <text:s/>2.81969 <text:s/>2.90456 <text:s/>-5.31906 <text:s/>1.8167 <text:s/>-5.16819 <text:s/></text:p>
      <text:p text:style-name="P1">iteration is :1100</text:p>
      <text:p text:style-name="P1">pso_woa_fitness is :40.8765</text:p>
      <text:p text:style-name="P1">0.89624 <text:s/>0.245632 <text:s/>2.88382 <text:s/>2.85888 <text:s/>-5.38951 <text:s/>1.80426 <text:s/>-5.19204 <text:s/></text:p>
      <text:p text:style-name="P1">iteration is :1200</text:p>
      <text:p text:style-name="P1">pso_woa_fitness is :39.7411</text:p>
      <text:p text:style-name="P1">0.895774 <text:s/>0.243824 <text:s/>2.88435 <text:s/>2.85544 <text:s/>-5.39012 <text:s/>1.80336 <text:s/>-5.19322 <text:s/></text:p>
      <text:p text:style-name="P1">iteration is :1300</text:p>
      <text:p text:style-name="P5">pso_woa_fitness is :39.6213</text:p>
      <text:p text:style-name="P5">0.895728 <text:s/>0.243458 <text:s/>2.88459 <text:s/>2.85474 <text:s/>-5.3904 <text:s/>1.80311 <text:s/>-5.19349 <text:s/></text:p>
      <text:p text:style-name="P5"><text:bookmark-start text:name="__DdeLink__18583_2519525067"/>best fitness found is: <text:s text:c="2"/>39.6139</text:p>
      <text:p text:style-name="P5">0.895297 <text:s/>0.243878 <text:s/>2.88206 <text:s/>2.85473 <text:s/>-5.38784 <text:s/>1.80332 <text:s/>-5.19391 <text:s/><text:bookmark-end text:name="__DdeLink__18583_2519525067"/></text:p>
      <text:p text:style-name="P5">time = 7380s</text:p>
      <text:p text:style-name="P1">第22次搜索......</text:p>
      <text:p text:style-name="P1"/>
      <text:p text:style-name="P1">第23次搜索......</text:p>
      <text:p text:style-name="P1"/>
      <text:p text:style-name="P1">第24次搜索......</text:p>
      <text:p text:style-name="P1"/>
      <text:p text:style-name="P1">第25次搜索......</text:p>
      <text:p text:style-name="P1"/>
      <text:p text:style-name="P1">第26次搜索......</text:p>
      <text:p text:style-name="P1"/>
      <text:p text:style-name="P1">第27次搜索......</text:p>
      <text:p text:style-name="P1"/>
      <text:p text:style-name="P1">第28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234.38</text:p>
      <text:p text:style-name="P1">-0.114421 <text:s/>0 <text:s/>3.30982 <text:s/>2.35655 <text:s/>-2.75952 <text:s/>-2.0944 <text:s/>-3.2354 <text:s/></text:p>
      <text:p text:style-name="P1">iteration is :200</text:p>
      <text:p text:style-name="P1">pso_woa_fitness is :679.358</text:p>
      <text:p text:style-name="P1">0.32249 <text:s/>0.701481 <text:s/>2.75782 <text:s/>2.55952 <text:s/>-2.66932 <text:s/>-2.0944 <text:s/>-3.28943 <text:s/></text:p>
      <text:p text:style-name="P1">iteration is :300</text:p>
      <text:p text:style-name="P1">pso_woa_fitness is :739.508</text:p>
      <text:p text:style-name="P1">-0.161347 <text:s/>0.628 <text:s/>4.08583 <text:s/>3.36723 <text:s/>-3.4955 <text:s/>-2.0944 <text:s/>-0.840699 <text:s/></text:p>
      <text:p text:style-name="P1">iteration is :400</text:p>
      <text:p text:style-name="P1">pso_woa_fitness is :795.041</text:p>
      <text:p text:style-name="P1">1.21991 <text:s/>0.311545 <text:s/>3.85098 <text:s/>2.42134 <text:s/>-3.54072 <text:s/>-2.0944 <text:s/>-1.0801 <text:s/></text:p>
      <text:p text:style-name="P1">iteration is :500</text:p>
      <text:p text:style-name="P1">pso_woa_fitness is :632.935</text:p>
      <text:p text:style-name="P1">1.39925 <text:s/>0.266646 <text:s/>5.96332 <text:s/>2.91722 <text:s/>-5.20339 <text:s/>-2.0944 <text:s/>-1.86413 <text:s/></text:p>
      <text:p text:style-name="P1">iteration is :600</text:p>
      <text:p text:style-name="P1">pso_woa_fitness is :558.525</text:p>
      <text:p text:style-name="P1">1.07508 <text:s/>0.360794 <text:s/>4.14148 <text:s/>2.70903 <text:s/>-3.52201 <text:s/>-2.0944 <text:s/>-1.96273 <text:s/></text:p>
      <text:p text:style-name="P1">iteration is :700</text:p>
      <text:p text:style-name="P1">pso_woa_fitness is :339.981</text:p>
      <text:p text:style-name="P1"><text:soft-page-break/>0.482175 <text:s/>0.340079 <text:s/>4.95732 <text:s/>3.73858 <text:s/>-4.17932 <text:s/>-2.0944 <text:s/>-2.15295 <text:s/></text:p>
      <text:p text:style-name="P1">iteration is :800</text:p>
      <text:p text:style-name="P1">pso_woa_fitness is :114.88</text:p>
      <text:p text:style-name="P1">0.892583 <text:s/>0.297682 <text:s/>4.69783 <text:s/>3.3753 <text:s/>-3.98858 <text:s/>-2.0944 <text:s/>-2.00093 <text:s/></text:p>
      <text:p text:style-name="P1">iteration is :900</text:p>
      <text:p text:style-name="P1">pso_woa_fitness is :141.6</text:p>
      <text:p text:style-name="P1">1.03167 <text:s/>0.176214 <text:s/>4.79048 <text:s/>3.20869 <text:s/>-3.98748 <text:s/>-2.0944 <text:s/>-1.94207 <text:s/></text:p>
      <text:p text:style-name="P1">iteration is :1000</text:p>
      <text:p text:style-name="P1">pso_woa_fitness is :77.0634</text:p>
      <text:p text:style-name="P1">0.963925 <text:s/>0.272328 <text:s/>4.55215 <text:s/>3.2794 <text:s/>-3.8534 <text:s/>-2.0944 <text:s/>-1.95814 <text:s/></text:p>
      <text:p text:style-name="P1">iteration is :1100</text:p>
      <text:p text:style-name="P1">pso_woa_fitness is :72.7367</text:p>
      <text:p text:style-name="P1">0.961819 <text:s/>0.272537 <text:s/>4.59747 <text:s/>3.2904 <text:s/>-3.90241 <text:s/>-2.0944 <text:s/>-1.9686 <text:s/></text:p>
      <text:p text:style-name="P1">iteration is :1200</text:p>
      <text:p text:style-name="P1">pso_woa_fitness is :71.5124</text:p>
      <text:p text:style-name="P1">0.953286 <text:s/>0.274139 <text:s/>4.57588 <text:s/>3.29407 <text:s/>-3.87504 <text:s/>-2.0944 <text:s/>-1.96271 <text:s/></text:p>
      <text:p text:style-name="P1">iteration is :1300</text:p>
      <text:p text:style-name="P1">pso_woa_fitness is :69.4995</text:p>
      <text:p text:style-name="P1">0.940389 <text:s/>0.300413 <text:s/>4.36191 <text:s/>3.29637 <text:s/>-3.64556 <text:s/>-2.0944 <text:s/>-1.94708 <text:s/></text:p>
      <text:p text:style-name="P5">best fitness found is: <text:s text:c="2"/>68.0083</text:p>
      <text:p text:style-name="P5">0.925639 <text:s/>0.322923 <text:s/>4.21457 <text:s/>3.30743 <text:s/>-3.48403 <text:s/>-2.0944 <text:s/>-1.9346 <text:s/></text:p>
      <text:p text:style-name="P5">time = 7379.18s</text:p>
      <text:p text:style-name="P1">第29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651.11</text:p>
      <text:p text:style-name="P1">-0.404054 <text:s/>0.810522 <text:s/>1.99479 <text:s/>4.12252 <text:s/>-2.36844 <text:s/>-2.0944 <text:s/>-3.20802 <text:s/></text:p>
      <text:p text:style-name="P1">iteration is :200</text:p>
      <text:p text:style-name="P1">pso_woa_fitness is :585.968</text:p>
      <text:p text:style-name="P1">2.41014 <text:s/>1.01626 <text:s/>1.10935 <text:s/>2.74156 <text:s/>-0.968997 <text:s/>-1.62758 <text:s/>-2.85034 <text:s/></text:p>
      <text:p text:style-name="P1">iteration is :300</text:p>
      <text:p text:style-name="P1">pso_woa_fitness is :960.973</text:p>
      <text:p text:style-name="P1">0.450905 <text:s/>0.304514 <text:s/>0.169964 <text:s/>3.28993 <text:s/>-0.257915 <text:s/>-2.07699 <text:s/>-3.16475 <text:s/></text:p>
      <text:p text:style-name="P1">iteration is :400</text:p>
      <text:p text:style-name="P1">pso_woa_fitness is :573.268</text:p>
      <text:p text:style-name="P1">0.676448 <text:s/>0.802402 <text:s/>0.182659 <text:s/>3.77007 <text:s/>0.0702446 <text:s/>-2.0929 <text:s/>-1.51983 <text:s/></text:p>
      <text:p text:style-name="P1">iteration is :500</text:p>
      <text:p text:style-name="P1">pso_woa_fitness is :724.638</text:p>
      <text:p text:style-name="P1">0.97309 <text:s/>0.583759 <text:s/>0.993525 <text:s/>2.28999 <text:s/>-0.316615 <text:s/>-2.0944 <text:s/>-2.50971 <text:s/></text:p>
      <text:p text:style-name="P1">iteration is :600</text:p>
      <text:p text:style-name="P1">pso_woa_fitness is :456.386</text:p>
      <text:p text:style-name="P1">1.58653 <text:s/>0.458149 <text:s/>0.409132 <text:s/>3.59336 <text:s/>-0.874622 <text:s/>-2.0944 <text:s/>-1.62159 <text:s/></text:p>
      <text:p text:style-name="P1">iteration is :700</text:p>
      <text:p text:style-name="P1">pso_woa_fitness is :312.491</text:p>
      <text:p text:style-name="P1">1.16573 <text:s/>0.5824 <text:s/>2.66692 <text:s/>3.24346 <text:s/>-1.96855 <text:s/>-1.96466 <text:s/>-2.17869 <text:s/></text:p>
      <text:p text:style-name="P1">iteration is :800</text:p>
      <text:p text:style-name="P1">pso_woa_fitness is :227.09</text:p>
      <text:p text:style-name="P1">1.57143 <text:s/>0.75534 <text:s/>1.98413 <text:s/>4.04936 <text:s/>-1.29016 <text:s/>-1.73799 <text:s/>-1.46705 <text:s/></text:p>
      <text:p text:style-name="P1">iteration is :900</text:p>
      <text:p text:style-name="P1"><text:soft-page-break/>pso_woa_fitness is :139.756</text:p>
      <text:p text:style-name="P1">1.2941 <text:s/>0.691664 <text:s/>2.03444 <text:s/>3.85269 <text:s/>-1.37886 <text:s/>-1.86525 <text:s/>-1.6581 <text:s/></text:p>
      <text:p text:style-name="P1">iteration is :1000</text:p>
      <text:p text:style-name="P1">pso_woa_fitness is :129.001</text:p>
      <text:p text:style-name="P1">1.36297 <text:s/>0.695468 <text:s/>1.90492 <text:s/>3.76298 <text:s/>-1.31736 <text:s/>-1.83572 <text:s/>-1.8009 <text:s/></text:p>
      <text:p text:style-name="P1">iteration is :1100</text:p>
      <text:p text:style-name="P1">pso_woa_fitness is :84.5775</text:p>
      <text:p text:style-name="P1">1.38552 <text:s/>0.725688 <text:s/>1.93596 <text:s/>3.89274 <text:s/>-1.35086 <text:s/>-1.84847 <text:s/>-1.6997 <text:s/></text:p>
      <text:p text:style-name="P1">iteration is :1200</text:p>
      <text:p text:style-name="P1">pso_woa_fitness is :80.856</text:p>
      <text:p text:style-name="P1">1.40022 <text:s/>0.734556 <text:s/>1.92233 <text:s/>3.91029 <text:s/>-1.34872 <text:s/>-1.84245 <text:s/>-1.69627 <text:s/></text:p>
      <text:p text:style-name="P1">iteration is :1300</text:p>
      <text:p text:style-name="P1">pso_woa_fitness is :79.8223</text:p>
      <text:p text:style-name="P1">1.35261 <text:s/>0.748859 <text:s/>2.04182 <text:s/>3.87763 <text:s/>-1.43499 <text:s/>-1.87859 <text:s/>-1.69515 <text:s/></text:p>
      <text:p text:style-name="P5">best fitness found is: <text:s text:c="2"/>76.6201</text:p>
      <text:p text:style-name="P5">1.31372 <text:s/>0.756341 <text:s/>2.14047 <text:s/>3.85428 <text:s/>-1.50678 <text:s/>-1.9065 <text:s/>-1.69598 <text:s/></text:p>
      <text:p text:style-name="P5">time = 7376.29s</text:p>
      <text:p text:style-name="P1">第30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949.227</text:p>
      <text:p text:style-name="P1">2.22785 <text:s/>0.810142 <text:s/>1.14313 <text:s/>4.29324 <text:s/>-1.0105 <text:s/>-1.40819 <text:s/>5.17583 <text:s/></text:p>
      <text:p text:style-name="P1">iteration is :200</text:p>
      <text:p text:style-name="P1">pso_woa_fitness is :1094</text:p>
      <text:p text:style-name="P1">0.139262 <text:s/>0.269346 <text:s/>2.01578 <text:s/>4.05187 <text:s/>-1.115 <text:s/>-2.0944 <text:s/>5.01308 <text:s/></text:p>
      <text:p text:style-name="P1">iteration is :300</text:p>
      <text:p text:style-name="P1">pso_woa_fitness is :1130.09</text:p>
      <text:p text:style-name="P1">-0.189023 <text:s/>0.265526 <text:s/>1.42737 <text:s/>3.65181 <text:s/>-1.00334 <text:s/>-2.0944 <text:s/>3.76762 <text:s/></text:p>
      <text:p text:style-name="P1">iteration is :400</text:p>
      <text:p text:style-name="P1">pso_woa_fitness is :570.861</text:p>
      <text:p text:style-name="P1">1.24007 <text:s/>0.742054 <text:s/>2.37113 <text:s/>3.60707 <text:s/>-2.07614 <text:s/>-2.08844 <text:s/>3.73687 <text:s/></text:p>
      <text:p text:style-name="P1">iteration is :500</text:p>
      <text:p text:style-name="P1">pso_woa_fitness is :776.541</text:p>
      <text:p text:style-name="P1">1.01367 <text:s/>0.06634 <text:s/>2.6524 <text:s/>3.68225 <text:s/>-1.81943 <text:s/>-1.73662 <text:s/>4.93588 <text:s/></text:p>
      <text:p text:style-name="P1">iteration is :600</text:p>
      <text:p text:style-name="P1">pso_woa_fitness is :382.018</text:p>
      <text:p text:style-name="P1">0.448311 <text:s/>0.543297 <text:s/>3.23913 <text:s/>3.7326 <text:s/>-2.06019 <text:s/>-1.96479 <text:s/>4.11891 <text:s/></text:p>
      <text:p text:style-name="P1">iteration is :700</text:p>
      <text:p text:style-name="P1">pso_woa_fitness is :315.123</text:p>
      <text:p text:style-name="P1">1.42806 <text:s/>0.465523 <text:s/>2.39324 <text:s/>3.08873 <text:s/>-1.74309 <text:s/>-1.91998 <text:s/>4.17623 <text:s/></text:p>
      <text:p text:style-name="P1">iteration is :800</text:p>
      <text:p text:style-name="P1">pso_woa_fitness is :274.361</text:p>
      <text:p text:style-name="P1">1.81541 <text:s/>1.04163 <text:s/>2.52779 <text:s/>4.48652 <text:s/>-1.58458 <text:s/>-2.0944 <text:s/>5.13214 <text:s/></text:p>
      <text:p text:style-name="P1">iteration is :900</text:p>
      <text:p text:style-name="P1">pso_woa_fitness is :160.875</text:p>
      <text:p text:style-name="P1">0.917426 <text:s/>0.224799 <text:s/>3.13432 <text:s/>2.90302 <text:s/>-2.41563 <text:s/>-1.87444 <text:s/>4.31282 <text:s/></text:p>
      <text:p text:style-name="P1">iteration is :1000</text:p>
      <text:p text:style-name="P1">pso_woa_fitness is :64.9633</text:p>
      <text:p text:style-name="P1">0.934815 <text:s/>0.166585 <text:s/>3.1123 <text:s/>2.76849 <text:s/>-2.39695 <text:s/>-1.86446 <text:s/>4.23767 <text:s/></text:p>
      <text:p text:style-name="P1"><text:soft-page-break/>iteration is :1100</text:p>
      <text:p text:style-name="P1">pso_woa_fitness is :40.7045</text:p>
      <text:p text:style-name="P1">0.926887 <text:s/>0.29257 <text:s/>3.03468 <text:s/>2.96456 <text:s/>-2.32178 <text:s/>-1.9016 <text:s/>4.28511 <text:s/></text:p>
      <text:p text:style-name="P1">iteration is :1200</text:p>
      <text:p text:style-name="P1">pso_woa_fitness is :39.6119</text:p>
      <text:p text:style-name="P1">0.925444 <text:s/>0.29487 <text:s/>3.02089 <text:s/>2.96502 <text:s/>-2.30746 <text:s/>-1.90194 <text:s/>4.28295 <text:s/></text:p>
      <text:p text:style-name="P1">iteration is :1300</text:p>
      <text:p text:style-name="P1">pso_woa_fitness is :39.3876</text:p>
      <text:p text:style-name="P1">0.925214 <text:s/>0.293907 <text:s/>3.02061 <text:s/>2.96321 <text:s/>-2.30733 <text:s/>-1.90135 <text:s/>4.28226 <text:s/></text:p>
      <text:p text:style-name="P5"><text:bookmark-start text:name="__DdeLink__18581_2519525067"/>best fitness found is: <text:s text:c="2"/>39.3861</text:p>
      <text:p text:style-name="P5">0.925213 <text:s/>0.293917 <text:s/>3.0206 <text:s/>2.96323 <text:s/>-2.30732 <text:s/>-1.90135 <text:s/>4.28227 <text:s/><text:bookmark-end text:name="__DdeLink__18581_2519525067"/></text:p>
      <text:p text:style-name="P5">time = 7377.54s</text:p>
      <text:p text:style-name="P1">第31次搜索......</text:p>
      <text:p text:style-name="P1"/>
      <text:p text:style-name="P1">第32次搜索......</text:p>
      <text:p text:style-name="P1"/>
      <text:p text:style-name="P6"><text:span text:style-name="T2">########## <text:s/>Including K_T <text:s/>&amp; <text:s/>K_M <text:s/>Not including <text:s/>K_S ########## ###</text:span><text:line-break/></text:p>
      <text:p text:style-name="P6"><text:span text:style-name="T2">################################ <text:s/>Including K_T <text:s/>&amp; <text:s/>K_M <text:s/>Not including <text:s/>K_S <text:s/>############################################################################################################################################</text:span><text:line-break/></text:p>
      <text:p text:style-name="P6"># lirun @ lirun-G3-3779 in ~/Documents/test_1/trajectory_planning_for_AA/simulations/trajectory_planning/bin on git:dev_5_woa_pso_3 x [11:14:46] C:130</text:p>
      <text:p text:style-name="P6">$ ./forward_kinematics</text:p>
      <text:p text:style-name="P6">Initial processing...</text:p>
      <text:p text:style-name="P6">delta_tau = <text:s text:c="2"/>0.01</text:p>
      <text:p text:style-name="P6">RPY_END_DESIRED:</text:p>
      <text:p text:style-name="P6">-0.523599 <text:s/>-0.872665 <text:s/>0.785398</text:p>
      <text:p text:style-name="P6">Pe_DESIRED:</text:p>
      <text:p text:style-name="P6">1.5 <text:s/>-1.4 <text:s/>2.2</text:p>
      <text:p text:style-name="P6">Iter_Max = <text:s text:c="2"/>1400</text:p>
      <text:p text:style-name="P6">num_calc = <text:s text:c="2"/>100</text:p>
      <text:p text:style-name="P6">pso_woa_count = <text:s text:c="2"/>50</text:p>
      <text:p text:style-name="P6">inertGuideCoe = <text:s text:c="2"/>1</text:p>
      <text:p text:style-name="P6">globalGuideCoe = <text:s text:c="2"/>2</text:p>
      <text:p text:style-name="P6">localGuideCoe = <text:s text:c="2"/>2</text:p>
      <text:p text:style-name="P6">disturbanceRate = <text:s text:c="2"/>0</text:p>
      <text:p text:style-name="P6">disturbanceVelocityCoe = <text:s text:c="2"/>0</text:p>
      <text:p text:style-name="P6">result_min:</text:p>
      <text:p text:style-name="P6">-6.28319 <text:s/>0 <text:s/>-6.28319 <text:s/>-6.28319 <text:s/>-6.28319 <text:s/>-2.0944 <text:s/>-6.28319 <text:s/></text:p>
      <text:p text:style-name="P6">result_max:</text:p>
      <text:p text:style-name="P6">6.28319 <text:s/>3.14159 <text:s/>6.28319 <text:s/>6.28319 <text:s/>6.28319 <text:s/>2.0944 <text:s/>6.28319 <text:s/></text:p>
      <text:p text:style-name="P6">算法构建完成，进入迭代搜索过程......</text:p>
      <text:p text:style-name="P6">第0次搜索......</text:p>
      <text:p text:style-name="P6">WOA PSO 初始化完成......</text:p>
      <text:p text:style-name="P6">iteration is :0</text:p>
      <text:p text:style-name="P6">pso_woa_fitness is :2911.24</text:p>
      <text:p text:style-name="P6">-1.73356 <text:s/>1.29873 <text:s/>3.96512 <text:s/>3.61888 <text:s/>-0.584258 <text:s/>-0.855388 <text:s/>3.41591 <text:s/></text:p>
      <text:p text:style-name="P6"><text:soft-page-break/>iteration is :100</text:p>
      <text:p text:style-name="P6">pso_woa_fitness is :2802.97</text:p>
      <text:p text:style-name="P6">5.48572 <text:s/>1.80279 <text:s/>0.482843 <text:s/>1.6263 <text:s/>1.3438 <text:s/>-0.457349 <text:s/>5.24083 <text:s/></text:p>
      <text:p text:style-name="P6">iteration is :200</text:p>
      <text:p text:style-name="P6">pso_woa_fitness is :3206.06</text:p>
      <text:p text:style-name="P6">-5.01498 <text:s/>0.942217 <text:s/>-2.15079 <text:s/>-2.68059 <text:s/>-2.82576 <text:s/>-2.0944 <text:s/>-0.93823 <text:s/></text:p>
      <text:p text:style-name="P6">iteration is :300</text:p>
      <text:p text:style-name="P6">pso_woa_fitness is :2152.21</text:p>
      <text:p text:style-name="P6">-5.68284 <text:s/>1.5982 <text:s/>4.31119 <text:s/>-1.38031 <text:s/>-1.94359 <text:s/>-2.0944 <text:s/>-1.20903 <text:s/></text:p>
      <text:p text:style-name="P6">iteration is :400</text:p>
      <text:p text:style-name="P6">pso_woa_fitness is :1500.95</text:p>
      <text:p text:style-name="P6">-4.92226 <text:s/>1.70965 <text:s/>3.09242 <text:s/>-0.76904 <text:s/>-2.78901 <text:s/>-2.0944 <text:s/>-1.20752 <text:s/></text:p>
      <text:p text:style-name="P6">iteration is :500</text:p>
      <text:p text:style-name="P6">pso_woa_fitness is :1139.46</text:p>
      <text:p text:style-name="P6">-6.28319 <text:s/>1.1523 <text:s/>3.99415 <text:s/>-2.11608 <text:s/>-2.91858 <text:s/>-2.0944 <text:s/>-1.76408 <text:s/></text:p>
      <text:p text:style-name="P6">iteration is :600</text:p>
      <text:p text:style-name="P6">pso_woa_fitness is :865.886</text:p>
      <text:p text:style-name="P6">-5.45249 <text:s/>1.35044 <text:s/>3.0734 <text:s/>-1.63453 <text:s/>-1.80416 <text:s/>-2.0944 <text:s/>-0.997727 <text:s/></text:p>
      <text:p text:style-name="P6">iteration is :700</text:p>
      <text:p text:style-name="P6">pso_woa_fitness is :609.053</text:p>
      <text:p text:style-name="P6">-4.03607 <text:s/>1.13095 <text:s/>1.60356 <text:s/>-1.52841 <text:s/>-2.03647 <text:s/>-2.0944 <text:s/>-1.95722 <text:s/></text:p>
      <text:p text:style-name="P6">iteration is :800</text:p>
      <text:p text:style-name="P6">pso_woa_fitness is :214.803</text:p>
      <text:p text:style-name="P6">-5.38684 <text:s/>0.414974 <text:s/>3.18379 <text:s/>-2.94364 <text:s/>-2.52664 <text:s/>-2.0944 <text:s/>-1.88221 <text:s/></text:p>
      <text:p text:style-name="P6">iteration is :900</text:p>
      <text:p text:style-name="P6">pso_woa_fitness is :209.289</text:p>
      <text:p text:style-name="P6">-5.38176 <text:s/>0.395619 <text:s/>3.19016 <text:s/>-2.96911 <text:s/>-2.53989 <text:s/>-2.0944 <text:s/>-1.88797 <text:s/></text:p>
      <text:p text:style-name="P6">iteration is :1000</text:p>
      <text:p text:style-name="P6">pso_woa_fitness is :193.258</text:p>
      <text:p text:style-name="P6">-5.38955 <text:s/>0.395726 <text:s/>3.21716 <text:s/>-2.96993 <text:s/>-2.55369 <text:s/>-2.0944 <text:s/>-1.87487 <text:s/></text:p>
      <text:p text:style-name="P6">iteration is :1100</text:p>
      <text:p text:style-name="P6">pso_woa_fitness is :178.516</text:p>
      <text:p text:style-name="P6">-5.39396 <text:s/>0.39589 <text:s/>3.22162 <text:s/>-2.96283 <text:s/>-2.55114 <text:s/>-2.0944 <text:s/>-1.86761 <text:s/></text:p>
      <text:p text:style-name="P6">iteration is :1200</text:p>
      <text:p text:style-name="P6">pso_woa_fitness is :174.003</text:p>
      <text:p text:style-name="P6">-5.40579 <text:s/>0.384684 <text:s/>3.24245 <text:s/>-2.96999 <text:s/>-2.56318 <text:s/>-2.0944 <text:s/>-1.8565 <text:s/></text:p>
      <text:p text:style-name="P6">iteration is :1300</text:p>
      <text:p text:style-name="P6">pso_woa_fitness is :173.98</text:p>
      <text:p text:style-name="P6">-5.4064 <text:s/>0.384783 <text:s/>3.24313 <text:s/>-2.96962 <text:s/>-2.56338 <text:s/>-2.0944 <text:s/>-1.85588 <text:s/></text:p>
      <text:p text:style-name="P6">best fitness found is: <text:s text:c="2"/>173.941</text:p>
      <text:p text:style-name="P6">-5.40509 <text:s/>0.384487 <text:s/>3.24214 <text:s/>-2.97062 <text:s/>-2.56346 <text:s/>-2.0944 <text:s/>-1.85735 <text:s/></text:p>
      <text:p text:style-name="P6">time = 465.419s</text:p>
      <text:p text:style-name="P6">第1次搜索......</text:p>
      <text:p text:style-name="P6">WOA PSO 初始化完成......</text:p>
      <text:p text:style-name="P6">iteration is :0</text:p>
      <text:p text:style-name="P6">pso_woa_fitness is :2619.79</text:p>
      <text:p text:style-name="P6">0.637466 <text:s/>1.23896 <text:s/>-1.78731 <text:s/>-4.43265 <text:s/>0.350965 <text:s/>0.0605911 <text:s/>-6.07111 <text:s/></text:p>
      <text:p text:style-name="P6">iteration is :100</text:p>
      <text:p text:style-name="P6">pso_woa_fitness is :2298.68</text:p>
      <text:p text:style-name="P6">3.33852 <text:s/>2.07713 <text:s/>-0.50515 <text:s/>1.94682 <text:s/>1.97087 <text:s/>2.0944 <text:s/>0.334658 <text:s/></text:p>
      <text:p text:style-name="P6">iteration is :200</text:p>
      <text:p text:style-name="P6">pso_woa_fitness is :2456.71</text:p>
      <text:p text:style-name="P6"><text:soft-page-break/>3.88866 <text:s/>2.57145 <text:s/>3.0017 <text:s/>2.62158 <text:s/>4.27825 <text:s/>2.0944 <text:s/>2.92173 <text:s/></text:p>
      <text:p text:style-name="P6">iteration is :300</text:p>
      <text:p text:style-name="P6">pso_woa_fitness is :1654.79</text:p>
      <text:p text:style-name="P6">4.6431 <text:s/>2.89389 <text:s/>3.14274 <text:s/>2.72064 <text:s/>4.11153 <text:s/>2.0944 <text:s/>1.80237 <text:s/></text:p>
      <text:p text:style-name="P6">iteration is :400</text:p>
      <text:p text:style-name="P6">pso_woa_fitness is :1019.24</text:p>
      <text:p text:style-name="P6">5.01364 <text:s/>3.14159 <text:s/>2.20383 <text:s/>3.76509 <text:s/>4.32518 <text:s/>2.0944 <text:s/>0.551531 <text:s/></text:p>
      <text:p text:style-name="P6">iteration is :500</text:p>
      <text:p text:style-name="P6">pso_woa_fitness is :1067.07</text:p>
      <text:p text:style-name="P6">3.48419 <text:s/>3.02277 <text:s/>2.68269 <text:s/>2.91555 <text:s/>4.81949 <text:s/>2.04372 <text:s/>1.69832 <text:s/></text:p>
      <text:p text:style-name="P6">iteration is :600</text:p>
      <text:p text:style-name="P6">pso_woa_fitness is :847.292</text:p>
      <text:p text:style-name="P6">3.81924 <text:s/>3.14159 <text:s/>1.86177 <text:s/>4.42641 <text:s/>5.30217 <text:s/>2.08938 <text:s/>0.46657 <text:s/></text:p>
      <text:p text:style-name="P6">iteration is :700</text:p>
      <text:p text:style-name="P6">pso_woa_fitness is :721.622</text:p>
      <text:p text:style-name="P6">3.79093 <text:s/>3.12356 <text:s/>1.01288 <text:s/>3.10327 <text:s/>5.59696 <text:s/>2.0944 <text:s/>1.5355 <text:s/></text:p>
      <text:p text:style-name="P6">iteration is :800</text:p>
      <text:p text:style-name="P6">pso_woa_fitness is :734.758</text:p>
      <text:p text:style-name="P6">4.5639 <text:s/>3.14159 <text:s/>2.76752 <text:s/>3.50997 <text:s/>4.25127 <text:s/>2.0944 <text:s/>0.567802 <text:s/></text:p>
      <text:p text:style-name="P6">iteration is :900</text:p>
      <text:p text:style-name="P6">pso_woa_fitness is :274.358</text:p>
      <text:p text:style-name="P6">3.96878 <text:s/>3.09765 <text:s/>1.96179 <text:s/>3.56748 <text:s/>5.01738 <text:s/>2.0944 <text:s/>0.992617 <text:s/></text:p>
      <text:p text:style-name="P6">iteration is :1000</text:p>
      <text:p text:style-name="P6">pso_woa_fitness is :195.109</text:p>
      <text:p text:style-name="P6">3.8433 <text:s/>3.02334 <text:s/>1.87134 <text:s/>3.64229 <text:s/>5.2275 <text:s/>2.0944 <text:s/>1.10745 <text:s/></text:p>
      <text:p text:style-name="P6">iteration is :1100</text:p>
      <text:p text:style-name="P6">pso_woa_fitness is :190.874</text:p>
      <text:p text:style-name="P6">3.80988 <text:s/>3.0218 <text:s/>1.86699 <text:s/>3.67103 <text:s/>5.24666 <text:s/>2.0944 <text:s/>1.11083 <text:s/></text:p>
      <text:p text:style-name="P6">iteration is :1200</text:p>
      <text:p text:style-name="P6">pso_woa_fitness is :190.735</text:p>
      <text:p text:style-name="P6">3.80784 <text:s/>3.02159 <text:s/>1.86757 <text:s/>3.67359 <text:s/>5.24664 <text:s/>2.0944 <text:s/>1.10991 <text:s/></text:p>
      <text:p text:style-name="P6">iteration is :1300</text:p>
      <text:p text:style-name="P6">pso_woa_fitness is :190.54</text:p>
      <text:p text:style-name="P6">3.81448 <text:s/>3.01988 <text:s/>1.86741 <text:s/>3.67006 <text:s/>5.2431 <text:s/>2.0944 <text:s/>1.1058 <text:s/></text:p>
      <text:p text:style-name="P6">best fitness found is: <text:s text:c="2"/>190.513</text:p>
      <text:p text:style-name="P6">3.81267 <text:s/>3.01867 <text:s/>1.86881 <text:s/>3.67444 <text:s/>5.24151 <text:s/>2.0944 <text:s/>1.10189 <text:s/></text:p>
      <text:p text:style-name="P6">time = 462.014s</text:p>
      <text:p text:style-name="P6">第2次搜索......</text:p>
      <text:p text:style-name="P6">WOA PSO 初始化完成......</text:p>
      <text:p text:style-name="P6">iteration is :0</text:p>
      <text:p text:style-name="P6">pso_woa_fitness is :2609.3</text:p>
      <text:p text:style-name="P6">4.84799 <text:s/>1.13377 <text:s/>4.72834 <text:s/>4.70968 <text:s/>-2.40884 <text:s/>-1.1141 <text:s/>5.80477 <text:s/></text:p>
      <text:p text:style-name="P6">iteration is :100</text:p>
      <text:p text:style-name="P6">pso_woa_fitness is :3086.04</text:p>
      <text:p text:style-name="P6">-1.30652 <text:s/>0.779417 <text:s/>1.74132 <text:s/>0.382924 <text:s/>0.849342 <text:s/>1.37337 <text:s/>0.52768 <text:s/></text:p>
      <text:p text:style-name="P6">iteration is :200</text:p>
      <text:p text:style-name="P6">pso_woa_fitness is :634.072</text:p>
      <text:p text:style-name="P6">0.0253911 <text:s/>0.748041 <text:s/>-1.22331 <text:s/>2.71244 <text:s/>4.20802 <text:s/>2.0944 <text:s/>1.90134 <text:s/></text:p>
      <text:p text:style-name="P6">iteration is :300</text:p>
      <text:p text:style-name="P6">pso_woa_fitness is :1850.78</text:p>
      <text:p text:style-name="P6">1.87916 <text:s/>0.520894 <text:s/>0.0307332 <text:s/>4.00966 <text:s/>3.2911 <text:s/>2.0944 <text:s/>-0.0582563 <text:s/></text:p>
      <text:p text:style-name="P6">iteration is :400</text:p>
      <text:p text:style-name="P6"><text:soft-page-break/>pso_woa_fitness is :733.097</text:p>
      <text:p text:style-name="P6">1.52723 <text:s/>0.307913 <text:s/>0.488568 <text:s/>3.73713 <text:s/>3.84005 <text:s/>2.0944 <text:s/>1.56006 <text:s/></text:p>
      <text:p text:style-name="P6">iteration is :500</text:p>
      <text:p text:style-name="P6">pso_woa_fitness is :475.986</text:p>
      <text:p text:style-name="P6">1.18802 <text:s/>0.87271 <text:s/>0.97452 <text:s/>2.35531 <text:s/>3.11016 <text:s/>2.0944 <text:s/>1.77384 <text:s/></text:p>
      <text:p text:style-name="P6">iteration is :600</text:p>
      <text:p text:style-name="P6">pso_woa_fitness is :1170.19</text:p>
      <text:p text:style-name="P6">0.501146 <text:s/>0.426357 <text:s/>-0.321334 <text:s/>4.1067 <text:s/>4.04928 <text:s/>1.30775 <text:s/>0.886078 <text:s/></text:p>
      <text:p text:style-name="P6">iteration is :700</text:p>
      <text:p text:style-name="P6">pso_woa_fitness is :134.515</text:p>
      <text:p text:style-name="P6">1.06143 <text:s/>0.482463 <text:s/>0.102858 <text:s/>3.0112 <text:s/>3.72264 <text:s/>2.09413 <text:s/>1.10766 <text:s/></text:p>
      <text:p text:style-name="P6">iteration is :800</text:p>
      <text:p text:style-name="P6">pso_woa_fitness is :121.11</text:p>
      <text:p text:style-name="P6">1.09533 <text:s/>0.473558 <text:s/>0.0649978 <text:s/>3.05938 <text:s/>3.72785 <text:s/>2.09414 <text:s/>1.0675 <text:s/></text:p>
      <text:p text:style-name="P6">iteration is :900</text:p>
      <text:p text:style-name="P6">pso_woa_fitness is :106.779</text:p>
      <text:p text:style-name="P6">1.1071 <text:s/>0.467895 <text:s/>0.0953979 <text:s/>3.0772 <text:s/>3.68896 <text:s/>2.09414 <text:s/>1.04224 <text:s/></text:p>
      <text:p text:style-name="P6">iteration is :1000</text:p>
      <text:p text:style-name="P6">pso_woa_fitness is :94.3126</text:p>
      <text:p text:style-name="P6">1.1041 <text:s/>0.464782 <text:s/>0.0819335 <text:s/>3.07266 <text:s/>3.70277 <text:s/>2.09416 <text:s/>1.04438 <text:s/></text:p>
      <text:p text:style-name="P6">iteration is :1100</text:p>
      <text:p text:style-name="P6">pso_woa_fitness is :62.2553</text:p>
      <text:p text:style-name="P6">1.09168 <text:s/>0.539754 <text:s/>0.135959 <text:s/>2.99498 <text:s/>3.65223 <text:s/>2.094 <text:s/>1.03894 <text:s/></text:p>
      <text:p text:style-name="P6">iteration is :1200</text:p>
      <text:p text:style-name="P6">pso_woa_fitness is :61.0614</text:p>
      <text:p text:style-name="P6">1.09571 <text:s/>0.544887 <text:s/>0.132815 <text:s/>2.99227 <text:s/>3.65187 <text:s/>2.094 <text:s/>1.03405 <text:s/></text:p>
      <text:p text:style-name="P6">iteration is :1300</text:p>
      <text:p text:style-name="P6">pso_woa_fitness is :60.5082</text:p>
      <text:p text:style-name="P6">1.10112 <text:s/>0.542187 <text:s/>0.12305 <text:s/>2.99716 <text:s/>3.6578 <text:s/>2.09401 <text:s/>1.03049 <text:s/></text:p>
      <text:p text:style-name="P6">best fitness found is: <text:s text:c="2"/>60.4927</text:p>
      <text:p text:style-name="P6">1.10127 <text:s/>0.542048 <text:s/>0.122773 <text:s/>2.99736 <text:s/>3.65798 <text:s/>2.09401 <text:s/>1.0304 <text:s/></text:p>
      <text:p text:style-name="P6">time = 461.062s</text:p>
      <text:p text:style-name="P6">第3次搜索......</text:p>
      <text:p text:style-name="P6">WOA PSO 初始化完成......</text:p>
      <text:p text:style-name="P6">iteration is :0</text:p>
      <text:p text:style-name="P6">pso_woa_fitness is :3443.94</text:p>
      <text:p text:style-name="P6">1.72011 <text:s/>2.68056 <text:s/>3.5289 <text:s/>-5.83015 <text:s/>0.546668 <text:s/>-1.97398 <text:s/>0.356485 <text:s/></text:p>
      <text:p text:style-name="P6">iteration is :100</text:p>
      <text:p text:style-name="P6">pso_woa_fitness is :2896.93</text:p>
      <text:p text:style-name="P6">4.42757 <text:s/>3.14159 <text:s/>2.65307 <text:s/>1.93011 <text:s/>-2.41288 <text:s/>-0.262876 <text:s/>3.26628 <text:s/></text:p>
      <text:p text:style-name="P6">iteration is :200</text:p>
      <text:p text:style-name="P6">pso_woa_fitness is :2713.79</text:p>
      <text:p text:style-name="P6">0.750573 <text:s/>0.748317 <text:s/>1.01793 <text:s/>1.14884 <text:s/>-2.32762 <text:s/>-2.08436 <text:s/>2.08411 <text:s/></text:p>
      <text:p text:style-name="P6">iteration is :300</text:p>
      <text:p text:style-name="P6">pso_woa_fitness is :1743.06</text:p>
      <text:p text:style-name="P6">2.96897 <text:s/>2.74076 <text:s/>5.90395 <text:s/>1.95259 <text:s/>-1.70512 <text:s/>-2.0944 <text:s/>4.94305 <text:s/></text:p>
      <text:p text:style-name="P6">iteration is :400</text:p>
      <text:p text:style-name="P6">pso_woa_fitness is :1860.63</text:p>
      <text:p text:style-name="P6">4.15761 <text:s/>3.07464 <text:s/>5.35716 <text:s/>2.34082 <text:s/>-2.40095 <text:s/>-2.0944 <text:s/>4.36343 <text:s/></text:p>
      <text:p text:style-name="P6">iteration is :500</text:p>
      <text:p text:style-name="P6">pso_woa_fitness is :422.121</text:p>
      <text:p text:style-name="P6">3.27595 <text:s/>2.65608 <text:s/>5.07564 <text:s/>1.81913 <text:s/>-0.949414 <text:s/>-2.0944 <text:s/>3.76206 <text:s/></text:p>
      <text:p text:style-name="P6"><text:soft-page-break/>iteration is :600</text:p>
      <text:p text:style-name="P6">pso_woa_fitness is :422.121</text:p>
      <text:p text:style-name="P6">3.27595 <text:s/>2.65608 <text:s/>5.07564 <text:s/>1.81913 <text:s/>-0.949414 <text:s/>-2.0944 <text:s/>3.76206 <text:s/></text:p>
      <text:p text:style-name="P6">iteration is :700</text:p>
      <text:p text:style-name="P6">pso_woa_fitness is :920.291</text:p>
      <text:p text:style-name="P6">3.20813 <text:s/>2.80317 <text:s/>4.58291 <text:s/>2.22051 <text:s/>-0.571544 <text:s/>-2.0944 <text:s/>4.05838 <text:s/></text:p>
      <text:p text:style-name="P6">iteration is :800</text:p>
      <text:p text:style-name="P6">pso_woa_fitness is :571.658</text:p>
      <text:p text:style-name="P6">3.22543 <text:s/>2.7256 <text:s/>4.93534 <text:s/>2.12413 <text:s/>-0.515685 <text:s/>-2.0944 <text:s/>3.83427 <text:s/></text:p>
      <text:p text:style-name="P6">iteration is :900</text:p>
      <text:p text:style-name="P6">pso_woa_fitness is :212.591</text:p>
      <text:p text:style-name="P6">3.57263 <text:s/>2.74423 <text:s/>4.81582 <text:s/>2.27318 <text:s/>-0.831968 <text:s/>-2.0944 <text:s/>4.09135 <text:s/></text:p>
      <text:p text:style-name="P6">iteration is :1000</text:p>
      <text:p text:style-name="P6">pso_woa_fitness is :211.56</text:p>
      <text:p text:style-name="P6">3.57495 <text:s/>2.74316 <text:s/>4.81215 <text:s/>2.27525 <text:s/>-0.829519 <text:s/>-2.0944 <text:s/>4.09073 <text:s/></text:p>
      <text:p text:style-name="P6">iteration is :1100</text:p>
      <text:p text:style-name="P6">pso_woa_fitness is :191.498</text:p>
      <text:p text:style-name="P6">3.62997 <text:s/>2.75962 <text:s/>4.75531 <text:s/>2.36014 <text:s/>-0.790732 <text:s/>-2.09419 <text:s/>4.14618 <text:s/></text:p>
      <text:p text:style-name="P6">iteration is :1200</text:p>
      <text:p text:style-name="P6">pso_woa_fitness is :189.163</text:p>
      <text:p text:style-name="P6">3.62719 <text:s/>2.76998 <text:s/>4.75892 <text:s/>2.36483 <text:s/>-0.794035 <text:s/>-2.09421 <text:s/>4.15709 <text:s/></text:p>
      <text:p text:style-name="P6">iteration is :1300</text:p>
      <text:p text:style-name="P6">pso_woa_fitness is :184.349</text:p>
      <text:p text:style-name="P6">3.69844 <text:s/>2.79471 <text:s/>4.72966 <text:s/>2.4397 <text:s/>-0.797019 <text:s/>-2.09353 <text:s/>4.1774 <text:s/></text:p>
      <text:p text:style-name="P6">best fitness found is: <text:s text:c="2"/>183.853</text:p>
      <text:p text:style-name="P6">3.71084 <text:s/>2.80027 <text:s/>4.72189 <text:s/>2.45667 <text:s/>-0.793076 <text:s/>-2.09293 <text:s/>4.18623 <text:s/></text:p>
      <text:p text:style-name="P6">time = 461.365s</text:p>
      <text:p text:style-name="P6">第4次搜索......</text:p>
      <text:p text:style-name="P6">WOA PSO 初始化完成......</text:p>
      <text:p text:style-name="P6">iteration is :0</text:p>
      <text:p text:style-name="P6">pso_woa_fitness is :3010.03</text:p>
      <text:p text:style-name="P6">0.972913 <text:s/>0.577155 <text:s/>6.17264 <text:s/>-5.33136 <text:s/>2.02363 <text:s/>-2.04404 <text:s/>-0.537143 <text:s/></text:p>
      <text:p text:style-name="P6">iteration is :100</text:p>
      <text:p text:style-name="P6">pso_woa_fitness is :2430.81</text:p>
      <text:p text:style-name="P6">-3.06703 <text:s/>1.29794 <text:s/>-4.82936 <text:s/>-1.90843 <text:s/>-2.78929 <text:s/>-2.0944 <text:s/>-2.30653 <text:s/></text:p>
      <text:p text:style-name="P6">iteration is :200</text:p>
      <text:p text:style-name="P6">pso_woa_fitness is :2011.13</text:p>
      <text:p text:style-name="P6">-3.53966 <text:s/>1.41239 <text:s/>-3.93178 <text:s/>0.810175 <text:s/>0.377354 <text:s/>-1.42835 <text:s/>-0.13294 <text:s/></text:p>
      <text:p text:style-name="P6">iteration is :300</text:p>
      <text:p text:style-name="P6">pso_woa_fitness is :3333.91</text:p>
      <text:p text:style-name="P6">-0.606818 <text:s/>1.41138 <text:s/>-5.03298 <text:s/>2.25361 <text:s/>1.69109 <text:s/>-1.98707 <text:s/>-0.504522 <text:s/></text:p>
      <text:p text:style-name="P6">iteration is :400</text:p>
      <text:p text:style-name="P6">pso_woa_fitness is :2005.6</text:p>
      <text:p text:style-name="P6">-2.72012 <text:s/>2.31408 <text:s/>-5.25346 <text:s/>1.541 <text:s/>2.40186 <text:s/>-2.08083 <text:s/>-0.727252 <text:s/></text:p>
      <text:p text:style-name="P6">iteration is :500</text:p>
      <text:p text:style-name="P6">pso_woa_fitness is :1980.12</text:p>
      <text:p text:style-name="P6">-0.00232075 <text:s/>2.84134 <text:s/>-3.20475 <text:s/>1.91367 <text:s/>2.4182 <text:s/>-1.77808 <text:s/>-0.483791 <text:s/></text:p>
      <text:p text:style-name="P6">iteration is :600</text:p>
      <text:p text:style-name="P6">pso_woa_fitness is :1912.61</text:p>
      <text:p text:style-name="P6">-1.38315 <text:s/>2.35102 <text:s/>-3.34031 <text:s/>1.84891 <text:s/>0.963076 <text:s/>-2.03342 <text:s/>-1.95715 <text:s/></text:p>
      <text:p text:style-name="P6">iteration is :700</text:p>
      <text:p text:style-name="P6">pso_woa_fitness is :1312.55</text:p>
      <text:p text:style-name="P6"><text:soft-page-break/>-1.65819 <text:s/>2.75134 <text:s/>-4.65339 <text:s/>2.33969 <text:s/>2.26832 <text:s/>-1.79635 <text:s/>-1.4636 <text:s/></text:p>
      <text:p text:style-name="P6">iteration is :800</text:p>
      <text:p text:style-name="P6">pso_woa_fitness is :595.865</text:p>
      <text:p text:style-name="P6">-1.87489 <text:s/>2.99736 <text:s/>-4.90138 <text:s/>2.12004 <text:s/>2.34864 <text:s/>-1.48214 <text:s/>-1.46165 <text:s/></text:p>
      <text:p text:style-name="P6">iteration is :900</text:p>
      <text:p text:style-name="P6">pso_woa_fitness is :652.514</text:p>
      <text:p text:style-name="P6">-2.00687 <text:s/>3.14159 <text:s/>-5.28527 <text:s/>2.62454 <text:s/>2.70413 <text:s/>-1.73345 <text:s/>-1.85863 <text:s/></text:p>
      <text:p text:style-name="P6">iteration is :1000</text:p>
      <text:p text:style-name="P6">pso_woa_fitness is :419.97</text:p>
      <text:p text:style-name="P6">-2.06565 <text:s/>3.14159 <text:s/>-5.10631 <text:s/>2.64345 <text:s/>2.57375 <text:s/>-1.72947 <text:s/>-1.75433 <text:s/></text:p>
      <text:p text:style-name="P6">iteration is :1100</text:p>
      <text:p text:style-name="P6">pso_woa_fitness is :400.141</text:p>
      <text:p text:style-name="P6">-2.11625 <text:s/>3.14159 <text:s/>-5.13458 <text:s/>2.73259 <text:s/>2.58811 <text:s/>-1.75622 <text:s/>-1.77579 <text:s/></text:p>
      <text:p text:style-name="P6">iteration is :1200</text:p>
      <text:p text:style-name="P6">pso_woa_fitness is :399.334</text:p>
      <text:p text:style-name="P6">-2.10925 <text:s/>3.14159 <text:s/>-5.129 <text:s/>2.72203 <text:s/>2.58326 <text:s/>-1.75403 <text:s/>-1.77336 <text:s/></text:p>
      <text:p text:style-name="P6">iteration is :1300</text:p>
      <text:p text:style-name="P6">pso_woa_fitness is :395.282</text:p>
      <text:p text:style-name="P6">-2.07572 <text:s/>3.14159 <text:s/>-5.16563 <text:s/>2.72142 <text:s/>2.60152 <text:s/>-1.76329 <text:s/>-1.81293 <text:s/></text:p>
      <text:p text:style-name="P6">best fitness found is: <text:s text:c="2"/>393.321</text:p>
      <text:p text:style-name="P6">-2.11973 <text:s/>3.14159 <text:s/>-5.16048 <text:s/>2.78353 <text:s/>2.59895 <text:s/>-1.78589 <text:s/>-1.81151 <text:s/></text:p>
      <text:p text:style-name="P6">time = 460.476s</text:p>
      <text:p text:style-name="P6">第5次搜索......</text:p>
      <text:p text:style-name="P6">WOA PSO 初始化完成......</text:p>
      <text:p text:style-name="P6">iteration is :0</text:p>
      <text:p text:style-name="P6">pso_woa_fitness is :2771.32</text:p>
      <text:p text:style-name="P6">-2.44272 <text:s/>2.34938 <text:s/>-6.00493 <text:s/>0.912127 <text:s/>5.3754 <text:s/>-0.525656 <text:s/>1.51814 <text:s/></text:p>
      <text:p text:style-name="P6">iteration is :100</text:p>
      <text:p text:style-name="P6">pso_woa_fitness is :2148.77</text:p>
      <text:p text:style-name="P6">2.04324 <text:s/>1.65189 <text:s/>-0.536048 <text:s/>4.23617 <text:s/>-4.52453 <text:s/>-0.358932 <text:s/>1.92228 <text:s/></text:p>
      <text:p text:style-name="P6">iteration is :200</text:p>
      <text:p text:style-name="P6">pso_woa_fitness is :1521.97</text:p>
      <text:p text:style-name="P6">3.68382 <text:s/>2.75637 <text:s/>4.58287 <text:s/>4.64995 <text:s/>-1.34984 <text:s/>0.573201 <text:s/>4.92681 <text:s/></text:p>
      <text:p text:style-name="P6">iteration is :300</text:p>
      <text:p text:style-name="P6">pso_woa_fitness is :1737.1</text:p>
      <text:p text:style-name="P6">4.92367 <text:s/>3.11158 <text:s/>3.96862 <text:s/>5.35823 <text:s/>-1.40212 <text:s/>-0.725765 <text:s/>3.32244 <text:s/></text:p>
      <text:p text:style-name="P6">iteration is :400</text:p>
      <text:p text:style-name="P6">pso_woa_fitness is :1895.63</text:p>
      <text:p text:style-name="P6">3.28115 <text:s/>2.17978 <text:s/>5.575 <text:s/>3.54412 <text:s/>-1.43987 <text:s/>-1.32469 <text:s/>5.39537 <text:s/></text:p>
      <text:p text:style-name="P6">iteration is :500</text:p>
      <text:p text:style-name="P6">pso_woa_fitness is :1523.7</text:p>
      <text:p text:style-name="P6">3.26473 <text:s/>2.99285 <text:s/>4.01277 <text:s/>4.11905 <text:s/>-0.685359 <text:s/>-1.83664 <text:s/>4.73952 <text:s/></text:p>
      <text:p text:style-name="P6">iteration is :600</text:p>
      <text:p text:style-name="P6">pso_woa_fitness is :1018.78</text:p>
      <text:p text:style-name="P6">3.59146 <text:s/>2.74701 <text:s/>4.68498 <text:s/>3.02235 <text:s/>-0.923223 <text:s/>-1.29546 <text:s/>4.03707 <text:s/></text:p>
      <text:p text:style-name="P6">iteration is :700</text:p>
      <text:p text:style-name="P6">pso_woa_fitness is :1028.99</text:p>
      <text:p text:style-name="P6">3.69592 <text:s/>2.50286 <text:s/>5.46182 <text:s/>3.79646 <text:s/>-1.30754 <text:s/>-1.51816 <text:s/>4.71814 <text:s/></text:p>
      <text:p text:style-name="P6">iteration is :800</text:p>
      <text:p text:style-name="P6">pso_woa_fitness is :608.712</text:p>
      <text:p text:style-name="P6">3.82693 <text:s/>2.18862 <text:s/>6.22977 <text:s/>3.93002 <text:s/>-2.26515 <text:s/>-1.7904 <text:s/>5.27859 <text:s/></text:p>
      <text:p text:style-name="P6">iteration is :900</text:p>
      <text:p text:style-name="P6"><text:soft-page-break/>pso_woa_fitness is :317.457</text:p>
      <text:p text:style-name="P6">3.98268 <text:s/>2.36078 <text:s/>6.10855 <text:s/>4.18991 <text:s/>-2.04341 <text:s/>-1.96644 <text:s/>5.00576 <text:s/></text:p>
      <text:p text:style-name="P6">iteration is :1000</text:p>
      <text:p text:style-name="P6">pso_woa_fitness is :276.57</text:p>
      <text:p text:style-name="P6">3.88502 <text:s/>2.3272 <text:s/>6.25648 <text:s/>4.22391 <text:s/>-2.11788 <text:s/>-2.01134 <text:s/>5.0048 <text:s/></text:p>
      <text:p text:style-name="P6">iteration is :1100</text:p>
      <text:p text:style-name="P6">pso_woa_fitness is :252.507</text:p>
      <text:p text:style-name="P6">3.94655 <text:s/>2.33968 <text:s/>6.22612 <text:s/>4.16174 <text:s/>-2.14321 <text:s/>-2.0077 <text:s/>4.92074 <text:s/></text:p>
      <text:p text:style-name="P6">iteration is :1200</text:p>
      <text:p text:style-name="P6">pso_woa_fitness is :248.581</text:p>
      <text:p text:style-name="P6">3.96078 <text:s/>2.34714 <text:s/>6.2234 <text:s/>4.14292 <text:s/>-2.152 <text:s/>-2.0102 <text:s/>4.89894 <text:s/></text:p>
      <text:p text:style-name="P6">iteration is :1300</text:p>
      <text:p text:style-name="P6">pso_woa_fitness is :248.493</text:p>
      <text:p text:style-name="P6">3.96589 <text:s/>2.35033 <text:s/>6.21905 <text:s/>4.13324 <text:s/>-2.15407 <text:s/>-2.00699 <text:s/>4.89036 <text:s/></text:p>
      <text:p text:style-name="P6">best fitness found is: <text:s text:c="2"/>248.193</text:p>
      <text:p text:style-name="P6">3.95706 <text:s/>2.36496 <text:s/>6.21236 <text:s/>4.10446 <text:s/>-2.15533 <text:s/>-1.98669 <text:s/>4.88482 <text:s/></text:p>
      <text:p text:style-name="P6">time = 460.383s</text:p>
      <text:p text:style-name="P6">第6次搜索......</text:p>
      <text:p text:style-name="P6">WOA PSO 初始化完成......</text:p>
      <text:p text:style-name="P6">iteration is :0</text:p>
      <text:p text:style-name="P6">pso_woa_fitness is :2232.74</text:p>
      <text:p text:style-name="P6">5.12552 <text:s/>2.40042 <text:s/>-4.65959 <text:s/>1.18866 <text:s/>-1.29473 <text:s/>1.11797 <text:s/>-4.09523 <text:s/></text:p>
      <text:p text:style-name="P6">iteration is :100</text:p>
      <text:p text:style-name="P6">pso_woa_fitness is :1740.14</text:p>
      <text:p text:style-name="P6">3.42019 <text:s/>3.14159 <text:s/>-0.135816 <text:s/>3.5922 <text:s/>-1.08678 <text:s/>1.05474 <text:s/>0.29617 <text:s/></text:p>
      <text:p text:style-name="P6">iteration is :200</text:p>
      <text:p text:style-name="P6">pso_woa_fitness is :1719.8</text:p>
      <text:p text:style-name="P6">4.04391 <text:s/>2.51359 <text:s/>3.18982 <text:s/>2.39511 <text:s/>-1.88792 <text:s/>1.63638 <text:s/>1.44722 <text:s/></text:p>
      <text:p text:style-name="P6">iteration is :300</text:p>
      <text:p text:style-name="P6">pso_woa_fitness is :1492.12</text:p>
      <text:p text:style-name="P6">3.41467 <text:s/>3.14159 <text:s/>1.63655 <text:s/>2.44183 <text:s/>-0.911481 <text:s/>1.28026 <text:s/>1.4372 <text:s/></text:p>
      <text:p text:style-name="P6">iteration is :400</text:p>
      <text:p text:style-name="P6">pso_woa_fitness is :1606.64</text:p>
      <text:p text:style-name="P6">5.09598 <text:s/>3.14159 <text:s/>2.11022 <text:s/>3.27671 <text:s/>-0.103864 <text:s/>2.0944 <text:s/>0.831181 <text:s/></text:p>
      <text:p text:style-name="P6">iteration is :500</text:p>
      <text:p text:style-name="P6">pso_woa_fitness is :1335.2</text:p>
      <text:p text:style-name="P6">4.681 <text:s/>3.14159 <text:s/>1.2455 <text:s/>2.14326 <text:s/>-0.535175 <text:s/>1.76487 <text:s/>1.38269 <text:s/></text:p>
      <text:p text:style-name="P6">iteration is :600</text:p>
      <text:p text:style-name="P6">pso_woa_fitness is :450.118</text:p>
      <text:p text:style-name="P6">4.459 <text:s/>3.14159 <text:s/>1.35584 <text:s/>2.51468 <text:s/>-0.637607 <text:s/>1.79697 <text:s/>1.51793 <text:s/></text:p>
      <text:p text:style-name="P6">iteration is :700</text:p>
      <text:p text:style-name="P6">pso_woa_fitness is :317.461</text:p>
      <text:p text:style-name="P6">4.38179 <text:s/>3.1147 <text:s/>1.508 <text:s/>2.63561 <text:s/>-0.776429 <text:s/>1.82845 <text:s/>1.57754 <text:s/></text:p>
      <text:p text:style-name="P6">iteration is :800</text:p>
      <text:p text:style-name="P6">pso_woa_fitness is :311.597</text:p>
      <text:p text:style-name="P6">4.37949 <text:s/>3.11633 <text:s/>1.49837 <text:s/>2.64237 <text:s/>-0.76763 <text:s/>1.82948 <text:s/>1.56868 <text:s/></text:p>
      <text:p text:style-name="P6">iteration is :900</text:p>
      <text:p text:style-name="P6">pso_woa_fitness is :282.261</text:p>
      <text:p text:style-name="P6">4.39179 <text:s/>3.11525 <text:s/>1.52655 <text:s/>2.63027 <text:s/>-0.783537 <text:s/>1.82769 <text:s/>1.57501 <text:s/></text:p>
      <text:p text:style-name="P6">iteration is :1000</text:p>
      <text:p text:style-name="P6">pso_woa_fitness is :252.455</text:p>
      <text:p text:style-name="P6">4.29209 <text:s/>3.0896 <text:s/>1.54775 <text:s/>2.75763 <text:s/>-0.803028 <text:s/>1.84409 <text:s/>1.54973 <text:s/></text:p>
      <text:p text:style-name="P6"><text:soft-page-break/>iteration is :1100</text:p>
      <text:p text:style-name="P6">pso_woa_fitness is :181.324</text:p>
      <text:p text:style-name="P6">4.17748 <text:s/>3.02142 <text:s/>1.34156 <text:s/>2.90415 <text:s/>-0.616665 <text:s/>1.80071 <text:s/>1.44166 <text:s/></text:p>
      <text:p text:style-name="P6">iteration is :1200</text:p>
      <text:p text:style-name="P6">pso_woa_fitness is :175.847</text:p>
      <text:p text:style-name="P6">4.13668 <text:s/>3.00138 <text:s/>1.30648 <text:s/>2.9513 <text:s/>-0.575126 <text:s/>1.79783 <text:s/>1.42543 <text:s/></text:p>
      <text:p text:style-name="P6">iteration is :1300</text:p>
      <text:p text:style-name="P6">pso_woa_fitness is :168.595</text:p>
      <text:p text:style-name="P6">4.09505 <text:s/>2.97582 <text:s/>1.24159 <text:s/>3.00093 <text:s/>-0.504162 <text:s/>1.79474 <text:s/>1.40097 <text:s/></text:p>
      <text:p text:style-name="P6">best fitness found is: <text:s text:c="2"/>168.525</text:p>
      <text:p text:style-name="P6">4.09064 <text:s/>2.97356 <text:s/>1.23572 <text:s/>3.00538 <text:s/>-0.497115 <text:s/>1.79424 <text:s/>1.39959 <text:s/></text:p>
      <text:p text:style-name="P6">time = 459.591s</text:p>
      <text:p text:style-name="P6">第7次搜索......</text:p>
      <text:p text:style-name="P6">WOA PSO 初始化完成......</text:p>
      <text:p text:style-name="P6">iteration is :0</text:p>
      <text:p text:style-name="P6">pso_woa_fitness is :2676.01</text:p>
      <text:p text:style-name="P6">1.03715 <text:s/>2.01249 <text:s/>-1.83792 <text:s/>2.16619 <text:s/>6.02152 <text:s/>-0.22821 <text:s/>-0.0835873 <text:s/></text:p>
      <text:p text:style-name="P6">iteration is :100</text:p>
      <text:p text:style-name="P6">pso_woa_fitness is :3700.82</text:p>
      <text:p text:style-name="P6">-3.21187 <text:s/>0.633361 <text:s/>-3.37099 <text:s/>-5.19518 <text:s/>-4.89897 <text:s/>-1.71771 <text:s/>-1.2181 <text:s/></text:p>
      <text:p text:style-name="P6">iteration is :200</text:p>
      <text:p text:style-name="P6">pso_woa_fitness is :3005.34</text:p>
      <text:p text:style-name="P6">-1.39117 <text:s/>1.72817 <text:s/>-0.954731 <text:s/>-4.97091 <text:s/>-1.175 <text:s/>0.363545 <text:s/>2.5703 <text:s/></text:p>
      <text:p text:style-name="P6">iteration is :300</text:p>
      <text:p text:style-name="P6">pso_woa_fitness is :2409.84</text:p>
      <text:p text:style-name="P6">-1.40021 <text:s/>1.29983 <text:s/>2.19097 <text:s/>-3.477 <text:s/>1.28591 <text:s/>-0.681983 <text:s/>2.95115 <text:s/></text:p>
      <text:p text:style-name="P6">iteration is :400</text:p>
      <text:p text:style-name="P6">pso_woa_fitness is :2435.33</text:p>
      <text:p text:style-name="P6">2.93213 <text:s/>0.828916 <text:s/>-0.0407026 <text:s/>-0.445251 <text:s/>0.574242 <text:s/>-0.171995 <text:s/>4.69937 <text:s/></text:p>
      <text:p text:style-name="P6">iteration is :500</text:p>
      <text:p text:style-name="P6">pso_woa_fitness is :3793.95</text:p>
      <text:p text:style-name="P6">1.48911 <text:s/>1.73711 <text:s/>-2.36959 <text:s/>-2.80683 <text:s/>3.0606 <text:s/>-2.03333 <text:s/>2.86332 <text:s/></text:p>
      <text:p text:style-name="P6">iteration is :600</text:p>
      <text:p text:style-name="P6">pso_woa_fitness is :2121.21</text:p>
      <text:p text:style-name="P6">-0.942876 <text:s/>2.11079 <text:s/>-2.57867 <text:s/>-1.45865 <text:s/>-1.39487 <text:s/>-1.0854 <text:s/>5.04105 <text:s/></text:p>
      <text:p text:style-name="P6">iteration is :700</text:p>
      <text:p text:style-name="P6">pso_woa_fitness is :944.408</text:p>
      <text:p text:style-name="P6">2.93468 <text:s/>3.14159 <text:s/>-0.302599 <text:s/>0.764965 <text:s/>1.87208 <text:s/>1.70808 <text:s/>6.28319 <text:s/></text:p>
      <text:p text:style-name="P6">iteration is :800</text:p>
      <text:p text:style-name="P6">pso_woa_fitness is :649.74</text:p>
      <text:p text:style-name="P6">3.28004 <text:s/>3.14159 <text:s/>-0.610862 <text:s/>1.18381 <text:s/>1.67474 <text:s/>1.53998 <text:s/>6.28319 <text:s/></text:p>
      <text:p text:style-name="P6">iteration is :900</text:p>
      <text:p text:style-name="P6">pso_woa_fitness is :625.811</text:p>
      <text:p text:style-name="P6">3.2696 <text:s/>3.14159 <text:s/>-0.609669 <text:s/>1.17984 <text:s/>1.68093 <text:s/>1.55452 <text:s/>6.28319 <text:s/></text:p>
      <text:p text:style-name="P6">iteration is :1000</text:p>
      <text:p text:style-name="P6">pso_woa_fitness is :607.886</text:p>
      <text:p text:style-name="P6">3.22317 <text:s/>3.14159 <text:s/>-0.690179 <text:s/>1.14189 <text:s/>1.68787 <text:s/>1.64233 <text:s/>6.28319 <text:s/></text:p>
      <text:p text:style-name="P6">iteration is :1100</text:p>
      <text:p text:style-name="P6">pso_woa_fitness is :589.834</text:p>
      <text:p text:style-name="P6">3.21953 <text:s/>3.14159 <text:s/>-0.872199 <text:s/>1.12786 <text:s/>1.61895 <text:s/>1.79706 <text:s/>6.28319 <text:s/></text:p>
      <text:p text:style-name="P6">iteration is :1200</text:p>
      <text:p text:style-name="P6">pso_woa_fitness is :585.799</text:p>
      <text:p text:style-name="P6"><text:soft-page-break/>3.2714 <text:s/>3.14159 <text:s/>-0.899163 <text:s/>1.16755 <text:s/>1.58029 <text:s/>1.80254 <text:s/>6.28319 <text:s/></text:p>
      <text:p text:style-name="P6">iteration is :1300</text:p>
      <text:p text:style-name="P6">pso_woa_fitness is :585.399</text:p>
      <text:p text:style-name="P6">3.28612 <text:s/>3.14159 <text:s/>-0.909022 <text:s/>1.17916 <text:s/>1.56889 <text:s/>1.80614 <text:s/>6.28319 <text:s/></text:p>
      <text:p text:style-name="P6">best fitness found is: <text:s text:c="2"/>585.214</text:p>
      <text:p text:style-name="P6">3.28512 <text:s/>3.14159 <text:s/>-0.927039 <text:s/>1.17867 <text:s/>1.56316 <text:s/>1.82191 <text:s/>6.28319 <text:s/></text:p>
      <text:p text:style-name="P6">time = 457.423s</text:p>
      <text:p text:style-name="P6">第8次搜索......</text:p>
      <text:p text:style-name="P6">WOA PSO 初始化完成......</text:p>
      <text:p text:style-name="P6">iteration is :0</text:p>
      <text:p text:style-name="P6">pso_woa_fitness is :2545.66</text:p>
      <text:p text:style-name="P6">1.08988 <text:s/>1.66044 <text:s/>3.82105 <text:s/>0.390092 <text:s/>0.222636 <text:s/>-1.50239 <text:s/>0.289638 <text:s/></text:p>
      <text:p text:style-name="P6">iteration is :100</text:p>
      <text:p text:style-name="P6">pso_woa_fitness is :1475.64</text:p>
      <text:p text:style-name="P6">4.3837 <text:s/>3.14159 <text:s/>6.22124 <text:s/>4.06449 <text:s/>3.17685 <text:s/>2.0944 <text:s/>2.51705 <text:s/></text:p>
      <text:p text:style-name="P6">iteration is :200</text:p>
      <text:p text:style-name="P6">pso_woa_fitness is :1737.68</text:p>
      <text:p text:style-name="P6">3.62972 <text:s/>1.67595 <text:s/>5.72852 <text:s/>4.31462 <text:s/>-2.12985 <text:s/>-1.38628 <text:s/>5.13478 <text:s/></text:p>
      <text:p text:style-name="P6">iteration is :300</text:p>
      <text:p text:style-name="P6">pso_woa_fitness is :1430.83</text:p>
      <text:p text:style-name="P6">-2.77111 <text:s/>3.14159 <text:s/>6.28319 <text:s/>4.59399 <text:s/>0.216735 <text:s/>1.70837 <text:s/>3.23326 <text:s/></text:p>
      <text:p text:style-name="P6">iteration is :400</text:p>
      <text:p text:style-name="P6">pso_woa_fitness is :2694.37</text:p>
      <text:p text:style-name="P6">-1.65835 <text:s/>2.58724 <text:s/>6.28319 <text:s/>2.48511 <text:s/>0.92127 <text:s/>1.24251 <text:s/>1.03214 <text:s/></text:p>
      <text:p text:style-name="P6">iteration is :500</text:p>
      <text:p text:style-name="P6">pso_woa_fitness is :854.84</text:p>
      <text:p text:style-name="P6">-2.74471 <text:s/>3.14159 <text:s/>6.06338 <text:s/>2.62251 <text:s/>0.802047 <text:s/>1.61423 <text:s/>0.52757 <text:s/></text:p>
      <text:p text:style-name="P6">iteration is :600</text:p>
      <text:p text:style-name="P6">pso_woa_fitness is :805.549</text:p>
      <text:p text:style-name="P6">-2.38268 <text:s/>3.06316 <text:s/>5.54551 <text:s/>2.93175 <text:s/>1.51962 <text:s/>1.99764 <text:s/>1.36263 <text:s/></text:p>
      <text:p text:style-name="P6">iteration is :700</text:p>
      <text:p text:style-name="P6">pso_woa_fitness is :957.531</text:p>
      <text:p text:style-name="P6">-2.42331 <text:s/>3.14159 <text:s/>5.65079 <text:s/>2.36944 <text:s/>1.01668 <text:s/>1.80034 <text:s/>1.46989 <text:s/></text:p>
      <text:p text:style-name="P6">iteration is :800</text:p>
      <text:p text:style-name="P6">pso_woa_fitness is :579.34</text:p>
      <text:p text:style-name="P6">-2.64871 <text:s/>3.1394 <text:s/>5.25962 <text:s/>2.54653 <text:s/>1.61525 <text:s/>1.94762 <text:s/>1.00613 <text:s/></text:p>
      <text:p text:style-name="P6">iteration is :900</text:p>
      <text:p text:style-name="P6">pso_woa_fitness is :308.653</text:p>
      <text:p text:style-name="P6">-2.52915 <text:s/>3.13879 <text:s/>5.26549 <text:s/>2.50746 <text:s/>1.58682 <text:s/>1.96847 <text:s/>0.898716 <text:s/></text:p>
      <text:p text:style-name="P6">iteration is :1000</text:p>
      <text:p text:style-name="P6">pso_woa_fitness is :268.09</text:p>
      <text:p text:style-name="P6">-2.53025 <text:s/>3.13972 <text:s/>5.31816 <text:s/>2.50501 <text:s/>1.55429 <text:s/>1.94138 <text:s/>0.89875 <text:s/></text:p>
      <text:p text:style-name="P6">iteration is :1100</text:p>
      <text:p text:style-name="P6">pso_woa_fitness is :261.972</text:p>
      <text:p text:style-name="P6">-2.57249 <text:s/>3.14001 <text:s/>5.30598 <text:s/>2.43913 <text:s/>1.57068 <text:s/>1.93766 <text:s/>0.868286 <text:s/></text:p>
      <text:p text:style-name="P6">iteration is :1200</text:p>
      <text:p text:style-name="P6">pso_woa_fitness is :249.603</text:p>
      <text:p text:style-name="P6">-2.59688 <text:s/>3.14004 <text:s/>5.34645 <text:s/>2.4444 <text:s/>1.56136 <text:s/>1.90643 <text:s/>0.896453 <text:s/></text:p>
      <text:p text:style-name="P6">iteration is :1300</text:p>
      <text:p text:style-name="P6">pso_woa_fitness is :245.51</text:p>
      <text:p text:style-name="P6">-2.61265 <text:s/>3.14019 <text:s/>5.36754 <text:s/>2.41101 <text:s/>1.5474 <text:s/>1.88897 <text:s/>0.876806 <text:s/></text:p>
      <text:p text:style-name="P6">best fitness found is: <text:s text:c="2"/>241.215</text:p>
      <text:p text:style-name="P6"><text:soft-page-break/>-2.56029 <text:s/>3.14002 <text:s/>5.40591 <text:s/>2.4785 <text:s/>1.50222 <text:s/>1.88171 <text:s/>0.903206 <text:s/></text:p>
      <text:p text:style-name="P6">time = 456.422s</text:p>
      <text:p text:style-name="P6">第9次搜索......</text:p>
      <text:p text:style-name="P6">WOA PSO 初始化完成......</text:p>
      <text:p text:style-name="P6">iteration is :0</text:p>
      <text:p text:style-name="P6">pso_woa_fitness is :3059.72</text:p>
      <text:p text:style-name="P6">-1.97672 <text:s/>2.2524 <text:s/>-1.65137 <text:s/>-2.20348 <text:s/>4.26613 <text:s/>-0.239316 <text:s/>-1.06076 <text:s/></text:p>
      <text:p text:style-name="P6">iteration is :100</text:p>
      <text:p text:style-name="P6">pso_woa_fitness is :2673.65</text:p>
      <text:p text:style-name="P6">-0.154286 <text:s/>2.40739 <text:s/>3.03161 <text:s/>-2.9701 <text:s/>-0.904978 <text:s/>1.2166 <text:s/>-1.6078 <text:s/></text:p>
      <text:p text:style-name="P6">iteration is :200</text:p>
      <text:p text:style-name="P6">pso_woa_fitness is :2111.76</text:p>
      <text:p text:style-name="P6">-2.3176 <text:s/>2.6775 <text:s/>0.625697 <text:s/>-2.89711 <text:s/>-2.58149 <text:s/>-1.85936 <text:s/>-2.07983 <text:s/></text:p>
      <text:p text:style-name="P6">iteration is :300</text:p>
      <text:p text:style-name="P6">pso_woa_fitness is :2909.23</text:p>
      <text:p text:style-name="P6">4.88809 <text:s/>2.17563 <text:s/>-0.943559 <text:s/>2.65663 <text:s/>0.449032 <text:s/>1.54231 <text:s/>0.0615919 <text:s/></text:p>
      <text:p text:style-name="P6">iteration is :400</text:p>
      <text:p text:style-name="P6">pso_woa_fitness is :2233.06</text:p>
      <text:p text:style-name="P6">-3.7642 <text:s/>0.42195 <text:s/>0.632528 <text:s/>-2.0978 <text:s/>-6.28319 <text:s/>-1.21877 <text:s/>-3.16894 <text:s/></text:p>
      <text:p text:style-name="P6">iteration is :500</text:p>
      <text:p text:style-name="P6">pso_woa_fitness is :2390.01</text:p>
      <text:p text:style-name="P6">-4.74562 <text:s/>0.82557 <text:s/>-0.369749 <text:s/>-3.98744 <text:s/>-6.1445 <text:s/>-2.0944 <text:s/>-2.63717 <text:s/></text:p>
      <text:p text:style-name="P6">iteration is :600</text:p>
      <text:p text:style-name="P6">pso_woa_fitness is :656.571</text:p>
      <text:p text:style-name="P6">-4.66027 <text:s/>0.0225684 <text:s/>-0.236039 <text:s/>-2.68273 <text:s/>-6.04204 <text:s/>-2.0944 <text:s/>-2.75541 <text:s/></text:p>
      <text:p text:style-name="P6">iteration is :700</text:p>
      <text:p text:style-name="P6">pso_woa_fitness is :735.515</text:p>
      <text:p text:style-name="P6">-5.29972 <text:s/>0.109396 <text:s/>0.0392432 <text:s/>-3.10419 <text:s/>-5.95226 <text:s/>-2.0944 <text:s/>-2.19569 <text:s/></text:p>
      <text:p text:style-name="P6">iteration is :800</text:p>
      <text:p text:style-name="P6">pso_woa_fitness is :379.977</text:p>
      <text:p text:style-name="P6">-5.14411 <text:s/>0 <text:s/>0.347048 <text:s/>-3.06244 <text:s/>-6.26288 <text:s/>-2.0944 <text:s/>-2.13888 <text:s/></text:p>
      <text:p text:style-name="P6">iteration is :900</text:p>
      <text:p text:style-name="P6">pso_woa_fitness is :379.944</text:p>
      <text:p text:style-name="P6">-5.14439 <text:s/>0 <text:s/>0.347288 <text:s/>-3.06239 <text:s/>-6.26282 <text:s/>-2.0944 <text:s/>-2.13781 <text:s/></text:p>
      <text:p text:style-name="P6">iteration is :1000</text:p>
      <text:p text:style-name="P6">pso_woa_fitness is :346.028</text:p>
      <text:p text:style-name="P6">-5.1468 <text:s/>0.000709495 <text:s/>0.374823 <text:s/>-3.06192 <text:s/>-6.26925 <text:s/>-2.0944 <text:s/>-2.12558 <text:s/></text:p>
      <text:p text:style-name="P6">iteration is :1100</text:p>
      <text:p text:style-name="P6">pso_woa_fitness is :342.606</text:p>
      <text:p text:style-name="P6">-5.14127 <text:s/>5.04026e-05 <text:s/>0.371565 <text:s/>-3.06074 <text:s/>-6.26927 <text:s/>-2.09439 <text:s/>-2.13147 <text:s/></text:p>
      <text:p text:style-name="P6">iteration is :1200</text:p>
      <text:p text:style-name="P6">pso_woa_fitness is :341.995</text:p>
      <text:p text:style-name="P6">-5.13885 <text:s/>0.00546139 <text:s/>0.36672 <text:s/>-3.06516 <text:s/>-6.26718 <text:s/>-2.09439 <text:s/>-2.13656 <text:s/></text:p>
      <text:p text:style-name="P6">iteration is :1300</text:p>
      <text:p text:style-name="P6">pso_woa_fitness is :340.747</text:p>
      <text:p text:style-name="P6">-5.13774 <text:s/>0.0097417 <text:s/>0.363495 <text:s/>-3.06875 <text:s/>-6.26611 <text:s/>-2.0944 <text:s/>-2.14022 <text:s/></text:p>
      <text:p text:style-name="P6">best fitness found is: <text:s text:c="2"/>340.693</text:p>
      <text:p text:style-name="P6">-5.13705 <text:s/>0.0111767 <text:s/>0.362063 <text:s/>-3.06989 <text:s/>-6.26553 <text:s/>-2.0944 <text:s/>-2.14168 <text:s/></text:p>
      <text:p text:style-name="P6">time = 456.698s</text:p>
      <text:p text:style-name="P6">第10次搜索......</text:p>
      <text:p text:style-name="P6">WOA PSO 初始化完成......</text:p>
      <text:p text:style-name="P6">iteration is :0</text:p>
      <text:p text:style-name="P6"><text:soft-page-break/>pso_woa_fitness is :3922.07</text:p>
      <text:p text:style-name="P6">4.57934 <text:s/>1.87748 <text:s/>4.31945 <text:s/>2.30423 <text:s/>-1.60566 <text:s/>-1.27505 <text:s/>-3.44982 <text:s/></text:p>
      <text:p text:style-name="P6">iteration is :100</text:p>
      <text:p text:style-name="P6">pso_woa_fitness is :2474.35</text:p>
      <text:p text:style-name="P6">2.91867 <text:s/>0.850585 <text:s/>3.58317 <text:s/>2.35767 <text:s/>2.04218 <text:s/>-0.905473 <text:s/>-1.43923 <text:s/></text:p>
      <text:p text:style-name="P6">iteration is :200</text:p>
      <text:p text:style-name="P6">pso_woa_fitness is :2955.88</text:p>
      <text:p text:style-name="P6">2.06027 <text:s/>0.409569 <text:s/>4.78319 <text:s/>-0.0508962 <text:s/>-0.0358904 <text:s/>-1.2944 <text:s/>-2.81975 <text:s/></text:p>
      <text:p text:style-name="P6">iteration is :300</text:p>
      <text:p text:style-name="P6">pso_woa_fitness is :873.627</text:p>
      <text:p text:style-name="P6">2.49296 <text:s/>1.07733 <text:s/>4.78319 <text:s/>1.46544 <text:s/>1.54803 <text:s/>-2.0944 <text:s/>-1.18407 <text:s/></text:p>
      <text:p text:style-name="P6">iteration is :400</text:p>
      <text:p text:style-name="P6">pso_woa_fitness is :1587.28</text:p>
      <text:p text:style-name="P6">2.6468 <text:s/>1.28598 <text:s/>4.23726 <text:s/>1.2286 <text:s/>1.80349 <text:s/>-1.97497 <text:s/>-0.181848 <text:s/></text:p>
      <text:p text:style-name="P6">iteration is :500</text:p>
      <text:p text:style-name="P6">pso_woa_fitness is :902.947</text:p>
      <text:p text:style-name="P6">0.730232 <text:s/>0.144036 <text:s/>6.00331 <text:s/>3.28882 <text:s/>0.985527 <text:s/>-2.0944 <text:s/>-2.44436 <text:s/></text:p>
      <text:p text:style-name="P6">iteration is :600</text:p>
      <text:p text:style-name="P6">pso_woa_fitness is :838.285</text:p>
      <text:p text:style-name="P6">0.936843 <text:s/>0 <text:s/>4.69711 <text:s/>2.44208 <text:s/>2.62936 <text:s/>-2.0944 <text:s/>-1.56871 <text:s/></text:p>
      <text:p text:style-name="P6">iteration is :700</text:p>
      <text:p text:style-name="P6">pso_woa_fitness is :92.0811</text:p>
      <text:p text:style-name="P6">0.986976 <text:s/>0.277653 <text:s/>4.79935 <text:s/>3.26058 <text:s/>2.22288 <text:s/>-2.0944 <text:s/>-2.00738 <text:s/></text:p>
      <text:p text:style-name="P6">iteration is :800</text:p>
      <text:p text:style-name="P6">pso_woa_fitness is :76.5498</text:p>
      <text:p text:style-name="P6">0.993551 <text:s/>0.278629 <text:s/>4.78702 <text:s/>3.25121 <text:s/>2.22925 <text:s/>-2.0944 <text:s/>-2.0027 <text:s/></text:p>
      <text:p text:style-name="P6">iteration is :900</text:p>
      <text:p text:style-name="P6">pso_woa_fitness is :69.2818</text:p>
      <text:p text:style-name="P6">0.987418 <text:s/>0.267112 <text:s/>4.83304 <text:s/>3.26434 <text:s/>2.18211 <text:s/>-2.0944 <text:s/>-2.00501 <text:s/></text:p>
      <text:p text:style-name="P6">iteration is :1000</text:p>
      <text:p text:style-name="P6">pso_woa_fitness is :118.025</text:p>
      <text:p text:style-name="P6">0.947882 <text:s/>0.26783 <text:s/>4.81201 <text:s/>3.31625 <text:s/>2.16731 <text:s/>-2.0944 <text:s/>-1.9789 <text:s/></text:p>
      <text:p text:style-name="P6">iteration is :1100</text:p>
      <text:p text:style-name="P6">pso_woa_fitness is :46.7915</text:p>
      <text:p text:style-name="P6">0.998962 <text:s/>0.261172 <text:s/>4.8331 <text:s/>3.23991 <text:s/>2.18944 <text:s/>-2.0944 <text:s/>-1.97943 <text:s/></text:p>
      <text:p text:style-name="P6">iteration is :1200</text:p>
      <text:p text:style-name="P6">pso_woa_fitness is :41.9163</text:p>
      <text:p text:style-name="P6">1.00374 <text:s/>0.260246 <text:s/>4.74107 <text:s/>3.22861 <text:s/>2.28394 <text:s/>-2.0944 <text:s/>-1.97211 <text:s/></text:p>
      <text:p text:style-name="P6">iteration is :1300</text:p>
      <text:p text:style-name="P6">pso_woa_fitness is :41.8089</text:p>
      <text:p text:style-name="P6">1.00448 <text:s/>0.259429 <text:s/>4.73289 <text:s/>3.22668 <text:s/>2.29265 <text:s/>-2.0944 <text:s/>-1.97048 <text:s/></text:p>
      <text:p text:style-name="P6">best fitness found is: <text:s text:c="2"/>41.8071</text:p>
      <text:p text:style-name="P6">1.00479 <text:s/>0.259347 <text:s/>4.73207 <text:s/>3.22631 <text:s/>2.29342 <text:s/>-2.0944 <text:s/>-1.97038 <text:s/></text:p>
      <text:p text:style-name="P6">time = 457.243s</text:p>
      <text:p text:style-name="P6">第11次搜索......</text:p>
      <text:p text:style-name="P6">WOA PSO 初始化完成......</text:p>
      <text:p text:style-name="P6">iteration is :0</text:p>
      <text:p text:style-name="P6">pso_woa_fitness is :3582.38</text:p>
      <text:p text:style-name="P6">2.94714 <text:s/>3.11536 <text:s/>-0.144722 <text:s/>3.42544 <text:s/>5.44223 <text:s/>-1.08756 <text:s/>5.30158 <text:s/></text:p>
      <text:p text:style-name="P6">iteration is :100</text:p>
      <text:p text:style-name="P6">pso_woa_fitness is :1408.19</text:p>
      <text:p text:style-name="P6">1.03263 <text:s/>2.1105 <text:s/>1.73419 <text:s/>3.54678 <text:s/>4.33757 <text:s/>-2.0944 <text:s/>3.81431 <text:s/></text:p>
      <text:p text:style-name="P6"><text:soft-page-break/>iteration is :200</text:p>
      <text:p text:style-name="P6">pso_woa_fitness is :2143.78</text:p>
      <text:p text:style-name="P6">2.92242 <text:s/>2.43345 <text:s/>1.92858 <text:s/>3.96335 <text:s/>2.43403 <text:s/>-1.9753 <text:s/>3.70263 <text:s/></text:p>
      <text:p text:style-name="P6">iteration is :300</text:p>
      <text:p text:style-name="P6">pso_woa_fitness is :1481.8</text:p>
      <text:p text:style-name="P6">4.41105 <text:s/>3.01219 <text:s/>2.16045 <text:s/>3.22266 <text:s/>2.52752 <text:s/>-2.0944 <text:s/>5.66676 <text:s/></text:p>
      <text:p text:style-name="P6">iteration is :400</text:p>
      <text:p text:style-name="P6">pso_woa_fitness is :1504.47</text:p>
      <text:p text:style-name="P6">3.92727 <text:s/>2.54956 <text:s/>0.603511 <text:s/>2.98185 <text:s/>2.31106 <text:s/>-1.96391 <text:s/>4.66188 <text:s/></text:p>
      <text:p text:style-name="P6">iteration is :500</text:p>
      <text:p text:style-name="P6">pso_woa_fitness is :1194.84</text:p>
      <text:p text:style-name="P6">4.21778 <text:s/>2.7514 <text:s/>0.152414 <text:s/>3.22047 <text:s/>2.03432 <text:s/>-1.79255 <text:s/>3.9224 <text:s/></text:p>
      <text:p text:style-name="P6">iteration is :600</text:p>
      <text:p text:style-name="P6">pso_woa_fitness is :860.627</text:p>
      <text:p text:style-name="P6">2.73876 <text:s/>2.34414 <text:s/>1.91889 <text:s/>3.79055 <text:s/>2.68521 <text:s/>-1.97707 <text:s/>4.47976 <text:s/></text:p>
      <text:p text:style-name="P6">iteration is :700</text:p>
      <text:p text:style-name="P6">pso_woa_fitness is :1092.44</text:p>
      <text:p text:style-name="P6">4.15999 <text:s/>3.02848 <text:s/>1.05139 <text:s/>3.20441 <text:s/>2.0997 <text:s/>-1.95865 <text:s/>4.37869 <text:s/></text:p>
      <text:p text:style-name="P6">iteration is :800</text:p>
      <text:p text:style-name="P6">pso_woa_fitness is :332.657</text:p>
      <text:p text:style-name="P6">3.65734 <text:s/>2.60446 <text:s/>1.03439 <text:s/>3.6063 <text:s/>3.11352 <text:s/>-1.98475 <text:s/>4.46185 <text:s/></text:p>
      <text:p text:style-name="P6">iteration is :900</text:p>
      <text:p text:style-name="P6">pso_woa_fitness is :254.511</text:p>
      <text:p text:style-name="P6">3.68561 <text:s/>2.63425 <text:s/>1.05171 <text:s/>3.56312 <text:s/>3.09846 <text:s/>-1.94439 <text:s/>4.49275 <text:s/></text:p>
      <text:p text:style-name="P6">iteration is :1000</text:p>
      <text:p text:style-name="P6">pso_woa_fitness is :248.889</text:p>
      <text:p text:style-name="P6">3.69789 <text:s/>2.63334 <text:s/>1.03801 <text:s/>3.5608 <text:s/>3.10259 <text:s/>-1.94779 <text:s/>4.48838 <text:s/></text:p>
      <text:p text:style-name="P6">iteration is :1100</text:p>
      <text:p text:style-name="P6">pso_woa_fitness is :160.486</text:p>
      <text:p text:style-name="P6">3.74851 <text:s/>2.70181 <text:s/>0.993958 <text:s/>3.59829 <text:s/>3.11829 <text:s/>-2.05371 <text:s/>4.52263 <text:s/></text:p>
      <text:p text:style-name="P6">^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08:37:41.993131453</meta:creation-date>
    <dc:date>2022-09-20T12:48:52.599606013</dc:date>
    <meta:editing-duration>PT50M2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89" meta:paragraph-count="9466" meta:word-count="38417" meta:character-count="279564" meta:non-whitespace-character-count="239915"/>
  </office:meta>
</office:document-meta>
</file>